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export-BlockDifficulty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 table:style-name="Default" office:value-type="string" calcext:value-type="string">
            <text:p>Date(UTC)</text:p>
          </table:table-cell>
          <table:table-cell office:value-type="string" calcext:value-type="string">
            <text:p>UnixTimeStamp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change in 2 weeks</text:p>
          </table:table-cell>
          <table:table-cell table:number-columns-repeated="2"/>
          <table:table-cell office:value-type="string" calcext:value-type="string">
            <text:p>98 Percentile for all 2 week difficultity changes</text:p>
          </table:table-cell>
          <table:table-cell table:number-columns-repeated="4"/>
          <table:table-cell office:value-type="string" calcext:value-type="string">
            <text:p>90 Percentile for all 2 week difficultity changes</text:p>
          </table:table-cell>
        </table:table-row>
        <table:table-row table:style-name="ro1">
          <table:table-cell office:value-type="string" calcext:value-type="string">
            <text:p>7/30/2015</text:p>
          </table:table-cell>
          <table:table-cell office:value-type="float" office:value="1438214400" calcext:value-type="float">
            <text:p>1438214400</text:p>
          </table:table-cell>
          <table:table-cell office:value-type="float" office:value="0.121" calcext:value-type="float">
            <text:p>0.121</text:p>
          </table:table-cell>
          <table:table-cell/>
          <table:table-cell table:formula="of:=([.C15]-[.C2])/[.C2]" office:value-type="float" office:value="17.2396694214876" calcext:value-type="float">
            <text:p>17.2396694215</text:p>
          </table:table-cell>
          <table:table-cell table:number-columns-repeated="2"/>
          <table:table-cell table:formula="of:=PERCENTILE([.E44:.E785];0.98)" office:value-type="float" office:value="0.337904343246014" calcext:value-type="float">
            <text:p>0.3379043432</text:p>
          </table:table-cell>
          <table:table-cell table:number-columns-repeated="4"/>
          <table:table-cell table:formula="of:=PERCENTILE([.E44:.E785];0.9)" office:value-type="float" office:value="0.265539534293585" calcext:value-type="float">
            <text:p>0.2655395343</text:p>
          </table:table-cell>
        </table:table-row>
        <table:table-row table:style-name="ro1">
          <table:table-cell office:value-type="string" calcext:value-type="string">
            <text:p>7/31/2015</text:p>
          </table:table-cell>
          <table:table-cell office:value-type="float" office:value="1438300800" calcext:value-type="float">
            <text:p>1438300800</text:p>
          </table:table-cell>
          <table:table-cell office:value-type="float" office:value="0.603" calcext:value-type="float">
            <text:p>0.603</text:p>
          </table:table-cell>
          <table:table-cell/>
          <table:table-cell table:formula="of:=([.C16]-[.C3])/[.C3]" office:value-type="float" office:value="2.87562189054726" calcext:value-type="float">
            <text:p>2.87562189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1/2015</text:p>
          </table:table-cell>
          <table:table-cell office:value-type="float" office:value="1438387200" calcext:value-type="float">
            <text:p>1438387200</text:p>
          </table:table-cell>
          <table:table-cell office:value-type="float" office:value="0.887" calcext:value-type="float">
            <text:p>0.887</text:p>
          </table:table-cell>
          <table:table-cell/>
          <table:table-cell table:formula="of:=([.C17]-[.C4])/[.C4]" office:value-type="float" office:value="2.01127395715896" calcext:value-type="float">
            <text:p>2.0112739572</text:p>
          </table:table-cell>
          <table:table-cell table:number-columns-repeated="2"/>
          <table:table-cell office:value-type="string" calcext:value-type="string">
            <text:p>02 Percentile for all 2week difficlity chang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/2/2015</text:p>
          </table:table-cell>
          <table:table-cell office:value-type="float" office:value="1438473600" calcext:value-type="float">
            <text:p>1438473600</text:p>
          </table:table-cell>
          <table:table-cell office:value-type="float" office:value="1.02" calcext:value-type="float">
            <text:p>1.02</text:p>
          </table:table-cell>
          <table:table-cell/>
          <table:table-cell table:formula="of:=([.C18]-[.C5])/[.C5]" office:value-type="float" office:value="2.31176470588235" calcext:value-type="float">
            <text:p>2.3117647059</text:p>
          </table:table-cell>
          <table:table-cell table:number-columns-repeated="2"/>
          <table:table-cell table:formula="of:=PERCENTILE([.E9:.E785];0.02)" office:value-type="float" office:value="-0.178471957319294" calcext:value-type="float">
            <text:p>-0.1784719573</text:p>
          </table:table-cell>
          <table:table-cell table:number-columns-repeated="4"/>
          <table:table-cell table:formula="of:=PERCENTILE([.E9:.E785];0.1)" office:value-type="float" office:value="-0.029411902083976" calcext:value-type="float">
            <text:p>-0.0294119021</text:p>
          </table:table-cell>
        </table:table-row>
        <table:table-row table:style-name="ro1">
          <table:table-cell office:value-type="string" calcext:value-type="string">
            <text:p>8/3/2015</text:p>
          </table:table-cell>
          <table:table-cell office:value-type="float" office:value="1438560000" calcext:value-type="float">
            <text:p>1438560000</text:p>
          </table:table-cell>
          <table:table-cell office:value-type="float" office:value="1.126" calcext:value-type="float">
            <text:p>1.126</text:p>
          </table:table-cell>
          <table:table-cell/>
          <table:table-cell table:formula="of:=([.C19]-[.C6])/[.C6]" office:value-type="float" office:value="2.22557726465364" calcext:value-type="float">
            <text:p>2.22557726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4/2015</text:p>
          </table:table-cell>
          <table:table-cell office:value-type="float" office:value="1438646400" calcext:value-type="float">
            <text:p>1438646400</text:p>
          </table:table-cell>
          <table:table-cell office:value-type="float" office:value="1.217" calcext:value-type="float">
            <text:p>1.217</text:p>
          </table:table-cell>
          <table:table-cell/>
          <table:table-cell table:formula="of:=([.C20]-[.C7])/[.C7]" office:value-type="float" office:value="2.21117502054232" calcext:value-type="float">
            <text:p>2.2111750205</text:p>
          </table:table-cell>
          <table:table-cell table:number-columns-repeated="2"/>
          <table:table-cell office:value-type="string" calcext:value-type="string">
            <text:p>We should not start these experiments during the hardfork metropol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/5/2015</text:p>
          </table:table-cell>
          <table:table-cell office:value-type="float" office:value="1438732800" calcext:value-type="float">
            <text:p>1438732800</text:p>
          </table:table-cell>
          <table:table-cell office:value-type="float" office:value="1.328" calcext:value-type="float">
            <text:p>1.328</text:p>
          </table:table-cell>
          <table:table-cell/>
          <table:table-cell table:formula="of:=([.C21]-[.C8])/[.C8]" office:value-type="float" office:value="2.29668674698795" calcext:value-type="float">
            <text:p>2.2966867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6/2015</text:p>
          </table:table-cell>
          <table:table-cell office:value-type="float" office:value="1438819200" calcext:value-type="float">
            <text:p>1438819200</text:p>
          </table:table-cell>
          <table:table-cell office:value-type="float" office:value="1.381" calcext:value-type="float">
            <text:p>1.381</text:p>
          </table:table-cell>
          <table:table-cell/>
          <table:table-cell table:formula="of:=([.C22]-[.C9])/[.C9]" office:value-type="float" office:value="2.2005792903693" calcext:value-type="float">
            <text:p>2.20057929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7/2015</text:p>
          </table:table-cell>
          <table:table-cell office:value-type="float" office:value="1438905600" calcext:value-type="float">
            <text:p>1438905600</text:p>
          </table:table-cell>
          <table:table-cell office:value-type="float" office:value="1.471" calcext:value-type="float">
            <text:p>1.471</text:p>
          </table:table-cell>
          <table:table-cell/>
          <table:table-cell table:formula="of:=([.C23]-[.C10])/[.C10]" office:value-type="float" office:value="2.03806934058464" calcext:value-type="float">
            <text:p>2.03806934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8/2015</text:p>
          </table:table-cell>
          <table:table-cell office:value-type="float" office:value="1438992000" calcext:value-type="float">
            <text:p>1438992000</text:p>
          </table:table-cell>
          <table:table-cell office:value-type="float" office:value="1.586" calcext:value-type="float">
            <text:p>1.586</text:p>
          </table:table-cell>
          <table:table-cell/>
          <table:table-cell table:formula="of:=([.C24]-[.C11])/[.C11]" office:value-type="float" office:value="1.78373266078184" calcext:value-type="float">
            <text:p>1.78373266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9/2015</text:p>
          </table:table-cell>
          <table:table-cell office:value-type="float" office:value="1439078400" calcext:value-type="float">
            <text:p>1439078400</text:p>
          </table:table-cell>
          <table:table-cell office:value-type="float" office:value="1.709" calcext:value-type="float">
            <text:p>1.709</text:p>
          </table:table-cell>
          <table:table-cell/>
          <table:table-cell table:formula="of:=([.C25]-[.C12])/[.C12]" office:value-type="float" office:value="1.82504388531305" calcext:value-type="float">
            <text:p>1.82504388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10/2015</text:p>
          </table:table-cell>
          <table:table-cell office:value-type="float" office:value="1439164800" calcext:value-type="float">
            <text:p>1439164800</text:p>
          </table:table-cell>
          <table:table-cell office:value-type="float" office:value="1.838" calcext:value-type="float">
            <text:p>1.838</text:p>
          </table:table-cell>
          <table:table-cell/>
          <table:table-cell table:formula="of:=([.C26]-[.C13])/[.C13]" office:value-type="float" office:value="1.79542981501632" calcext:value-type="float">
            <text:p>1.795429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11/2015</text:p>
          </table:table-cell>
          <table:table-cell office:value-type="float" office:value="1439251200" calcext:value-type="float">
            <text:p>1439251200</text:p>
          </table:table-cell>
          <table:table-cell office:value-type="float" office:value="2.036" calcext:value-type="float">
            <text:p>2.036</text:p>
          </table:table-cell>
          <table:table-cell/>
          <table:table-cell table:formula="of:=([.C27]-[.C14])/[.C14]" office:value-type="float" office:value="1.54371316306483" calcext:value-type="float">
            <text:p>1.54371316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12/2015</text:p>
          </table:table-cell>
          <table:table-cell office:value-type="float" office:value="1439337600" calcext:value-type="float">
            <text:p>1439337600</text:p>
          </table:table-cell>
          <table:table-cell office:value-type="float" office:value="2.207" calcext:value-type="float">
            <text:p>2.207</text:p>
          </table:table-cell>
          <table:table-cell/>
          <table:table-cell table:formula="of:=([.C28]-[.C15])/[.C15]" office:value-type="float" office:value="1.34390575441776" calcext:value-type="float">
            <text:p>1.34390575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13/2015</text:p>
          </table:table-cell>
          <table:table-cell office:value-type="float" office:value="1439424000" calcext:value-type="float">
            <text:p>1439424000</text:p>
          </table:table-cell>
          <table:table-cell office:value-type="float" office:value="2.337" calcext:value-type="float">
            <text:p>2.337</text:p>
          </table:table-cell>
          <table:table-cell/>
          <table:table-cell table:formula="of:=([.C29]-[.C16])/[.C16]" office:value-type="float" office:value="1.39067180145486" calcext:value-type="float">
            <text:p>1.3906718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14/2015</text:p>
          </table:table-cell>
          <table:table-cell office:value-type="float" office:value="1439510400" calcext:value-type="float">
            <text:p>1439510400</text:p>
          </table:table-cell>
          <table:table-cell office:value-type="float" office:value="2.671" calcext:value-type="float">
            <text:p>2.671</text:p>
          </table:table-cell>
          <table:table-cell/>
          <table:table-cell table:formula="of:=([.C30]-[.C17])/[.C17]" office:value-type="float" office:value="1.21827031074504" calcext:value-type="float">
            <text:p>1.21827031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15/2015</text:p>
          </table:table-cell>
          <table:table-cell office:value-type="float" office:value="1439596800" calcext:value-type="float">
            <text:p>1439596800</text:p>
          </table:table-cell>
          <table:table-cell office:value-type="float" office:value="3.378" calcext:value-type="float">
            <text:p>3.378</text:p>
          </table:table-cell>
          <table:table-cell/>
          <table:table-cell table:formula="of:=([.C31]-[.C18])/[.C18]" office:value-type="float" office:value="0.850503256364713" calcext:value-type="float">
            <text:p>0.85050325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16/2015</text:p>
          </table:table-cell>
          <table:table-cell office:value-type="float" office:value="1439683200" calcext:value-type="float">
            <text:p>1439683200</text:p>
          </table:table-cell>
          <table:table-cell office:value-type="float" office:value="3.632" calcext:value-type="float">
            <text:p>3.632</text:p>
          </table:table-cell>
          <table:table-cell/>
          <table:table-cell table:formula="of:=([.C32]-[.C19])/[.C19]" office:value-type="float" office:value="0.833149779735683" calcext:value-type="float">
            <text:p>0.83314977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17/2015</text:p>
          </table:table-cell>
          <table:table-cell office:value-type="float" office:value="1439769600" calcext:value-type="float">
            <text:p>1439769600</text:p>
          </table:table-cell>
          <table:table-cell office:value-type="float" office:value="3.908" calcext:value-type="float">
            <text:p>3.908</text:p>
          </table:table-cell>
          <table:table-cell/>
          <table:table-cell table:formula="of:=([.C33]-[.C20])/[.C20]" office:value-type="float" office:value="0.735158648925281" calcext:value-type="float">
            <text:p>0.73515864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18/2015</text:p>
          </table:table-cell>
          <table:table-cell office:value-type="float" office:value="1439856000" calcext:value-type="float">
            <text:p>1439856000</text:p>
          </table:table-cell>
          <table:table-cell office:value-type="float" office:value="4.378" calcext:value-type="float">
            <text:p>4.378</text:p>
          </table:table-cell>
          <table:table-cell/>
          <table:table-cell table:formula="of:=([.C34]-[.C21])/[.C21]" office:value-type="float" office:value="0.647784376427593" calcext:value-type="float">
            <text:p>0.64778437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19/2015</text:p>
          </table:table-cell>
          <table:table-cell office:value-type="float" office:value="1439942400" calcext:value-type="float">
            <text:p>1439942400</text:p>
          </table:table-cell>
          <table:table-cell office:value-type="float" office:value="4.42" calcext:value-type="float">
            <text:p>4.42</text:p>
          </table:table-cell>
          <table:table-cell/>
          <table:table-cell table:formula="of:=([.C35]-[.C22])/[.C22]" office:value-type="float" office:value="0.728733031674208" calcext:value-type="float">
            <text:p>0.72873303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20/2015</text:p>
          </table:table-cell>
          <table:table-cell office:value-type="float" office:value="1440028800" calcext:value-type="float">
            <text:p>1440028800</text:p>
          </table:table-cell>
          <table:table-cell office:value-type="float" office:value="4.469" calcext:value-type="float">
            <text:p>4.469</text:p>
          </table:table-cell>
          <table:table-cell/>
          <table:table-cell table:formula="of:=([.C36]-[.C23])/[.C23]" office:value-type="float" office:value="0.853658536585366" calcext:value-type="float">
            <text:p>0.85365853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21/2015</text:p>
          </table:table-cell>
          <table:table-cell office:value-type="float" office:value="1440115200" calcext:value-type="float">
            <text:p>1440115200</text:p>
          </table:table-cell>
          <table:table-cell office:value-type="float" office:value="4.415" calcext:value-type="float">
            <text:p>4.415</text:p>
          </table:table-cell>
          <table:table-cell/>
          <table:table-cell table:formula="of:=([.C37]-[.C24])/[.C24]" office:value-type="float" office:value="0.892412231030578" calcext:value-type="float">
            <text:p>0.892412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22/2015</text:p>
          </table:table-cell>
          <table:table-cell office:value-type="float" office:value="1440201600" calcext:value-type="float">
            <text:p>1440201600</text:p>
          </table:table-cell>
          <table:table-cell office:value-type="float" office:value="4.828" calcext:value-type="float">
            <text:p>4.828</text:p>
          </table:table-cell>
          <table:table-cell/>
          <table:table-cell table:formula="of:=([.C38]-[.C25])/[.C25]" office:value-type="float" office:value="0.34009942004971" calcext:value-type="float">
            <text:p>0.340099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23/2015</text:p>
          </table:table-cell>
          <table:table-cell office:value-type="float" office:value="1440288000" calcext:value-type="float">
            <text:p>1440288000</text:p>
          </table:table-cell>
          <table:table-cell office:value-type="float" office:value="5.138" calcext:value-type="float">
            <text:p>5.138</text:p>
          </table:table-cell>
          <table:table-cell/>
          <table:table-cell table:formula="of:=([.C39]-[.C26])/[.C26]" office:value-type="float" office:value="0.213507201245621" calcext:value-type="float">
            <text:p>0.2135072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24/2015</text:p>
          </table:table-cell>
          <table:table-cell office:value-type="float" office:value="1440374400" calcext:value-type="float">
            <text:p>1440374400</text:p>
          </table:table-cell>
          <table:table-cell office:value-type="float" office:value="5.179" calcext:value-type="float">
            <text:p>5.179</text:p>
          </table:table-cell>
          <table:table-cell/>
          <table:table-cell table:formula="of:=([.C40]-[.C27])/[.C27]" office:value-type="float" office:value="0.21741648966982" calcext:value-type="float">
            <text:p>0.21741648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25/2015</text:p>
          </table:table-cell>
          <table:table-cell office:value-type="float" office:value="1440460800" calcext:value-type="float">
            <text:p>1440460800</text:p>
          </table:table-cell>
          <table:table-cell office:value-type="float" office:value="5.173" calcext:value-type="float">
            <text:p>5.173</text:p>
          </table:table-cell>
          <table:table-cell/>
          <table:table-cell table:formula="of:=([.C41]-[.C28])/[.C28]" office:value-type="float" office:value="0.225401121206263" calcext:value-type="float">
            <text:p>0.22540112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26/2015</text:p>
          </table:table-cell>
          <table:table-cell office:value-type="float" office:value="1440547200" calcext:value-type="float">
            <text:p>1440547200</text:p>
          </table:table-cell>
          <table:table-cell office:value-type="float" office:value="5.587" calcext:value-type="float">
            <text:p>5.587</text:p>
          </table:table-cell>
          <table:table-cell/>
          <table:table-cell table:formula="of:=([.C42]-[.C29])/[.C29]" office:value-type="float" office:value="0.0877035976373725" calcext:value-type="float">
            <text:p>0.08770359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27/2015</text:p>
          </table:table-cell>
          <table:table-cell office:value-type="float" office:value="1440633600" calcext:value-type="float">
            <text:p>1440633600</text:p>
          </table:table-cell>
          <table:table-cell office:value-type="float" office:value="5.925" calcext:value-type="float">
            <text:p>5.925</text:p>
          </table:table-cell>
          <table:table-cell/>
          <table:table-cell table:formula="of:=([.C43]-[.C30])/[.C30]" office:value-type="float" office:value="0.0467510548523207" calcext:value-type="float">
            <text:p>0.04675105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28/2015</text:p>
          </table:table-cell>
          <table:table-cell office:value-type="float" office:value="1440720000" calcext:value-type="float">
            <text:p>1440720000</text:p>
          </table:table-cell>
          <table:table-cell office:value-type="float" office:value="6.251" calcext:value-type="float">
            <text:p>6.251</text:p>
          </table:table-cell>
          <table:table-cell/>
          <table:table-cell table:formula="of:=([.C44]-[.C31])/[.C31]" office:value-type="float" office:value="0.0062390017597184" calcext:value-type="float">
            <text:p>0.00623900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29/2015</text:p>
          </table:table-cell>
          <table:table-cell office:value-type="float" office:value="1440806400" calcext:value-type="float">
            <text:p>1440806400</text:p>
          </table:table-cell>
          <table:table-cell office:value-type="float" office:value="6.658" calcext:value-type="float">
            <text:p>6.658</text:p>
          </table:table-cell>
          <table:table-cell/>
          <table:table-cell table:formula="of:=([.C45]-[.C32])/[.C32]" office:value-type="float" office:value="-0.014418744367678" calcext:value-type="float">
            <text:p>-0.0144187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30/2015</text:p>
          </table:table-cell>
          <table:table-cell office:value-type="float" office:value="1440892800" calcext:value-type="float">
            <text:p>1440892800</text:p>
          </table:table-cell>
          <table:table-cell office:value-type="float" office:value="6.781" calcext:value-type="float">
            <text:p>6.781</text:p>
          </table:table-cell>
          <table:table-cell/>
          <table:table-cell table:formula="of:=([.C46]-[.C33])/[.C33]" office:value-type="float" office:value="0.00766848547411893" calcext:value-type="float">
            <text:p>0.00766848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31/2015</text:p>
          </table:table-cell>
          <table:table-cell office:value-type="float" office:value="1440979200" calcext:value-type="float">
            <text:p>1440979200</text:p>
          </table:table-cell>
          <table:table-cell office:value-type="float" office:value="7.214" calcext:value-type="float">
            <text:p>7.214</text:p>
          </table:table-cell>
          <table:table-cell/>
          <table:table-cell table:formula="of:=([.C47]-[.C34])/[.C34]" office:value-type="float" office:value="-0.0266149154421957" calcext:value-type="float">
            <text:p>-0.02661491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1/2015</text:p>
          </table:table-cell>
          <table:table-cell office:value-type="float" office:value="1441065600" calcext:value-type="float">
            <text:p>1441065600</text:p>
          </table:table-cell>
          <table:table-cell office:value-type="float" office:value="7.641" calcext:value-type="float">
            <text:p>7.641</text:p>
          </table:table-cell>
          <table:table-cell/>
          <table:table-cell table:formula="of:=([.C48]-[.C35])/[.C35]" office:value-type="float" office:value="-0.132836016228242" calcext:value-type="float">
            <text:p>-0.13283601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2/2015</text:p>
          </table:table-cell>
          <table:table-cell office:value-type="float" office:value="1441152000" calcext:value-type="float">
            <text:p>1441152000</text:p>
          </table:table-cell>
          <table:table-cell office:value-type="float" office:value="8.284" calcext:value-type="float">
            <text:p>8.284</text:p>
          </table:table-cell>
          <table:table-cell/>
          <table:table-cell table:formula="of:=([.C49]-[.C36])/[.C36]" office:value-type="float" office:value="-0.225132786093675" calcext:value-type="float">
            <text:p>-0.2251327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3/2015</text:p>
          </table:table-cell>
          <table:table-cell office:value-type="float" office:value="1441238400" calcext:value-type="float">
            <text:p>1441238400</text:p>
          </table:table-cell>
          <table:table-cell office:value-type="float" office:value="8.355" calcext:value-type="float">
            <text:p>8.355</text:p>
          </table:table-cell>
          <table:table-cell/>
          <table:table-cell table:formula="of:=([.C50]-[.C37])/[.C37]" office:value-type="float" office:value="-0.260442848593657" calcext:value-type="float">
            <text:p>-0.26044284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4/2015</text:p>
          </table:table-cell>
          <table:table-cell office:value-type="float" office:value="1441324800" calcext:value-type="float">
            <text:p>1441324800</text:p>
          </table:table-cell>
          <table:table-cell office:value-type="float" office:value="6.47" calcext:value-type="float">
            <text:p>6.47</text:p>
          </table:table-cell>
          <table:table-cell/>
          <table:table-cell table:formula="of:=([.C51]-[.C38])/[.C38]" office:value-type="float" office:value="-0.0664605873261205" calcext:value-type="float">
            <text:p>-0.06646058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5/2015</text:p>
          </table:table-cell>
          <table:table-cell office:value-type="float" office:value="1441411200" calcext:value-type="float">
            <text:p>1441411200</text:p>
          </table:table-cell>
          <table:table-cell office:value-type="float" office:value="6.235" calcext:value-type="float">
            <text:p>6.235</text:p>
          </table:table-cell>
          <table:table-cell/>
          <table:table-cell table:formula="of:=([.C52]-[.C39])/[.C39]" office:value-type="float" office:value="-0.0933440256615878" calcext:value-type="float">
            <text:p>-0.09334402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6/2015</text:p>
          </table:table-cell>
          <table:table-cell office:value-type="float" office:value="1441497600" calcext:value-type="float">
            <text:p>1441497600</text:p>
          </table:table-cell>
          <table:table-cell office:value-type="float" office:value="6.305" calcext:value-type="float">
            <text:p>6.305</text:p>
          </table:table-cell>
          <table:table-cell/>
          <table:table-cell table:formula="of:=([.C53]-[.C40])/[.C40]" office:value-type="float" office:value="-0.120063441712926" calcext:value-type="float">
            <text:p>-0.12006344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7/2015</text:p>
          </table:table-cell>
          <table:table-cell office:value-type="float" office:value="1441584000" calcext:value-type="float">
            <text:p>1441584000</text:p>
          </table:table-cell>
          <table:table-cell office:value-type="float" office:value="6.339" calcext:value-type="float">
            <text:p>6.339</text:p>
          </table:table-cell>
          <table:table-cell/>
          <table:table-cell table:formula="of:=([.C54]-[.C41])/[.C41]" office:value-type="float" office:value="-0.0216122416784983" calcext:value-type="float">
            <text:p>-0.02161224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8/2015</text:p>
          </table:table-cell>
          <table:table-cell office:value-type="float" office:value="1441670400" calcext:value-type="float">
            <text:p>1441670400</text:p>
          </table:table-cell>
          <table:table-cell office:value-type="float" office:value="6.077" calcext:value-type="float">
            <text:p>6.077</text:p>
          </table:table-cell>
          <table:table-cell/>
          <table:table-cell table:formula="of:=([.C55]-[.C42])/[.C42]" office:value-type="float" office:value="0.0763534638802041" calcext:value-type="float">
            <text:p>0.07635346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9/2015</text:p>
          </table:table-cell>
          <table:table-cell office:value-type="float" office:value="1441756800" calcext:value-type="float">
            <text:p>1441756800</text:p>
          </table:table-cell>
          <table:table-cell office:value-type="float" office:value="6.202" calcext:value-type="float">
            <text:p>6.202</text:p>
          </table:table-cell>
          <table:table-cell/>
          <table:table-cell table:formula="of:=([.C56]-[.C43])/[.C43]" office:value-type="float" office:value="0.0680425669138987" calcext:value-type="float">
            <text:p>0.06804256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10/2015</text:p>
          </table:table-cell>
          <table:table-cell office:value-type="float" office:value="1441843200" calcext:value-type="float">
            <text:p>1441843200</text:p>
          </table:table-cell>
          <table:table-cell office:value-type="float" office:value="6.29" calcext:value-type="float">
            <text:p>6.29</text:p>
          </table:table-cell>
          <table:table-cell/>
          <table:table-cell table:formula="of:=([.C57]-[.C44])/[.C44]" office:value-type="float" office:value="0.0961844197138314" calcext:value-type="float">
            <text:p>0.09618441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11/2015</text:p>
          </table:table-cell>
          <table:table-cell office:value-type="float" office:value="1441929600" calcext:value-type="float">
            <text:p>1441929600</text:p>
          </table:table-cell>
          <table:table-cell office:value-type="float" office:value="6.562" calcext:value-type="float">
            <text:p>6.562</text:p>
          </table:table-cell>
          <table:table-cell/>
          <table:table-cell table:formula="of:=([.C58]-[.C45])/[.C45]" office:value-type="float" office:value="0.0711673270344407" calcext:value-type="float">
            <text:p>0.0711673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12/2015</text:p>
          </table:table-cell>
          <table:table-cell office:value-type="float" office:value="1442016000" calcext:value-type="float">
            <text:p>1442016000</text:p>
          </table:table-cell>
          <table:table-cell office:value-type="float" office:value="6.833" calcext:value-type="float">
            <text:p>6.833</text:p>
          </table:table-cell>
          <table:table-cell/>
          <table:table-cell table:formula="of:=([.C59]-[.C46])/[.C46]" office:value-type="float" office:value="0.021074198741402" calcext:value-type="float">
            <text:p>0.02107419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13/2015</text:p>
          </table:table-cell>
          <table:table-cell office:value-type="float" office:value="1442102400" calcext:value-type="float">
            <text:p>1442102400</text:p>
          </table:table-cell>
          <table:table-cell office:value-type="float" office:value="7.022" calcext:value-type="float">
            <text:p>7.022</text:p>
          </table:table-cell>
          <table:table-cell/>
          <table:table-cell table:formula="of:=([.C60]-[.C47])/[.C47]" office:value-type="float" office:value="0.0291939618342353" calcext:value-type="float">
            <text:p>0.02919396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14/2015</text:p>
          </table:table-cell>
          <table:table-cell office:value-type="float" office:value="1442188800" calcext:value-type="float">
            <text:p>1442188800</text:p>
          </table:table-cell>
          <table:table-cell office:value-type="float" office:value="6.626" calcext:value-type="float">
            <text:p>6.626</text:p>
          </table:table-cell>
          <table:table-cell/>
          <table:table-cell table:formula="of:=([.C61]-[.C48])/[.C48]" office:value-type="float" office:value="0.0946272260790824" calcext:value-type="float">
            <text:p>0.09462722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15/2015</text:p>
          </table:table-cell>
          <table:table-cell office:value-type="float" office:value="1442275200" calcext:value-type="float">
            <text:p>1442275200</text:p>
          </table:table-cell>
          <table:table-cell office:value-type="float" office:value="6.419" calcext:value-type="float">
            <text:p>6.419</text:p>
          </table:table-cell>
          <table:table-cell/>
          <table:table-cell table:formula="of:=([.C62]-[.C49])/[.C49]" office:value-type="float" office:value="0.0510983019161864" calcext:value-type="float">
            <text:p>0.05109830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16/2015</text:p>
          </table:table-cell>
          <table:table-cell office:value-type="float" office:value="1442361600" calcext:value-type="float">
            <text:p>1442361600</text:p>
          </table:table-cell>
          <table:table-cell office:value-type="float" office:value="6.179" calcext:value-type="float">
            <text:p>6.179</text:p>
          </table:table-cell>
          <table:table-cell/>
          <table:table-cell table:formula="of:=([.C63]-[.C50])/[.C50]" office:value-type="float" office:value="-0.019744295193397" calcext:value-type="float">
            <text:p>-0.01974429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17/2015</text:p>
          </table:table-cell>
          <table:table-cell office:value-type="float" office:value="1442448000" calcext:value-type="float">
            <text:p>1442448000</text:p>
          </table:table-cell>
          <table:table-cell office:value-type="float" office:value="6.04" calcext:value-type="float">
            <text:p>6.04</text:p>
          </table:table-cell>
          <table:table-cell/>
          <table:table-cell table:formula="of:=([.C64]-[.C51])/[.C51]" office:value-type="float" office:value="-0.0687086092715232" calcext:value-type="float">
            <text:p>-0.06870860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18/2015</text:p>
          </table:table-cell>
          <table:table-cell office:value-type="float" office:value="1442534400" calcext:value-type="float">
            <text:p>1442534400</text:p>
          </table:table-cell>
          <table:table-cell office:value-type="float" office:value="5.653" calcext:value-type="float">
            <text:p>5.653</text:p>
          </table:table-cell>
          <table:table-cell/>
          <table:table-cell table:formula="of:=([.C65]-[.C52])/[.C5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19/2015</text:p>
          </table:table-cell>
          <table:table-cell office:value-type="float" office:value="1442620800" calcext:value-type="float">
            <text:p>1442620800</text:p>
          </table:table-cell>
          <table:table-cell office:value-type="float" office:value="5.548" calcext:value-type="float">
            <text:p>5.548</text:p>
          </table:table-cell>
          <table:table-cell/>
          <table:table-cell table:formula="of:=([.C66]-[.C53])/[.C53]" office:value-type="float" office:value="0.0782263878875271" calcext:value-type="float">
            <text:p>0.07822638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20/2015</text:p>
          </table:table-cell>
          <table:table-cell office:value-type="float" office:value="1442707200" calcext:value-type="float">
            <text:p>1442707200</text:p>
          </table:table-cell>
          <table:table-cell office:value-type="float" office:value="6.202" calcext:value-type="float">
            <text:p>6.202</text:p>
          </table:table-cell>
          <table:table-cell/>
          <table:table-cell table:formula="of:=([.C67]-[.C54])/[.C54]" office:value-type="float" office:value="0.0143502096098034" calcext:value-type="float">
            <text:p>0.01435020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21/2015</text:p>
          </table:table-cell>
          <table:table-cell office:value-type="float" office:value="1442793600" calcext:value-type="float">
            <text:p>1442793600</text:p>
          </table:table-cell>
          <table:table-cell office:value-type="float" office:value="6.541" calcext:value-type="float">
            <text:p>6.541</text:p>
          </table:table-cell>
          <table:table-cell/>
          <table:table-cell table:formula="of:=([.C68]-[.C55])/[.C55]" office:value-type="float" office:value="-0.051215410487693" calcext:value-type="float">
            <text:p>-0.0512154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22/2015</text:p>
          </table:table-cell>
          <table:table-cell office:value-type="float" office:value="1442880000" calcext:value-type="float">
            <text:p>1442880000</text:p>
          </table:table-cell>
          <table:table-cell office:value-type="float" office:value="6.624" calcext:value-type="float">
            <text:p>6.624</text:p>
          </table:table-cell>
          <table:table-cell/>
          <table:table-cell table:formula="of:=([.C69]-[.C56])/[.C56]" office:value-type="float" office:value="-0.051177536231884" calcext:value-type="float">
            <text:p>-0.05117753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23/2015</text:p>
          </table:table-cell>
          <table:table-cell office:value-type="float" office:value="1442966400" calcext:value-type="float">
            <text:p>1442966400</text:p>
          </table:table-cell>
          <table:table-cell office:value-type="float" office:value="6.895" calcext:value-type="float">
            <text:p>6.895</text:p>
          </table:table-cell>
          <table:table-cell/>
          <table:table-cell table:formula="of:=([.C70]-[.C57])/[.C57]" office:value-type="float" office:value="-0.0897751994198694" calcext:value-type="float">
            <text:p>-0.08977519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24/2015</text:p>
          </table:table-cell>
          <table:table-cell office:value-type="float" office:value="1443052800" calcext:value-type="float">
            <text:p>1443052800</text:p>
          </table:table-cell>
          <table:table-cell office:value-type="float" office:value="7.029" calcext:value-type="float">
            <text:p>7.029</text:p>
          </table:table-cell>
          <table:table-cell/>
          <table:table-cell table:formula="of:=([.C71]-[.C58])/[.C58]" office:value-type="float" office:value="-0.14866979655712" calcext:value-type="float">
            <text:p>-0.14866979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25/2015</text:p>
          </table:table-cell>
          <table:table-cell office:value-type="float" office:value="1443139200" calcext:value-type="float">
            <text:p>1443139200</text:p>
          </table:table-cell>
          <table:table-cell office:value-type="float" office:value="6.977" calcext:value-type="float">
            <text:p>6.977</text:p>
          </table:table-cell>
          <table:table-cell/>
          <table:table-cell table:formula="of:=([.C72]-[.C59])/[.C59]" office:value-type="float" office:value="-0.143184749892504" calcext:value-type="float">
            <text:p>-0.14318474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26/2015</text:p>
          </table:table-cell>
          <table:table-cell office:value-type="float" office:value="1443225600" calcext:value-type="float">
            <text:p>1443225600</text:p>
          </table:table-cell>
          <table:table-cell office:value-type="float" office:value="7.227" calcext:value-type="float">
            <text:p>7.227</text:p>
          </table:table-cell>
          <table:table-cell/>
          <table:table-cell table:formula="of:=([.C73]-[.C60])/[.C60]" office:value-type="float" office:value="-0.152760481527605" calcext:value-type="float">
            <text:p>-0.1527604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27/2015</text:p>
          </table:table-cell>
          <table:table-cell office:value-type="float" office:value="1443312000" calcext:value-type="float">
            <text:p>1443312000</text:p>
          </table:table-cell>
          <table:table-cell office:value-type="float" office:value="7.253" calcext:value-type="float">
            <text:p>7.253</text:p>
          </table:table-cell>
          <table:table-cell/>
          <table:table-cell table:formula="of:=([.C74]-[.C61])/[.C61]" office:value-type="float" office:value="-0.168344133462016" calcext:value-type="float">
            <text:p>-0.16834413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28/2015</text:p>
          </table:table-cell>
          <table:table-cell office:value-type="float" office:value="1443398400" calcext:value-type="float">
            <text:p>1443398400</text:p>
          </table:table-cell>
          <table:table-cell office:value-type="float" office:value="6.747" calcext:value-type="float">
            <text:p>6.747</text:p>
          </table:table-cell>
          <table:table-cell/>
          <table:table-cell table:formula="of:=([.C75]-[.C62])/[.C62]" office:value-type="float" office:value="-0.0901141247962057" calcext:value-type="float">
            <text:p>-0.09011412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29/2015</text:p>
          </table:table-cell>
          <table:table-cell office:value-type="float" office:value="1443484800" calcext:value-type="float">
            <text:p>1443484800</text:p>
          </table:table-cell>
          <table:table-cell office:value-type="float" office:value="6.057" calcext:value-type="float">
            <text:p>6.057</text:p>
          </table:table-cell>
          <table:table-cell/>
          <table:table-cell table:formula="of:=([.C76]-[.C63])/[.C63]" office:value-type="float" office:value="0.0145286445435032" calcext:value-type="float">
            <text:p>0.01452864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30/2015</text:p>
          </table:table-cell>
          <table:table-cell office:value-type="float" office:value="1443571200" calcext:value-type="float">
            <text:p>1443571200</text:p>
          </table:table-cell>
          <table:table-cell office:value-type="float" office:value="5.625" calcext:value-type="float">
            <text:p>5.625</text:p>
          </table:table-cell>
          <table:table-cell/>
          <table:table-cell table:formula="of:=([.C77]-[.C64])/[.C64]" office:value-type="float" office:value="0.130133333333333" calcext:value-type="float">
            <text:p>0.1301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1/2015</text:p>
          </table:table-cell>
          <table:table-cell office:value-type="float" office:value="1443657600" calcext:value-type="float">
            <text:p>1443657600</text:p>
          </table:table-cell>
          <table:table-cell office:value-type="float" office:value="5.653" calcext:value-type="float">
            <text:p>5.653</text:p>
          </table:table-cell>
          <table:table-cell/>
          <table:table-cell table:formula="of:=([.C78]-[.C65])/[.C65]" office:value-type="float" office:value="0.146647797629577" calcext:value-type="float">
            <text:p>0.14664779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2/2015</text:p>
          </table:table-cell>
          <table:table-cell office:value-type="float" office:value="1443744000" calcext:value-type="float">
            <text:p>1443744000</text:p>
          </table:table-cell>
          <table:table-cell office:value-type="float" office:value="5.982" calcext:value-type="float">
            <text:p>5.982</text:p>
          </table:table-cell>
          <table:table-cell/>
          <table:table-cell table:formula="of:=([.C79]-[.C66])/[.C66]" office:value-type="float" office:value="0.037947174857907" calcext:value-type="float">
            <text:p>0.03794717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3/2015</text:p>
          </table:table-cell>
          <table:table-cell office:value-type="float" office:value="1443830400" calcext:value-type="float">
            <text:p>1443830400</text:p>
          </table:table-cell>
          <table:table-cell office:value-type="float" office:value="6.291" calcext:value-type="float">
            <text:p>6.291</text:p>
          </table:table-cell>
          <table:table-cell/>
          <table:table-cell table:formula="of:=([.C80]-[.C67])/[.C67]" office:value-type="float" office:value="-0.0756636464790971" calcext:value-type="float">
            <text:p>-0.07566364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4/2015</text:p>
          </table:table-cell>
          <table:table-cell office:value-type="float" office:value="1443916800" calcext:value-type="float">
            <text:p>1443916800</text:p>
          </table:table-cell>
          <table:table-cell office:value-type="float" office:value="6.206" calcext:value-type="float">
            <text:p>6.206</text:p>
          </table:table-cell>
          <table:table-cell/>
          <table:table-cell table:formula="of:=([.C81]-[.C68])/[.C68]" office:value-type="float" office:value="-0.0325491459877539" calcext:value-type="float">
            <text:p>-0.0325491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5/2015</text:p>
          </table:table-cell>
          <table:table-cell office:value-type="float" office:value="1444003200" calcext:value-type="float">
            <text:p>1444003200</text:p>
          </table:table-cell>
          <table:table-cell office:value-type="float" office:value="6.285" calcext:value-type="float">
            <text:p>6.285</text:p>
          </table:table-cell>
          <table:table-cell/>
          <table:table-cell table:formula="of:=([.C82]-[.C69])/[.C69]" office:value-type="float" office:value="-0.0494828957836118" calcext:value-type="float">
            <text:p>-0.04948289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6/2015</text:p>
          </table:table-cell>
          <table:table-cell office:value-type="float" office:value="1444089600" calcext:value-type="float">
            <text:p>1444089600</text:p>
          </table:table-cell>
          <table:table-cell office:value-type="float" office:value="6.276" calcext:value-type="float">
            <text:p>6.276</text:p>
          </table:table-cell>
          <table:table-cell/>
          <table:table-cell table:formula="of:=([.C83]-[.C70])/[.C70]" office:value-type="float" office:value="-0.0564053537284895" calcext:value-type="float">
            <text:p>-0.05640535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7/2015</text:p>
          </table:table-cell>
          <table:table-cell office:value-type="float" office:value="1444176000" calcext:value-type="float">
            <text:p>1444176000</text:p>
          </table:table-cell>
          <table:table-cell office:value-type="float" office:value="5.984" calcext:value-type="float">
            <text:p>5.984</text:p>
          </table:table-cell>
          <table:table-cell/>
          <table:table-cell table:formula="of:=([.C84]-[.C71])/[.C71]" office:value-type="float" office:value="-0.0248997326203209" calcext:value-type="float">
            <text:p>-0.02489973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8/2015</text:p>
          </table:table-cell>
          <table:table-cell office:value-type="float" office:value="1444262400" calcext:value-type="float">
            <text:p>1444262400</text:p>
          </table:table-cell>
          <table:table-cell office:value-type="float" office:value="5.978" calcext:value-type="float">
            <text:p>5.978</text:p>
          </table:table-cell>
          <table:table-cell/>
          <table:table-cell table:formula="of:=([.C85]-[.C72])/[.C72]" office:value-type="float" office:value="-0.0170625627300099" calcext:value-type="float">
            <text:p>-0.01706256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9/2015</text:p>
          </table:table-cell>
          <table:table-cell office:value-type="float" office:value="1444348800" calcext:value-type="float">
            <text:p>1444348800</text:p>
          </table:table-cell>
          <table:table-cell office:value-type="float" office:value="6.123" calcext:value-type="float">
            <text:p>6.123</text:p>
          </table:table-cell>
          <table:table-cell/>
          <table:table-cell table:formula="of:=([.C86]-[.C73])/[.C73]" office:value-type="float" office:value="-0.0635309488812674" calcext:value-type="float">
            <text:p>-0.06353094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10/2015</text:p>
          </table:table-cell>
          <table:table-cell office:value-type="float" office:value="1444435200" calcext:value-type="float">
            <text:p>1444435200</text:p>
          </table:table-cell>
          <table:table-cell office:value-type="float" office:value="6.032" calcext:value-type="float">
            <text:p>6.032</text:p>
          </table:table-cell>
          <table:table-cell/>
          <table:table-cell table:formula="of:=([.C87]-[.C74])/[.C74]" office:value-type="float" office:value="-0.0253647214854112" calcext:value-type="float">
            <text:p>-0.0253647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11/2015</text:p>
          </table:table-cell>
          <table:table-cell office:value-type="float" office:value="1444521600" calcext:value-type="float">
            <text:p>1444521600</text:p>
          </table:table-cell>
          <table:table-cell office:value-type="float" office:value="6.139" calcext:value-type="float">
            <text:p>6.139</text:p>
          </table:table-cell>
          <table:table-cell/>
          <table:table-cell table:formula="of:=([.C88]-[.C75])/[.C75]" office:value-type="float" office:value="0.0242710539175762" calcext:value-type="float">
            <text:p>0.02427105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12/2015</text:p>
          </table:table-cell>
          <table:table-cell office:value-type="float" office:value="1444608000" calcext:value-type="float">
            <text:p>1444608000</text:p>
          </table:table-cell>
          <table:table-cell office:value-type="float" office:value="6.145" calcext:value-type="float">
            <text:p>6.145</text:p>
          </table:table-cell>
          <table:table-cell/>
          <table:table-cell table:formula="of:=([.C89]-[.C76])/[.C76]" office:value-type="float" office:value="0.0722538649308382" calcext:value-type="float">
            <text:p>0.07225386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13/2015</text:p>
          </table:table-cell>
          <table:table-cell office:value-type="float" office:value="1444694400" calcext:value-type="float">
            <text:p>1444694400</text:p>
          </table:table-cell>
          <table:table-cell office:value-type="float" office:value="6.357" calcext:value-type="float">
            <text:p>6.357</text:p>
          </table:table-cell>
          <table:table-cell/>
          <table:table-cell table:formula="of:=([.C90]-[.C77])/[.C77]" office:value-type="float" office:value="0.0289444706622621" calcext:value-type="float">
            <text:p>0.0289444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14/2015</text:p>
          </table:table-cell>
          <table:table-cell office:value-type="float" office:value="1444780800" calcext:value-type="float">
            <text:p>1444780800</text:p>
          </table:table-cell>
          <table:table-cell office:value-type="float" office:value="6.482" calcext:value-type="float">
            <text:p>6.482</text:p>
          </table:table-cell>
          <table:table-cell/>
          <table:table-cell table:formula="of:=([.C91]-[.C78])/[.C78]" office:value-type="float" office:value="0.0092564023449552" calcext:value-type="float">
            <text:p>0.0092564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15/2015</text:p>
          </table:table-cell>
          <table:table-cell office:value-type="float" office:value="1444867200" calcext:value-type="float">
            <text:p>1444867200</text:p>
          </table:table-cell>
          <table:table-cell office:value-type="float" office:value="6.209" calcext:value-type="float">
            <text:p>6.209</text:p>
          </table:table-cell>
          <table:table-cell/>
          <table:table-cell table:formula="of:=([.C92]-[.C79])/[.C79]" office:value-type="float" office:value="0.102593010146562" calcext:value-type="float">
            <text:p>0.10259301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16/2015</text:p>
          </table:table-cell>
          <table:table-cell office:value-type="float" office:value="1444953600" calcext:value-type="float">
            <text:p>1444953600</text:p>
          </table:table-cell>
          <table:table-cell office:value-type="float" office:value="5.815" calcext:value-type="float">
            <text:p>5.815</text:p>
          </table:table-cell>
          <table:table-cell/>
          <table:table-cell table:formula="of:=([.C93]-[.C80])/[.C80]" office:value-type="float" office:value="0.210662080825451" calcext:value-type="float">
            <text:p>0.21066208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17/2015</text:p>
          </table:table-cell>
          <table:table-cell office:value-type="float" office:value="1445040000" calcext:value-type="float">
            <text:p>1445040000</text:p>
          </table:table-cell>
          <table:table-cell office:value-type="float" office:value="6.004" calcext:value-type="float">
            <text:p>6.004</text:p>
          </table:table-cell>
          <table:table-cell/>
          <table:table-cell table:formula="of:=([.C94]-[.C81])/[.C81]" office:value-type="float" office:value="0.237341772151899" calcext:value-type="float">
            <text:p>0.23734177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18/2015</text:p>
          </table:table-cell>
          <table:table-cell office:value-type="float" office:value="1445126400" calcext:value-type="float">
            <text:p>1445126400</text:p>
          </table:table-cell>
          <table:table-cell office:value-type="float" office:value="5.974" calcext:value-type="float">
            <text:p>5.974</text:p>
          </table:table-cell>
          <table:table-cell/>
          <table:table-cell table:formula="of:=([.C95]-[.C82])/[.C82]" office:value-type="float" office:value="0.304486106461332" calcext:value-type="float">
            <text:p>0.30448610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19/2015</text:p>
          </table:table-cell>
          <table:table-cell office:value-type="float" office:value="1445212800" calcext:value-type="float">
            <text:p>1445212800</text:p>
          </table:table-cell>
          <table:table-cell office:value-type="float" office:value="5.922" calcext:value-type="float">
            <text:p>5.922</text:p>
          </table:table-cell>
          <table:table-cell/>
          <table:table-cell table:formula="of:=([.C96]-[.C83])/[.C83]" office:value-type="float" office:value="0.313914218169537" calcext:value-type="float">
            <text:p>0.31391421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20/2015</text:p>
          </table:table-cell>
          <table:table-cell office:value-type="float" office:value="1445299200" calcext:value-type="float">
            <text:p>1445299200</text:p>
          </table:table-cell>
          <table:table-cell office:value-type="float" office:value="5.835" calcext:value-type="float">
            <text:p>5.835</text:p>
          </table:table-cell>
          <table:table-cell/>
          <table:table-cell table:formula="of:=([.C97]-[.C84])/[.C84]" office:value-type="float" office:value="0.317909168808912" calcext:value-type="float">
            <text:p>0.31790916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21/2015</text:p>
          </table:table-cell>
          <table:table-cell office:value-type="float" office:value="1445385600" calcext:value-type="float">
            <text:p>1445385600</text:p>
          </table:table-cell>
          <table:table-cell office:value-type="float" office:value="5.876" calcext:value-type="float">
            <text:p>5.876</text:p>
          </table:table-cell>
          <table:table-cell/>
          <table:table-cell table:formula="of:=([.C98]-[.C85])/[.C85]" office:value-type="float" office:value="0.247957794417971" calcext:value-type="float">
            <text:p>0.24795779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22/2015</text:p>
          </table:table-cell>
          <table:table-cell office:value-type="float" office:value="1445472000" calcext:value-type="float">
            <text:p>1445472000</text:p>
          </table:table-cell>
          <table:table-cell office:value-type="float" office:value="5.734" calcext:value-type="float">
            <text:p>5.734</text:p>
          </table:table-cell>
          <table:table-cell/>
          <table:table-cell table:formula="of:=([.C99]-[.C86])/[.C86]" office:value-type="float" office:value="0.35036623648413" calcext:value-type="float">
            <text:p>0.35036623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23/2015</text:p>
          </table:table-cell>
          <table:table-cell office:value-type="float" office:value="1445558400" calcext:value-type="float">
            <text:p>1445558400</text:p>
          </table:table-cell>
          <table:table-cell office:value-type="float" office:value="5.879" calcext:value-type="float">
            <text:p>5.879</text:p>
          </table:table-cell>
          <table:table-cell/>
          <table:table-cell table:formula="of:=([.C100]-[.C87])/[.C87]" office:value-type="float" office:value="0.289675114815445" calcext:value-type="float">
            <text:p>0.28967511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24/2015</text:p>
          </table:table-cell>
          <table:table-cell office:value-type="float" office:value="1445644800" calcext:value-type="float">
            <text:p>1445644800</text:p>
          </table:table-cell>
          <table:table-cell office:value-type="float" office:value="6.288" calcext:value-type="float">
            <text:p>6.288</text:p>
          </table:table-cell>
          <table:table-cell/>
          <table:table-cell table:formula="of:=([.C101]-[.C88])/[.C88]" office:value-type="float" office:value="0.207379134860051" calcext:value-type="float">
            <text:p>0.20737913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25/2015</text:p>
          </table:table-cell>
          <table:table-cell office:value-type="float" office:value="1445731200" calcext:value-type="float">
            <text:p>1445731200</text:p>
          </table:table-cell>
          <table:table-cell office:value-type="float" office:value="6.589" calcext:value-type="float">
            <text:p>6.589</text:p>
          </table:table-cell>
          <table:table-cell/>
          <table:table-cell table:formula="of:=([.C102]-[.C89])/[.C89]" office:value-type="float" office:value="0.145849142510244" calcext:value-type="float">
            <text:p>0.14584914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26/2015</text:p>
          </table:table-cell>
          <table:table-cell office:value-type="float" office:value="1445817600" calcext:value-type="float">
            <text:p>1445817600</text:p>
          </table:table-cell>
          <table:table-cell office:value-type="float" office:value="6.541" calcext:value-type="float">
            <text:p>6.541</text:p>
          </table:table-cell>
          <table:table-cell/>
          <table:table-cell table:formula="of:=([.C103]-[.C90])/[.C90]" office:value-type="float" office:value="0.178565968506344" calcext:value-type="float">
            <text:p>0.1785659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27/2015</text:p>
          </table:table-cell>
          <table:table-cell office:value-type="float" office:value="1445904000" calcext:value-type="float">
            <text:p>1445904000</text:p>
          </table:table-cell>
          <table:table-cell office:value-type="float" office:value="6.542" calcext:value-type="float">
            <text:p>6.542</text:p>
          </table:table-cell>
          <table:table-cell/>
          <table:table-cell table:formula="of:=([.C104]-[.C91])/[.C91]" office:value-type="float" office:value="0.185264445123815" calcext:value-type="float">
            <text:p>0.18526444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28/2015</text:p>
          </table:table-cell>
          <table:table-cell office:value-type="float" office:value="1445990400" calcext:value-type="float">
            <text:p>1445990400</text:p>
          </table:table-cell>
          <table:table-cell office:value-type="float" office:value="6.846" calcext:value-type="float">
            <text:p>6.846</text:p>
          </table:table-cell>
          <table:table-cell/>
          <table:table-cell table:formula="of:=([.C105]-[.C92])/[.C92]" office:value-type="float" office:value="0.133508618171195" calcext:value-type="float">
            <text:p>0.13350861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29/2015</text:p>
          </table:table-cell>
          <table:table-cell office:value-type="float" office:value="1446076800" calcext:value-type="float">
            <text:p>1446076800</text:p>
          </table:table-cell>
          <table:table-cell office:value-type="float" office:value="7.04" calcext:value-type="float">
            <text:p>7.04</text:p>
          </table:table-cell>
          <table:table-cell/>
          <table:table-cell table:formula="of:=([.C106]-[.C93])/[.C93]" office:value-type="float" office:value="0.0899147727272727" calcext:value-type="float">
            <text:p>0.08991477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30/2015</text:p>
          </table:table-cell>
          <table:table-cell office:value-type="float" office:value="1446163200" calcext:value-type="float">
            <text:p>1446163200</text:p>
          </table:table-cell>
          <table:table-cell office:value-type="float" office:value="7.429" calcext:value-type="float">
            <text:p>7.429</text:p>
          </table:table-cell>
          <table:table-cell/>
          <table:table-cell table:formula="of:=([.C107]-[.C94])/[.C94]" office:value-type="float" office:value="0.0426706151568179" calcext:value-type="float">
            <text:p>0.04267061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31/2015</text:p>
          </table:table-cell>
          <table:table-cell office:value-type="float" office:value="1446249600" calcext:value-type="float">
            <text:p>1446249600</text:p>
          </table:table-cell>
          <table:table-cell office:value-type="float" office:value="7.793" calcext:value-type="float">
            <text:p>7.793</text:p>
          </table:table-cell>
          <table:table-cell/>
          <table:table-cell table:formula="of:=([.C108]-[.C95])/[.C95]" office:value-type="float" office:value="0.00988066213268317" calcext:value-type="float">
            <text:p>0.00988066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1/2015</text:p>
          </table:table-cell>
          <table:table-cell office:value-type="float" office:value="1446336000" calcext:value-type="float">
            <text:p>1446336000</text:p>
          </table:table-cell>
          <table:table-cell office:value-type="float" office:value="7.781" calcext:value-type="float">
            <text:p>7.781</text:p>
          </table:table-cell>
          <table:table-cell/>
          <table:table-cell table:formula="of:=([.C109]-[.C96])/[.C96]" office:value-type="float" office:value="0.0169644004626655" calcext:value-type="float">
            <text:p>0.0169644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2/2015</text:p>
          </table:table-cell>
          <table:table-cell office:value-type="float" office:value="1446422400" calcext:value-type="float">
            <text:p>1446422400</text:p>
          </table:table-cell>
          <table:table-cell office:value-type="float" office:value="7.69" calcext:value-type="float">
            <text:p>7.69</text:p>
          </table:table-cell>
          <table:table-cell/>
          <table:table-cell table:formula="of:=([.C110]-[.C97])/[.C97]" office:value-type="float" office:value="0.0741222366710012" calcext:value-type="float">
            <text:p>0.07412223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3/2015</text:p>
          </table:table-cell>
          <table:table-cell office:value-type="float" office:value="1446508800" calcext:value-type="float">
            <text:p>1446508800</text:p>
          </table:table-cell>
          <table:table-cell office:value-type="float" office:value="7.333" calcext:value-type="float">
            <text:p>7.333</text:p>
          </table:table-cell>
          <table:table-cell/>
          <table:table-cell table:formula="of:=([.C111]-[.C98])/[.C98]" office:value-type="float" office:value="0.135551615982545" calcext:value-type="float">
            <text:p>0.1355516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4/2015</text:p>
          </table:table-cell>
          <table:table-cell office:value-type="float" office:value="1446595200" calcext:value-type="float">
            <text:p>1446595200</text:p>
          </table:table-cell>
          <table:table-cell office:value-type="float" office:value="7.743" calcext:value-type="float">
            <text:p>7.743</text:p>
          </table:table-cell>
          <table:table-cell/>
          <table:table-cell table:formula="of:=([.C112]-[.C99])/[.C99]" office:value-type="float" office:value="0.0529510525636059" calcext:value-type="float">
            <text:p>0.05295105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5/2015</text:p>
          </table:table-cell>
          <table:table-cell office:value-type="float" office:value="1446681600" calcext:value-type="float">
            <text:p>1446681600</text:p>
          </table:table-cell>
          <table:table-cell office:value-type="float" office:value="7.582" calcext:value-type="float">
            <text:p>7.582</text:p>
          </table:table-cell>
          <table:table-cell/>
          <table:table-cell table:formula="of:=([.C113]-[.C100])/[.C100]" office:value-type="float" office:value="0.127670799261409" calcext:value-type="float">
            <text:p>0.12767079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6/2015</text:p>
          </table:table-cell>
          <table:table-cell office:value-type="float" office:value="1446768000" calcext:value-type="float">
            <text:p>1446768000</text:p>
          </table:table-cell>
          <table:table-cell office:value-type="float" office:value="7.592" calcext:value-type="float">
            <text:p>7.592</text:p>
          </table:table-cell>
          <table:table-cell/>
          <table:table-cell table:formula="of:=([.C114]-[.C101])/[.C101]" office:value-type="float" office:value="0.160036880927292" calcext:value-type="float">
            <text:p>0.1600368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7/2015</text:p>
          </table:table-cell>
          <table:table-cell office:value-type="float" office:value="1446854400" calcext:value-type="float">
            <text:p>1446854400</text:p>
          </table:table-cell>
          <table:table-cell office:value-type="float" office:value="7.55" calcext:value-type="float">
            <text:p>7.55</text:p>
          </table:table-cell>
          <table:table-cell/>
          <table:table-cell table:formula="of:=([.C115]-[.C102])/[.C102]" office:value-type="float" office:value="0.0562913907284768" calcext:value-type="float">
            <text:p>0.05629139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8/2015</text:p>
          </table:table-cell>
          <table:table-cell office:value-type="float" office:value="1446940800" calcext:value-type="float">
            <text:p>1446940800</text:p>
          </table:table-cell>
          <table:table-cell office:value-type="float" office:value="7.709" calcext:value-type="float">
            <text:p>7.709</text:p>
          </table:table-cell>
          <table:table-cell/>
          <table:table-cell table:formula="of:=([.C116]-[.C103])/[.C103]" office:value-type="float" office:value="-0.0140095991698015" calcext:value-type="float">
            <text:p>-0.01400959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9/2015</text:p>
          </table:table-cell>
          <table:table-cell office:value-type="float" office:value="1447027200" calcext:value-type="float">
            <text:p>1447027200</text:p>
          </table:table-cell>
          <table:table-cell office:value-type="float" office:value="7.754" calcext:value-type="float">
            <text:p>7.754</text:p>
          </table:table-cell>
          <table:table-cell/>
          <table:table-cell table:formula="of:=([.C117]-[.C104])/[.C104]" office:value-type="float" office:value="-0.0285014186226463" calcext:value-type="float">
            <text:p>-0.02850141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10/2015</text:p>
          </table:table-cell>
          <table:table-cell office:value-type="float" office:value="1447113600" calcext:value-type="float">
            <text:p>1447113600</text:p>
          </table:table-cell>
          <table:table-cell office:value-type="float" office:value="7.76" calcext:value-type="float">
            <text:p>7.76</text:p>
          </table:table-cell>
          <table:table-cell/>
          <table:table-cell table:formula="of:=([.C118]-[.C105])/[.C105]" office:value-type="float" office:value="-0.025" calcext:value-type="float">
            <text:p>-0.0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11/2015</text:p>
          </table:table-cell>
          <table:table-cell office:value-type="float" office:value="1447200000" calcext:value-type="float">
            <text:p>1447200000</text:p>
          </table:table-cell>
          <table:table-cell office:value-type="float" office:value="7.673" calcext:value-type="float">
            <text:p>7.673</text:p>
          </table:table-cell>
          <table:table-cell/>
          <table:table-cell table:formula="of:=([.C119]-[.C106])/[.C106]" office:value-type="float" office:value="-0.00104261696859116" calcext:value-type="float">
            <text:p>-0.0010426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12/2015</text:p>
          </table:table-cell>
          <table:table-cell office:value-type="float" office:value="1447286400" calcext:value-type="float">
            <text:p>1447286400</text:p>
          </table:table-cell>
          <table:table-cell office:value-type="float" office:value="7.746" calcext:value-type="float">
            <text:p>7.746</text:p>
          </table:table-cell>
          <table:table-cell/>
          <table:table-cell table:formula="of:=([.C120]-[.C107])/[.C107]" office:value-type="float" office:value="-0.0295636457526465" calcext:value-type="float">
            <text:p>-0.02956364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13/2015</text:p>
          </table:table-cell>
          <table:table-cell office:value-type="float" office:value="1447372800" calcext:value-type="float">
            <text:p>1447372800</text:p>
          </table:table-cell>
          <table:table-cell office:value-type="float" office:value="7.87" calcext:value-type="float">
            <text:p>7.87</text:p>
          </table:table-cell>
          <table:table-cell/>
          <table:table-cell table:formula="of:=([.C121]-[.C108])/[.C108]" office:value-type="float" office:value="-0.0472681067344345" calcext:value-type="float">
            <text:p>-0.04726810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14/2015</text:p>
          </table:table-cell>
          <table:table-cell office:value-type="float" office:value="1447459200" calcext:value-type="float">
            <text:p>1447459200</text:p>
          </table:table-cell>
          <table:table-cell office:value-type="float" office:value="7.913" calcext:value-type="float">
            <text:p>7.913</text:p>
          </table:table-cell>
          <table:table-cell/>
          <table:table-cell table:formula="of:=([.C122]-[.C109])/[.C109]" office:value-type="float" office:value="-0.0559838240869456" calcext:value-type="float">
            <text:p>-0.0559838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15/2015</text:p>
          </table:table-cell>
          <table:table-cell office:value-type="float" office:value="1447545600" calcext:value-type="float">
            <text:p>1447545600</text:p>
          </table:table-cell>
          <table:table-cell office:value-type="float" office:value="8.26" calcext:value-type="float">
            <text:p>8.26</text:p>
          </table:table-cell>
          <table:table-cell/>
          <table:table-cell table:formula="of:=([.C123]-[.C110])/[.C110]" office:value-type="float" office:value="-0.0652542372881356" calcext:value-type="float">
            <text:p>-0.06525423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16/2015</text:p>
          </table:table-cell>
          <table:table-cell office:value-type="float" office:value="1447632000" calcext:value-type="float">
            <text:p>1447632000</text:p>
          </table:table-cell>
          <table:table-cell office:value-type="float" office:value="8.327" calcext:value-type="float">
            <text:p>8.327</text:p>
          </table:table-cell>
          <table:table-cell/>
          <table:table-cell table:formula="of:=([.C124]-[.C111])/[.C111]" office:value-type="float" office:value="-0.0727753092350186" calcext:value-type="float">
            <text:p>-0.07277530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17/2015</text:p>
          </table:table-cell>
          <table:table-cell office:value-type="float" office:value="1447718400" calcext:value-type="float">
            <text:p>1447718400</text:p>
          </table:table-cell>
          <table:table-cell office:value-type="float" office:value="8.153" calcext:value-type="float">
            <text:p>8.153</text:p>
          </table:table-cell>
          <table:table-cell/>
          <table:table-cell table:formula="of:=([.C125]-[.C112])/[.C112]" office:value-type="float" office:value="-0.0456273764258556" calcext:value-type="float">
            <text:p>-0.04562737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18/2015</text:p>
          </table:table-cell>
          <table:table-cell office:value-type="float" office:value="1447804800" calcext:value-type="float">
            <text:p>1447804800</text:p>
          </table:table-cell>
          <table:table-cell office:value-type="float" office:value="8.55" calcext:value-type="float">
            <text:p>8.55</text:p>
          </table:table-cell>
          <table:table-cell/>
          <table:table-cell table:formula="of:=([.C126]-[.C113])/[.C113]" office:value-type="float" office:value="-0.0791812865497077" calcext:value-type="float">
            <text:p>-0.07918128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19/2015</text:p>
          </table:table-cell>
          <table:table-cell office:value-type="float" office:value="1447891200" calcext:value-type="float">
            <text:p>1447891200</text:p>
          </table:table-cell>
          <table:table-cell office:value-type="float" office:value="8.807" calcext:value-type="float">
            <text:p>8.807</text:p>
          </table:table-cell>
          <table:table-cell/>
          <table:table-cell table:formula="of:=([.C127]-[.C114])/[.C114]" office:value-type="float" office:value="-0.11229703644828" calcext:value-type="float">
            <text:p>-0.11229703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20/2015</text:p>
          </table:table-cell>
          <table:table-cell office:value-type="float" office:value="1447977600" calcext:value-type="float">
            <text:p>1447977600</text:p>
          </table:table-cell>
          <table:table-cell office:value-type="float" office:value="7.975" calcext:value-type="float">
            <text:p>7.975</text:p>
          </table:table-cell>
          <table:table-cell/>
          <table:table-cell table:formula="of:=([.C128]-[.C115])/[.C115]" office:value-type="float" office:value="-0.048526645768025" calcext:value-type="float">
            <text:p>-0.04852664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21/2015</text:p>
          </table:table-cell>
          <table:table-cell office:value-type="float" office:value="1448064000" calcext:value-type="float">
            <text:p>1448064000</text:p>
          </table:table-cell>
          <table:table-cell office:value-type="float" office:value="7.601" calcext:value-type="float">
            <text:p>7.601</text:p>
          </table:table-cell>
          <table:table-cell/>
          <table:table-cell table:formula="of:=([.C129]-[.C116])/[.C116]" office:value-type="float" office:value="0.0305222996974083" calcext:value-type="float">
            <text:p>0.03052229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22/2015</text:p>
          </table:table-cell>
          <table:table-cell office:value-type="float" office:value="1448150400" calcext:value-type="float">
            <text:p>1448150400</text:p>
          </table:table-cell>
          <table:table-cell office:value-type="float" office:value="7.533" calcext:value-type="float">
            <text:p>7.533</text:p>
          </table:table-cell>
          <table:table-cell/>
          <table:table-cell table:formula="of:=([.C130]-[.C117])/[.C117]" office:value-type="float" office:value="0.0837647683525819" calcext:value-type="float">
            <text:p>0.08376476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23/2015</text:p>
          </table:table-cell>
          <table:table-cell office:value-type="float" office:value="1448236800" calcext:value-type="float">
            <text:p>1448236800</text:p>
          </table:table-cell>
          <table:table-cell office:value-type="float" office:value="7.566" calcext:value-type="float">
            <text:p>7.566</text:p>
          </table:table-cell>
          <table:table-cell/>
          <table:table-cell table:formula="of:=([.C131]-[.C118])/[.C118]" office:value-type="float" office:value="0.0378006872852234" calcext:value-type="float">
            <text:p>0.03780068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24/2015</text:p>
          </table:table-cell>
          <table:table-cell office:value-type="float" office:value="1448323200" calcext:value-type="float">
            <text:p>1448323200</text:p>
          </table:table-cell>
          <table:table-cell office:value-type="float" office:value="7.665" calcext:value-type="float">
            <text:p>7.665</text:p>
          </table:table-cell>
          <table:table-cell/>
          <table:table-cell table:formula="of:=([.C132]-[.C119])/[.C119]" office:value-type="float" office:value="-0.00221787345075021" calcext:value-type="float">
            <text:p>-0.00221787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25/2015</text:p>
          </table:table-cell>
          <table:table-cell office:value-type="float" office:value="1448409600" calcext:value-type="float">
            <text:p>1448409600</text:p>
          </table:table-cell>
          <table:table-cell office:value-type="float" office:value="7.517" calcext:value-type="float">
            <text:p>7.517</text:p>
          </table:table-cell>
          <table:table-cell/>
          <table:table-cell table:formula="of:=([.C133]-[.C120])/[.C120]" office:value-type="float" office:value="0.00412398563256614" calcext:value-type="float">
            <text:p>0.00412398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26/2015</text:p>
          </table:table-cell>
          <table:table-cell office:value-type="float" office:value="1448496000" calcext:value-type="float">
            <text:p>1448496000</text:p>
          </table:table-cell>
          <table:table-cell office:value-type="float" office:value="7.498" calcext:value-type="float">
            <text:p>7.498</text:p>
          </table:table-cell>
          <table:table-cell/>
          <table:table-cell table:formula="of:=([.C134]-[.C121])/[.C121]" office:value-type="float" office:value="-0.0197385969591892" calcext:value-type="float">
            <text:p>-0.0197385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27/2015</text:p>
          </table:table-cell>
          <table:table-cell office:value-type="float" office:value="1448582400" calcext:value-type="float">
            <text:p>1448582400</text:p>
          </table:table-cell>
          <table:table-cell office:value-type="float" office:value="7.47" calcext:value-type="float">
            <text:p>7.47</text:p>
          </table:table-cell>
          <table:table-cell/>
          <table:table-cell table:formula="of:=([.C135]-[.C122])/[.C122]" office:value-type="float" office:value="0.0405622489959839" calcext:value-type="float">
            <text:p>0.0405622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28/2015</text:p>
          </table:table-cell>
          <table:table-cell office:value-type="float" office:value="1448668800" calcext:value-type="float">
            <text:p>1448668800</text:p>
          </table:table-cell>
          <table:table-cell office:value-type="float" office:value="7.721" calcext:value-type="float">
            <text:p>7.721</text:p>
          </table:table-cell>
          <table:table-cell/>
          <table:table-cell table:formula="of:=([.C136]-[.C123])/[.C123]" office:value-type="float" office:value="0.0439062297629841" calcext:value-type="float">
            <text:p>0.04390622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29/2015</text:p>
          </table:table-cell>
          <table:table-cell office:value-type="float" office:value="1448755200" calcext:value-type="float">
            <text:p>1448755200</text:p>
          </table:table-cell>
          <table:table-cell office:value-type="float" office:value="7.721" calcext:value-type="float">
            <text:p>7.721</text:p>
          </table:table-cell>
          <table:table-cell/>
          <table:table-cell table:formula="of:=([.C137]-[.C124])/[.C124]" office:value-type="float" office:value="0.0419634762336485" calcext:value-type="float">
            <text:p>0.04196347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30/2015</text:p>
          </table:table-cell>
          <table:table-cell office:value-type="float" office:value="1448841600" calcext:value-type="float">
            <text:p>1448841600</text:p>
          </table:table-cell>
          <table:table-cell office:value-type="float" office:value="7.781" calcext:value-type="float">
            <text:p>7.781</text:p>
          </table:table-cell>
          <table:table-cell/>
          <table:table-cell table:formula="of:=([.C138]-[.C125])/[.C125]" office:value-type="float" office:value="0.0888060660583472" calcext:value-type="float">
            <text:p>0.08880606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1/2015</text:p>
          </table:table-cell>
          <table:table-cell office:value-type="float" office:value="1448928000" calcext:value-type="float">
            <text:p>1448928000</text:p>
          </table:table-cell>
          <table:table-cell office:value-type="float" office:value="7.873" calcext:value-type="float">
            <text:p>7.873</text:p>
          </table:table-cell>
          <table:table-cell/>
          <table:table-cell table:formula="of:=([.C139]-[.C126])/[.C126]" office:value-type="float" office:value="0.0892925187349168" calcext:value-type="float">
            <text:p>0.08929251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2/2015</text:p>
          </table:table-cell>
          <table:table-cell office:value-type="float" office:value="1449014400" calcext:value-type="float">
            <text:p>1449014400</text:p>
          </table:table-cell>
          <table:table-cell office:value-type="float" office:value="7.818" calcext:value-type="float">
            <text:p>7.818</text:p>
          </table:table-cell>
          <table:table-cell/>
          <table:table-cell table:formula="of:=([.C140]-[.C127])/[.C127]" office:value-type="float" office:value="0.121642363775902" calcext:value-type="float">
            <text:p>0.12164236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3/2015</text:p>
          </table:table-cell>
          <table:table-cell office:value-type="float" office:value="1449100800" calcext:value-type="float">
            <text:p>1449100800</text:p>
          </table:table-cell>
          <table:table-cell office:value-type="float" office:value="7.588" calcext:value-type="float">
            <text:p>7.588</text:p>
          </table:table-cell>
          <table:table-cell/>
          <table:table-cell table:formula="of:=([.C141]-[.C128])/[.C128]" office:value-type="float" office:value="0.128360569319979" calcext:value-type="float">
            <text:p>0.12836056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4/2015</text:p>
          </table:table-cell>
          <table:table-cell office:value-type="float" office:value="1449187200" calcext:value-type="float">
            <text:p>1449187200</text:p>
          </table:table-cell>
          <table:table-cell office:value-type="float" office:value="7.833" calcext:value-type="float">
            <text:p>7.833</text:p>
          </table:table-cell>
          <table:table-cell/>
          <table:table-cell table:formula="of:=([.C142]-[.C129])/[.C129]" office:value-type="float" office:value="0.115026171326439" calcext:value-type="float">
            <text:p>0.11502617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5/2015</text:p>
          </table:table-cell>
          <table:table-cell office:value-type="float" office:value="1449273600" calcext:value-type="float">
            <text:p>1449273600</text:p>
          </table:table-cell>
          <table:table-cell office:value-type="float" office:value="8.164" calcext:value-type="float">
            <text:p>8.164</text:p>
          </table:table-cell>
          <table:table-cell/>
          <table:table-cell table:formula="of:=([.C143]-[.C130])/[.C130]" office:value-type="float" office:value="0.075453209211171" calcext:value-type="float">
            <text:p>0.07545320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6/2015</text:p>
          </table:table-cell>
          <table:table-cell office:value-type="float" office:value="1449360000" calcext:value-type="float">
            <text:p>1449360000</text:p>
          </table:table-cell>
          <table:table-cell office:value-type="float" office:value="7.852" calcext:value-type="float">
            <text:p>7.852</text:p>
          </table:table-cell>
          <table:table-cell/>
          <table:table-cell table:formula="of:=([.C144]-[.C131])/[.C131]" office:value-type="float" office:value="0.110417727967397" calcext:value-type="float">
            <text:p>0.1104177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7/2015</text:p>
          </table:table-cell>
          <table:table-cell office:value-type="float" office:value="1449446400" calcext:value-type="float">
            <text:p>1449446400</text:p>
          </table:table-cell>
          <table:table-cell office:value-type="float" office:value="7.648" calcext:value-type="float">
            <text:p>7.648</text:p>
          </table:table-cell>
          <table:table-cell/>
          <table:table-cell table:formula="of:=([.C145]-[.C132])/[.C132]" office:value-type="float" office:value="0.11663179916318" calcext:value-type="float">
            <text:p>0.11663179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8/2015</text:p>
          </table:table-cell>
          <table:table-cell office:value-type="float" office:value="1449532800" calcext:value-type="float">
            <text:p>1449532800</text:p>
          </table:table-cell>
          <table:table-cell office:value-type="float" office:value="7.548" calcext:value-type="float">
            <text:p>7.548</text:p>
          </table:table-cell>
          <table:table-cell/>
          <table:table-cell table:formula="of:=([.C146]-[.C133])/[.C133]" office:value-type="float" office:value="0.127848436671966" calcext:value-type="float">
            <text:p>0.12784843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9/2015</text:p>
          </table:table-cell>
          <table:table-cell office:value-type="float" office:value="1449619200" calcext:value-type="float">
            <text:p>1449619200</text:p>
          </table:table-cell>
          <table:table-cell office:value-type="float" office:value="7.35" calcext:value-type="float">
            <text:p>7.35</text:p>
          </table:table-cell>
          <table:table-cell/>
          <table:table-cell table:formula="of:=([.C147]-[.C134])/[.C134]" office:value-type="float" office:value="0.189115646258503" calcext:value-type="float">
            <text:p>0.18911564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10/2015</text:p>
          </table:table-cell>
          <table:table-cell office:value-type="float" office:value="1449705600" calcext:value-type="float">
            <text:p>1449705600</text:p>
          </table:table-cell>
          <table:table-cell office:value-type="float" office:value="7.773" calcext:value-type="float">
            <text:p>7.773</text:p>
          </table:table-cell>
          <table:table-cell/>
          <table:table-cell table:formula="of:=([.C148]-[.C135])/[.C135]" office:value-type="float" office:value="0.0976456966422231" calcext:value-type="float">
            <text:p>0.09764569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11/2015</text:p>
          </table:table-cell>
          <table:table-cell office:value-type="float" office:value="1449792000" calcext:value-type="float">
            <text:p>1449792000</text:p>
          </table:table-cell>
          <table:table-cell office:value-type="float" office:value="8.06" calcext:value-type="float">
            <text:p>8.06</text:p>
          </table:table-cell>
          <table:table-cell/>
          <table:table-cell table:formula="of:=([.C149]-[.C136])/[.C136]" office:value-type="float" office:value="0.063151364764268" calcext:value-type="float">
            <text:p>0.06315136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12/2015</text:p>
          </table:table-cell>
          <table:table-cell office:value-type="float" office:value="1449878400" calcext:value-type="float">
            <text:p>1449878400</text:p>
          </table:table-cell>
          <table:table-cell office:value-type="float" office:value="8.045" calcext:value-type="float">
            <text:p>8.045</text:p>
          </table:table-cell>
          <table:table-cell/>
          <table:table-cell table:formula="of:=([.C150]-[.C137])/[.C137]" office:value-type="float" office:value="0.062274704785581" calcext:value-type="float">
            <text:p>0.06227470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13/2015</text:p>
          </table:table-cell>
          <table:table-cell office:value-type="float" office:value="1449964800" calcext:value-type="float">
            <text:p>1449964800</text:p>
          </table:table-cell>
          <table:table-cell office:value-type="float" office:value="8.472" calcext:value-type="float">
            <text:p>8.472</text:p>
          </table:table-cell>
          <table:table-cell/>
          <table:table-cell table:formula="of:=([.C151]-[.C138])/[.C138]" office:value-type="float" office:value="-0.00188857412653447" calcext:value-type="float">
            <text:p>-0.00188857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14/2015</text:p>
          </table:table-cell>
          <table:table-cell office:value-type="float" office:value="1450051200" calcext:value-type="float">
            <text:p>1450051200</text:p>
          </table:table-cell>
          <table:table-cell office:value-type="float" office:value="8.576" calcext:value-type="float">
            <text:p>8.576</text:p>
          </table:table-cell>
          <table:table-cell/>
          <table:table-cell table:formula="of:=([.C152]-[.C139])/[.C139]" office:value-type="float" office:value="0.00151585820895521" calcext:value-type="float">
            <text:p>0.00151585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15/2015</text:p>
          </table:table-cell>
          <table:table-cell office:value-type="float" office:value="1450137600" calcext:value-type="float">
            <text:p>1450137600</text:p>
          </table:table-cell>
          <table:table-cell office:value-type="float" office:value="8.769" calcext:value-type="float">
            <text:p>8.769</text:p>
          </table:table-cell>
          <table:table-cell/>
          <table:table-cell table:formula="of:=([.C153]-[.C140])/[.C140]" office:value-type="float" office:value="-0.027027027027027" calcext:value-type="float">
            <text:p>-0.0270270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16/2015</text:p>
          </table:table-cell>
          <table:table-cell office:value-type="float" office:value="1450224000" calcext:value-type="float">
            <text:p>1450224000</text:p>
          </table:table-cell>
          <table:table-cell office:value-type="float" office:value="8.562" calcext:value-type="float">
            <text:p>8.562</text:p>
          </table:table-cell>
          <table:table-cell/>
          <table:table-cell table:formula="of:=([.C154]-[.C141])/[.C141]" office:value-type="float" office:value="0.00502219107685133" calcext:value-type="float">
            <text:p>0.00502219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17/2015</text:p>
          </table:table-cell>
          <table:table-cell office:value-type="float" office:value="1450310400" calcext:value-type="float">
            <text:p>1450310400</text:p>
          </table:table-cell>
          <table:table-cell office:value-type="float" office:value="8.734" calcext:value-type="float">
            <text:p>8.734</text:p>
          </table:table-cell>
          <table:table-cell/>
          <table:table-cell table:formula="of:=([.C155]-[.C142])/[.C142]" office:value-type="float" office:value="-0.0293107396381956" calcext:value-type="float">
            <text:p>-0.02931073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18/2015</text:p>
          </table:table-cell>
          <table:table-cell office:value-type="float" office:value="1450396800" calcext:value-type="float">
            <text:p>1450396800</text:p>
          </table:table-cell>
          <table:table-cell office:value-type="float" office:value="8.78" calcext:value-type="float">
            <text:p>8.78</text:p>
          </table:table-cell>
          <table:table-cell/>
          <table:table-cell table:formula="of:=([.C156]-[.C143])/[.C143]" office:value-type="float" office:value="-0.026993166287016" calcext:value-type="float">
            <text:p>-0.02699316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19/2015</text:p>
          </table:table-cell>
          <table:table-cell office:value-type="float" office:value="1450483200" calcext:value-type="float">
            <text:p>1450483200</text:p>
          </table:table-cell>
          <table:table-cell office:value-type="float" office:value="8.719" calcext:value-type="float">
            <text:p>8.719</text:p>
          </table:table-cell>
          <table:table-cell/>
          <table:table-cell table:formula="of:=([.C157]-[.C144])/[.C144]" office:value-type="float" office:value="-0.0197270329166187" calcext:value-type="float">
            <text:p>-0.01972703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20/2015</text:p>
          </table:table-cell>
          <table:table-cell office:value-type="float" office:value="1450569600" calcext:value-type="float">
            <text:p>1450569600</text:p>
          </table:table-cell>
          <table:table-cell office:value-type="float" office:value="8.54" calcext:value-type="float">
            <text:p>8.54</text:p>
          </table:table-cell>
          <table:table-cell/>
          <table:table-cell table:formula="of:=([.C158]-[.C145])/[.C145]" office:value-type="float" office:value="-0.0460187353629975" calcext:value-type="float">
            <text:p>-0.0460187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21/2015</text:p>
          </table:table-cell>
          <table:table-cell office:value-type="float" office:value="1450656000" calcext:value-type="float">
            <text:p>1450656000</text:p>
          </table:table-cell>
          <table:table-cell office:value-type="float" office:value="8.513" calcext:value-type="float">
            <text:p>8.513</text:p>
          </table:table-cell>
          <table:table-cell/>
          <table:table-cell table:formula="of:=([.C159]-[.C146])/[.C146]" office:value-type="float" office:value="-0.0236109479619406" calcext:value-type="float">
            <text:p>-0.0236109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22/2015</text:p>
          </table:table-cell>
          <table:table-cell office:value-type="float" office:value="1450742400" calcext:value-type="float">
            <text:p>1450742400</text:p>
          </table:table-cell>
          <table:table-cell office:value-type="float" office:value="8.74" calcext:value-type="float">
            <text:p>8.74</text:p>
          </table:table-cell>
          <table:table-cell/>
          <table:table-cell table:formula="of:=([.C160]-[.C147])/[.C147]" office:value-type="float" office:value="-0.0464530892448513" calcext:value-type="float">
            <text:p>-0.04645308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23/2015</text:p>
          </table:table-cell>
          <table:table-cell office:value-type="float" office:value="1450828800" calcext:value-type="float">
            <text:p>1450828800</text:p>
          </table:table-cell>
          <table:table-cell office:value-type="float" office:value="8.532" calcext:value-type="float">
            <text:p>8.532</text:p>
          </table:table-cell>
          <table:table-cell/>
          <table:table-cell table:formula="of:=([.C161]-[.C148])/[.C148]" office:value-type="float" office:value="-0.0264885138302861" calcext:value-type="float">
            <text:p>-0.02648851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24/2015</text:p>
          </table:table-cell>
          <table:table-cell office:value-type="float" office:value="1450915200" calcext:value-type="float">
            <text:p>1450915200</text:p>
          </table:table-cell>
          <table:table-cell office:value-type="float" office:value="8.569" calcext:value-type="float">
            <text:p>8.569</text:p>
          </table:table-cell>
          <table:table-cell/>
          <table:table-cell table:formula="of:=([.C162]-[.C149])/[.C149]" office:value-type="float" office:value="-0.0170381608122302" calcext:value-type="float">
            <text:p>-0.01703816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25/2015</text:p>
          </table:table-cell>
          <table:table-cell office:value-type="float" office:value="1451001600" calcext:value-type="float">
            <text:p>1451001600</text:p>
          </table:table-cell>
          <table:table-cell office:value-type="float" office:value="8.546" calcext:value-type="float">
            <text:p>8.546</text:p>
          </table:table-cell>
          <table:table-cell/>
          <table:table-cell table:formula="of:=([.C163]-[.C150])/[.C150]" office:value-type="float" office:value="-0.0393166393634447" calcext:value-type="float">
            <text:p>-0.03931663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26/2015</text:p>
          </table:table-cell>
          <table:table-cell office:value-type="float" office:value="1451088000" calcext:value-type="float">
            <text:p>1451088000</text:p>
          </table:table-cell>
          <table:table-cell office:value-type="float" office:value="8.456" calcext:value-type="float">
            <text:p>8.456</text:p>
          </table:table-cell>
          <table:table-cell/>
          <table:table-cell table:formula="of:=([.C164]-[.C151])/[.C151]" office:value-type="float" office:value="-0.0182119205298013" calcext:value-type="float">
            <text:p>-0.0182119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27/2015</text:p>
          </table:table-cell>
          <table:table-cell office:value-type="float" office:value="1451174400" calcext:value-type="float">
            <text:p>1451174400</text:p>
          </table:table-cell>
          <table:table-cell office:value-type="float" office:value="8.589" calcext:value-type="float">
            <text:p>8.589</text:p>
          </table:table-cell>
          <table:table-cell/>
          <table:table-cell table:formula="of:=([.C165]-[.C152])/[.C152]" office:value-type="float" office:value="-0.0181627663290256" calcext:value-type="float">
            <text:p>-0.01816276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28/2015</text:p>
          </table:table-cell>
          <table:table-cell office:value-type="float" office:value="1451260800" calcext:value-type="float">
            <text:p>1451260800</text:p>
          </table:table-cell>
          <table:table-cell office:value-type="float" office:value="8.532" calcext:value-type="float">
            <text:p>8.532</text:p>
          </table:table-cell>
          <table:table-cell/>
          <table:table-cell table:formula="of:=([.C166]-[.C153])/[.C153]" office:value-type="float" office:value="-0.0228551336146273" calcext:value-type="float">
            <text:p>-0.02285513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29/2015</text:p>
          </table:table-cell>
          <table:table-cell office:value-type="float" office:value="1451347200" calcext:value-type="float">
            <text:p>1451347200</text:p>
          </table:table-cell>
          <table:table-cell office:value-type="float" office:value="8.605" calcext:value-type="float">
            <text:p>8.605</text:p>
          </table:table-cell>
          <table:table-cell/>
          <table:table-cell table:formula="of:=([.C167]-[.C154])/[.C154]" office:value-type="float" office:value="0.0259151656013944" calcext:value-type="float">
            <text:p>0.02591516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30/2015</text:p>
          </table:table-cell>
          <table:table-cell office:value-type="float" office:value="1451433600" calcext:value-type="float">
            <text:p>1451433600</text:p>
          </table:table-cell>
          <table:table-cell office:value-type="float" office:value="8.478" calcext:value-type="float">
            <text:p>8.478</text:p>
          </table:table-cell>
          <table:table-cell/>
          <table:table-cell table:formula="of:=([.C168]-[.C155])/[.C155]" office:value-type="float" office:value="0.0485963670677047" calcext:value-type="float">
            <text:p>0.04859636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31/2015</text:p>
          </table:table-cell>
          <table:table-cell office:value-type="float" office:value="1451520000" calcext:value-type="float">
            <text:p>1451520000</text:p>
          </table:table-cell>
          <table:table-cell office:value-type="float" office:value="8.543" calcext:value-type="float">
            <text:p>8.543</text:p>
          </table:table-cell>
          <table:table-cell/>
          <table:table-cell table:formula="of:=([.C169]-[.C156])/[.C156]" office:value-type="float" office:value="-0.00690623902610316" calcext:value-type="float">
            <text:p>-0.0069062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1/2016</text:p>
          </table:table-cell>
          <table:table-cell office:value-type="float" office:value="1451606400" calcext:value-type="float">
            <text:p>1451606400</text:p>
          </table:table-cell>
          <table:table-cell office:value-type="float" office:value="8.547" calcext:value-type="float">
            <text:p>8.547</text:p>
          </table:table-cell>
          <table:table-cell/>
          <table:table-cell table:formula="of:=([.C170]-[.C157])/[.C157]" office:value-type="float" office:value="0.0219960219960219" calcext:value-type="float">
            <text:p>0.021996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2/2016</text:p>
          </table:table-cell>
          <table:table-cell office:value-type="float" office:value="1451692800" calcext:value-type="float">
            <text:p>1451692800</text:p>
          </table:table-cell>
          <table:table-cell office:value-type="float" office:value="8.147" calcext:value-type="float">
            <text:p>8.147</text:p>
          </table:table-cell>
          <table:table-cell/>
          <table:table-cell table:formula="of:=([.C171]-[.C158])/[.C158]" office:value-type="float" office:value="0.104210138701362" calcext:value-type="float">
            <text:p>0.10421013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3/2016</text:p>
          </table:table-cell>
          <table:table-cell office:value-type="float" office:value="1451779200" calcext:value-type="float">
            <text:p>1451779200</text:p>
          </table:table-cell>
          <table:table-cell office:value-type="float" office:value="8.312" calcext:value-type="float">
            <text:p>8.312</text:p>
          </table:table-cell>
          <table:table-cell/>
          <table:table-cell table:formula="of:=([.C172]-[.C159])/[.C159]" office:value-type="float" office:value="0.107074109720886" calcext:value-type="float">
            <text:p>0.10707410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4/2016</text:p>
          </table:table-cell>
          <table:table-cell office:value-type="float" office:value="1451865600" calcext:value-type="float">
            <text:p>1451865600</text:p>
          </table:table-cell>
          <table:table-cell office:value-type="float" office:value="8.334" calcext:value-type="float">
            <text:p>8.334</text:p>
          </table:table-cell>
          <table:table-cell/>
          <table:table-cell table:formula="of:=([.C173]-[.C160])/[.C160]" office:value-type="float" office:value="0.0880729541636669" calcext:value-type="float">
            <text:p>0.08807295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5/2016</text:p>
          </table:table-cell>
          <table:table-cell office:value-type="float" office:value="1451952000" calcext:value-type="float">
            <text:p>1451952000</text:p>
          </table:table-cell>
          <table:table-cell office:value-type="float" office:value="8.306" calcext:value-type="float">
            <text:p>8.306</text:p>
          </table:table-cell>
          <table:table-cell/>
          <table:table-cell table:formula="of:=([.C174]-[.C161])/[.C161]" office:value-type="float" office:value="0.138213339754395" calcext:value-type="float">
            <text:p>0.13821333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6/2016</text:p>
          </table:table-cell>
          <table:table-cell office:value-type="float" office:value="1452038400" calcext:value-type="float">
            <text:p>1452038400</text:p>
          </table:table-cell>
          <table:table-cell office:value-type="float" office:value="8.423" calcext:value-type="float">
            <text:p>8.423</text:p>
          </table:table-cell>
          <table:table-cell/>
          <table:table-cell table:formula="of:=([.C175]-[.C162])/[.C162]" office:value-type="float" office:value="0.132494360679093" calcext:value-type="float">
            <text:p>0.13249436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7/2016</text:p>
          </table:table-cell>
          <table:table-cell office:value-type="float" office:value="1452124800" calcext:value-type="float">
            <text:p>1452124800</text:p>
          </table:table-cell>
          <table:table-cell office:value-type="float" office:value="8.21" calcext:value-type="float">
            <text:p>8.21</text:p>
          </table:table-cell>
          <table:table-cell/>
          <table:table-cell table:formula="of:=([.C176]-[.C163])/[.C163]" office:value-type="float" office:value="0.146650426309379" calcext:value-type="float">
            <text:p>0.14665042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8/2016</text:p>
          </table:table-cell>
          <table:table-cell office:value-type="float" office:value="1452211200" calcext:value-type="float">
            <text:p>1452211200</text:p>
          </table:table-cell>
          <table:table-cell office:value-type="float" office:value="8.302" calcext:value-type="float">
            <text:p>8.302</text:p>
          </table:table-cell>
          <table:table-cell/>
          <table:table-cell table:formula="of:=([.C177]-[.C164])/[.C164]" office:value-type="float" office:value="0.156106962177789" calcext:value-type="float">
            <text:p>0.15610696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9/2016</text:p>
          </table:table-cell>
          <table:table-cell office:value-type="float" office:value="1452297600" calcext:value-type="float">
            <text:p>1452297600</text:p>
          </table:table-cell>
          <table:table-cell office:value-type="float" office:value="8.433" calcext:value-type="float">
            <text:p>8.433</text:p>
          </table:table-cell>
          <table:table-cell/>
          <table:table-cell table:formula="of:=([.C178]-[.C165])/[.C165]" office:value-type="float" office:value="0.173603699750978" calcext:value-type="float">
            <text:p>0.17360369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10/2016</text:p>
          </table:table-cell>
          <table:table-cell office:value-type="float" office:value="1452384000" calcext:value-type="float">
            <text:p>1452384000</text:p>
          </table:table-cell>
          <table:table-cell office:value-type="float" office:value="8.337" calcext:value-type="float">
            <text:p>8.337</text:p>
          </table:table-cell>
          <table:table-cell/>
          <table:table-cell table:formula="of:=([.C179]-[.C166])/[.C166]" office:value-type="float" office:value="0.206549118387909" calcext:value-type="float">
            <text:p>0.2065491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11/2016</text:p>
          </table:table-cell>
          <table:table-cell office:value-type="float" office:value="1452470400" calcext:value-type="float">
            <text:p>1452470400</text:p>
          </table:table-cell>
          <table:table-cell office:value-type="float" office:value="8.828" calcext:value-type="float">
            <text:p>8.828</text:p>
          </table:table-cell>
          <table:table-cell/>
          <table:table-cell table:formula="of:=([.C180]-[.C167])/[.C167]" office:value-type="float" office:value="0.147825101948346" calcext:value-type="float">
            <text:p>0.14782510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12/2016</text:p>
          </table:table-cell>
          <table:table-cell office:value-type="float" office:value="1452556800" calcext:value-type="float">
            <text:p>1452556800</text:p>
          </table:table-cell>
          <table:table-cell office:value-type="float" office:value="8.89" calcext:value-type="float">
            <text:p>8.89</text:p>
          </table:table-cell>
          <table:table-cell/>
          <table:table-cell table:formula="of:=([.C181]-[.C168])/[.C168]" office:value-type="float" office:value="0.161979752530934" calcext:value-type="float">
            <text:p>0.16197975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13/2016</text:p>
          </table:table-cell>
          <table:table-cell office:value-type="float" office:value="1452643200" calcext:value-type="float">
            <text:p>1452643200</text:p>
          </table:table-cell>
          <table:table-cell office:value-type="float" office:value="8.484" calcext:value-type="float">
            <text:p>8.484</text:p>
          </table:table-cell>
          <table:table-cell/>
          <table:table-cell table:formula="of:=([.C182]-[.C169])/[.C169]" office:value-type="float" office:value="0.250707213578501" calcext:value-type="float">
            <text:p>0.2507072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14/2016</text:p>
          </table:table-cell>
          <table:table-cell office:value-type="float" office:value="1452729600" calcext:value-type="float">
            <text:p>1452729600</text:p>
          </table:table-cell>
          <table:table-cell office:value-type="float" office:value="8.735" calcext:value-type="float">
            <text:p>8.735</text:p>
          </table:table-cell>
          <table:table-cell/>
          <table:table-cell table:formula="of:=([.C183]-[.C170])/[.C170]" office:value-type="float" office:value="0.238694905552376" calcext:value-type="float">
            <text:p>0.23869490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15/2016</text:p>
          </table:table-cell>
          <table:table-cell office:value-type="float" office:value="1452816000" calcext:value-type="float">
            <text:p>1452816000</text:p>
          </table:table-cell>
          <table:table-cell office:value-type="float" office:value="8.996" calcext:value-type="float">
            <text:p>8.996</text:p>
          </table:table-cell>
          <table:table-cell/>
          <table:table-cell table:formula="of:=([.C184]-[.C171])/[.C171]" office:value-type="float" office:value="0.161516229435304" calcext:value-type="float">
            <text:p>0.16151622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16/2016</text:p>
          </table:table-cell>
          <table:table-cell office:value-type="float" office:value="1452902400" calcext:value-type="float">
            <text:p>1452902400</text:p>
          </table:table-cell>
          <table:table-cell office:value-type="float" office:value="9.202" calcext:value-type="float">
            <text:p>9.202</text:p>
          </table:table-cell>
          <table:table-cell/>
          <table:table-cell table:formula="of:=([.C185]-[.C172])/[.C172]" office:value-type="float" office:value="0.182677678765486" calcext:value-type="float">
            <text:p>0.18267767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17/2016</text:p>
          </table:table-cell>
          <table:table-cell office:value-type="float" office:value="1452988800" calcext:value-type="float">
            <text:p>1452988800</text:p>
          </table:table-cell>
          <table:table-cell office:value-type="float" office:value="9.068" calcext:value-type="float">
            <text:p>9.068</text:p>
          </table:table-cell>
          <table:table-cell/>
          <table:table-cell table:formula="of:=([.C186]-[.C173])/[.C173]" office:value-type="float" office:value="0.199382443758271" calcext:value-type="float">
            <text:p>0.19938244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18/2016</text:p>
          </table:table-cell>
          <table:table-cell office:value-type="float" office:value="1453075200" calcext:value-type="float">
            <text:p>1453075200</text:p>
          </table:table-cell>
          <table:table-cell office:value-type="float" office:value="9.454" calcext:value-type="float">
            <text:p>9.454</text:p>
          </table:table-cell>
          <table:table-cell/>
          <table:table-cell table:formula="of:=([.C187]-[.C174])/[.C174]" office:value-type="float" office:value="0.131372963824836" calcext:value-type="float">
            <text:p>0.13137296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19/2016</text:p>
          </table:table-cell>
          <table:table-cell office:value-type="float" office:value="1453161600" calcext:value-type="float">
            <text:p>1453161600</text:p>
          </table:table-cell>
          <table:table-cell office:value-type="float" office:value="9.539" calcext:value-type="float">
            <text:p>9.539</text:p>
          </table:table-cell>
          <table:table-cell/>
          <table:table-cell table:formula="of:=([.C188]-[.C175])/[.C175]" office:value-type="float" office:value="0.144459586958801" calcext:value-type="float">
            <text:p>0.1444595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20/2016</text:p>
          </table:table-cell>
          <table:table-cell office:value-type="float" office:value="1453248000" calcext:value-type="float">
            <text:p>1453248000</text:p>
          </table:table-cell>
          <table:table-cell office:value-type="float" office:value="9.414" calcext:value-type="float">
            <text:p>9.414</text:p>
          </table:table-cell>
          <table:table-cell/>
          <table:table-cell table:formula="of:=([.C189]-[.C176])/[.C176]" office:value-type="float" office:value="0.133843212237094" calcext:value-type="float">
            <text:p>0.13384321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21/2016</text:p>
          </table:table-cell>
          <table:table-cell office:value-type="float" office:value="1453334400" calcext:value-type="float">
            <text:p>1453334400</text:p>
          </table:table-cell>
          <table:table-cell office:value-type="float" office:value="9.598" calcext:value-type="float">
            <text:p>9.598</text:p>
          </table:table-cell>
          <table:table-cell/>
          <table:table-cell table:formula="of:=([.C190]-[.C177])/[.C177]" office:value-type="float" office:value="0.131173161075224" calcext:value-type="float">
            <text:p>0.13117316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22/2016</text:p>
          </table:table-cell>
          <table:table-cell office:value-type="float" office:value="1453420800" calcext:value-type="float">
            <text:p>1453420800</text:p>
          </table:table-cell>
          <table:table-cell office:value-type="float" office:value="9.897" calcext:value-type="float">
            <text:p>9.897</text:p>
          </table:table-cell>
          <table:table-cell/>
          <table:table-cell table:formula="of:=([.C191]-[.C178])/[.C178]" office:value-type="float" office:value="0.122966555521875" calcext:value-type="float">
            <text:p>0.12296655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23/2016</text:p>
          </table:table-cell>
          <table:table-cell office:value-type="float" office:value="1453507200" calcext:value-type="float">
            <text:p>1453507200</text:p>
          </table:table-cell>
          <table:table-cell office:value-type="float" office:value="10.059" calcext:value-type="float">
            <text:p>10.059</text:p>
          </table:table-cell>
          <table:table-cell/>
          <table:table-cell table:formula="of:=([.C192]-[.C179])/[.C179]" office:value-type="float" office:value="0.111044835470723" calcext:value-type="float">
            <text:p>0.11104483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24/2016</text:p>
          </table:table-cell>
          <table:table-cell office:value-type="float" office:value="1453593600" calcext:value-type="float">
            <text:p>1453593600</text:p>
          </table:table-cell>
          <table:table-cell office:value-type="float" office:value="10.133" calcext:value-type="float">
            <text:p>10.133</text:p>
          </table:table-cell>
          <table:table-cell/>
          <table:table-cell table:formula="of:=([.C193]-[.C180])/[.C180]" office:value-type="float" office:value="0.0724365933089906" calcext:value-type="float">
            <text:p>0.07243659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25/2016</text:p>
          </table:table-cell>
          <table:table-cell office:value-type="float" office:value="1453680000" calcext:value-type="float">
            <text:p>1453680000</text:p>
          </table:table-cell>
          <table:table-cell office:value-type="float" office:value="10.33" calcext:value-type="float">
            <text:p>10.33</text:p>
          </table:table-cell>
          <table:table-cell/>
          <table:table-cell table:formula="of:=([.C194]-[.C181])/[.C181]" office:value-type="float" office:value="0.069699903194579" calcext:value-type="float">
            <text:p>0.06969990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26/2016</text:p>
          </table:table-cell>
          <table:table-cell office:value-type="float" office:value="1453766400" calcext:value-type="float">
            <text:p>1453766400</text:p>
          </table:table-cell>
          <table:table-cell office:value-type="float" office:value="10.611" calcext:value-type="float">
            <text:p>10.611</text:p>
          </table:table-cell>
          <table:table-cell/>
          <table:table-cell table:formula="of:=([.C195]-[.C182])/[.C182]" office:value-type="float" office:value="0.0875506549806803" calcext:value-type="float">
            <text:p>0.0875506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27/2016</text:p>
          </table:table-cell>
          <table:table-cell office:value-type="float" office:value="1453852800" calcext:value-type="float">
            <text:p>1453852800</text:p>
          </table:table-cell>
          <table:table-cell office:value-type="float" office:value="10.82" calcext:value-type="float">
            <text:p>10.82</text:p>
          </table:table-cell>
          <table:table-cell/>
          <table:table-cell table:formula="of:=([.C196]-[.C183])/[.C183]" office:value-type="float" office:value="0.0392791127541589" calcext:value-type="float">
            <text:p>0.0392791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28/2016</text:p>
          </table:table-cell>
          <table:table-cell office:value-type="float" office:value="1453939200" calcext:value-type="float">
            <text:p>1453939200</text:p>
          </table:table-cell>
          <table:table-cell office:value-type="float" office:value="10.449" calcext:value-type="float">
            <text:p>10.449</text:p>
          </table:table-cell>
          <table:table-cell/>
          <table:table-cell table:formula="of:=([.C197]-[.C184])/[.C184]" office:value-type="float" office:value="0.115800555077041" calcext:value-type="float">
            <text:p>0.11580055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29/2016</text:p>
          </table:table-cell>
          <table:table-cell office:value-type="float" office:value="1454025600" calcext:value-type="float">
            <text:p>1454025600</text:p>
          </table:table-cell>
          <table:table-cell office:value-type="float" office:value="10.883" calcext:value-type="float">
            <text:p>10.883</text:p>
          </table:table-cell>
          <table:table-cell/>
          <table:table-cell table:formula="of:=([.C198]-[.C185])/[.C185]" office:value-type="float" office:value="0.102085821924102" calcext:value-type="float">
            <text:p>0.10208582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30/2016</text:p>
          </table:table-cell>
          <table:table-cell office:value-type="float" office:value="1454112000" calcext:value-type="float">
            <text:p>1454112000</text:p>
          </table:table-cell>
          <table:table-cell office:value-type="float" office:value="10.876" calcext:value-type="float">
            <text:p>10.876</text:p>
          </table:table-cell>
          <table:table-cell/>
          <table:table-cell table:formula="of:=([.C199]-[.C186])/[.C186]" office:value-type="float" office:value="0.0622471496873852" calcext:value-type="float">
            <text:p>0.06224714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31/2016</text:p>
          </table:table-cell>
          <table:table-cell office:value-type="float" office:value="1454198400" calcext:value-type="float">
            <text:p>1454198400</text:p>
          </table:table-cell>
          <table:table-cell office:value-type="float" office:value="10.696" calcext:value-type="float">
            <text:p>10.696</text:p>
          </table:table-cell>
          <table:table-cell/>
          <table:table-cell table:formula="of:=([.C200]-[.C187])/[.C187]" office:value-type="float" office:value="0.130983545250561" calcext:value-type="float">
            <text:p>0.13098354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1/2016</text:p>
          </table:table-cell>
          <table:table-cell office:value-type="float" office:value="1454284800" calcext:value-type="float">
            <text:p>1454284800</text:p>
          </table:table-cell>
          <table:table-cell office:value-type="float" office:value="10.917" calcext:value-type="float">
            <text:p>10.917</text:p>
          </table:table-cell>
          <table:table-cell/>
          <table:table-cell table:formula="of:=([.C201]-[.C188])/[.C188]" office:value-type="float" office:value="0.144728405239535" calcext:value-type="float">
            <text:p>0.14472840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2/2016</text:p>
          </table:table-cell>
          <table:table-cell office:value-type="float" office:value="1454371200" calcext:value-type="float">
            <text:p>1454371200</text:p>
          </table:table-cell>
          <table:table-cell office:value-type="float" office:value="10.674" calcext:value-type="float">
            <text:p>10.674</text:p>
          </table:table-cell>
          <table:table-cell/>
          <table:table-cell table:formula="of:=([.C202]-[.C189])/[.C189]" office:value-type="float" office:value="0.206201986134533" calcext:value-type="float">
            <text:p>0.2062019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3/2016</text:p>
          </table:table-cell>
          <table:table-cell office:value-type="float" office:value="1454457600" calcext:value-type="float">
            <text:p>1454457600</text:p>
          </table:table-cell>
          <table:table-cell office:value-type="float" office:value="10.857" calcext:value-type="float">
            <text:p>10.857</text:p>
          </table:table-cell>
          <table:table-cell/>
          <table:table-cell table:formula="of:=([.C203]-[.C190])/[.C190]" office:value-type="float" office:value="0.16938380768168" calcext:value-type="float">
            <text:p>0.16938380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4/2016</text:p>
          </table:table-cell>
          <table:table-cell office:value-type="float" office:value="1454544000" calcext:value-type="float">
            <text:p>1454544000</text:p>
          </table:table-cell>
          <table:table-cell office:value-type="float" office:value="11.114" calcext:value-type="float">
            <text:p>11.114</text:p>
          </table:table-cell>
          <table:table-cell/>
          <table:table-cell table:formula="of:=([.C204]-[.C191])/[.C191]" office:value-type="float" office:value="0.144682382580529" calcext:value-type="float">
            <text:p>0.14468238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5/2016</text:p>
          </table:table-cell>
          <table:table-cell office:value-type="float" office:value="1454630400" calcext:value-type="float">
            <text:p>1454630400</text:p>
          </table:table-cell>
          <table:table-cell office:value-type="float" office:value="11.176" calcext:value-type="float">
            <text:p>11.176</text:p>
          </table:table-cell>
          <table:table-cell/>
          <table:table-cell table:formula="of:=([.C205]-[.C192])/[.C192]" office:value-type="float" office:value="0.0900143163922692" calcext:value-type="float">
            <text:p>0.09001431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6/2016</text:p>
          </table:table-cell>
          <table:table-cell office:value-type="float" office:value="1454716800" calcext:value-type="float">
            <text:p>1454716800</text:p>
          </table:table-cell>
          <table:table-cell office:value-type="float" office:value="10.867" calcext:value-type="float">
            <text:p>10.867</text:p>
          </table:table-cell>
          <table:table-cell/>
          <table:table-cell table:formula="of:=([.C206]-[.C193])/[.C193]" office:value-type="float" office:value="0.164166743351431" calcext:value-type="float">
            <text:p>0.16416674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7/2016</text:p>
          </table:table-cell>
          <table:table-cell office:value-type="float" office:value="1454803200" calcext:value-type="float">
            <text:p>1454803200</text:p>
          </table:table-cell>
          <table:table-cell office:value-type="float" office:value="11.05" calcext:value-type="float">
            <text:p>11.05</text:p>
          </table:table-cell>
          <table:table-cell/>
          <table:table-cell table:formula="of:=([.C207]-[.C194])/[.C194]" office:value-type="float" office:value="0.159638009049774" calcext:value-type="float">
            <text:p>0.1596380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8/2016</text:p>
          </table:table-cell>
          <table:table-cell office:value-type="float" office:value="1454889600" calcext:value-type="float">
            <text:p>1454889600</text:p>
          </table:table-cell>
          <table:table-cell office:value-type="float" office:value="11.54" calcext:value-type="float">
            <text:p>11.54</text:p>
          </table:table-cell>
          <table:table-cell/>
          <table:table-cell table:formula="of:=([.C208]-[.C195])/[.C195]" office:value-type="float" office:value="0.122963604852686" calcext:value-type="float">
            <text:p>0.12296360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9/2016</text:p>
          </table:table-cell>
          <table:table-cell office:value-type="float" office:value="1454976000" calcext:value-type="float">
            <text:p>1454976000</text:p>
          </table:table-cell>
          <table:table-cell office:value-type="float" office:value="11.245" calcext:value-type="float">
            <text:p>11.245</text:p>
          </table:table-cell>
          <table:table-cell/>
          <table:table-cell table:formula="of:=([.C209]-[.C196])/[.C196]" office:value-type="float" office:value="0.194486438417074" calcext:value-type="float">
            <text:p>0.19448643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10/2016</text:p>
          </table:table-cell>
          <table:table-cell office:value-type="float" office:value="1455062400" calcext:value-type="float">
            <text:p>1455062400</text:p>
          </table:table-cell>
          <table:table-cell office:value-type="float" office:value="11.659" calcext:value-type="float">
            <text:p>11.659</text:p>
          </table:table-cell>
          <table:table-cell/>
          <table:table-cell table:formula="of:=([.C210]-[.C197])/[.C197]" office:value-type="float" office:value="0.182262629728107" calcext:value-type="float">
            <text:p>0.18226262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11/2016</text:p>
          </table:table-cell>
          <table:table-cell office:value-type="float" office:value="1455148800" calcext:value-type="float">
            <text:p>1455148800</text:p>
          </table:table-cell>
          <table:table-cell office:value-type="float" office:value="11.994" calcext:value-type="float">
            <text:p>11.994</text:p>
          </table:table-cell>
          <table:table-cell/>
          <table:table-cell table:formula="of:=([.C211]-[.C198])/[.C198]" office:value-type="float" office:value="0.135817908954477" calcext:value-type="float">
            <text:p>0.1358179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12/2016</text:p>
          </table:table-cell>
          <table:table-cell office:value-type="float" office:value="1455235200" calcext:value-type="float">
            <text:p>1455235200</text:p>
          </table:table-cell>
          <table:table-cell office:value-type="float" office:value="11.553" calcext:value-type="float">
            <text:p>11.553</text:p>
          </table:table-cell>
          <table:table-cell/>
          <table:table-cell table:formula="of:=([.C212]-[.C199])/[.C199]" office:value-type="float" office:value="0.174932917856834" calcext:value-type="float">
            <text:p>0.17493291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13/2016</text:p>
          </table:table-cell>
          <table:table-cell office:value-type="float" office:value="1455321600" calcext:value-type="float">
            <text:p>1455321600</text:p>
          </table:table-cell>
          <table:table-cell office:value-type="float" office:value="12.097" calcext:value-type="float">
            <text:p>12.097</text:p>
          </table:table-cell>
          <table:table-cell/>
          <table:table-cell table:formula="of:=([.C213]-[.C200])/[.C200]" office:value-type="float" office:value="0.16136232123667" calcext:value-type="float">
            <text:p>0.16136232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14/2016</text:p>
          </table:table-cell>
          <table:table-cell office:value-type="float" office:value="1455408000" calcext:value-type="float">
            <text:p>1455408000</text:p>
          </table:table-cell>
          <table:table-cell office:value-type="float" office:value="12.497" calcext:value-type="float">
            <text:p>12.497</text:p>
          </table:table-cell>
          <table:table-cell/>
          <table:table-cell table:formula="of:=([.C214]-[.C201])/[.C201]" office:value-type="float" office:value="0.165479715131632" calcext:value-type="float">
            <text:p>0.16547971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15/2016</text:p>
          </table:table-cell>
          <table:table-cell office:value-type="float" office:value="1455494400" calcext:value-type="float">
            <text:p>1455494400</text:p>
          </table:table-cell>
          <table:table-cell office:value-type="float" office:value="12.875" calcext:value-type="float">
            <text:p>12.875</text:p>
          </table:table-cell>
          <table:table-cell/>
          <table:table-cell table:formula="of:=([.C215]-[.C202])/[.C202]" office:value-type="float" office:value="0.144621359223301" calcext:value-type="float">
            <text:p>0.14462135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16/2016</text:p>
          </table:table-cell>
          <table:table-cell office:value-type="float" office:value="1455580800" calcext:value-type="float">
            <text:p>1455580800</text:p>
          </table:table-cell>
          <table:table-cell office:value-type="float" office:value="12.696" calcext:value-type="float">
            <text:p>12.696</text:p>
          </table:table-cell>
          <table:table-cell/>
          <table:table-cell table:formula="of:=([.C216]-[.C203])/[.C203]" office:value-type="float" office:value="0.176512287334594" calcext:value-type="float">
            <text:p>0.17651228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17/2016</text:p>
          </table:table-cell>
          <table:table-cell office:value-type="float" office:value="1455667200" calcext:value-type="float">
            <text:p>1455667200</text:p>
          </table:table-cell>
          <table:table-cell office:value-type="float" office:value="12.722" calcext:value-type="float">
            <text:p>12.722</text:p>
          </table:table-cell>
          <table:table-cell/>
          <table:table-cell table:formula="of:=([.C217]-[.C204])/[.C204]" office:value-type="float" office:value="0.136063512026411" calcext:value-type="float">
            <text:p>0.1360635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18/2016</text:p>
          </table:table-cell>
          <table:table-cell office:value-type="float" office:value="1455753600" calcext:value-type="float">
            <text:p>1455753600</text:p>
          </table:table-cell>
          <table:table-cell office:value-type="float" office:value="12.182" calcext:value-type="float">
            <text:p>12.182</text:p>
          </table:table-cell>
          <table:table-cell/>
          <table:table-cell table:formula="of:=([.C218]-[.C205])/[.C205]" office:value-type="float" office:value="0.230504022328025" calcext:value-type="float">
            <text:p>0.23050402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19/2016</text:p>
          </table:table-cell>
          <table:table-cell office:value-type="float" office:value="1455840000" calcext:value-type="float">
            <text:p>1455840000</text:p>
          </table:table-cell>
          <table:table-cell office:value-type="float" office:value="12.651" calcext:value-type="float">
            <text:p>12.651</text:p>
          </table:table-cell>
          <table:table-cell/>
          <table:table-cell table:formula="of:=([.C219]-[.C206])/[.C206]" office:value-type="float" office:value="0.233025057307723" calcext:value-type="float">
            <text:p>0.23302505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20/2016</text:p>
          </table:table-cell>
          <table:table-cell office:value-type="float" office:value="1455926400" calcext:value-type="float">
            <text:p>1455926400</text:p>
          </table:table-cell>
          <table:table-cell office:value-type="float" office:value="12.814" calcext:value-type="float">
            <text:p>12.814</text:p>
          </table:table-cell>
          <table:table-cell/>
          <table:table-cell table:formula="of:=([.C220]-[.C207])/[.C207]" office:value-type="float" office:value="0.259637896051194" calcext:value-type="float">
            <text:p>0.2596378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21/2016</text:p>
          </table:table-cell>
          <table:table-cell office:value-type="float" office:value="1456012800" calcext:value-type="float">
            <text:p>1456012800</text:p>
          </table:table-cell>
          <table:table-cell office:value-type="float" office:value="12.959" calcext:value-type="float">
            <text:p>12.959</text:p>
          </table:table-cell>
          <table:table-cell/>
          <table:table-cell table:formula="of:=([.C221]-[.C208])/[.C208]" office:value-type="float" office:value="0.271162898371788" calcext:value-type="float">
            <text:p>0.27116289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22/2016</text:p>
          </table:table-cell>
          <table:table-cell office:value-type="float" office:value="1456099200" calcext:value-type="float">
            <text:p>1456099200</text:p>
          </table:table-cell>
          <table:table-cell office:value-type="float" office:value="13.432" calcext:value-type="float">
            <text:p>13.432</text:p>
          </table:table-cell>
          <table:table-cell/>
          <table:table-cell table:formula="of:=([.C222]-[.C209])/[.C209]" office:value-type="float" office:value="0.291095890410959" calcext:value-type="float">
            <text:p>0.29109589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23/2016</text:p>
          </table:table-cell>
          <table:table-cell office:value-type="float" office:value="1456185600" calcext:value-type="float">
            <text:p>1456185600</text:p>
          </table:table-cell>
          <table:table-cell office:value-type="float" office:value="13.784" calcext:value-type="float">
            <text:p>13.784</text:p>
          </table:table-cell>
          <table:table-cell/>
          <table:table-cell table:formula="of:=([.C223]-[.C210])/[.C210]" office:value-type="float" office:value="0.245211839814277" calcext:value-type="float">
            <text:p>0.24521183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24/2016</text:p>
          </table:table-cell>
          <table:table-cell office:value-type="float" office:value="1456272000" calcext:value-type="float">
            <text:p>1456272000</text:p>
          </table:table-cell>
          <table:table-cell office:value-type="float" office:value="13.623" calcext:value-type="float">
            <text:p>13.623</text:p>
          </table:table-cell>
          <table:table-cell/>
          <table:table-cell table:formula="of:=([.C224]-[.C211])/[.C211]" office:value-type="float" office:value="0.284004991558394" calcext:value-type="float">
            <text:p>0.28400499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25/2016</text:p>
          </table:table-cell>
          <table:table-cell office:value-type="float" office:value="1456358400" calcext:value-type="float">
            <text:p>1456358400</text:p>
          </table:table-cell>
          <table:table-cell office:value-type="float" office:value="13.574" calcext:value-type="float">
            <text:p>13.574</text:p>
          </table:table-cell>
          <table:table-cell/>
          <table:table-cell table:formula="of:=([.C225]-[.C212])/[.C212]" office:value-type="float" office:value="0.316266391631059" calcext:value-type="float">
            <text:p>0.31626639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26/2016</text:p>
          </table:table-cell>
          <table:table-cell office:value-type="float" office:value="1456444800" calcext:value-type="float">
            <text:p>1456444800</text:p>
          </table:table-cell>
          <table:table-cell office:value-type="float" office:value="14.049" calcext:value-type="float">
            <text:p>14.049</text:p>
          </table:table-cell>
          <table:table-cell/>
          <table:table-cell table:formula="of:=([.C226]-[.C213])/[.C213]" office:value-type="float" office:value="0.281657057441811" calcext:value-type="float">
            <text:p>0.28165705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27/2016</text:p>
          </table:table-cell>
          <table:table-cell office:value-type="float" office:value="1456531200" calcext:value-type="float">
            <text:p>1456531200</text:p>
          </table:table-cell>
          <table:table-cell office:value-type="float" office:value="14.565" calcext:value-type="float">
            <text:p>14.565</text:p>
          </table:table-cell>
          <table:table-cell/>
          <table:table-cell table:formula="of:=([.C227]-[.C214])/[.C214]" office:value-type="float" office:value="0.28266392035702" calcext:value-type="float">
            <text:p>0.28266392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28/2016</text:p>
          </table:table-cell>
          <table:table-cell office:value-type="float" office:value="1456617600" calcext:value-type="float">
            <text:p>1456617600</text:p>
          </table:table-cell>
          <table:table-cell office:value-type="float" office:value="14.737" calcext:value-type="float">
            <text:p>14.737</text:p>
          </table:table-cell>
          <table:table-cell/>
          <table:table-cell table:formula="of:=([.C228]-[.C215])/[.C215]" office:value-type="float" office:value="0.333717853023003" calcext:value-type="float">
            <text:p>0.3337178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29/2016</text:p>
          </table:table-cell>
          <table:table-cell office:value-type="float" office:value="1456704000" calcext:value-type="float">
            <text:p>1456704000</text:p>
          </table:table-cell>
          <table:table-cell office:value-type="float" office:value="14.937" calcext:value-type="float">
            <text:p>14.937</text:p>
          </table:table-cell>
          <table:table-cell/>
          <table:table-cell table:formula="of:=([.C229]-[.C216])/[.C216]" office:value-type="float" office:value="0.348999129677981" calcext:value-type="float">
            <text:p>0.34899912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1/2016</text:p>
          </table:table-cell>
          <table:table-cell office:value-type="float" office:value="1456790400" calcext:value-type="float">
            <text:p>1456790400</text:p>
          </table:table-cell>
          <table:table-cell office:value-type="float" office:value="14.453" calcext:value-type="float">
            <text:p>14.453</text:p>
          </table:table-cell>
          <table:table-cell/>
          <table:table-cell table:formula="of:=([.C230]-[.C217])/[.C217]" office:value-type="float" office:value="0.388362277727807" calcext:value-type="float">
            <text:p>0.3883622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2/2016</text:p>
          </table:table-cell>
          <table:table-cell office:value-type="float" office:value="1456876800" calcext:value-type="float">
            <text:p>1456876800</text:p>
          </table:table-cell>
          <table:table-cell office:value-type="float" office:value="14.99" calcext:value-type="float">
            <text:p>14.99</text:p>
          </table:table-cell>
          <table:table-cell/>
          <table:table-cell table:formula="of:=([.C231]-[.C218])/[.C218]" office:value-type="float" office:value="0.172248165443629" calcext:value-type="float">
            <text:p>0.17224816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3/2016</text:p>
          </table:table-cell>
          <table:table-cell office:value-type="float" office:value="1456963200" calcext:value-type="float">
            <text:p>1456963200</text:p>
          </table:table-cell>
          <table:table-cell office:value-type="float" office:value="15.599" calcext:value-type="float">
            <text:p>15.599</text:p>
          </table:table-cell>
          <table:table-cell/>
          <table:table-cell table:formula="of:=([.C232]-[.C219])/[.C219]" office:value-type="float" office:value="0.139688441566767" calcext:value-type="float">
            <text:p>0.13968844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4/2016</text:p>
          </table:table-cell>
          <table:table-cell office:value-type="float" office:value="1457049600" calcext:value-type="float">
            <text:p>1457049600</text:p>
          </table:table-cell>
          <table:table-cell office:value-type="float" office:value="16.141" calcext:value-type="float">
            <text:p>16.141</text:p>
          </table:table-cell>
          <table:table-cell/>
          <table:table-cell table:formula="of:=([.C233]-[.C220])/[.C220]" office:value-type="float" office:value="0.117588749148132" calcext:value-type="float">
            <text:p>0.11758874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5/2016</text:p>
          </table:table-cell>
          <table:table-cell office:value-type="float" office:value="1457136000" calcext:value-type="float">
            <text:p>1457136000</text:p>
          </table:table-cell>
          <table:table-cell office:value-type="float" office:value="16.473" calcext:value-type="float">
            <text:p>16.473</text:p>
          </table:table-cell>
          <table:table-cell/>
          <table:table-cell table:formula="of:=([.C234]-[.C221])/[.C221]" office:value-type="float" office:value="0.110908759788745" calcext:value-type="float">
            <text:p>0.11090875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6/2016</text:p>
          </table:table-cell>
          <table:table-cell office:value-type="float" office:value="1457222400" calcext:value-type="float">
            <text:p>1457222400</text:p>
          </table:table-cell>
          <table:table-cell office:value-type="float" office:value="17.342" calcext:value-type="float">
            <text:p>17.342</text:p>
          </table:table-cell>
          <table:table-cell/>
          <table:table-cell table:formula="of:=([.C235]-[.C222])/[.C222]" office:value-type="float" office:value="0.0755391535001731" calcext:value-type="float">
            <text:p>0.07553915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7/2016</text:p>
          </table:table-cell>
          <table:table-cell office:value-type="float" office:value="1457308800" calcext:value-type="float">
            <text:p>1457308800</text:p>
          </table:table-cell>
          <table:table-cell office:value-type="float" office:value="17.164" calcext:value-type="float">
            <text:p>17.164</text:p>
          </table:table-cell>
          <table:table-cell/>
          <table:table-cell table:formula="of:=([.C236]-[.C223])/[.C223]" office:value-type="float" office:value="0.131612677697506" calcext:value-type="float">
            <text:p>0.1316126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8/2016</text:p>
          </table:table-cell>
          <table:table-cell office:value-type="float" office:value="1457395200" calcext:value-type="float">
            <text:p>1457395200</text:p>
          </table:table-cell>
          <table:table-cell office:value-type="float" office:value="17.492" calcext:value-type="float">
            <text:p>17.492</text:p>
          </table:table-cell>
          <table:table-cell/>
          <table:table-cell table:formula="of:=([.C237]-[.C224])/[.C224]" office:value-type="float" office:value="0.101589297964784" calcext:value-type="float">
            <text:p>0.1015892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9/2016</text:p>
          </table:table-cell>
          <table:table-cell office:value-type="float" office:value="1457481600" calcext:value-type="float">
            <text:p>1457481600</text:p>
          </table:table-cell>
          <table:table-cell office:value-type="float" office:value="17.867" calcext:value-type="float">
            <text:p>17.867</text:p>
          </table:table-cell>
          <table:table-cell/>
          <table:table-cell table:formula="of:=([.C238]-[.C225])/[.C225]" office:value-type="float" office:value="0.0952034476968714" calcext:value-type="float">
            <text:p>0.09520344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10/2016</text:p>
          </table:table-cell>
          <table:table-cell office:value-type="float" office:value="1457568000" calcext:value-type="float">
            <text:p>1457568000</text:p>
          </table:table-cell>
          <table:table-cell office:value-type="float" office:value="18.006" calcext:value-type="float">
            <text:p>18.006</text:p>
          </table:table-cell>
          <table:table-cell/>
          <table:table-cell table:formula="of:=([.C239]-[.C226])/[.C226]" office:value-type="float" office:value="0.0422081528379428" calcext:value-type="float">
            <text:p>0.04220815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11/2016</text:p>
          </table:table-cell>
          <table:table-cell office:value-type="float" office:value="1457654400" calcext:value-type="float">
            <text:p>1457654400</text:p>
          </table:table-cell>
          <table:table-cell office:value-type="float" office:value="18.682" calcext:value-type="float">
            <text:p>18.682</text:p>
          </table:table-cell>
          <table:table-cell/>
          <table:table-cell table:formula="of:=([.C240]-[.C227])/[.C227]" office:value-type="float" office:value="0.0598972272775934" calcext:value-type="float">
            <text:p>0.05989722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12/2016</text:p>
          </table:table-cell>
          <table:table-cell office:value-type="float" office:value="1457740800" calcext:value-type="float">
            <text:p>1457740800</text:p>
          </table:table-cell>
          <table:table-cell office:value-type="float" office:value="19.655" calcext:value-type="float">
            <text:p>19.655</text:p>
          </table:table-cell>
          <table:table-cell/>
          <table:table-cell table:formula="of:=([.C241]-[.C228])/[.C228]" office:value-type="float" office:value="0.0619180870007631" calcext:value-type="float">
            <text:p>0.0619180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13/2016</text:p>
          </table:table-cell>
          <table:table-cell office:value-type="float" office:value="1457827200" calcext:value-type="float">
            <text:p>1457827200</text:p>
          </table:table-cell>
          <table:table-cell office:value-type="float" office:value="20.15" calcext:value-type="float">
            <text:p>20.15</text:p>
          </table:table-cell>
          <table:table-cell/>
          <table:table-cell table:formula="of:=([.C242]-[.C229])/[.C229]" office:value-type="float" office:value="0.0627295285359803" calcext:value-type="float">
            <text:p>0.06272952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14/2016</text:p>
          </table:table-cell>
          <table:table-cell office:value-type="float" office:value="1457913600" calcext:value-type="float">
            <text:p>1457913600</text:p>
          </table:table-cell>
          <table:table-cell office:value-type="float" office:value="20.066" calcext:value-type="float">
            <text:p>20.066</text:p>
          </table:table-cell>
          <table:table-cell/>
          <table:table-cell table:formula="of:=([.C243]-[.C230])/[.C230]" office:value-type="float" office:value="0.0952357221170139" calcext:value-type="float">
            <text:p>0.09523572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15/2016</text:p>
          </table:table-cell>
          <table:table-cell office:value-type="float" office:value="1458000000" calcext:value-type="float">
            <text:p>1458000000</text:p>
          </table:table-cell>
          <table:table-cell office:value-type="float" office:value="17.572" calcext:value-type="float">
            <text:p>17.572</text:p>
          </table:table-cell>
          <table:table-cell/>
          <table:table-cell table:formula="of:=([.C244]-[.C231])/[.C231]" office:value-type="float" office:value="0.238788982472115" calcext:value-type="float">
            <text:p>0.23878898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16/2016</text:p>
          </table:table-cell>
          <table:table-cell office:value-type="float" office:value="1458086400" calcext:value-type="float">
            <text:p>1458086400</text:p>
          </table:table-cell>
          <table:table-cell office:value-type="float" office:value="17.778" calcext:value-type="float">
            <text:p>17.778</text:p>
          </table:table-cell>
          <table:table-cell/>
          <table:table-cell table:formula="of:=([.C245]-[.C232])/[.C232]" office:value-type="float" office:value="0.266396670041625" calcext:value-type="float">
            <text:p>0.26639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17/2016</text:p>
          </table:table-cell>
          <table:table-cell office:value-type="float" office:value="1458172800" calcext:value-type="float">
            <text:p>1458172800</text:p>
          </table:table-cell>
          <table:table-cell office:value-type="float" office:value="18.039" calcext:value-type="float">
            <text:p>18.039</text:p>
          </table:table-cell>
          <table:table-cell/>
          <table:table-cell table:formula="of:=([.C246]-[.C233])/[.C233]" office:value-type="float" office:value="0.265147735462054" calcext:value-type="float">
            <text:p>0.26514773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18/2016</text:p>
          </table:table-cell>
          <table:table-cell office:value-type="float" office:value="1458259200" calcext:value-type="float">
            <text:p>1458259200</text:p>
          </table:table-cell>
          <table:table-cell office:value-type="float" office:value="18.3" calcext:value-type="float">
            <text:p>18.3</text:p>
          </table:table-cell>
          <table:table-cell/>
          <table:table-cell table:formula="of:=([.C247]-[.C234])/[.C234]" office:value-type="float" office:value="0.305409836065574" calcext:value-type="float">
            <text:p>0.3054098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19/2016</text:p>
          </table:table-cell>
          <table:table-cell office:value-type="float" office:value="1458345600" calcext:value-type="float">
            <text:p>1458345600</text:p>
          </table:table-cell>
          <table:table-cell office:value-type="float" office:value="18.652" calcext:value-type="float">
            <text:p>18.652</text:p>
          </table:table-cell>
          <table:table-cell/>
          <table:table-cell table:formula="of:=([.C248]-[.C235])/[.C235]" office:value-type="float" office:value="0.273268282221745" calcext:value-type="float">
            <text:p>0.27326828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20/2016</text:p>
          </table:table-cell>
          <table:table-cell office:value-type="float" office:value="1458432000" calcext:value-type="float">
            <text:p>1458432000</text:p>
          </table:table-cell>
          <table:table-cell office:value-type="float" office:value="19.423" calcext:value-type="float">
            <text:p>19.423</text:p>
          </table:table-cell>
          <table:table-cell/>
          <table:table-cell table:formula="of:=([.C249]-[.C236])/[.C236]" office:value-type="float" office:value="0.210935488853421" calcext:value-type="float">
            <text:p>0.21093548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21/2016</text:p>
          </table:table-cell>
          <table:table-cell office:value-type="float" office:value="1458518400" calcext:value-type="float">
            <text:p>1458518400</text:p>
          </table:table-cell>
          <table:table-cell office:value-type="float" office:value="19.269" calcext:value-type="float">
            <text:p>19.269</text:p>
          </table:table-cell>
          <table:table-cell/>
          <table:table-cell table:formula="of:=([.C250]-[.C237])/[.C237]" office:value-type="float" office:value="0.26088535990451" calcext:value-type="float">
            <text:p>0.26088535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22/2016</text:p>
          </table:table-cell>
          <table:table-cell office:value-type="float" office:value="1458604800" calcext:value-type="float">
            <text:p>1458604800</text:p>
          </table:table-cell>
          <table:table-cell office:value-type="float" office:value="19.568" calcext:value-type="float">
            <text:p>19.568</text:p>
          </table:table-cell>
          <table:table-cell/>
          <table:table-cell table:formula="of:=([.C251]-[.C238])/[.C238]" office:value-type="float" office:value="0.290167620605069" calcext:value-type="float">
            <text:p>0.29016762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23/2016</text:p>
          </table:table-cell>
          <table:table-cell office:value-type="float" office:value="1458691200" calcext:value-type="float">
            <text:p>1458691200</text:p>
          </table:table-cell>
          <table:table-cell office:value-type="float" office:value="18.766" calcext:value-type="float">
            <text:p>18.766</text:p>
          </table:table-cell>
          <table:table-cell/>
          <table:table-cell table:formula="of:=([.C252]-[.C239])/[.C239]" office:value-type="float" office:value="0.369817755515294" calcext:value-type="float">
            <text:p>0.36981775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24/2016</text:p>
          </table:table-cell>
          <table:table-cell office:value-type="float" office:value="1458777600" calcext:value-type="float">
            <text:p>1458777600</text:p>
          </table:table-cell>
          <table:table-cell office:value-type="float" office:value="19.801" calcext:value-type="float">
            <text:p>19.801</text:p>
          </table:table-cell>
          <table:table-cell/>
          <table:table-cell table:formula="of:=([.C253]-[.C240])/[.C240]" office:value-type="float" office:value="0.296247664259381" calcext:value-type="float">
            <text:p>0.29624766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25/2016</text:p>
          </table:table-cell>
          <table:table-cell office:value-type="float" office:value="1458864000" calcext:value-type="float">
            <text:p>1458864000</text:p>
          </table:table-cell>
          <table:table-cell office:value-type="float" office:value="20.872" calcext:value-type="float">
            <text:p>20.872</text:p>
          </table:table-cell>
          <table:table-cell/>
          <table:table-cell table:formula="of:=([.C254]-[.C241])/[.C241]" office:value-type="float" office:value="0.180528938290533" calcext:value-type="float">
            <text:p>0.18052893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26/2016</text:p>
          </table:table-cell>
          <table:table-cell office:value-type="float" office:value="1458950400" calcext:value-type="float">
            <text:p>1458950400</text:p>
          </table:table-cell>
          <table:table-cell office:value-type="float" office:value="21.414" calcext:value-type="float">
            <text:p>21.414</text:p>
          </table:table-cell>
          <table:table-cell/>
          <table:table-cell table:formula="of:=([.C255]-[.C242])/[.C242]" office:value-type="float" office:value="0.220696740450173" calcext:value-type="float">
            <text:p>0.22069674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27/2016</text:p>
          </table:table-cell>
          <table:table-cell office:value-type="float" office:value="1459036800" calcext:value-type="float">
            <text:p>1459036800</text:p>
          </table:table-cell>
          <table:table-cell office:value-type="float" office:value="21.977" calcext:value-type="float">
            <text:p>21.977</text:p>
          </table:table-cell>
          <table:table-cell/>
          <table:table-cell table:formula="of:=([.C256]-[.C243])/[.C243]" office:value-type="float" office:value="0.221413295718251" calcext:value-type="float">
            <text:p>0.22141329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28/2016</text:p>
          </table:table-cell>
          <table:table-cell office:value-type="float" office:value="1459123200" calcext:value-type="float">
            <text:p>1459123200</text:p>
          </table:table-cell>
          <table:table-cell office:value-type="float" office:value="21.768" calcext:value-type="float">
            <text:p>21.768</text:p>
          </table:table-cell>
          <table:table-cell/>
          <table:table-cell table:formula="of:=([.C257]-[.C244])/[.C244]" office:value-type="float" office:value="0.244211686879823" calcext:value-type="float">
            <text:p>0.24421168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29/2016</text:p>
          </table:table-cell>
          <table:table-cell office:value-type="float" office:value="1459209600" calcext:value-type="float">
            <text:p>1459209600</text:p>
          </table:table-cell>
          <table:table-cell office:value-type="float" office:value="22.514" calcext:value-type="float">
            <text:p>22.514</text:p>
          </table:table-cell>
          <table:table-cell/>
          <table:table-cell table:formula="of:=([.C258]-[.C245])/[.C245]" office:value-type="float" office:value="0.199786799324865" calcext:value-type="float">
            <text:p>0.19978679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30/2016</text:p>
          </table:table-cell>
          <table:table-cell office:value-type="float" office:value="1459296000" calcext:value-type="float">
            <text:p>1459296000</text:p>
          </table:table-cell>
          <table:table-cell office:value-type="float" office:value="22.822" calcext:value-type="float">
            <text:p>22.822</text:p>
          </table:table-cell>
          <table:table-cell/>
          <table:table-cell table:formula="of:=([.C259]-[.C246])/[.C246]" office:value-type="float" office:value="0.143414249408466" calcext:value-type="float">
            <text:p>0.14341424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31/2016</text:p>
          </table:table-cell>
          <table:table-cell office:value-type="float" office:value="1459382400" calcext:value-type="float">
            <text:p>1459382400</text:p>
          </table:table-cell>
          <table:table-cell office:value-type="float" office:value="23.889" calcext:value-type="float">
            <text:p>23.889</text:p>
          </table:table-cell>
          <table:table-cell/>
          <table:table-cell table:formula="of:=([.C260]-[.C247])/[.C247]" office:value-type="float" office:value="0.140399346979781" calcext:value-type="float">
            <text:p>0.1403993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1/2016</text:p>
          </table:table-cell>
          <table:table-cell office:value-type="float" office:value="1459468800" calcext:value-type="float">
            <text:p>1459468800</text:p>
          </table:table-cell>
          <table:table-cell office:value-type="float" office:value="23.749" calcext:value-type="float">
            <text:p>23.749</text:p>
          </table:table-cell>
          <table:table-cell/>
          <table:table-cell table:formula="of:=([.C261]-[.C248])/[.C248]" office:value-type="float" office:value="0.159838308981431" calcext:value-type="float">
            <text:p>0.1598383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2/2016</text:p>
          </table:table-cell>
          <table:table-cell office:value-type="float" office:value="1459555200" calcext:value-type="float">
            <text:p>1459555200</text:p>
          </table:table-cell>
          <table:table-cell office:value-type="float" office:value="23.52" calcext:value-type="float">
            <text:p>23.52</text:p>
          </table:table-cell>
          <table:table-cell/>
          <table:table-cell table:formula="of:=([.C262]-[.C249])/[.C249]" office:value-type="float" office:value="0.203528911564626" calcext:value-type="float">
            <text:p>0.20352891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3/2016</text:p>
          </table:table-cell>
          <table:table-cell office:value-type="float" office:value="1459641600" calcext:value-type="float">
            <text:p>1459641600</text:p>
          </table:table-cell>
          <table:table-cell office:value-type="float" office:value="24.296" calcext:value-type="float">
            <text:p>24.296</text:p>
          </table:table-cell>
          <table:table-cell/>
          <table:table-cell table:formula="of:=([.C263]-[.C250])/[.C250]" office:value-type="float" office:value="0.188714191636483" calcext:value-type="float">
            <text:p>0.18871419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4/2016</text:p>
          </table:table-cell>
          <table:table-cell office:value-type="float" office:value="1459728000" calcext:value-type="float">
            <text:p>1459728000</text:p>
          </table:table-cell>
          <table:table-cell office:value-type="float" office:value="25.246" calcext:value-type="float">
            <text:p>25.246</text:p>
          </table:table-cell>
          <table:table-cell/>
          <table:table-cell table:formula="of:=([.C264]-[.C251])/[.C251]" office:value-type="float" office:value="0.117840449972273" calcext:value-type="float">
            <text:p>0.117840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5/2016</text:p>
          </table:table-cell>
          <table:table-cell office:value-type="float" office:value="1459814400" calcext:value-type="float">
            <text:p>1459814400</text:p>
          </table:table-cell>
          <table:table-cell office:value-type="float" office:value="25.706" calcext:value-type="float">
            <text:p>25.706</text:p>
          </table:table-cell>
          <table:table-cell/>
          <table:table-cell table:formula="of:=([.C265]-[.C252])/[.C252]" office:value-type="float" office:value="0.148525636038279" calcext:value-type="float">
            <text:p>0.1485256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6/2016</text:p>
          </table:table-cell>
          <table:table-cell office:value-type="float" office:value="1459900800" calcext:value-type="float">
            <text:p>1459900800</text:p>
          </table:table-cell>
          <table:table-cell office:value-type="float" office:value="25.667" calcext:value-type="float">
            <text:p>25.667</text:p>
          </table:table-cell>
          <table:table-cell/>
          <table:table-cell table:formula="of:=([.C266]-[.C253])/[.C253]" office:value-type="float" office:value="0.169945844859158" calcext:value-type="float">
            <text:p>0.16994584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7/2016</text:p>
          </table:table-cell>
          <table:table-cell office:value-type="float" office:value="1459987200" calcext:value-type="float">
            <text:p>1459987200</text:p>
          </table:table-cell>
          <table:table-cell office:value-type="float" office:value="24.64" calcext:value-type="float">
            <text:p>24.64</text:p>
          </table:table-cell>
          <table:table-cell/>
          <table:table-cell table:formula="of:=([.C267]-[.C254])/[.C254]" office:value-type="float" office:value="0.223863636363636" calcext:value-type="float">
            <text:p>0.22386363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8/2016</text:p>
          </table:table-cell>
          <table:table-cell office:value-type="float" office:value="1460073600" calcext:value-type="float">
            <text:p>1460073600</text:p>
          </table:table-cell>
          <table:table-cell office:value-type="float" office:value="26.14" calcext:value-type="float">
            <text:p>26.14</text:p>
          </table:table-cell>
          <table:table-cell/>
          <table:table-cell table:formula="of:=([.C268]-[.C255])/[.C255]" office:value-type="float" office:value="0.181025248661056" calcext:value-type="float">
            <text:p>0.18102524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9/2016</text:p>
          </table:table-cell>
          <table:table-cell office:value-type="float" office:value="1460160000" calcext:value-type="float">
            <text:p>1460160000</text:p>
          </table:table-cell>
          <table:table-cell office:value-type="float" office:value="26.843" calcext:value-type="float">
            <text:p>26.843</text:p>
          </table:table-cell>
          <table:table-cell/>
          <table:table-cell table:formula="of:=([.C269]-[.C256])/[.C256]" office:value-type="float" office:value="0.107923853518608" calcext:value-type="float">
            <text:p>0.10792385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10/2016</text:p>
          </table:table-cell>
          <table:table-cell office:value-type="float" office:value="1460246400" calcext:value-type="float">
            <text:p>1460246400</text:p>
          </table:table-cell>
          <table:table-cell office:value-type="float" office:value="27.084" calcext:value-type="float">
            <text:p>27.084</text:p>
          </table:table-cell>
          <table:table-cell/>
          <table:table-cell table:formula="of:=([.C270]-[.C257])/[.C257]" office:value-type="float" office:value="0.139750406143849" calcext:value-type="float">
            <text:p>0.13975040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11/2016</text:p>
          </table:table-cell>
          <table:table-cell office:value-type="float" office:value="1460332800" calcext:value-type="float">
            <text:p>1460332800</text:p>
          </table:table-cell>
          <table:table-cell office:value-type="float" office:value="27.012" calcext:value-type="float">
            <text:p>27.012</text:p>
          </table:table-cell>
          <table:table-cell/>
          <table:table-cell table:formula="of:=([.C271]-[.C258])/[.C258]" office:value-type="float" office:value="0.132977935732267" calcext:value-type="float">
            <text:p>0.13297793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12/2016</text:p>
          </table:table-cell>
          <table:table-cell office:value-type="float" office:value="1460419200" calcext:value-type="float">
            <text:p>1460419200</text:p>
          </table:table-cell>
          <table:table-cell office:value-type="float" office:value="26.095" calcext:value-type="float">
            <text:p>26.095</text:p>
          </table:table-cell>
          <table:table-cell/>
          <table:table-cell table:formula="of:=([.C272]-[.C259])/[.C259]" office:value-type="float" office:value="0.20804751868174" calcext:value-type="float">
            <text:p>0.20804751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13/2016</text:p>
          </table:table-cell>
          <table:table-cell office:value-type="float" office:value="1460505600" calcext:value-type="float">
            <text:p>1460505600</text:p>
          </table:table-cell>
          <table:table-cell office:value-type="float" office:value="27.243" calcext:value-type="float">
            <text:p>27.243</text:p>
          </table:table-cell>
          <table:table-cell/>
          <table:table-cell table:formula="of:=([.C273]-[.C260])/[.C260]" office:value-type="float" office:value="0.156003377014279" calcext:value-type="float">
            <text:p>0.1560033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14/2016</text:p>
          </table:table-cell>
          <table:table-cell office:value-type="float" office:value="1460592000" calcext:value-type="float">
            <text:p>1460592000</text:p>
          </table:table-cell>
          <table:table-cell office:value-type="float" office:value="27.545" calcext:value-type="float">
            <text:p>27.545</text:p>
          </table:table-cell>
          <table:table-cell/>
          <table:table-cell table:formula="of:=([.C274]-[.C261])/[.C261]" office:value-type="float" office:value="0.128444363768379" calcext:value-type="float">
            <text:p>0.12844436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15/2016</text:p>
          </table:table-cell>
          <table:table-cell office:value-type="float" office:value="1460678400" calcext:value-type="float">
            <text:p>1460678400</text:p>
          </table:table-cell>
          <table:table-cell office:value-type="float" office:value="28.307" calcext:value-type="float">
            <text:p>28.307</text:p>
          </table:table-cell>
          <table:table-cell/>
          <table:table-cell table:formula="of:=([.C275]-[.C262])/[.C262]" office:value-type="float" office:value="0.131310276610026" calcext:value-type="float">
            <text:p>0.13131027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16/2016</text:p>
          </table:table-cell>
          <table:table-cell office:value-type="float" office:value="1460764800" calcext:value-type="float">
            <text:p>1460764800</text:p>
          </table:table-cell>
          <table:table-cell office:value-type="float" office:value="28.881" calcext:value-type="float">
            <text:p>28.881</text:p>
          </table:table-cell>
          <table:table-cell/>
          <table:table-cell table:formula="of:=([.C276]-[.C263])/[.C263]" office:value-type="float" office:value="0.130881894671237" calcext:value-type="float">
            <text:p>0.13088189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17/2016</text:p>
          </table:table-cell>
          <table:table-cell office:value-type="float" office:value="1460851200" calcext:value-type="float">
            <text:p>1460851200</text:p>
          </table:table-cell>
          <table:table-cell office:value-type="float" office:value="28.221" calcext:value-type="float">
            <text:p>28.221</text:p>
          </table:table-cell>
          <table:table-cell/>
          <table:table-cell table:formula="of:=([.C277]-[.C264])/[.C264]" office:value-type="float" office:value="0.194465114630949" calcext:value-type="float">
            <text:p>0.19446511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18/2016</text:p>
          </table:table-cell>
          <table:table-cell office:value-type="float" office:value="1460937600" calcext:value-type="float">
            <text:p>1460937600</text:p>
          </table:table-cell>
          <table:table-cell office:value-type="float" office:value="29.524" calcext:value-type="float">
            <text:p>29.524</text:p>
          </table:table-cell>
          <table:table-cell/>
          <table:table-cell table:formula="of:=([.C278]-[.C265])/[.C265]" office:value-type="float" office:value="0.167998916136025" calcext:value-type="float">
            <text:p>0.16799891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19/2016</text:p>
          </table:table-cell>
          <table:table-cell office:value-type="float" office:value="1461024000" calcext:value-type="float">
            <text:p>1461024000</text:p>
          </table:table-cell>
          <table:table-cell office:value-type="float" office:value="30.029" calcext:value-type="float">
            <text:p>30.029</text:p>
          </table:table-cell>
          <table:table-cell/>
          <table:table-cell table:formula="of:=([.C279]-[.C266])/[.C266]" office:value-type="float" office:value="0.0749941723001099" calcext:value-type="float">
            <text:p>0.07499417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20/2016</text:p>
          </table:table-cell>
          <table:table-cell office:value-type="float" office:value="1461110400" calcext:value-type="float">
            <text:p>1461110400</text:p>
          </table:table-cell>
          <table:table-cell office:value-type="float" office:value="30.156" calcext:value-type="float">
            <text:p>30.156</text:p>
          </table:table-cell>
          <table:table-cell/>
          <table:table-cell table:formula="of:=([.C280]-[.C267])/[.C267]" office:value-type="float" office:value="0.132842552062608" calcext:value-type="float">
            <text:p>0.13284255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21/2016</text:p>
          </table:table-cell>
          <table:table-cell office:value-type="float" office:value="1461196800" calcext:value-type="float">
            <text:p>1461196800</text:p>
          </table:table-cell>
          <table:table-cell office:value-type="float" office:value="30.872" calcext:value-type="float">
            <text:p>30.872</text:p>
          </table:table-cell>
          <table:table-cell/>
          <table:table-cell table:formula="of:=([.C281]-[.C268])/[.C268]" office:value-type="float" office:value="0.106698626587199" calcext:value-type="float">
            <text:p>0.10669862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22/2016</text:p>
          </table:table-cell>
          <table:table-cell office:value-type="float" office:value="1461283200" calcext:value-type="float">
            <text:p>1461283200</text:p>
          </table:table-cell>
          <table:table-cell office:value-type="float" office:value="29.74" calcext:value-type="float">
            <text:p>29.74</text:p>
          </table:table-cell>
          <table:table-cell/>
          <table:table-cell table:formula="of:=([.C282]-[.C269])/[.C269]" office:value-type="float" office:value="0.138937457969065" calcext:value-type="float">
            <text:p>0.1389374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23/2016</text:p>
          </table:table-cell>
          <table:table-cell office:value-type="float" office:value="1461369600" calcext:value-type="float">
            <text:p>1461369600</text:p>
          </table:table-cell>
          <table:table-cell office:value-type="float" office:value="30.869" calcext:value-type="float">
            <text:p>30.869</text:p>
          </table:table-cell>
          <table:table-cell/>
          <table:table-cell table:formula="of:=([.C283]-[.C270])/[.C270]" office:value-type="float" office:value="0.104052609413975" calcext:value-type="float">
            <text:p>0.10405260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24/2016</text:p>
          </table:table-cell>
          <table:table-cell office:value-type="float" office:value="1461456000" calcext:value-type="float">
            <text:p>1461456000</text:p>
          </table:table-cell>
          <table:table-cell office:value-type="float" office:value="30.604" calcext:value-type="float">
            <text:p>30.604</text:p>
          </table:table-cell>
          <table:table-cell/>
          <table:table-cell table:formula="of:=([.C284]-[.C271])/[.C271]" office:value-type="float" office:value="0.113743301529212" calcext:value-type="float">
            <text:p>0.1137433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25/2016</text:p>
          </table:table-cell>
          <table:table-cell office:value-type="float" office:value="1461542400" calcext:value-type="float">
            <text:p>1461542400</text:p>
          </table:table-cell>
          <table:table-cell office:value-type="float" office:value="31.524" calcext:value-type="float">
            <text:p>31.524</text:p>
          </table:table-cell>
          <table:table-cell/>
          <table:table-cell table:formula="of:=([.C285]-[.C272])/[.C272]" office:value-type="float" office:value="0.0932305544981601" calcext:value-type="float">
            <text:p>0.09323055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26/2016</text:p>
          </table:table-cell>
          <table:table-cell office:value-type="float" office:value="1461628800" calcext:value-type="float">
            <text:p>1461628800</text:p>
          </table:table-cell>
          <table:table-cell office:value-type="float" office:value="31.493" calcext:value-type="float">
            <text:p>31.493</text:p>
          </table:table-cell>
          <table:table-cell/>
          <table:table-cell table:formula="of:=([.C286]-[.C273])/[.C273]" office:value-type="float" office:value="0.107642968278665" calcext:value-type="float">
            <text:p>0.10764296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27/2016</text:p>
          </table:table-cell>
          <table:table-cell office:value-type="float" office:value="1461715200" calcext:value-type="float">
            <text:p>1461715200</text:p>
          </table:table-cell>
          <table:table-cell office:value-type="float" office:value="31.083" calcext:value-type="float">
            <text:p>31.083</text:p>
          </table:table-cell>
          <table:table-cell/>
          <table:table-cell table:formula="of:=([.C287]-[.C274])/[.C274]" office:value-type="float" office:value="0.148634301708329" calcext:value-type="float">
            <text:p>0.14863430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28/2016</text:p>
          </table:table-cell>
          <table:table-cell office:value-type="float" office:value="1461801600" calcext:value-type="float">
            <text:p>1461801600</text:p>
          </table:table-cell>
          <table:table-cell office:value-type="float" office:value="32.024" calcext:value-type="float">
            <text:p>32.024</text:p>
          </table:table-cell>
          <table:table-cell/>
          <table:table-cell table:formula="of:=([.C288]-[.C275])/[.C275]" office:value-type="float" office:value="0.0879340494629029" calcext:value-type="float">
            <text:p>0.08793404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29/2016</text:p>
          </table:table-cell>
          <table:table-cell office:value-type="float" office:value="1461888000" calcext:value-type="float">
            <text:p>1461888000</text:p>
          </table:table-cell>
          <table:table-cell office:value-type="float" office:value="32.661" calcext:value-type="float">
            <text:p>32.661</text:p>
          </table:table-cell>
          <table:table-cell/>
          <table:table-cell table:formula="of:=([.C289]-[.C276])/[.C276]" office:value-type="float" office:value="0.0596429992957962" calcext:value-type="float">
            <text:p>0.05964299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30/2016</text:p>
          </table:table-cell>
          <table:table-cell office:value-type="float" office:value="1461974400" calcext:value-type="float">
            <text:p>1461974400</text:p>
          </table:table-cell>
          <table:table-cell office:value-type="float" office:value="33.709" calcext:value-type="float">
            <text:p>33.709</text:p>
          </table:table-cell>
          <table:table-cell/>
          <table:table-cell table:formula="of:=([.C290]-[.C277])/[.C277]" office:value-type="float" office:value="0.092141564567326" calcext:value-type="float">
            <text:p>0.09214156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1/2016</text:p>
          </table:table-cell>
          <table:table-cell office:value-type="float" office:value="1462060800" calcext:value-type="float">
            <text:p>1462060800</text:p>
          </table:table-cell>
          <table:table-cell office:value-type="float" office:value="34.484" calcext:value-type="float">
            <text:p>34.484</text:p>
          </table:table-cell>
          <table:table-cell/>
          <table:table-cell table:formula="of:=([.C291]-[.C278])/[.C278]" office:value-type="float" office:value="0.0684955341607701" calcext:value-type="float">
            <text:p>0.06849553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2/2016</text:p>
          </table:table-cell>
          <table:table-cell office:value-type="float" office:value="1462147200" calcext:value-type="float">
            <text:p>1462147200</text:p>
          </table:table-cell>
          <table:table-cell office:value-type="float" office:value="32.281" calcext:value-type="float">
            <text:p>32.281</text:p>
          </table:table-cell>
          <table:table-cell/>
          <table:table-cell table:formula="of:=([.C292]-[.C279])/[.C279]" office:value-type="float" office:value="0.149747529506521" calcext:value-type="float">
            <text:p>0.14974752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3/2016</text:p>
          </table:table-cell>
          <table:table-cell office:value-type="float" office:value="1462233600" calcext:value-type="float">
            <text:p>1462233600</text:p>
          </table:table-cell>
          <table:table-cell office:value-type="float" office:value="34.162" calcext:value-type="float">
            <text:p>34.162</text:p>
          </table:table-cell>
          <table:table-cell/>
          <table:table-cell table:formula="of:=([.C293]-[.C280])/[.C280]" office:value-type="float" office:value="0.0941104150810843" calcext:value-type="float">
            <text:p>0.09411041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4/2016</text:p>
          </table:table-cell>
          <table:table-cell office:value-type="float" office:value="1462320000" calcext:value-type="float">
            <text:p>1462320000</text:p>
          </table:table-cell>
          <table:table-cell office:value-type="float" office:value="34.166" calcext:value-type="float">
            <text:p>34.166</text:p>
          </table:table-cell>
          <table:table-cell/>
          <table:table-cell table:formula="of:=([.C294]-[.C281])/[.C281]" office:value-type="float" office:value="0.0672305801088803" calcext:value-type="float">
            <text:p>0.06723058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5/2016</text:p>
          </table:table-cell>
          <table:table-cell office:value-type="float" office:value="1462406400" calcext:value-type="float">
            <text:p>1462406400</text:p>
          </table:table-cell>
          <table:table-cell office:value-type="float" office:value="33.872" calcext:value-type="float">
            <text:p>33.872</text:p>
          </table:table-cell>
          <table:table-cell/>
          <table:table-cell table:formula="of:=([.C295]-[.C282])/[.C282]" office:value-type="float" office:value="0.118947803495513" calcext:value-type="float">
            <text:p>0.11894780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6/2016</text:p>
          </table:table-cell>
          <table:table-cell office:value-type="float" office:value="1462492800" calcext:value-type="float">
            <text:p>1462492800</text:p>
          </table:table-cell>
          <table:table-cell office:value-type="float" office:value="34.081" calcext:value-type="float">
            <text:p>34.081</text:p>
          </table:table-cell>
          <table:table-cell/>
          <table:table-cell table:formula="of:=([.C296]-[.C283])/[.C283]" office:value-type="float" office:value="0.159502362019894" calcext:value-type="float">
            <text:p>0.1595023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7/2016</text:p>
          </table:table-cell>
          <table:table-cell office:value-type="float" office:value="1462579200" calcext:value-type="float">
            <text:p>1462579200</text:p>
          </table:table-cell>
          <table:table-cell office:value-type="float" office:value="34.085" calcext:value-type="float">
            <text:p>34.085</text:p>
          </table:table-cell>
          <table:table-cell/>
          <table:table-cell table:formula="of:=([.C297]-[.C284])/[.C284]" office:value-type="float" office:value="0.174944990465014" calcext:value-type="float">
            <text:p>0.17494499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8/2016</text:p>
          </table:table-cell>
          <table:table-cell office:value-type="float" office:value="1462665600" calcext:value-type="float">
            <text:p>1462665600</text:p>
          </table:table-cell>
          <table:table-cell office:value-type="float" office:value="34.463" calcext:value-type="float">
            <text:p>34.463</text:p>
          </table:table-cell>
          <table:table-cell/>
          <table:table-cell table:formula="of:=([.C298]-[.C285])/[.C285]" office:value-type="float" office:value="0.179670951455184" calcext:value-type="float">
            <text:p>0.17967095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9/2016</text:p>
          </table:table-cell>
          <table:table-cell office:value-type="float" office:value="1462752000" calcext:value-type="float">
            <text:p>1462752000</text:p>
          </table:table-cell>
          <table:table-cell office:value-type="float" office:value="34.883" calcext:value-type="float">
            <text:p>34.883</text:p>
          </table:table-cell>
          <table:table-cell/>
          <table:table-cell table:formula="of:=([.C299]-[.C286])/[.C286]" office:value-type="float" office:value="0.148381733222486" calcext:value-type="float">
            <text:p>0.14838173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10/2016</text:p>
          </table:table-cell>
          <table:table-cell office:value-type="float" office:value="1462838400" calcext:value-type="float">
            <text:p>1462838400</text:p>
          </table:table-cell>
          <table:table-cell office:value-type="float" office:value="35.703" calcext:value-type="float">
            <text:p>35.703</text:p>
          </table:table-cell>
          <table:table-cell/>
          <table:table-cell table:formula="of:=([.C300]-[.C287])/[.C287]" office:value-type="float" office:value="0.129652970338627" calcext:value-type="float">
            <text:p>0.12965297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11/2016</text:p>
          </table:table-cell>
          <table:table-cell office:value-type="float" office:value="1462924800" calcext:value-type="float">
            <text:p>1462924800</text:p>
          </table:table-cell>
          <table:table-cell office:value-type="float" office:value="34.84" calcext:value-type="float">
            <text:p>34.84</text:p>
          </table:table-cell>
          <table:table-cell/>
          <table:table-cell table:formula="of:=([.C301]-[.C288])/[.C288]" office:value-type="float" office:value="0.179822043628014" calcext:value-type="float">
            <text:p>0.17982204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12/2016</text:p>
          </table:table-cell>
          <table:table-cell office:value-type="float" office:value="1463011200" calcext:value-type="float">
            <text:p>1463011200</text:p>
          </table:table-cell>
          <table:table-cell office:value-type="float" office:value="34.609" calcext:value-type="float">
            <text:p>34.609</text:p>
          </table:table-cell>
          <table:table-cell/>
          <table:table-cell table:formula="of:=([.C302]-[.C289])/[.C289]" office:value-type="float" office:value="0.185125256436187" calcext:value-type="float">
            <text:p>0.18512525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13/2016</text:p>
          </table:table-cell>
          <table:table-cell office:value-type="float" office:value="1463097600" calcext:value-type="float">
            <text:p>1463097600</text:p>
          </table:table-cell>
          <table:table-cell office:value-type="float" office:value="36.815" calcext:value-type="float">
            <text:p>36.815</text:p>
          </table:table-cell>
          <table:table-cell/>
          <table:table-cell table:formula="of:=([.C303]-[.C290])/[.C290]" office:value-type="float" office:value="0.139481189732446" calcext:value-type="float">
            <text:p>0.13948118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14/2016</text:p>
          </table:table-cell>
          <table:table-cell office:value-type="float" office:value="1463184000" calcext:value-type="float">
            <text:p>1463184000</text:p>
          </table:table-cell>
          <table:table-cell office:value-type="float" office:value="36.846" calcext:value-type="float">
            <text:p>36.846</text:p>
          </table:table-cell>
          <table:table-cell/>
          <table:table-cell table:formula="of:=([.C304]-[.C291])/[.C291]" office:value-type="float" office:value="0.132877381533952" calcext:value-type="float">
            <text:p>0.1328773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15/2016</text:p>
          </table:table-cell>
          <table:table-cell office:value-type="float" office:value="1463270400" calcext:value-type="float">
            <text:p>1463270400</text:p>
          </table:table-cell>
          <table:table-cell office:value-type="float" office:value="37.115" calcext:value-type="float">
            <text:p>37.115</text:p>
          </table:table-cell>
          <table:table-cell/>
          <table:table-cell table:formula="of:=([.C305]-[.C292])/[.C292]" office:value-type="float" office:value="0.150586016435403" calcext:value-type="float">
            <text:p>0.15058601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16/2016</text:p>
          </table:table-cell>
          <table:table-cell office:value-type="float" office:value="1463356800" calcext:value-type="float">
            <text:p>1463356800</text:p>
          </table:table-cell>
          <table:table-cell office:value-type="float" office:value="37.377" calcext:value-type="float">
            <text:p>37.377</text:p>
          </table:table-cell>
          <table:table-cell/>
          <table:table-cell table:formula="of:=([.C306]-[.C293])/[.C293]" office:value-type="float" office:value="0.167001096931268" calcext:value-type="float">
            <text:p>0.16700109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17/2016</text:p>
          </table:table-cell>
          <table:table-cell office:value-type="float" office:value="1463443200" calcext:value-type="float">
            <text:p>1463443200</text:p>
          </table:table-cell>
          <table:table-cell office:value-type="float" office:value="36.463" calcext:value-type="float">
            <text:p>36.463</text:p>
          </table:table-cell>
          <table:table-cell/>
          <table:table-cell table:formula="of:=([.C307]-[.C294])/[.C294]" office:value-type="float" office:value="0.190028247812851" calcext:value-type="float">
            <text:p>0.19002824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18/2016</text:p>
          </table:table-cell>
          <table:table-cell office:value-type="float" office:value="1463529600" calcext:value-type="float">
            <text:p>1463529600</text:p>
          </table:table-cell>
          <table:table-cell office:value-type="float" office:value="37.901" calcext:value-type="float">
            <text:p>37.901</text:p>
          </table:table-cell>
          <table:table-cell/>
          <table:table-cell table:formula="of:=([.C308]-[.C295])/[.C295]" office:value-type="float" office:value="0.149996042320783" calcext:value-type="float">
            <text:p>0.1499960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19/2016</text:p>
          </table:table-cell>
          <table:table-cell office:value-type="float" office:value="1463616000" calcext:value-type="float">
            <text:p>1463616000</text:p>
          </table:table-cell>
          <table:table-cell office:value-type="float" office:value="39.517" calcext:value-type="float">
            <text:p>39.517</text:p>
          </table:table-cell>
          <table:table-cell/>
          <table:table-cell table:formula="of:=([.C309]-[.C296])/[.C296]" office:value-type="float" office:value="0.0628337171343978" calcext:value-type="float">
            <text:p>0.06283371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20/2016</text:p>
          </table:table-cell>
          <table:table-cell office:value-type="float" office:value="1463702400" calcext:value-type="float">
            <text:p>1463702400</text:p>
          </table:table-cell>
          <table:table-cell office:value-type="float" office:value="40.048" calcext:value-type="float">
            <text:p>40.048</text:p>
          </table:table-cell>
          <table:table-cell/>
          <table:table-cell table:formula="of:=([.C310]-[.C297])/[.C297]" office:value-type="float" office:value="0.0712894526568118" calcext:value-type="float">
            <text:p>0.07128945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21/2016</text:p>
          </table:table-cell>
          <table:table-cell office:value-type="float" office:value="1463788800" calcext:value-type="float">
            <text:p>1463788800</text:p>
          </table:table-cell>
          <table:table-cell office:value-type="float" office:value="40.655" calcext:value-type="float">
            <text:p>40.655</text:p>
          </table:table-cell>
          <table:table-cell/>
          <table:table-cell table:formula="of:=([.C311]-[.C298])/[.C298]" office:value-type="float" office:value="0.106678145369573" calcext:value-type="float">
            <text:p>0.10667814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22/2016</text:p>
          </table:table-cell>
          <table:table-cell office:value-type="float" office:value="1463875200" calcext:value-type="float">
            <text:p>1463875200</text:p>
          </table:table-cell>
          <table:table-cell office:value-type="float" office:value="40.059" calcext:value-type="float">
            <text:p>40.059</text:p>
          </table:table-cell>
          <table:table-cell/>
          <table:table-cell table:formula="of:=([.C312]-[.C299])/[.C299]" office:value-type="float" office:value="0.123318105793954" calcext:value-type="float">
            <text:p>0.12331810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23/2016</text:p>
          </table:table-cell>
          <table:table-cell office:value-type="float" office:value="1463961600" calcext:value-type="float">
            <text:p>1463961600</text:p>
          </table:table-cell>
          <table:table-cell office:value-type="float" office:value="40.332" calcext:value-type="float">
            <text:p>40.332</text:p>
          </table:table-cell>
          <table:table-cell/>
          <table:table-cell table:formula="of:=([.C313]-[.C300])/[.C300]" office:value-type="float" office:value="0.11278885252405" calcext:value-type="float">
            <text:p>0.11278885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24/2016</text:p>
          </table:table-cell>
          <table:table-cell office:value-type="float" office:value="1464048000" calcext:value-type="float">
            <text:p>1464048000</text:p>
          </table:table-cell>
          <table:table-cell office:value-type="float" office:value="41.105" calcext:value-type="float">
            <text:p>41.105</text:p>
          </table:table-cell>
          <table:table-cell/>
          <table:table-cell table:formula="of:=([.C314]-[.C301])/[.C301]" office:value-type="float" office:value="0.101520496289989" calcext:value-type="float">
            <text:p>0.10152049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25/2016</text:p>
          </table:table-cell>
          <table:table-cell office:value-type="float" office:value="1464134400" calcext:value-type="float">
            <text:p>1464134400</text:p>
          </table:table-cell>
          <table:table-cell office:value-type="float" office:value="41.016" calcext:value-type="float">
            <text:p>41.016</text:p>
          </table:table-cell>
          <table:table-cell/>
          <table:table-cell table:formula="of:=([.C315]-[.C302])/[.C302]" office:value-type="float" office:value="0.126560366686171" calcext:value-type="float">
            <text:p>0.1265603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26/2016</text:p>
          </table:table-cell>
          <table:table-cell office:value-type="float" office:value="1464220800" calcext:value-type="float">
            <text:p>1464220800</text:p>
          </table:table-cell>
          <table:table-cell office:value-type="float" office:value="41.95" calcext:value-type="float">
            <text:p>41.95</text:p>
          </table:table-cell>
          <table:table-cell/>
          <table:table-cell table:formula="of:=([.C316]-[.C303])/[.C303]" office:value-type="float" office:value="0.0929916567342073" calcext:value-type="float">
            <text:p>0.09299165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27/2016</text:p>
          </table:table-cell>
          <table:table-cell office:value-type="float" office:value="1464307200" calcext:value-type="float">
            <text:p>1464307200</text:p>
          </table:table-cell>
          <table:table-cell office:value-type="float" office:value="41.742" calcext:value-type="float">
            <text:p>41.742</text:p>
          </table:table-cell>
          <table:table-cell/>
          <table:table-cell table:formula="of:=([.C317]-[.C304])/[.C304]" office:value-type="float" office:value="0.153706099372335" calcext:value-type="float">
            <text:p>0.15370609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28/2016</text:p>
          </table:table-cell>
          <table:table-cell office:value-type="float" office:value="1464393600" calcext:value-type="float">
            <text:p>1464393600</text:p>
          </table:table-cell>
          <table:table-cell office:value-type="float" office:value="42.704" calcext:value-type="float">
            <text:p>42.704</text:p>
          </table:table-cell>
          <table:table-cell/>
          <table:table-cell table:formula="of:=([.C318]-[.C305])/[.C305]" office:value-type="float" office:value="0.0973679280629449" calcext:value-type="float">
            <text:p>0.09736792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29/2016</text:p>
          </table:table-cell>
          <table:table-cell office:value-type="float" office:value="1464480000" calcext:value-type="float">
            <text:p>1464480000</text:p>
          </table:table-cell>
          <table:table-cell office:value-type="float" office:value="43.619" calcext:value-type="float">
            <text:p>43.619</text:p>
          </table:table-cell>
          <table:table-cell/>
          <table:table-cell table:formula="of:=([.C319]-[.C306])/[.C306]" office:value-type="float" office:value="0.0733166739264999" calcext:value-type="float">
            <text:p>0.07331667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30/2016</text:p>
          </table:table-cell>
          <table:table-cell office:value-type="float" office:value="1464566400" calcext:value-type="float">
            <text:p>1464566400</text:p>
          </table:table-cell>
          <table:table-cell office:value-type="float" office:value="43.392" calcext:value-type="float">
            <text:p>43.392</text:p>
          </table:table-cell>
          <table:table-cell/>
          <table:table-cell table:formula="of:=([.C320]-[.C307])/[.C307]" office:value-type="float" office:value="0.0916297935103244" calcext:value-type="float">
            <text:p>0.09162979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31/2016</text:p>
          </table:table-cell>
          <table:table-cell office:value-type="float" office:value="1464652800" calcext:value-type="float">
            <text:p>1464652800</text:p>
          </table:table-cell>
          <table:table-cell office:value-type="float" office:value="43.586" calcext:value-type="float">
            <text:p>43.586</text:p>
          </table:table-cell>
          <table:table-cell/>
          <table:table-cell table:formula="of:=([.C321]-[.C308])/[.C308]" office:value-type="float" office:value="0.127563896664067" calcext:value-type="float">
            <text:p>0.12756389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1/2016</text:p>
          </table:table-cell>
          <table:table-cell office:value-type="float" office:value="1464739200" calcext:value-type="float">
            <text:p>1464739200</text:p>
          </table:table-cell>
          <table:table-cell office:value-type="float" office:value="42" calcext:value-type="float">
            <text:p>42</text:p>
          </table:table-cell>
          <table:table-cell/>
          <table:table-cell table:formula="of:=([.C322]-[.C309])/[.C309]" office:value-type="float" office:value="0.181904761904762" calcext:value-type="float">
            <text:p>0.18190476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2/2016</text:p>
          </table:table-cell>
          <table:table-cell office:value-type="float" office:value="1464825600" calcext:value-type="float">
            <text:p>1464825600</text:p>
          </table:table-cell>
          <table:table-cell office:value-type="float" office:value="42.903" calcext:value-type="float">
            <text:p>42.903</text:p>
          </table:table-cell>
          <table:table-cell/>
          <table:table-cell table:formula="of:=([.C323]-[.C310])/[.C310]" office:value-type="float" office:value="0.15921963499056" calcext:value-type="float">
            <text:p>0.1592196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3/2016</text:p>
          </table:table-cell>
          <table:table-cell office:value-type="float" office:value="1464912000" calcext:value-type="float">
            <text:p>1464912000</text:p>
          </table:table-cell>
          <table:table-cell office:value-type="float" office:value="44.992" calcext:value-type="float">
            <text:p>44.992</text:p>
          </table:table-cell>
          <table:table-cell/>
          <table:table-cell table:formula="of:=([.C324]-[.C311])/[.C311]" office:value-type="float" office:value="0.104307432432433" calcext:value-type="float">
            <text:p>0.10430743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4/2016</text:p>
          </table:table-cell>
          <table:table-cell office:value-type="float" office:value="1464998400" calcext:value-type="float">
            <text:p>1464998400</text:p>
          </table:table-cell>
          <table:table-cell office:value-type="float" office:value="44.999" calcext:value-type="float">
            <text:p>44.999</text:p>
          </table:table-cell>
          <table:table-cell/>
          <table:table-cell table:formula="of:=([.C325]-[.C312])/[.C312]" office:value-type="float" office:value="0.0750238894197648" calcext:value-type="float">
            <text:p>0.07502388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5/2016</text:p>
          </table:table-cell>
          <table:table-cell office:value-type="float" office:value="1465084800" calcext:value-type="float">
            <text:p>1465084800</text:p>
          </table:table-cell>
          <table:table-cell office:value-type="float" office:value="44.881" calcext:value-type="float">
            <text:p>44.881</text:p>
          </table:table-cell>
          <table:table-cell/>
          <table:table-cell table:formula="of:=([.C326]-[.C313])/[.C313]" office:value-type="float" office:value="0.0179140393484994" calcext:value-type="float">
            <text:p>0.01791403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6/2016</text:p>
          </table:table-cell>
          <table:table-cell office:value-type="float" office:value="1465171200" calcext:value-type="float">
            <text:p>1465171200</text:p>
          </table:table-cell>
          <table:table-cell office:value-type="float" office:value="45.278" calcext:value-type="float">
            <text:p>45.278</text:p>
          </table:table-cell>
          <table:table-cell/>
          <table:table-cell table:formula="of:=([.C327]-[.C314])/[.C314]" office:value-type="float" office:value="0.0918989354653474" calcext:value-type="float">
            <text:p>0.09189893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7/2016</text:p>
          </table:table-cell>
          <table:table-cell office:value-type="float" office:value="1465257600" calcext:value-type="float">
            <text:p>1465257600</text:p>
          </table:table-cell>
          <table:table-cell office:value-type="float" office:value="46.207" calcext:value-type="float">
            <text:p>46.207</text:p>
          </table:table-cell>
          <table:table-cell/>
          <table:table-cell table:formula="of:=([.C328]-[.C315])/[.C315]" office:value-type="float" office:value="0.107429610232216" calcext:value-type="float">
            <text:p>0.10742961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8/2016</text:p>
          </table:table-cell>
          <table:table-cell office:value-type="float" office:value="1465344000" calcext:value-type="float">
            <text:p>1465344000</text:p>
          </table:table-cell>
          <table:table-cell office:value-type="float" office:value="45.851" calcext:value-type="float">
            <text:p>45.851</text:p>
          </table:table-cell>
          <table:table-cell/>
          <table:table-cell table:formula="of:=([.C329]-[.C316])/[.C316]" office:value-type="float" office:value="0.0904669472857736" calcext:value-type="float">
            <text:p>0.09046694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9/2016</text:p>
          </table:table-cell>
          <table:table-cell office:value-type="float" office:value="1465430400" calcext:value-type="float">
            <text:p>1465430400</text:p>
          </table:table-cell>
          <table:table-cell office:value-type="float" office:value="48.158" calcext:value-type="float">
            <text:p>48.158</text:p>
          </table:table-cell>
          <table:table-cell/>
          <table:table-cell table:formula="of:=([.C330]-[.C317])/[.C317]" office:value-type="float" office:value="0.0590971385854894" calcext:value-type="float">
            <text:p>0.05909713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10/2016</text:p>
          </table:table-cell>
          <table:table-cell office:value-type="float" office:value="1465516800" calcext:value-type="float">
            <text:p>1465516800</text:p>
          </table:table-cell>
          <table:table-cell office:value-type="float" office:value="46.862" calcext:value-type="float">
            <text:p>46.862</text:p>
          </table:table-cell>
          <table:table-cell/>
          <table:table-cell table:formula="of:=([.C331]-[.C318])/[.C318]" office:value-type="float" office:value="0.140732363108702" calcext:value-type="float">
            <text:p>0.14073236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11/2016</text:p>
          </table:table-cell>
          <table:table-cell office:value-type="float" office:value="1465603200" calcext:value-type="float">
            <text:p>1465603200</text:p>
          </table:table-cell>
          <table:table-cell office:value-type="float" office:value="46.817" calcext:value-type="float">
            <text:p>46.817</text:p>
          </table:table-cell>
          <table:table-cell/>
          <table:table-cell table:formula="of:=([.C332]-[.C319])/[.C319]" office:value-type="float" office:value="0.127624580814661" calcext:value-type="float">
            <text:p>0.12762458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12/2016</text:p>
          </table:table-cell>
          <table:table-cell office:value-type="float" office:value="1465689600" calcext:value-type="float">
            <text:p>1465689600</text:p>
          </table:table-cell>
          <table:table-cell office:value-type="float" office:value="47.368" calcext:value-type="float">
            <text:p>47.368</text:p>
          </table:table-cell>
          <table:table-cell/>
          <table:table-cell table:formula="of:=([.C333]-[.C320])/[.C320]" office:value-type="float" office:value="0.128314473906435" calcext:value-type="float">
            <text:p>0.12831447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13/2016</text:p>
          </table:table-cell>
          <table:table-cell office:value-type="float" office:value="1465776000" calcext:value-type="float">
            <text:p>1465776000</text:p>
          </table:table-cell>
          <table:table-cell office:value-type="float" office:value="49.146" calcext:value-type="float">
            <text:p>49.146</text:p>
          </table:table-cell>
          <table:table-cell/>
          <table:table-cell table:formula="of:=([.C334]-[.C321])/[.C321]" office:value-type="float" office:value="0.0965694054450007" calcext:value-type="float">
            <text:p>0.09656940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14/2016</text:p>
          </table:table-cell>
          <table:table-cell office:value-type="float" office:value="1465862400" calcext:value-type="float">
            <text:p>1465862400</text:p>
          </table:table-cell>
          <table:table-cell office:value-type="float" office:value="49.64" calcext:value-type="float">
            <text:p>49.64</text:p>
          </table:table-cell>
          <table:table-cell/>
          <table:table-cell table:formula="of:=([.C335]-[.C322])/[.C322]" office:value-type="float" office:value="0.114141821112006" calcext:value-type="float">
            <text:p>0.11414182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15/2016</text:p>
          </table:table-cell>
          <table:table-cell office:value-type="float" office:value="1465948800" calcext:value-type="float">
            <text:p>1465948800</text:p>
          </table:table-cell>
          <table:table-cell office:value-type="float" office:value="49.734" calcext:value-type="float">
            <text:p>49.734</text:p>
          </table:table-cell>
          <table:table-cell/>
          <table:table-cell table:formula="of:=([.C336]-[.C323])/[.C323]" office:value-type="float" office:value="0.122632404391362" calcext:value-type="float">
            <text:p>0.12263240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16/2016</text:p>
          </table:table-cell>
          <table:table-cell office:value-type="float" office:value="1466035200" calcext:value-type="float">
            <text:p>1466035200</text:p>
          </table:table-cell>
          <table:table-cell office:value-type="float" office:value="49.685" calcext:value-type="float">
            <text:p>49.685</text:p>
          </table:table-cell>
          <table:table-cell/>
          <table:table-cell table:formula="of:=([.C337]-[.C324])/[.C324]" office:value-type="float" office:value="0.105726074267888" calcext:value-type="float">
            <text:p>0.10572607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17/2016</text:p>
          </table:table-cell>
          <table:table-cell office:value-type="float" office:value="1466121600" calcext:value-type="float">
            <text:p>1466121600</text:p>
          </table:table-cell>
          <table:table-cell office:value-type="float" office:value="48.375" calcext:value-type="float">
            <text:p>48.375</text:p>
          </table:table-cell>
          <table:table-cell/>
          <table:table-cell table:formula="of:=([.C338]-[.C325])/[.C325]" office:value-type="float" office:value="0.13693023255814" calcext:value-type="float">
            <text:p>0.13693023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18/2016</text:p>
          </table:table-cell>
          <table:table-cell office:value-type="float" office:value="1466208000" calcext:value-type="float">
            <text:p>1466208000</text:p>
          </table:table-cell>
          <table:table-cell office:value-type="float" office:value="45.685" calcext:value-type="float">
            <text:p>45.685</text:p>
          </table:table-cell>
          <table:table-cell/>
          <table:table-cell table:formula="of:=([.C339]-[.C326])/[.C326]" office:value-type="float" office:value="0.209368501696399" calcext:value-type="float">
            <text:p>0.20936850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19/2016</text:p>
          </table:table-cell>
          <table:table-cell office:value-type="float" office:value="1466294400" calcext:value-type="float">
            <text:p>1466294400</text:p>
          </table:table-cell>
          <table:table-cell office:value-type="float" office:value="49.439" calcext:value-type="float">
            <text:p>49.439</text:p>
          </table:table-cell>
          <table:table-cell/>
          <table:table-cell table:formula="of:=([.C340]-[.C327])/[.C327]" office:value-type="float" office:value="0.145087886081838" calcext:value-type="float">
            <text:p>0.1450878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20/2016</text:p>
          </table:table-cell>
          <table:table-cell office:value-type="float" office:value="1466380800" calcext:value-type="float">
            <text:p>1466380800</text:p>
          </table:table-cell>
          <table:table-cell office:value-type="float" office:value="51.171" calcext:value-type="float">
            <text:p>51.171</text:p>
          </table:table-cell>
          <table:table-cell/>
          <table:table-cell table:formula="of:=([.C341]-[.C328])/[.C328]" office:value-type="float" office:value="0.12854937366868" calcext:value-type="float">
            <text:p>0.1285493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21/2016</text:p>
          </table:table-cell>
          <table:table-cell office:value-type="float" office:value="1466467200" calcext:value-type="float">
            <text:p>1466467200</text:p>
          </table:table-cell>
          <table:table-cell office:value-type="float" office:value="49.999" calcext:value-type="float">
            <text:p>49.999</text:p>
          </table:table-cell>
          <table:table-cell/>
          <table:table-cell table:formula="of:=([.C342]-[.C329])/[.C329]" office:value-type="float" office:value="0.148702974059481" calcext:value-type="float">
            <text:p>0.14870297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22/2016</text:p>
          </table:table-cell>
          <table:table-cell office:value-type="float" office:value="1466553600" calcext:value-type="float">
            <text:p>1466553600</text:p>
          </table:table-cell>
          <table:table-cell office:value-type="float" office:value="51.004" calcext:value-type="float">
            <text:p>51.004</text:p>
          </table:table-cell>
          <table:table-cell/>
          <table:table-cell table:formula="of:=([.C343]-[.C330])/[.C330]" office:value-type="float" office:value="0.145439573366795" calcext:value-type="float">
            <text:p>0.14543957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23/2016</text:p>
          </table:table-cell>
          <table:table-cell office:value-type="float" office:value="1466640000" calcext:value-type="float">
            <text:p>1466640000</text:p>
          </table:table-cell>
          <table:table-cell office:value-type="float" office:value="53.457" calcext:value-type="float">
            <text:p>53.457</text:p>
          </table:table-cell>
          <table:table-cell/>
          <table:table-cell table:formula="of:=([.C344]-[.C331])/[.C331]" office:value-type="float" office:value="0.0672877265839834" calcext:value-type="float">
            <text:p>0.06728772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24/2016</text:p>
          </table:table-cell>
          <table:table-cell office:value-type="float" office:value="1466726400" calcext:value-type="float">
            <text:p>1466726400</text:p>
          </table:table-cell>
          <table:table-cell office:value-type="float" office:value="52.792" calcext:value-type="float">
            <text:p>52.792</text:p>
          </table:table-cell>
          <table:table-cell/>
          <table:table-cell table:formula="of:=([.C345]-[.C332])/[.C332]" office:value-type="float" office:value="0.0929875738748295" calcext:value-type="float">
            <text:p>0.09298757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25/2016</text:p>
          </table:table-cell>
          <table:table-cell office:value-type="float" office:value="1466812800" calcext:value-type="float">
            <text:p>1466812800</text:p>
          </table:table-cell>
          <table:table-cell office:value-type="float" office:value="53.446" calcext:value-type="float">
            <text:p>53.446</text:p>
          </table:table-cell>
          <table:table-cell/>
          <table:table-cell table:formula="of:=([.C346]-[.C333])/[.C333]" office:value-type="float" office:value="0.0826441642031209" calcext:value-type="float">
            <text:p>0.08264416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26/2016</text:p>
          </table:table-cell>
          <table:table-cell office:value-type="float" office:value="1466899200" calcext:value-type="float">
            <text:p>1466899200</text:p>
          </table:table-cell>
          <table:table-cell office:value-type="float" office:value="53.892" calcext:value-type="float">
            <text:p>53.892</text:p>
          </table:table-cell>
          <table:table-cell/>
          <table:table-cell table:formula="of:=([.C347]-[.C334])/[.C334]" office:value-type="float" office:value="0.046481852594077" calcext:value-type="float">
            <text:p>0.04648185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27/2016</text:p>
          </table:table-cell>
          <table:table-cell office:value-type="float" office:value="1466985600" calcext:value-type="float">
            <text:p>1466985600</text:p>
          </table:table-cell>
          <table:table-cell office:value-type="float" office:value="55.306" calcext:value-type="float">
            <text:p>55.306</text:p>
          </table:table-cell>
          <table:table-cell/>
          <table:table-cell table:formula="of:=([.C348]-[.C335])/[.C335]" office:value-type="float" office:value="0.0571004954254512" calcext:value-type="float">
            <text:p>0.05710049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28/2016</text:p>
          </table:table-cell>
          <table:table-cell office:value-type="float" office:value="1467072000" calcext:value-type="float">
            <text:p>1467072000</text:p>
          </table:table-cell>
          <table:table-cell office:value-type="float" office:value="55.833" calcext:value-type="float">
            <text:p>55.833</text:p>
          </table:table-cell>
          <table:table-cell/>
          <table:table-cell table:formula="of:=([.C349]-[.C336])/[.C336]" office:value-type="float" office:value="0.0613973814769044" calcext:value-type="float">
            <text:p>0.0613973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29/2016</text:p>
          </table:table-cell>
          <table:table-cell office:value-type="float" office:value="1467158400" calcext:value-type="float">
            <text:p>1467158400</text:p>
          </table:table-cell>
          <table:table-cell office:value-type="float" office:value="54.938" calcext:value-type="float">
            <text:p>54.938</text:p>
          </table:table-cell>
          <table:table-cell/>
          <table:table-cell table:formula="of:=([.C350]-[.C337])/[.C337]" office:value-type="float" office:value="0.0873530161272707" calcext:value-type="float">
            <text:p>0.08735301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30/2016</text:p>
          </table:table-cell>
          <table:table-cell office:value-type="float" office:value="1467244800" calcext:value-type="float">
            <text:p>1467244800</text:p>
          </table:table-cell>
          <table:table-cell office:value-type="float" office:value="54.999" calcext:value-type="float">
            <text:p>54.999</text:p>
          </table:table-cell>
          <table:table-cell/>
          <table:table-cell table:formula="of:=([.C351]-[.C338])/[.C338]" office:value-type="float" office:value="0.0882197858142875" calcext:value-type="float">
            <text:p>0.0882197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1/2016</text:p>
          </table:table-cell>
          <table:table-cell office:value-type="float" office:value="1467331200" calcext:value-type="float">
            <text:p>1467331200</text:p>
          </table:table-cell>
          <table:table-cell office:value-type="float" office:value="55.25" calcext:value-type="float">
            <text:p>55.25</text:p>
          </table:table-cell>
          <table:table-cell/>
          <table:table-cell table:formula="of:=([.C352]-[.C339])/[.C339]" office:value-type="float" office:value="0.0829864253393665" calcext:value-type="float">
            <text:p>0.08298642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2/2016</text:p>
          </table:table-cell>
          <table:table-cell office:value-type="float" office:value="1467417600" calcext:value-type="float">
            <text:p>1467417600</text:p>
          </table:table-cell>
          <table:table-cell office:value-type="float" office:value="56.612" calcext:value-type="float">
            <text:p>56.612</text:p>
          </table:table-cell>
          <table:table-cell/>
          <table:table-cell table:formula="of:=([.C353]-[.C340])/[.C340]" office:value-type="float" office:value="0.0370946089168374" calcext:value-type="float">
            <text:p>0.03709460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3/2016</text:p>
          </table:table-cell>
          <table:table-cell office:value-type="float" office:value="1467504000" calcext:value-type="float">
            <text:p>1467504000</text:p>
          </table:table-cell>
          <table:table-cell office:value-type="float" office:value="57.749" calcext:value-type="float">
            <text:p>57.749</text:p>
          </table:table-cell>
          <table:table-cell/>
          <table:table-cell table:formula="of:=([.C354]-[.C341])/[.C341]" office:value-type="float" office:value="0.0145803390534901" calcext:value-type="float">
            <text:p>0.0145803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4/2016</text:p>
          </table:table-cell>
          <table:table-cell office:value-type="float" office:value="1467590400" calcext:value-type="float">
            <text:p>1467590400</text:p>
          </table:table-cell>
          <table:table-cell office:value-type="float" office:value="57.434" calcext:value-type="float">
            <text:p>57.434</text:p>
          </table:table-cell>
          <table:table-cell/>
          <table:table-cell table:formula="of:=([.C355]-[.C342])/[.C342]" office:value-type="float" office:value="0.0379043771981753" calcext:value-type="float">
            <text:p>0.0379043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5/2016</text:p>
          </table:table-cell>
          <table:table-cell office:value-type="float" office:value="1467676800" calcext:value-type="float">
            <text:p>1467676800</text:p>
          </table:table-cell>
          <table:table-cell office:value-type="float" office:value="58.422" calcext:value-type="float">
            <text:p>58.422</text:p>
          </table:table-cell>
          <table:table-cell/>
          <table:table-cell table:formula="of:=([.C356]-[.C343])/[.C343]" office:value-type="float" office:value="0.0231419670672008" calcext:value-type="float">
            <text:p>0.02314196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6/2016</text:p>
          </table:table-cell>
          <table:table-cell office:value-type="float" office:value="1467763200" calcext:value-type="float">
            <text:p>1467763200</text:p>
          </table:table-cell>
          <table:table-cell office:value-type="float" office:value="57.054" calcext:value-type="float">
            <text:p>57.054</text:p>
          </table:table-cell>
          <table:table-cell/>
          <table:table-cell table:formula="of:=([.C357]-[.C344])/[.C344]" office:value-type="float" office:value="0.0585235040487959" calcext:value-type="float">
            <text:p>0.0585235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7/2016</text:p>
          </table:table-cell>
          <table:table-cell office:value-type="float" office:value="1467849600" calcext:value-type="float">
            <text:p>1467849600</text:p>
          </table:table-cell>
          <table:table-cell office:value-type="float" office:value="57.701" calcext:value-type="float">
            <text:p>57.701</text:p>
          </table:table-cell>
          <table:table-cell/>
          <table:table-cell table:formula="of:=([.C358]-[.C345])/[.C345]" office:value-type="float" office:value="0.0212821268262249" calcext:value-type="float">
            <text:p>0.02128212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8/2016</text:p>
          </table:table-cell>
          <table:table-cell office:value-type="float" office:value="1467936000" calcext:value-type="float">
            <text:p>1467936000</text:p>
          </table:table-cell>
          <table:table-cell office:value-type="float" office:value="57.863" calcext:value-type="float">
            <text:p>57.863</text:p>
          </table:table-cell>
          <table:table-cell/>
          <table:table-cell table:formula="of:=([.C359]-[.C346])/[.C346]" office:value-type="float" office:value="0.0328361820161416" calcext:value-type="float">
            <text:p>0.0328361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9/2016</text:p>
          </table:table-cell>
          <table:table-cell office:value-type="float" office:value="1468022400" calcext:value-type="float">
            <text:p>1468022400</text:p>
          </table:table-cell>
          <table:table-cell office:value-type="float" office:value="56.397" calcext:value-type="float">
            <text:p>56.397</text:p>
          </table:table-cell>
          <table:table-cell/>
          <table:table-cell table:formula="of:=([.C360]-[.C347])/[.C347]" office:value-type="float" office:value="0.056722875330248" calcext:value-type="float">
            <text:p>0.05672287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10/2016</text:p>
          </table:table-cell>
          <table:table-cell office:value-type="float" office:value="1468108800" calcext:value-type="float">
            <text:p>1468108800</text:p>
          </table:table-cell>
          <table:table-cell office:value-type="float" office:value="58.464" calcext:value-type="float">
            <text:p>58.464</text:p>
          </table:table-cell>
          <table:table-cell/>
          <table:table-cell table:formula="of:=([.C361]-[.C348])/[.C348]" office:value-type="float" office:value="0.0399048987411056" calcext:value-type="float">
            <text:p>0.03990489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11/2016</text:p>
          </table:table-cell>
          <table:table-cell office:value-type="float" office:value="1468195200" calcext:value-type="float">
            <text:p>1468195200</text:p>
          </table:table-cell>
          <table:table-cell office:value-type="float" office:value="59.261" calcext:value-type="float">
            <text:p>59.261</text:p>
          </table:table-cell>
          <table:table-cell/>
          <table:table-cell table:formula="of:=([.C362]-[.C349])/[.C349]" office:value-type="float" office:value="0.0278598066181805" calcext:value-type="float">
            <text:p>0.02785980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12/2016</text:p>
          </table:table-cell>
          <table:table-cell office:value-type="float" office:value="1468281600" calcext:value-type="float">
            <text:p>1468281600</text:p>
          </table:table-cell>
          <table:table-cell office:value-type="float" office:value="59.737" calcext:value-type="float">
            <text:p>59.737</text:p>
          </table:table-cell>
          <table:table-cell/>
          <table:table-cell table:formula="of:=([.C363]-[.C350])/[.C350]" office:value-type="float" office:value="-0.0283911143847198" calcext:value-type="float">
            <text:p>-0.02839111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13/2016</text:p>
          </table:table-cell>
          <table:table-cell office:value-type="float" office:value="1468368000" calcext:value-type="float">
            <text:p>1468368000</text:p>
          </table:table-cell>
          <table:table-cell office:value-type="float" office:value="59.851" calcext:value-type="float">
            <text:p>59.851</text:p>
          </table:table-cell>
          <table:table-cell/>
          <table:table-cell table:formula="of:=([.C364]-[.C351])/[.C351]" office:value-type="float" office:value="-0.0395315032330287" calcext:value-type="float">
            <text:p>-0.03953150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14/2016</text:p>
          </table:table-cell>
          <table:table-cell office:value-type="float" office:value="1468454400" calcext:value-type="float">
            <text:p>1468454400</text:p>
          </table:table-cell>
          <table:table-cell office:value-type="float" office:value="59.835" calcext:value-type="float">
            <text:p>59.835</text:p>
          </table:table-cell>
          <table:table-cell/>
          <table:table-cell table:formula="of:=([.C365]-[.C352])/[.C352]" office:value-type="float" office:value="-0.141188267736275" calcext:value-type="float">
            <text:p>-0.14118826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15/2016</text:p>
          </table:table-cell>
          <table:table-cell office:value-type="float" office:value="1468540800" calcext:value-type="float">
            <text:p>1468540800</text:p>
          </table:table-cell>
          <table:table-cell office:value-type="float" office:value="58.712" calcext:value-type="float">
            <text:p>58.712</text:p>
          </table:table-cell>
          <table:table-cell/>
          <table:table-cell table:formula="of:=([.C366]-[.C353])/[.C353]" office:value-type="float" office:value="-0.0515226870145797" calcext:value-type="float">
            <text:p>-0.0515226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16/2016</text:p>
          </table:table-cell>
          <table:table-cell office:value-type="float" office:value="1468627200" calcext:value-type="float">
            <text:p>1468627200</text:p>
          </table:table-cell>
          <table:table-cell office:value-type="float" office:value="58.591" calcext:value-type="float">
            <text:p>58.591</text:p>
          </table:table-cell>
          <table:table-cell/>
          <table:table-cell table:formula="of:=([.C367]-[.C354])/[.C354]" office:value-type="float" office:value="-0.0587974262258709" calcext:value-type="float">
            <text:p>-0.05879742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17/2016</text:p>
          </table:table-cell>
          <table:table-cell office:value-type="float" office:value="1468713600" calcext:value-type="float">
            <text:p>1468713600</text:p>
          </table:table-cell>
          <table:table-cell office:value-type="float" office:value="59.611" calcext:value-type="float">
            <text:p>59.611</text:p>
          </table:table-cell>
          <table:table-cell/>
          <table:table-cell table:formula="of:=([.C368]-[.C355])/[.C355]" office:value-type="float" office:value="-0.0827364077099863" calcext:value-type="float">
            <text:p>-0.08273640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18/2016</text:p>
          </table:table-cell>
          <table:table-cell office:value-type="float" office:value="1468800000" calcext:value-type="float">
            <text:p>1468800000</text:p>
          </table:table-cell>
          <table:table-cell office:value-type="float" office:value="59.774" calcext:value-type="float">
            <text:p>59.774</text:p>
          </table:table-cell>
          <table:table-cell/>
          <table:table-cell table:formula="of:=([.C369]-[.C356])/[.C356]" office:value-type="float" office:value="-0.0885167464114833" calcext:value-type="float">
            <text:p>-0.08851674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19/2016</text:p>
          </table:table-cell>
          <table:table-cell office:value-type="float" office:value="1468886400" calcext:value-type="float">
            <text:p>1468886400</text:p>
          </table:table-cell>
          <table:table-cell office:value-type="float" office:value="60.393" calcext:value-type="float">
            <text:p>60.393</text:p>
          </table:table-cell>
          <table:table-cell/>
          <table:table-cell table:formula="of:=([.C370]-[.C357])/[.C357]" office:value-type="float" office:value="-0.0985379100226847" calcext:value-type="float">
            <text:p>-0.09853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20/2016</text:p>
          </table:table-cell>
          <table:table-cell office:value-type="float" office:value="1468972800" calcext:value-type="float">
            <text:p>1468972800</text:p>
          </table:table-cell>
          <table:table-cell office:value-type="float" office:value="58.929" calcext:value-type="float">
            <text:p>58.929</text:p>
          </table:table-cell>
          <table:table-cell/>
          <table:table-cell table:formula="of:=([.C371]-[.C358])/[.C358]" office:value-type="float" office:value="-0.137996572146142" calcext:value-type="float">
            <text:p>-0.13799657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21/2016</text:p>
          </table:table-cell>
          <table:table-cell office:value-type="float" office:value="1469059200" calcext:value-type="float">
            <text:p>1469059200</text:p>
          </table:table-cell>
          <table:table-cell office:value-type="float" office:value="59.763" calcext:value-type="float">
            <text:p>59.763</text:p>
          </table:table-cell>
          <table:table-cell/>
          <table:table-cell table:formula="of:=([.C372]-[.C359])/[.C359]" office:value-type="float" office:value="-0.186235630741429" calcext:value-type="float">
            <text:p>-0.18623563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22/2016</text:p>
          </table:table-cell>
          <table:table-cell office:value-type="float" office:value="1469145600" calcext:value-type="float">
            <text:p>1469145600</text:p>
          </table:table-cell>
          <table:table-cell office:value-type="float" office:value="59.596" calcext:value-type="float">
            <text:p>59.596</text:p>
          </table:table-cell>
          <table:table-cell/>
          <table:table-cell table:formula="of:=([.C373]-[.C360])/[.C360]" office:value-type="float" office:value="-0.142727699845627" calcext:value-type="float">
            <text:p>-0.14272769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23/2016</text:p>
          </table:table-cell>
          <table:table-cell office:value-type="float" office:value="1469232000" calcext:value-type="float">
            <text:p>1469232000</text:p>
          </table:table-cell>
          <table:table-cell office:value-type="float" office:value="60.797" calcext:value-type="float">
            <text:p>60.797</text:p>
          </table:table-cell>
          <table:table-cell/>
          <table:table-cell table:formula="of:=([.C374]-[.C361])/[.C361]" office:value-type="float" office:value="-0.123229764626544" calcext:value-type="float">
            <text:p>-0.12322976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24/2016</text:p>
          </table:table-cell>
          <table:table-cell office:value-type="float" office:value="1469318400" calcext:value-type="float">
            <text:p>1469318400</text:p>
          </table:table-cell>
          <table:table-cell office:value-type="float" office:value="60.912" calcext:value-type="float">
            <text:p>60.912</text:p>
          </table:table-cell>
          <table:table-cell/>
          <table:table-cell table:formula="of:=([.C375]-[.C362])/[.C362]" office:value-type="float" office:value="-0.129826635145784" calcext:value-type="float">
            <text:p>-0.12982663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25/2016</text:p>
          </table:table-cell>
          <table:table-cell office:value-type="float" office:value="1469404800" calcext:value-type="float">
            <text:p>1469404800</text:p>
          </table:table-cell>
          <table:table-cell office:value-type="float" office:value="58.041" calcext:value-type="float">
            <text:p>58.041</text:p>
          </table:table-cell>
          <table:table-cell/>
          <table:table-cell table:formula="of:=([.C376]-[.C363])/[.C363]" office:value-type="float" office:value="-0.0768939198153029" calcext:value-type="float">
            <text:p>-0.07689391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26/2016</text:p>
          </table:table-cell>
          <table:table-cell office:value-type="float" office:value="1469491200" calcext:value-type="float">
            <text:p>1469491200</text:p>
          </table:table-cell>
          <table:table-cell office:value-type="float" office:value="57.485" calcext:value-type="float">
            <text:p>57.485</text:p>
          </table:table-cell>
          <table:table-cell/>
          <table:table-cell table:formula="of:=([.C377]-[.C364])/[.C364]" office:value-type="float" office:value="-0.0465338784030616" calcext:value-type="float">
            <text:p>-0.04653387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27/2016</text:p>
          </table:table-cell>
          <table:table-cell office:value-type="float" office:value="1469577600" calcext:value-type="float">
            <text:p>1469577600</text:p>
          </table:table-cell>
          <table:table-cell office:value-type="float" office:value="51.387" calcext:value-type="float">
            <text:p>51.387</text:p>
          </table:table-cell>
          <table:table-cell/>
          <table:table-cell table:formula="of:=([.C378]-[.C365])/[.C365]" office:value-type="float" office:value="0.104462218070718" calcext:value-type="float">
            <text:p>0.10446221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28/2016</text:p>
          </table:table-cell>
          <table:table-cell office:value-type="float" office:value="1469664000" calcext:value-type="float">
            <text:p>1469664000</text:p>
          </table:table-cell>
          <table:table-cell office:value-type="float" office:value="55.687" calcext:value-type="float">
            <text:p>55.687</text:p>
          </table:table-cell>
          <table:table-cell/>
          <table:table-cell table:formula="of:=([.C379]-[.C366])/[.C366]" office:value-type="float" office:value="0.0569791872429831" calcext:value-type="float">
            <text:p>0.05697918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29/2016</text:p>
          </table:table-cell>
          <table:table-cell office:value-type="float" office:value="1469750400" calcext:value-type="float">
            <text:p>1469750400</text:p>
          </table:table-cell>
          <table:table-cell office:value-type="float" office:value="55.146" calcext:value-type="float">
            <text:p>55.146</text:p>
          </table:table-cell>
          <table:table-cell/>
          <table:table-cell table:formula="of:=([.C380]-[.C367])/[.C367]" office:value-type="float" office:value="0.0901787980995902" calcext:value-type="float">
            <text:p>0.09017879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30/2016</text:p>
          </table:table-cell>
          <table:table-cell office:value-type="float" office:value="1469836800" calcext:value-type="float">
            <text:p>1469836800</text:p>
          </table:table-cell>
          <table:table-cell office:value-type="float" office:value="54.679" calcext:value-type="float">
            <text:p>54.679</text:p>
          </table:table-cell>
          <table:table-cell/>
          <table:table-cell table:formula="of:=([.C381]-[.C368])/[.C368]" office:value-type="float" office:value="0.0978803562610874" calcext:value-type="float">
            <text:p>0.09788035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31/2016</text:p>
          </table:table-cell>
          <table:table-cell office:value-type="float" office:value="1469923200" calcext:value-type="float">
            <text:p>1469923200</text:p>
          </table:table-cell>
          <table:table-cell office:value-type="float" office:value="54.483" calcext:value-type="float">
            <text:p>54.483</text:p>
          </table:table-cell>
          <table:table-cell/>
          <table:table-cell table:formula="of:=([.C382]-[.C369])/[.C369]" office:value-type="float" office:value="0.0952774259860875" calcext:value-type="float">
            <text:p>0.0952774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1/2016</text:p>
          </table:table-cell>
          <table:table-cell office:value-type="float" office:value="1470009600" calcext:value-type="float">
            <text:p>1470009600</text:p>
          </table:table-cell>
          <table:table-cell office:value-type="float" office:value="54.442" calcext:value-type="float">
            <text:p>54.442</text:p>
          </table:table-cell>
          <table:table-cell/>
          <table:table-cell table:formula="of:=([.C383]-[.C370])/[.C370]" office:value-type="float" office:value="0.100235112596892" calcext:value-type="float">
            <text:p>0.10023511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2/2016</text:p>
          </table:table-cell>
          <table:table-cell office:value-type="float" office:value="1470096000" calcext:value-type="float">
            <text:p>1470096000</text:p>
          </table:table-cell>
          <table:table-cell office:value-type="float" office:value="50.797" calcext:value-type="float">
            <text:p>50.797</text:p>
          </table:table-cell>
          <table:table-cell/>
          <table:table-cell table:formula="of:=([.C384]-[.C371])/[.C371]" office:value-type="float" office:value="0.171604622320216" calcext:value-type="float">
            <text:p>0.17160462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3/2016</text:p>
          </table:table-cell>
          <table:table-cell office:value-type="float" office:value="1470182400" calcext:value-type="float">
            <text:p>1470182400</text:p>
          </table:table-cell>
          <table:table-cell office:value-type="float" office:value="48.633" calcext:value-type="float">
            <text:p>48.633</text:p>
          </table:table-cell>
          <table:table-cell/>
          <table:table-cell table:formula="of:=([.C385]-[.C372])/[.C372]" office:value-type="float" office:value="0.265951103160405" calcext:value-type="float">
            <text:p>0.26595110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4/2016</text:p>
          </table:table-cell>
          <table:table-cell office:value-type="float" office:value="1470268800" calcext:value-type="float">
            <text:p>1470268800</text:p>
          </table:table-cell>
          <table:table-cell office:value-type="float" office:value="51.09" calcext:value-type="float">
            <text:p>51.09</text:p>
          </table:table-cell>
          <table:table-cell/>
          <table:table-cell table:formula="of:=([.C386]-[.C373])/[.C373]" office:value-type="float" office:value="0.203033861812488" calcext:value-type="float">
            <text:p>0.20303386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5/2016</text:p>
          </table:table-cell>
          <table:table-cell office:value-type="float" office:value="1470355200" calcext:value-type="float">
            <text:p>1470355200</text:p>
          </table:table-cell>
          <table:table-cell office:value-type="float" office:value="53.305" calcext:value-type="float">
            <text:p>53.305</text:p>
          </table:table-cell>
          <table:table-cell/>
          <table:table-cell table:formula="of:=([.C387]-[.C374])/[.C374]" office:value-type="float" office:value="0.146421536441234" calcext:value-type="float">
            <text:p>0.14642153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6/2016</text:p>
          </table:table-cell>
          <table:table-cell office:value-type="float" office:value="1470441600" calcext:value-type="float">
            <text:p>1470441600</text:p>
          </table:table-cell>
          <table:table-cell office:value-type="float" office:value="53.004" calcext:value-type="float">
            <text:p>53.004</text:p>
          </table:table-cell>
          <table:table-cell/>
          <table:table-cell table:formula="of:=([.C388]-[.C375])/[.C375]" office:value-type="float" office:value="0.178382763565014" calcext:value-type="float">
            <text:p>0.17838276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7/2016</text:p>
          </table:table-cell>
          <table:table-cell office:value-type="float" office:value="1470528000" calcext:value-type="float">
            <text:p>1470528000</text:p>
          </table:table-cell>
          <table:table-cell office:value-type="float" office:value="53.578" calcext:value-type="float">
            <text:p>53.578</text:p>
          </table:table-cell>
          <table:table-cell/>
          <table:table-cell table:formula="of:=([.C389]-[.C376])/[.C376]" office:value-type="float" office:value="0.184198738288103" calcext:value-type="float">
            <text:p>0.18419873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8/2016</text:p>
          </table:table-cell>
          <table:table-cell office:value-type="float" office:value="1470614400" calcext:value-type="float">
            <text:p>1470614400</text:p>
          </table:table-cell>
          <table:table-cell office:value-type="float" office:value="54.81" calcext:value-type="float">
            <text:p>54.81</text:p>
          </table:table-cell>
          <table:table-cell/>
          <table:table-cell table:formula="of:=([.C390]-[.C377])/[.C377]" office:value-type="float" office:value="0.15130450647692" calcext:value-type="float">
            <text:p>0.15130450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9/2016</text:p>
          </table:table-cell>
          <table:table-cell office:value-type="float" office:value="1470700800" calcext:value-type="float">
            <text:p>1470700800</text:p>
          </table:table-cell>
          <table:table-cell office:value-type="float" office:value="56.755" calcext:value-type="float">
            <text:p>56.755</text:p>
          </table:table-cell>
          <table:table-cell/>
          <table:table-cell table:formula="of:=([.C391]-[.C378])/[.C378]" office:value-type="float" office:value="0.135512289666109" calcext:value-type="float">
            <text:p>0.13551228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10/2016</text:p>
          </table:table-cell>
          <table:table-cell office:value-type="float" office:value="1470787200" calcext:value-type="float">
            <text:p>1470787200</text:p>
          </table:table-cell>
          <table:table-cell office:value-type="float" office:value="58.86" calcext:value-type="float">
            <text:p>58.86</text:p>
          </table:table-cell>
          <table:table-cell/>
          <table:table-cell table:formula="of:=([.C392]-[.C379])/[.C379]" office:value-type="float" office:value="0.11719334012912" calcext:value-type="float">
            <text:p>0.11719334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11/2016</text:p>
          </table:table-cell>
          <table:table-cell office:value-type="float" office:value="1470873600" calcext:value-type="float">
            <text:p>1470873600</text:p>
          </table:table-cell>
          <table:table-cell office:value-type="float" office:value="60.119" calcext:value-type="float">
            <text:p>60.119</text:p>
          </table:table-cell>
          <table:table-cell/>
          <table:table-cell table:formula="of:=([.C393]-[.C380])/[.C380]" office:value-type="float" office:value="0.0893893777341605" calcext:value-type="float">
            <text:p>0.0893893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12/2016</text:p>
          </table:table-cell>
          <table:table-cell office:value-type="float" office:value="1470960000" calcext:value-type="float">
            <text:p>1470960000</text:p>
          </table:table-cell>
          <table:table-cell office:value-type="float" office:value="60.031" calcext:value-type="float">
            <text:p>60.031</text:p>
          </table:table-cell>
          <table:table-cell/>
          <table:table-cell table:formula="of:=([.C394]-[.C381])/[.C381]" office:value-type="float" office:value="0.121720444437041" calcext:value-type="float">
            <text:p>0.1217204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13/2016</text:p>
          </table:table-cell>
          <table:table-cell office:value-type="float" office:value="1471046400" calcext:value-type="float">
            <text:p>1471046400</text:p>
          </table:table-cell>
          <table:table-cell office:value-type="float" office:value="59.674" calcext:value-type="float">
            <text:p>59.674</text:p>
          </table:table-cell>
          <table:table-cell/>
          <table:table-cell table:formula="of:=([.C395]-[.C382])/[.C382]" office:value-type="float" office:value="0.173626705097697" calcext:value-type="float">
            <text:p>0.17362670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14/2016</text:p>
          </table:table-cell>
          <table:table-cell office:value-type="float" office:value="1471132800" calcext:value-type="float">
            <text:p>1471132800</text:p>
          </table:table-cell>
          <table:table-cell office:value-type="float" office:value="59.899" calcext:value-type="float">
            <text:p>59.899</text:p>
          </table:table-cell>
          <table:table-cell/>
          <table:table-cell table:formula="of:=([.C396]-[.C383])/[.C383]" office:value-type="float" office:value="0.152272992871333" calcext:value-type="float">
            <text:p>0.15227299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15/2016</text:p>
          </table:table-cell>
          <table:table-cell office:value-type="float" office:value="1471219200" calcext:value-type="float">
            <text:p>1471219200</text:p>
          </table:table-cell>
          <table:table-cell office:value-type="float" office:value="59.514" calcext:value-type="float">
            <text:p>59.514</text:p>
          </table:table-cell>
          <table:table-cell/>
          <table:table-cell table:formula="of:=([.C397]-[.C384])/[.C384]" office:value-type="float" office:value="0.155996908290486" calcext:value-type="float">
            <text:p>0.15599690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16/2016</text:p>
          </table:table-cell>
          <table:table-cell office:value-type="float" office:value="1471305600" calcext:value-type="float">
            <text:p>1471305600</text:p>
          </table:table-cell>
          <table:table-cell office:value-type="float" office:value="61.567" calcext:value-type="float">
            <text:p>61.567</text:p>
          </table:table-cell>
          <table:table-cell/>
          <table:table-cell table:formula="of:=([.C398]-[.C385])/[.C385]" office:value-type="float" office:value="0.106891678983871" calcext:value-type="float">
            <text:p>0.1068916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17/2016</text:p>
          </table:table-cell>
          <table:table-cell office:value-type="float" office:value="1471392000" calcext:value-type="float">
            <text:p>1471392000</text:p>
          </table:table-cell>
          <table:table-cell office:value-type="float" office:value="61.463" calcext:value-type="float">
            <text:p>61.463</text:p>
          </table:table-cell>
          <table:table-cell/>
          <table:table-cell table:formula="of:=([.C399]-[.C386])/[.C386]" office:value-type="float" office:value="0.109936059092462" calcext:value-type="float">
            <text:p>0.10993605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18/2016</text:p>
          </table:table-cell>
          <table:table-cell office:value-type="float" office:value="1471478400" calcext:value-type="float">
            <text:p>1471478400</text:p>
          </table:table-cell>
          <table:table-cell office:value-type="float" office:value="61.11" calcext:value-type="float">
            <text:p>61.11</text:p>
          </table:table-cell>
          <table:table-cell/>
          <table:table-cell table:formula="of:=([.C400]-[.C387])/[.C387]" office:value-type="float" office:value="0.130076910489282" calcext:value-type="float">
            <text:p>0.1300769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19/2016</text:p>
          </table:table-cell>
          <table:table-cell office:value-type="float" office:value="1471564800" calcext:value-type="float">
            <text:p>1471564800</text:p>
          </table:table-cell>
          <table:table-cell office:value-type="float" office:value="62.459" calcext:value-type="float">
            <text:p>62.459</text:p>
          </table:table-cell>
          <table:table-cell/>
          <table:table-cell table:formula="of:=([.C401]-[.C388])/[.C388]" office:value-type="float" office:value="0.130277462015082" calcext:value-type="float">
            <text:p>0.1302774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20/2016</text:p>
          </table:table-cell>
          <table:table-cell office:value-type="float" office:value="1471651200" calcext:value-type="float">
            <text:p>1471651200</text:p>
          </table:table-cell>
          <table:table-cell office:value-type="float" office:value="63.447" calcext:value-type="float">
            <text:p>63.447</text:p>
          </table:table-cell>
          <table:table-cell/>
          <table:table-cell table:formula="of:=([.C402]-[.C389])/[.C389]" office:value-type="float" office:value="0.105332009393667" calcext:value-type="float">
            <text:p>0.10533200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21/2016</text:p>
          </table:table-cell>
          <table:table-cell office:value-type="float" office:value="1471737600" calcext:value-type="float">
            <text:p>1471737600</text:p>
          </table:table-cell>
          <table:table-cell office:value-type="float" office:value="63.103" calcext:value-type="float">
            <text:p>63.103</text:p>
          </table:table-cell>
          <table:table-cell/>
          <table:table-cell table:formula="of:=([.C403]-[.C390])/[.C390]" office:value-type="float" office:value="0.0856853081469978" calcext:value-type="float">
            <text:p>0.08568530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22/2016</text:p>
          </table:table-cell>
          <table:table-cell office:value-type="float" office:value="1471824000" calcext:value-type="float">
            <text:p>1471824000</text:p>
          </table:table-cell>
          <table:table-cell office:value-type="float" office:value="64.446" calcext:value-type="float">
            <text:p>64.446</text:p>
          </table:table-cell>
          <table:table-cell/>
          <table:table-cell table:formula="of:=([.C404]-[.C391])/[.C391]" office:value-type="float" office:value="0.0221115352388045" calcext:value-type="float">
            <text:p>0.02211153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23/2016</text:p>
          </table:table-cell>
          <table:table-cell office:value-type="float" office:value="1471910400" calcext:value-type="float">
            <text:p>1471910400</text:p>
          </table:table-cell>
          <table:table-cell office:value-type="float" office:value="65.758" calcext:value-type="float">
            <text:p>65.758</text:p>
          </table:table-cell>
          <table:table-cell/>
          <table:table-cell table:formula="of:=([.C405]-[.C392])/[.C392]" office:value-type="float" office:value="0.0289394446303112" calcext:value-type="float">
            <text:p>0.02893944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24/2016</text:p>
          </table:table-cell>
          <table:table-cell office:value-type="float" office:value="1471996800" calcext:value-type="float">
            <text:p>1471996800</text:p>
          </table:table-cell>
          <table:table-cell office:value-type="float" office:value="65.493" calcext:value-type="float">
            <text:p>65.493</text:p>
          </table:table-cell>
          <table:table-cell/>
          <table:table-cell table:formula="of:=([.C406]-[.C393])/[.C393]" office:value-type="float" office:value="0.0406913715969647" calcext:value-type="float">
            <text:p>0.04069137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25/2016</text:p>
          </table:table-cell>
          <table:table-cell office:value-type="float" office:value="1472083200" calcext:value-type="float">
            <text:p>1472083200</text:p>
          </table:table-cell>
          <table:table-cell office:value-type="float" office:value="67.338" calcext:value-type="float">
            <text:p>67.338</text:p>
          </table:table-cell>
          <table:table-cell/>
          <table:table-cell table:formula="of:=([.C407]-[.C394])/[.C394]" office:value-type="float" office:value="0.0188155276366986" calcext:value-type="float">
            <text:p>0.01881552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26/2016</text:p>
          </table:table-cell>
          <table:table-cell office:value-type="float" office:value="1472169600" calcext:value-type="float">
            <text:p>1472169600</text:p>
          </table:table-cell>
          <table:table-cell office:value-type="float" office:value="70.035" calcext:value-type="float">
            <text:p>70.035</text:p>
          </table:table-cell>
          <table:table-cell/>
          <table:table-cell table:formula="of:=([.C408]-[.C395])/[.C395]" office:value-type="float" office:value="-0.0221032340972371" calcext:value-type="float">
            <text:p>-0.02210323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27/2016</text:p>
          </table:table-cell>
          <table:table-cell office:value-type="float" office:value="1472256000" calcext:value-type="float">
            <text:p>1472256000</text:p>
          </table:table-cell>
          <table:table-cell office:value-type="float" office:value="69.02" calcext:value-type="float">
            <text:p>69.02</text:p>
          </table:table-cell>
          <table:table-cell/>
          <table:table-cell table:formula="of:=([.C409]-[.C396])/[.C396]" office:value-type="float" office:value="-0.0108953926398145" calcext:value-type="float">
            <text:p>-0.01089539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28/2016</text:p>
          </table:table-cell>
          <table:table-cell office:value-type="float" office:value="1472342400" calcext:value-type="float">
            <text:p>1472342400</text:p>
          </table:table-cell>
          <table:table-cell office:value-type="float" office:value="68.798" calcext:value-type="float">
            <text:p>68.798</text:p>
          </table:table-cell>
          <table:table-cell/>
          <table:table-cell table:formula="of:=([.C410]-[.C397])/[.C397]" office:value-type="float" office:value="0.0135323701270385" calcext:value-type="float">
            <text:p>0.0135323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29/2016</text:p>
          </table:table-cell>
          <table:table-cell office:value-type="float" office:value="1472428800" calcext:value-type="float">
            <text:p>1472428800</text:p>
          </table:table-cell>
          <table:table-cell office:value-type="float" office:value="68.148" calcext:value-type="float">
            <text:p>68.148</text:p>
          </table:table-cell>
          <table:table-cell/>
          <table:table-cell table:formula="of:=([.C411]-[.C398])/[.C398]" office:value-type="float" office:value="0.0444620531783765" calcext:value-type="float">
            <text:p>0.04446205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30/2016</text:p>
          </table:table-cell>
          <table:table-cell office:value-type="float" office:value="1472515200" calcext:value-type="float">
            <text:p>1472515200</text:p>
          </table:table-cell>
          <table:table-cell office:value-type="float" office:value="68.22" calcext:value-type="float">
            <text:p>68.22</text:p>
          </table:table-cell>
          <table:table-cell/>
          <table:table-cell table:formula="of:=([.C412]-[.C399])/[.C399]" office:value-type="float" office:value="0.0440486660803283" calcext:value-type="float">
            <text:p>0.04404866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31/2016</text:p>
          </table:table-cell>
          <table:table-cell office:value-type="float" office:value="1472601600" calcext:value-type="float">
            <text:p>1472601600</text:p>
          </table:table-cell>
          <table:table-cell office:value-type="float" office:value="69.059" calcext:value-type="float">
            <text:p>69.059</text:p>
          </table:table-cell>
          <table:table-cell/>
          <table:table-cell table:formula="of:=([.C413]-[.C400])/[.C400]" office:value-type="float" office:value="0.0375765649661883" calcext:value-type="float">
            <text:p>0.0375765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1/2016</text:p>
          </table:table-cell>
          <table:table-cell office:value-type="float" office:value="1472688000" calcext:value-type="float">
            <text:p>1472688000</text:p>
          </table:table-cell>
          <table:table-cell office:value-type="float" office:value="70.596" calcext:value-type="float">
            <text:p>70.596</text:p>
          </table:table-cell>
          <table:table-cell/>
          <table:table-cell table:formula="of:=([.C414]-[.C401])/[.C401]" office:value-type="float" office:value="0.0276219615842258" calcext:value-type="float">
            <text:p>0.02762196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2/2016</text:p>
          </table:table-cell>
          <table:table-cell office:value-type="float" office:value="1472774400" calcext:value-type="float">
            <text:p>1472774400</text:p>
          </table:table-cell>
          <table:table-cell office:value-type="float" office:value="70.13" calcext:value-type="float">
            <text:p>70.13</text:p>
          </table:table-cell>
          <table:table-cell/>
          <table:table-cell table:formula="of:=([.C415]-[.C402])/[.C402]" office:value-type="float" office:value="0.0425780692998717" calcext:value-type="float">
            <text:p>0.04257806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3/2016</text:p>
          </table:table-cell>
          <table:table-cell office:value-type="float" office:value="1472860800" calcext:value-type="float">
            <text:p>1472860800</text:p>
          </table:table-cell>
          <table:table-cell office:value-type="float" office:value="68.51" calcext:value-type="float">
            <text:p>68.51</text:p>
          </table:table-cell>
          <table:table-cell/>
          <table:table-cell table:formula="of:=([.C416]-[.C403])/[.C403]" office:value-type="float" office:value="0.0603561523865128" calcext:value-type="float">
            <text:p>0.06035615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4/2016</text:p>
          </table:table-cell>
          <table:table-cell office:value-type="float" office:value="1472947200" calcext:value-type="float">
            <text:p>1472947200</text:p>
          </table:table-cell>
          <table:table-cell office:value-type="float" office:value="65.871" calcext:value-type="float">
            <text:p>65.871</text:p>
          </table:table-cell>
          <table:table-cell/>
          <table:table-cell table:formula="of:=([.C417]-[.C404])/[.C404]" office:value-type="float" office:value="0.144980340362223" calcext:value-type="float">
            <text:p>0.14498034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5/2016</text:p>
          </table:table-cell>
          <table:table-cell office:value-type="float" office:value="1473033600" calcext:value-type="float">
            <text:p>1473033600</text:p>
          </table:table-cell>
          <table:table-cell office:value-type="float" office:value="67.661" calcext:value-type="float">
            <text:p>67.661</text:p>
          </table:table-cell>
          <table:table-cell/>
          <table:table-cell table:formula="of:=([.C418]-[.C405])/[.C405]" office:value-type="float" office:value="0.0674391451500865" calcext:value-type="float">
            <text:p>0.06743914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6/2016</text:p>
          </table:table-cell>
          <table:table-cell office:value-type="float" office:value="1473120000" calcext:value-type="float">
            <text:p>1473120000</text:p>
          </table:table-cell>
          <table:table-cell office:value-type="float" office:value="68.158" calcext:value-type="float">
            <text:p>68.158</text:p>
          </table:table-cell>
          <table:table-cell/>
          <table:table-cell table:formula="of:=([.C419]-[.C406])/[.C406]" office:value-type="float" office:value="-0.07712961061064" calcext:value-type="float">
            <text:p>-0.07712961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7/2016</text:p>
          </table:table-cell>
          <table:table-cell office:value-type="float" office:value="1473206400" calcext:value-type="float">
            <text:p>1473206400</text:p>
          </table:table-cell>
          <table:table-cell office:value-type="float" office:value="68.605" calcext:value-type="float">
            <text:p>68.605</text:p>
          </table:table-cell>
          <table:table-cell/>
          <table:table-cell table:formula="of:=([.C420]-[.C407])/[.C407]" office:value-type="float" office:value="0.0896873405728444" calcext:value-type="float">
            <text:p>0.08968734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8/2016</text:p>
          </table:table-cell>
          <table:table-cell office:value-type="float" office:value="1473292800" calcext:value-type="float">
            <text:p>1473292800</text:p>
          </table:table-cell>
          <table:table-cell office:value-type="float" office:value="68.487" calcext:value-type="float">
            <text:p>68.487</text:p>
          </table:table-cell>
          <table:table-cell/>
          <table:table-cell table:formula="of:=([.C421]-[.C408])/[.C408]" office:value-type="float" office:value="0.137865580329114" calcext:value-type="float">
            <text:p>0.13786558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9/2016</text:p>
          </table:table-cell>
          <table:table-cell office:value-type="float" office:value="1473379200" calcext:value-type="float">
            <text:p>1473379200</text:p>
          </table:table-cell>
          <table:table-cell office:value-type="float" office:value="68.268" calcext:value-type="float">
            <text:p>68.268</text:p>
          </table:table-cell>
          <table:table-cell/>
          <table:table-cell table:formula="of:=([.C422]-[.C409])/[.C409]" office:value-type="float" office:value="0.0447501025370597" calcext:value-type="float">
            <text:p>0.04475010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10/2016</text:p>
          </table:table-cell>
          <table:table-cell office:value-type="float" office:value="1473465600" calcext:value-type="float">
            <text:p>1473465600</text:p>
          </table:table-cell>
          <table:table-cell office:value-type="float" office:value="69.729" calcext:value-type="float">
            <text:p>69.729</text:p>
          </table:table-cell>
          <table:table-cell/>
          <table:table-cell table:formula="of:=([.C423]-[.C410])/[.C410]" office:value-type="float" office:value="0.0421775731761534" calcext:value-type="float">
            <text:p>0.0421775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11/2016</text:p>
          </table:table-cell>
          <table:table-cell office:value-type="float" office:value="1473552000" calcext:value-type="float">
            <text:p>1473552000</text:p>
          </table:table-cell>
          <table:table-cell office:value-type="float" office:value="71.178" calcext:value-type="float">
            <text:p>71.178</text:p>
          </table:table-cell>
          <table:table-cell/>
          <table:table-cell table:formula="of:=([.C424]-[.C411])/[.C411]" office:value-type="float" office:value="0.0426114810756133" calcext:value-type="float">
            <text:p>0.04261148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12/2016</text:p>
          </table:table-cell>
          <table:table-cell office:value-type="float" office:value="1473638400" calcext:value-type="float">
            <text:p>1473638400</text:p>
          </table:table-cell>
          <table:table-cell office:value-type="float" office:value="71.225" calcext:value-type="float">
            <text:p>71.225</text:p>
          </table:table-cell>
          <table:table-cell/>
          <table:table-cell table:formula="of:=([.C425]-[.C412])/[.C412]" office:value-type="float" office:value="0.0595717795717797" calcext:value-type="float">
            <text:p>0.05957177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13/2016</text:p>
          </table:table-cell>
          <table:table-cell office:value-type="float" office:value="1473724800" calcext:value-type="float">
            <text:p>1473724800</text:p>
          </table:table-cell>
          <table:table-cell office:value-type="float" office:value="71.654" calcext:value-type="float">
            <text:p>71.654</text:p>
          </table:table-cell>
          <table:table-cell/>
          <table:table-cell table:formula="of:=([.C426]-[.C413])/[.C413]" office:value-type="float" office:value="0.052879113517738" calcext:value-type="float">
            <text:p>0.05287911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14/2016</text:p>
          </table:table-cell>
          <table:table-cell office:value-type="float" office:value="1473811200" calcext:value-type="float">
            <text:p>1473811200</text:p>
          </table:table-cell>
          <table:table-cell office:value-type="float" office:value="72.546" calcext:value-type="float">
            <text:p>72.546</text:p>
          </table:table-cell>
          <table:table-cell/>
          <table:table-cell table:formula="of:=([.C427]-[.C414])/[.C414]" office:value-type="float" office:value="-0.0141151820913627" calcext:value-type="float">
            <text:p>-0.014115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15/2016</text:p>
          </table:table-cell>
          <table:table-cell office:value-type="float" office:value="1473897600" calcext:value-type="float">
            <text:p>1473897600</text:p>
          </table:table-cell>
          <table:table-cell office:value-type="float" office:value="73.116" calcext:value-type="float">
            <text:p>73.116</text:p>
          </table:table-cell>
          <table:table-cell/>
          <table:table-cell table:formula="of:=([.C428]-[.C415])/[.C415]" office:value-type="float" office:value="0.113012199792111" calcext:value-type="float">
            <text:p>0.11301219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16/2016</text:p>
          </table:table-cell>
          <table:table-cell office:value-type="float" office:value="1473984000" calcext:value-type="float">
            <text:p>1473984000</text:p>
          </table:table-cell>
          <table:table-cell office:value-type="float" office:value="72.645" calcext:value-type="float">
            <text:p>72.645</text:p>
          </table:table-cell>
          <table:table-cell/>
          <table:table-cell table:formula="of:=([.C429]-[.C416])/[.C416]" office:value-type="float" office:value="0.152329823112396" calcext:value-type="float">
            <text:p>0.1523298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17/2016</text:p>
          </table:table-cell>
          <table:table-cell office:value-type="float" office:value="1474070400" calcext:value-type="float">
            <text:p>1474070400</text:p>
          </table:table-cell>
          <table:table-cell office:value-type="float" office:value="75.421" calcext:value-type="float">
            <text:p>75.421</text:p>
          </table:table-cell>
          <table:table-cell/>
          <table:table-cell table:formula="of:=([.C430]-[.C417])/[.C417]" office:value-type="float" office:value="0.104771880510733" calcext:value-type="float">
            <text:p>0.10477188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18/2016</text:p>
          </table:table-cell>
          <table:table-cell office:value-type="float" office:value="1474156800" calcext:value-type="float">
            <text:p>1474156800</text:p>
          </table:table-cell>
          <table:table-cell office:value-type="float" office:value="72.224" calcext:value-type="float">
            <text:p>72.224</text:p>
          </table:table-cell>
          <table:table-cell/>
          <table:table-cell table:formula="of:=([.C431]-[.C418])/[.C418]" office:value-type="float" office:value="0.0564909171466548" calcext:value-type="float">
            <text:p>0.05649091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19/2016</text:p>
          </table:table-cell>
          <table:table-cell office:value-type="float" office:value="1474243200" calcext:value-type="float">
            <text:p>1474243200</text:p>
          </table:table-cell>
          <table:table-cell office:value-type="float" office:value="62.901" calcext:value-type="float">
            <text:p>62.901</text:p>
          </table:table-cell>
          <table:table-cell/>
          <table:table-cell table:formula="of:=([.C432]-[.C419])/[.C419]" office:value-type="float" office:value="0.208327371583917" calcext:value-type="float">
            <text:p>0.20832737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20/2016</text:p>
          </table:table-cell>
          <table:table-cell office:value-type="float" office:value="1474329600" calcext:value-type="float">
            <text:p>1474329600</text:p>
          </table:table-cell>
          <table:table-cell office:value-type="float" office:value="74.758" calcext:value-type="float">
            <text:p>74.758</text:p>
          </table:table-cell>
          <table:table-cell/>
          <table:table-cell table:formula="of:=([.C433]-[.C420])/[.C420]" office:value-type="float" office:value="0.0910002942828863" calcext:value-type="float">
            <text:p>0.09100029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21/2016</text:p>
          </table:table-cell>
          <table:table-cell office:value-type="float" office:value="1474416000" calcext:value-type="float">
            <text:p>1474416000</text:p>
          </table:table-cell>
          <table:table-cell office:value-type="float" office:value="77.929" calcext:value-type="float">
            <text:p>77.929</text:p>
          </table:table-cell>
          <table:table-cell/>
          <table:table-cell table:formula="of:=([.C434]-[.C421])/[.C421]" office:value-type="float" office:value="0.110164380397541" calcext:value-type="float">
            <text:p>0.11016438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22/2016</text:p>
          </table:table-cell>
          <table:table-cell office:value-type="float" office:value="1474502400" calcext:value-type="float">
            <text:p>1474502400</text:p>
          </table:table-cell>
          <table:table-cell office:value-type="float" office:value="71.323" calcext:value-type="float">
            <text:p>71.323</text:p>
          </table:table-cell>
          <table:table-cell/>
          <table:table-cell table:formula="of:=([.C435]-[.C422])/[.C422]" office:value-type="float" office:value="0.132874388345975" calcext:value-type="float">
            <text:p>0.13287438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23/2016</text:p>
          </table:table-cell>
          <table:table-cell office:value-type="float" office:value="1474588800" calcext:value-type="float">
            <text:p>1474588800</text:p>
          </table:table-cell>
          <table:table-cell office:value-type="float" office:value="72.67" calcext:value-type="float">
            <text:p>72.67</text:p>
          </table:table-cell>
          <table:table-cell/>
          <table:table-cell table:formula="of:=([.C436]-[.C423])/[.C423]" office:value-type="float" office:value="0.153447089583047" calcext:value-type="float">
            <text:p>0.15344708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24/2016</text:p>
          </table:table-cell>
          <table:table-cell office:value-type="float" office:value="1474675200" calcext:value-type="float">
            <text:p>1474675200</text:p>
          </table:table-cell>
          <table:table-cell office:value-type="float" office:value="74.211" calcext:value-type="float">
            <text:p>74.211</text:p>
          </table:table-cell>
          <table:table-cell/>
          <table:table-cell table:formula="of:=([.C437]-[.C424])/[.C424]" office:value-type="float" office:value="-0.0579833178369783" calcext:value-type="float">
            <text:p>-0.05798331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25/2016</text:p>
          </table:table-cell>
          <table:table-cell office:value-type="float" office:value="1474761600" calcext:value-type="float">
            <text:p>1474761600</text:p>
          </table:table-cell>
          <table:table-cell office:value-type="float" office:value="75.468" calcext:value-type="float">
            <text:p>75.468</text:p>
          </table:table-cell>
          <table:table-cell/>
          <table:table-cell table:formula="of:=([.C438]-[.C425])/[.C425]" office:value-type="float" office:value="0.00984523241638834" calcext:value-type="float">
            <text:p>0.00984523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26/2016</text:p>
          </table:table-cell>
          <table:table-cell office:value-type="float" office:value="1474848000" calcext:value-type="float">
            <text:p>1474848000</text:p>
          </table:table-cell>
          <table:table-cell office:value-type="float" office:value="75.443" calcext:value-type="float">
            <text:p>75.443</text:p>
          </table:table-cell>
          <table:table-cell/>
          <table:table-cell table:formula="of:=([.C439]-[.C426])/[.C426]" office:value-type="float" office:value="0.12602892249778" calcext:value-type="float">
            <text:p>0.12602892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27/2016</text:p>
          </table:table-cell>
          <table:table-cell office:value-type="float" office:value="1474934400" calcext:value-type="float">
            <text:p>1474934400</text:p>
          </table:table-cell>
          <table:table-cell office:value-type="float" office:value="71.522" calcext:value-type="float">
            <text:p>71.522</text:p>
          </table:table-cell>
          <table:table-cell/>
          <table:table-cell table:formula="of:=([.C440]-[.C427])/[.C427]" office:value-type="float" office:value="0.208397416179637" calcext:value-type="float">
            <text:p>0.20839741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28/2016</text:p>
          </table:table-cell>
          <table:table-cell office:value-type="float" office:value="1475020800" calcext:value-type="float">
            <text:p>1475020800</text:p>
          </table:table-cell>
          <table:table-cell office:value-type="float" office:value="81.379" calcext:value-type="float">
            <text:p>81.379</text:p>
          </table:table-cell>
          <table:table-cell/>
          <table:table-cell table:formula="of:=([.C441]-[.C428])/[.C428]" office:value-type="float" office:value="0.102077931653129" calcext:value-type="float">
            <text:p>0.10207793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29/2016</text:p>
          </table:table-cell>
          <table:table-cell office:value-type="float" office:value="1475107200" calcext:value-type="float">
            <text:p>1475107200</text:p>
          </table:table-cell>
          <table:table-cell office:value-type="float" office:value="83.711" calcext:value-type="float">
            <text:p>83.711</text:p>
          </table:table-cell>
          <table:table-cell/>
          <table:table-cell table:formula="of:=([.C442]-[.C429])/[.C429]" office:value-type="float" office:value="0.00531590830356832" calcext:value-type="float">
            <text:p>0.00531590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30/2016</text:p>
          </table:table-cell>
          <table:table-cell office:value-type="float" office:value="1475193600" calcext:value-type="float">
            <text:p>1475193600</text:p>
          </table:table-cell>
          <table:table-cell office:value-type="float" office:value="83.323" calcext:value-type="float">
            <text:p>83.323</text:p>
          </table:table-cell>
          <table:table-cell/>
          <table:table-cell table:formula="of:=([.C443]-[.C430])/[.C430]" office:value-type="float" office:value="-0.0135016742076017" calcext:value-type="float">
            <text:p>-0.01350167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1/2016</text:p>
          </table:table-cell>
          <table:table-cell office:value-type="float" office:value="1475280000" calcext:value-type="float">
            <text:p>1475280000</text:p>
          </table:table-cell>
          <table:table-cell office:value-type="float" office:value="76.304" calcext:value-type="float">
            <text:p>76.304</text:p>
          </table:table-cell>
          <table:table-cell/>
          <table:table-cell table:formula="of:=([.C444]-[.C431])/[.C431]" office:value-type="float" office:value="0.205585552526735" calcext:value-type="float">
            <text:p>0.20558555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2/2016</text:p>
          </table:table-cell>
          <table:table-cell office:value-type="float" office:value="1475366400" calcext:value-type="float">
            <text:p>1475366400</text:p>
          </table:table-cell>
          <table:table-cell office:value-type="float" office:value="76.005" calcext:value-type="float">
            <text:p>76.005</text:p>
          </table:table-cell>
          <table:table-cell/>
          <table:table-cell table:formula="of:=([.C445]-[.C432])/[.C432]" office:value-type="float" office:value="0.255891059798697" calcext:value-type="float">
            <text:p>0.25589105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3/2016</text:p>
          </table:table-cell>
          <table:table-cell office:value-type="float" office:value="1475452800" calcext:value-type="float">
            <text:p>1475452800</text:p>
          </table:table-cell>
          <table:table-cell office:value-type="float" office:value="81.561" calcext:value-type="float">
            <text:p>81.561</text:p>
          </table:table-cell>
          <table:table-cell/>
          <table:table-cell table:formula="of:=([.C446]-[.C433])/[.C433]" office:value-type="float" office:value="0.166832186952097" calcext:value-type="float">
            <text:p>0.1668321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4/2016</text:p>
          </table:table-cell>
          <table:table-cell office:value-type="float" office:value="1475539200" calcext:value-type="float">
            <text:p>1475539200</text:p>
          </table:table-cell>
          <table:table-cell office:value-type="float" office:value="86.514" calcext:value-type="float">
            <text:p>86.514</text:p>
          </table:table-cell>
          <table:table-cell/>
          <table:table-cell table:formula="of:=([.C447]-[.C434])/[.C434]" office:value-type="float" office:value="0.0652264373396213" calcext:value-type="float">
            <text:p>0.06522643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5/2016</text:p>
          </table:table-cell>
          <table:table-cell office:value-type="float" office:value="1475625600" calcext:value-type="float">
            <text:p>1475625600</text:p>
          </table:table-cell>
          <table:table-cell office:value-type="float" office:value="80.8" calcext:value-type="float">
            <text:p>80.8</text:p>
          </table:table-cell>
          <table:table-cell/>
          <table:table-cell table:formula="of:=([.C448]-[.C435])/[.C435]" office:value-type="float" office:value="0.150148514851485" calcext:value-type="float">
            <text:p>0.15014851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6/2016</text:p>
          </table:table-cell>
          <table:table-cell office:value-type="float" office:value="1475712000" calcext:value-type="float">
            <text:p>1475712000</text:p>
          </table:table-cell>
          <table:table-cell office:value-type="float" office:value="83.821" calcext:value-type="float">
            <text:p>83.821</text:p>
          </table:table-cell>
          <table:table-cell/>
          <table:table-cell table:formula="of:=([.C449]-[.C436])/[.C436]" office:value-type="float" office:value="0.101847985588337" calcext:value-type="float">
            <text:p>0.10184798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7/2016</text:p>
          </table:table-cell>
          <table:table-cell office:value-type="float" office:value="1475798400" calcext:value-type="float">
            <text:p>1475798400</text:p>
          </table:table-cell>
          <table:table-cell office:value-type="float" office:value="69.908" calcext:value-type="float">
            <text:p>69.908</text:p>
          </table:table-cell>
          <table:table-cell/>
          <table:table-cell table:formula="of:=([.C450]-[.C437])/[.C437]" office:value-type="float" office:value="0.327816558905991" calcext:value-type="float">
            <text:p>0.32781655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8/2016</text:p>
          </table:table-cell>
          <table:table-cell office:value-type="float" office:value="1475884800" calcext:value-type="float">
            <text:p>1475884800</text:p>
          </table:table-cell>
          <table:table-cell office:value-type="float" office:value="76.211" calcext:value-type="float">
            <text:p>76.211</text:p>
          </table:table-cell>
          <table:table-cell/>
          <table:table-cell table:formula="of:=([.C451]-[.C438])/[.C438]" office:value-type="float" office:value="0.340436419939379" calcext:value-type="float">
            <text:p>0.3404364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9/2016</text:p>
          </table:table-cell>
          <table:table-cell office:value-type="float" office:value="1475971200" calcext:value-type="float">
            <text:p>1475971200</text:p>
          </table:table-cell>
          <table:table-cell office:value-type="float" office:value="84.951" calcext:value-type="float">
            <text:p>84.951</text:p>
          </table:table-cell>
          <table:table-cell/>
          <table:table-cell table:formula="of:=([.C452]-[.C439])/[.C439]" office:value-type="float" office:value="0.221810220009182" calcext:value-type="float">
            <text:p>0.22181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10/2016</text:p>
          </table:table-cell>
          <table:table-cell office:value-type="float" office:value="1476057600" calcext:value-type="float">
            <text:p>1476057600</text:p>
          </table:table-cell>
          <table:table-cell office:value-type="float" office:value="86.427" calcext:value-type="float">
            <text:p>86.427</text:p>
          </table:table-cell>
          <table:table-cell/>
          <table:table-cell table:formula="of:=([.C453]-[.C440])/[.C440]" office:value-type="float" office:value="0.184132273479352" calcext:value-type="float">
            <text:p>0.18413227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11/2016</text:p>
          </table:table-cell>
          <table:table-cell office:value-type="float" office:value="1476144000" calcext:value-type="float">
            <text:p>1476144000</text:p>
          </table:table-cell>
          <table:table-cell office:value-type="float" office:value="89.686" calcext:value-type="float">
            <text:p>89.686</text:p>
          </table:table-cell>
          <table:table-cell/>
          <table:table-cell table:formula="of:=([.C454]-[.C441])/[.C441]" office:value-type="float" office:value="0.133855897241487" calcext:value-type="float">
            <text:p>0.13385589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12/2016</text:p>
          </table:table-cell>
          <table:table-cell office:value-type="float" office:value="1476230400" calcext:value-type="float">
            <text:p>1476230400</text:p>
          </table:table-cell>
          <table:table-cell office:value-type="float" office:value="84.156" calcext:value-type="float">
            <text:p>84.156</text:p>
          </table:table-cell>
          <table:table-cell/>
          <table:table-cell table:formula="of:=([.C455]-[.C442])/[.C442]" office:value-type="float" office:value="0.243749702932649" calcext:value-type="float">
            <text:p>0.24374970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13/2016</text:p>
          </table:table-cell>
          <table:table-cell office:value-type="float" office:value="1476316800" calcext:value-type="float">
            <text:p>1476316800</text:p>
          </table:table-cell>
          <table:table-cell office:value-type="float" office:value="82.198" calcext:value-type="float">
            <text:p>82.198</text:p>
          </table:table-cell>
          <table:table-cell/>
          <table:table-cell table:formula="of:=([.C456]-[.C443])/[.C443]" office:value-type="float" office:value="0.27477554198399" calcext:value-type="float">
            <text:p>0.2747755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14/2016</text:p>
          </table:table-cell>
          <table:table-cell office:value-type="float" office:value="1476403200" calcext:value-type="float">
            <text:p>1476403200</text:p>
          </table:table-cell>
          <table:table-cell office:value-type="float" office:value="91.991" calcext:value-type="float">
            <text:p>91.991</text:p>
          </table:table-cell>
          <table:table-cell/>
          <table:table-cell table:formula="of:=([.C457]-[.C444])/[.C444]" office:value-type="float" office:value="0.137709123718625" calcext:value-type="float">
            <text:p>0.13770912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15/2016</text:p>
          </table:table-cell>
          <table:table-cell office:value-type="float" office:value="1476489600" calcext:value-type="float">
            <text:p>1476489600</text:p>
          </table:table-cell>
          <table:table-cell office:value-type="float" office:value="95.454" calcext:value-type="float">
            <text:p>95.454</text:p>
          </table:table-cell>
          <table:table-cell/>
          <table:table-cell table:formula="of:=([.C458]-[.C445])/[.C445]" office:value-type="float" office:value="0.0658013283885432" calcext:value-type="float">
            <text:p>0.06580132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16/2016</text:p>
          </table:table-cell>
          <table:table-cell office:value-type="float" office:value="1476576000" calcext:value-type="float">
            <text:p>1476576000</text:p>
          </table:table-cell>
          <table:table-cell office:value-type="float" office:value="95.168" calcext:value-type="float">
            <text:p>95.168</text:p>
          </table:table-cell>
          <table:table-cell/>
          <table:table-cell table:formula="of:=([.C459]-[.C446])/[.C446]" office:value-type="float" office:value="-0.106464357767317" calcext:value-type="float">
            <text:p>-0.10646435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17/2016</text:p>
          </table:table-cell>
          <table:table-cell office:value-type="float" office:value="1476662400" calcext:value-type="float">
            <text:p>1476662400</text:p>
          </table:table-cell>
          <table:table-cell office:value-type="float" office:value="92.157" calcext:value-type="float">
            <text:p>92.157</text:p>
          </table:table-cell>
          <table:table-cell/>
          <table:table-cell table:formula="of:=([.C460]-[.C447])/[.C447]" office:value-type="float" office:value="-0.171305489545015" calcext:value-type="float">
            <text:p>-0.17130548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18/2016</text:p>
          </table:table-cell>
          <table:table-cell office:value-type="float" office:value="1476748800" calcext:value-type="float">
            <text:p>1476748800</text:p>
          </table:table-cell>
          <table:table-cell office:value-type="float" office:value="92.932" calcext:value-type="float">
            <text:p>92.932</text:p>
          </table:table-cell>
          <table:table-cell/>
          <table:table-cell table:formula="of:=([.C461]-[.C448])/[.C448]" office:value-type="float" office:value="-0.121249946197219" calcext:value-type="float">
            <text:p>-0.12124994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19/2016</text:p>
          </table:table-cell>
          <table:table-cell office:value-type="float" office:value="1476835200" calcext:value-type="float">
            <text:p>1476835200</text:p>
          </table:table-cell>
          <table:table-cell office:value-type="float" office:value="92.358" calcext:value-type="float">
            <text:p>92.358</text:p>
          </table:table-cell>
          <table:table-cell/>
          <table:table-cell table:formula="of:=([.C462]-[.C449])/[.C449]" office:value-type="float" office:value="-0.205797007297689" calcext:value-type="float">
            <text:p>-0.20579700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20/2016</text:p>
          </table:table-cell>
          <table:table-cell office:value-type="float" office:value="1476921600" calcext:value-type="float">
            <text:p>1476921600</text:p>
          </table:table-cell>
          <table:table-cell office:value-type="float" office:value="92.825" calcext:value-type="float">
            <text:p>92.825</text:p>
          </table:table-cell>
          <table:table-cell/>
          <table:table-cell table:formula="of:=([.C463]-[.C450])/[.C450]" office:value-type="float" office:value="-0.302784810126582" calcext:value-type="float">
            <text:p>-0.30278481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21/2016</text:p>
          </table:table-cell>
          <table:table-cell office:value-type="float" office:value="1477008000" calcext:value-type="float">
            <text:p>1477008000</text:p>
          </table:table-cell>
          <table:table-cell office:value-type="float" office:value="102.156" calcext:value-type="float">
            <text:p>102.156</text:p>
          </table:table-cell>
          <table:table-cell/>
          <table:table-cell table:formula="of:=([.C464]-[.C451])/[.C451]" office:value-type="float" office:value="-0.397832726418419" calcext:value-type="float">
            <text:p>-0.39783272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22/2016</text:p>
          </table:table-cell>
          <table:table-cell office:value-type="float" office:value="1477094400" calcext:value-type="float">
            <text:p>1477094400</text:p>
          </table:table-cell>
          <table:table-cell office:value-type="float" office:value="103.794" calcext:value-type="float">
            <text:p>103.794</text:p>
          </table:table-cell>
          <table:table-cell/>
          <table:table-cell table:formula="of:=([.C465]-[.C452])/[.C452]" office:value-type="float" office:value="-0.449293793475538" calcext:value-type="float">
            <text:p>-0.44929379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23/2016</text:p>
          </table:table-cell>
          <table:table-cell office:value-type="float" office:value="1477180800" calcext:value-type="float">
            <text:p>1477180800</text:p>
          </table:table-cell>
          <table:table-cell office:value-type="float" office:value="102.341" calcext:value-type="float">
            <text:p>102.341</text:p>
          </table:table-cell>
          <table:table-cell/>
          <table:table-cell table:formula="of:=([.C466]-[.C453])/[.C453]" office:value-type="float" office:value="-0.482074632845096" calcext:value-type="float">
            <text:p>-0.48207463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24/2016</text:p>
          </table:table-cell>
          <table:table-cell office:value-type="float" office:value="1477267200" calcext:value-type="float">
            <text:p>1477267200</text:p>
          </table:table-cell>
          <table:table-cell office:value-type="float" office:value="101.691" calcext:value-type="float">
            <text:p>101.691</text:p>
          </table:table-cell>
          <table:table-cell/>
          <table:table-cell table:formula="of:=([.C467]-[.C454])/[.C454]" office:value-type="float" office:value="-0.492118279887109" calcext:value-type="float">
            <text:p>-0.49211827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25/2016</text:p>
          </table:table-cell>
          <table:table-cell office:value-type="float" office:value="1477353600" calcext:value-type="float">
            <text:p>1477353600</text:p>
          </table:table-cell>
          <table:table-cell office:value-type="float" office:value="104.669" calcext:value-type="float">
            <text:p>104.669</text:p>
          </table:table-cell>
          <table:table-cell/>
          <table:table-cell table:formula="of:=([.C468]-[.C455])/[.C455]" office:value-type="float" office:value="-0.440149423420497" calcext:value-type="float">
            <text:p>-0.44014942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26/2016</text:p>
          </table:table-cell>
          <table:table-cell office:value-type="float" office:value="1477440000" calcext:value-type="float">
            <text:p>1477440000</text:p>
          </table:table-cell>
          <table:table-cell office:value-type="float" office:value="104.784" calcext:value-type="float">
            <text:p>104.784</text:p>
          </table:table-cell>
          <table:table-cell/>
          <table:table-cell table:formula="of:=([.C469]-[.C456])/[.C456]" office:value-type="float" office:value="-0.358069934341121" calcext:value-type="float">
            <text:p>-0.35806993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27/2016</text:p>
          </table:table-cell>
          <table:table-cell office:value-type="float" office:value="1477526400" calcext:value-type="float">
            <text:p>1477526400</text:p>
          </table:table-cell>
          <table:table-cell office:value-type="float" office:value="104.659" calcext:value-type="float">
            <text:p>104.659</text:p>
          </table:table-cell>
          <table:table-cell/>
          <table:table-cell table:formula="of:=([.C470]-[.C457])/[.C457]" office:value-type="float" office:value="-0.345483904872013" calcext:value-type="float">
            <text:p>-0.34548390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28/2016</text:p>
          </table:table-cell>
          <table:table-cell office:value-type="float" office:value="1477612800" calcext:value-type="float">
            <text:p>1477612800</text:p>
          </table:table-cell>
          <table:table-cell office:value-type="float" office:value="101.735" calcext:value-type="float">
            <text:p>101.735</text:p>
          </table:table-cell>
          <table:table-cell/>
          <table:table-cell table:formula="of:=([.C471]-[.C458])/[.C458]" office:value-type="float" office:value="-0.385344276797562" calcext:value-type="float">
            <text:p>-0.3853442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29/2016</text:p>
          </table:table-cell>
          <table:table-cell office:value-type="float" office:value="1477699200" calcext:value-type="float">
            <text:p>1477699200</text:p>
          </table:table-cell>
          <table:table-cell office:value-type="float" office:value="85.036" calcext:value-type="float">
            <text:p>85.036</text:p>
          </table:table-cell>
          <table:table-cell/>
          <table:table-cell table:formula="of:=([.C472]-[.C459])/[.C459]" office:value-type="float" office:value="-0.287572322310551" calcext:value-type="float">
            <text:p>-0.28757232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30/2016</text:p>
          </table:table-cell>
          <table:table-cell office:value-type="float" office:value="1477785600" calcext:value-type="float">
            <text:p>1477785600</text:p>
          </table:table-cell>
          <table:table-cell office:value-type="float" office:value="76.37" calcext:value-type="float">
            <text:p>76.37</text:p>
          </table:table-cell>
          <table:table-cell/>
          <table:table-cell table:formula="of:=([.C473]-[.C460])/[.C460]" office:value-type="float" office:value="-0.208262406704203" calcext:value-type="float">
            <text:p>-0.20826240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31/2016</text:p>
          </table:table-cell>
          <table:table-cell office:value-type="float" office:value="1477872000" calcext:value-type="float">
            <text:p>1477872000</text:p>
          </table:table-cell>
          <table:table-cell office:value-type="float" office:value="81.664" calcext:value-type="float">
            <text:p>81.664</text:p>
          </table:table-cell>
          <table:table-cell/>
          <table:table-cell table:formula="of:=([.C474]-[.C461])/[.C461]" office:value-type="float" office:value="-0.208329251567398" calcext:value-type="float">
            <text:p>-0.20832925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1/2016</text:p>
          </table:table-cell>
          <table:table-cell office:value-type="float" office:value="1477958400" calcext:value-type="float">
            <text:p>1477958400</text:p>
          </table:table-cell>
          <table:table-cell office:value-type="float" office:value="73.351" calcext:value-type="float">
            <text:p>73.351</text:p>
          </table:table-cell>
          <table:table-cell/>
          <table:table-cell table:formula="of:=([.C475]-[.C462])/[.C462]" office:value-type="float" office:value="-0.0714646017095882" calcext:value-type="float">
            <text:p>-0.07146460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2/2016</text:p>
          </table:table-cell>
          <table:table-cell office:value-type="float" office:value="1478044800" calcext:value-type="float">
            <text:p>1478044800</text:p>
          </table:table-cell>
          <table:table-cell office:value-type="float" office:value="64.719" calcext:value-type="float">
            <text:p>64.719</text:p>
          </table:table-cell>
          <table:table-cell/>
          <table:table-cell table:formula="of:=([.C476]-[.C463])/[.C463]" office:value-type="float" office:value="0.0755728611381512" calcext:value-type="float">
            <text:p>0.07557286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3/2016</text:p>
          </table:table-cell>
          <table:table-cell office:value-type="float" office:value="1478131200" calcext:value-type="float">
            <text:p>1478131200</text:p>
          </table:table-cell>
          <table:table-cell office:value-type="float" office:value="61.515" calcext:value-type="float">
            <text:p>61.515</text:p>
          </table:table-cell>
          <table:table-cell/>
          <table:table-cell table:formula="of:=([.C477]-[.C464])/[.C464]" office:value-type="float" office:value="0.104494838657238" calcext:value-type="float">
            <text:p>0.10449483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4/2016</text:p>
          </table:table-cell>
          <table:table-cell office:value-type="float" office:value="1478217600" calcext:value-type="float">
            <text:p>1478217600</text:p>
          </table:table-cell>
          <table:table-cell office:value-type="float" office:value="57.16" calcext:value-type="float">
            <text:p>57.16</text:p>
          </table:table-cell>
          <table:table-cell/>
          <table:table-cell table:formula="of:=([.C478]-[.C465])/[.C465]" office:value-type="float" office:value="0.163925822253324" calcext:value-type="float">
            <text:p>0.16392582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5/2016</text:p>
          </table:table-cell>
          <table:table-cell office:value-type="float" office:value="1478304000" calcext:value-type="float">
            <text:p>1478304000</text:p>
          </table:table-cell>
          <table:table-cell office:value-type="float" office:value="53.005" calcext:value-type="float">
            <text:p>53.005</text:p>
          </table:table-cell>
          <table:table-cell/>
          <table:table-cell table:formula="of:=([.C479]-[.C466])/[.C466]" office:value-type="float" office:value="0.25342892179983" calcext:value-type="float">
            <text:p>0.25342892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6/2016</text:p>
          </table:table-cell>
          <table:table-cell office:value-type="float" office:value="1478390400" calcext:value-type="float">
            <text:p>1478390400</text:p>
          </table:table-cell>
          <table:table-cell office:value-type="float" office:value="51.647" calcext:value-type="float">
            <text:p>51.647</text:p>
          </table:table-cell>
          <table:table-cell/>
          <table:table-cell table:formula="of:=([.C480]-[.C467])/[.C467]" office:value-type="float" office:value="0.393091563885608" calcext:value-type="float">
            <text:p>0.39309156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7/2016</text:p>
          </table:table-cell>
          <table:table-cell office:value-type="float" office:value="1478476800" calcext:value-type="float">
            <text:p>1478476800</text:p>
          </table:table-cell>
          <table:table-cell office:value-type="float" office:value="58.599" calcext:value-type="float">
            <text:p>58.599</text:p>
          </table:table-cell>
          <table:table-cell/>
          <table:table-cell table:formula="of:=([.C481]-[.C468])/[.C468]" office:value-type="float" office:value="0.336797556272291" calcext:value-type="float">
            <text:p>0.33679755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8/2016</text:p>
          </table:table-cell>
          <table:table-cell office:value-type="float" office:value="1478563200" calcext:value-type="float">
            <text:p>1478563200</text:p>
          </table:table-cell>
          <table:table-cell office:value-type="float" office:value="67.264" calcext:value-type="float">
            <text:p>67.264</text:p>
          </table:table-cell>
          <table:table-cell/>
          <table:table-cell table:formula="of:=([.C482]-[.C469])/[.C469]" office:value-type="float" office:value="0.25550071360609" calcext:value-type="float">
            <text:p>0.2555007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9/2016</text:p>
          </table:table-cell>
          <table:table-cell office:value-type="float" office:value="1478649600" calcext:value-type="float">
            <text:p>1478649600</text:p>
          </table:table-cell>
          <table:table-cell office:value-type="float" office:value="68.501" calcext:value-type="float">
            <text:p>68.501</text:p>
          </table:table-cell>
          <table:table-cell/>
          <table:table-cell table:formula="of:=([.C483]-[.C470])/[.C470]" office:value-type="float" office:value="0.18360315907797" calcext:value-type="float">
            <text:p>0.18360315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10/2016</text:p>
          </table:table-cell>
          <table:table-cell office:value-type="float" office:value="1478736000" calcext:value-type="float">
            <text:p>1478736000</text:p>
          </table:table-cell>
          <table:table-cell office:value-type="float" office:value="62.532" calcext:value-type="float">
            <text:p>62.532</text:p>
          </table:table-cell>
          <table:table-cell/>
          <table:table-cell table:formula="of:=([.C484]-[.C471])/[.C471]" office:value-type="float" office:value="0.208805091793002" calcext:value-type="float">
            <text:p>0.20880509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11/2016</text:p>
          </table:table-cell>
          <table:table-cell office:value-type="float" office:value="1478822400" calcext:value-type="float">
            <text:p>1478822400</text:p>
          </table:table-cell>
          <table:table-cell office:value-type="float" office:value="60.582" calcext:value-type="float">
            <text:p>60.582</text:p>
          </table:table-cell>
          <table:table-cell/>
          <table:table-cell table:formula="of:=([.C485]-[.C472])/[.C472]" office:value-type="float" office:value="0.124277838301806" calcext:value-type="float">
            <text:p>0.12427783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12/2016</text:p>
          </table:table-cell>
          <table:table-cell office:value-type="float" office:value="1478908800" calcext:value-type="float">
            <text:p>1478908800</text:p>
          </table:table-cell>
          <table:table-cell office:value-type="float" office:value="60.465" calcext:value-type="float">
            <text:p>60.465</text:p>
          </table:table-cell>
          <table:table-cell/>
          <table:table-cell table:formula="of:=([.C486]-[.C473])/[.C473]" office:value-type="float" office:value="0.0913255602414619" calcext:value-type="float">
            <text:p>0.09132556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13/2016</text:p>
          </table:table-cell>
          <table:table-cell office:value-type="float" office:value="1478995200" calcext:value-type="float">
            <text:p>1478995200</text:p>
          </table:table-cell>
          <table:table-cell office:value-type="float" office:value="64.651" calcext:value-type="float">
            <text:p>64.651</text:p>
          </table:table-cell>
          <table:table-cell/>
          <table:table-cell table:formula="of:=([.C487]-[.C474])/[.C474]" office:value-type="float" office:value="0.067531824720422" calcext:value-type="float">
            <text:p>0.06753182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14/2016</text:p>
          </table:table-cell>
          <table:table-cell office:value-type="float" office:value="1479081600" calcext:value-type="float">
            <text:p>1479081600</text:p>
          </table:table-cell>
          <table:table-cell office:value-type="float" office:value="68.109" calcext:value-type="float">
            <text:p>68.109</text:p>
          </table:table-cell>
          <table:table-cell/>
          <table:table-cell table:formula="of:=([.C488]-[.C475])/[.C475]" office:value-type="float" office:value="-0.037953868064426" calcext:value-type="float">
            <text:p>-0.03795386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15/2016</text:p>
          </table:table-cell>
          <table:table-cell office:value-type="float" office:value="1479168000" calcext:value-type="float">
            <text:p>1479168000</text:p>
          </table:table-cell>
          <table:table-cell office:value-type="float" office:value="69.61" calcext:value-type="float">
            <text:p>69.61</text:p>
          </table:table-cell>
          <table:table-cell/>
          <table:table-cell table:formula="of:=([.C489]-[.C476])/[.C476]" office:value-type="float" office:value="-0.0281568740123545" calcext:value-type="float">
            <text:p>-0.0281568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16/2016</text:p>
          </table:table-cell>
          <table:table-cell office:value-type="float" office:value="1479254400" calcext:value-type="float">
            <text:p>1479254400</text:p>
          </table:table-cell>
          <table:table-cell office:value-type="float" office:value="67.943" calcext:value-type="float">
            <text:p>67.943</text:p>
          </table:table-cell>
          <table:table-cell/>
          <table:table-cell table:formula="of:=([.C490]-[.C477])/[.C477]" office:value-type="float" office:value="0.015704340402985" calcext:value-type="float">
            <text:p>0.01570434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17/2016</text:p>
          </table:table-cell>
          <table:table-cell office:value-type="float" office:value="1479340800" calcext:value-type="float">
            <text:p>1479340800</text:p>
          </table:table-cell>
          <table:table-cell office:value-type="float" office:value="66.53" calcext:value-type="float">
            <text:p>66.53</text:p>
          </table:table-cell>
          <table:table-cell/>
          <table:table-cell table:formula="of:=([.C491]-[.C478])/[.C478]" office:value-type="float" office:value="0.041394859461897" calcext:value-type="float">
            <text:p>0.04139485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18/2016</text:p>
          </table:table-cell>
          <table:table-cell office:value-type="float" office:value="1479427200" calcext:value-type="float">
            <text:p>1479427200</text:p>
          </table:table-cell>
          <table:table-cell office:value-type="float" office:value="66.438" calcext:value-type="float">
            <text:p>66.438</text:p>
          </table:table-cell>
          <table:table-cell/>
          <table:table-cell table:formula="of:=([.C492]-[.C479])/[.C479]" office:value-type="float" office:value="0.0582799000571962" calcext:value-type="float">
            <text:p>0.05827990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19/2016</text:p>
          </table:table-cell>
          <table:table-cell office:value-type="float" office:value="1479513600" calcext:value-type="float">
            <text:p>1479513600</text:p>
          </table:table-cell>
          <table:table-cell office:value-type="float" office:value="71.949" calcext:value-type="float">
            <text:p>71.949</text:p>
          </table:table-cell>
          <table:table-cell/>
          <table:table-cell table:formula="of:=([.C493]-[.C480])/[.C480]" office:value-type="float" office:value="-0.00950673393653835" calcext:value-type="float">
            <text:p>-0.00950673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20/2016</text:p>
          </table:table-cell>
          <table:table-cell office:value-type="float" office:value="1479600000" calcext:value-type="float">
            <text:p>1479600000</text:p>
          </table:table-cell>
          <table:table-cell office:value-type="float" office:value="78.335" calcext:value-type="float">
            <text:p>78.335</text:p>
          </table:table-cell>
          <table:table-cell/>
          <table:table-cell table:formula="of:=([.C494]-[.C481])/[.C481]" office:value-type="float" office:value="-0.0521095295844768" calcext:value-type="float">
            <text:p>-0.05210952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21/2016</text:p>
          </table:table-cell>
          <table:table-cell office:value-type="float" office:value="1479686400" calcext:value-type="float">
            <text:p>1479686400</text:p>
          </table:table-cell>
          <table:table-cell office:value-type="float" office:value="84.45" calcext:value-type="float">
            <text:p>84.45</text:p>
          </table:table-cell>
          <table:table-cell/>
          <table:table-cell table:formula="of:=([.C495]-[.C482])/[.C482]" office:value-type="float" office:value="-0.103943161634103" calcext:value-type="float">
            <text:p>-0.10394316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22/2016</text:p>
          </table:table-cell>
          <table:table-cell office:value-type="float" office:value="1479772800" calcext:value-type="float">
            <text:p>1479772800</text:p>
          </table:table-cell>
          <table:table-cell office:value-type="float" office:value="81.078" calcext:value-type="float">
            <text:p>81.078</text:p>
          </table:table-cell>
          <table:table-cell/>
          <table:table-cell table:formula="of:=([.C496]-[.C483])/[.C483]" office:value-type="float" office:value="-0.0922198376871655" calcext:value-type="float">
            <text:p>-0.09221983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23/2016</text:p>
          </table:table-cell>
          <table:table-cell office:value-type="float" office:value="1479859200" calcext:value-type="float">
            <text:p>1479859200</text:p>
          </table:table-cell>
          <table:table-cell office:value-type="float" office:value="75.589" calcext:value-type="float">
            <text:p>75.589</text:p>
          </table:table-cell>
          <table:table-cell/>
          <table:table-cell table:formula="of:=([.C497]-[.C484])/[.C484]" office:value-type="float" office:value="-0.0579713979547289" calcext:value-type="float">
            <text:p>-0.0579713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24/2016</text:p>
          </table:table-cell>
          <table:table-cell office:value-type="float" office:value="1479945600" calcext:value-type="float">
            <text:p>1479945600</text:p>
          </table:table-cell>
          <table:table-cell office:value-type="float" office:value="68.111" calcext:value-type="float">
            <text:p>68.111</text:p>
          </table:table-cell>
          <table:table-cell/>
          <table:table-cell table:formula="of:=([.C498]-[.C485])/[.C485]" office:value-type="float" office:value="0.0812203608815022" calcext:value-type="float">
            <text:p>0.08122036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25/2016</text:p>
          </table:table-cell>
          <table:table-cell office:value-type="float" office:value="1480032000" calcext:value-type="float">
            <text:p>1480032000</text:p>
          </table:table-cell>
          <table:table-cell office:value-type="float" office:value="65.987" calcext:value-type="float">
            <text:p>65.987</text:p>
          </table:table-cell>
          <table:table-cell/>
          <table:table-cell table:formula="of:=([.C499]-[.C486])/[.C486]" office:value-type="float" office:value="0.157334020337339" calcext:value-type="float">
            <text:p>0.15733402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26/2016</text:p>
          </table:table-cell>
          <table:table-cell office:value-type="float" office:value="1480118400" calcext:value-type="float">
            <text:p>1480118400</text:p>
          </table:table-cell>
          <table:table-cell office:value-type="float" office:value="69.017" calcext:value-type="float">
            <text:p>69.017</text:p>
          </table:table-cell>
          <table:table-cell/>
          <table:table-cell table:formula="of:=([.C500]-[.C487])/[.C487]" office:value-type="float" office:value="0.148702493588536" calcext:value-type="float">
            <text:p>0.14870249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27/2016</text:p>
          </table:table-cell>
          <table:table-cell office:value-type="float" office:value="1480204800" calcext:value-type="float">
            <text:p>1480204800</text:p>
          </table:table-cell>
          <table:table-cell office:value-type="float" office:value="65.524" calcext:value-type="float">
            <text:p>65.524</text:p>
          </table:table-cell>
          <table:table-cell/>
          <table:table-cell table:formula="of:=([.C501]-[.C488])/[.C488]" office:value-type="float" office:value="0.235959343141444" calcext:value-type="float">
            <text:p>0.23595934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28/2016</text:p>
          </table:table-cell>
          <table:table-cell office:value-type="float" office:value="1480291200" calcext:value-type="float">
            <text:p>1480291200</text:p>
          </table:table-cell>
          <table:table-cell office:value-type="float" office:value="67.65" calcext:value-type="float">
            <text:p>67.65</text:p>
          </table:table-cell>
          <table:table-cell/>
          <table:table-cell table:formula="of:=([.C502]-[.C489])/[.C489]" office:value-type="float" office:value="0.225986696230599" calcext:value-type="float">
            <text:p>0.22598669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29/2016</text:p>
          </table:table-cell>
          <table:table-cell office:value-type="float" office:value="1480377600" calcext:value-type="float">
            <text:p>1480377600</text:p>
          </table:table-cell>
          <table:table-cell office:value-type="float" office:value="69.01" calcext:value-type="float">
            <text:p>69.01</text:p>
          </table:table-cell>
          <table:table-cell/>
          <table:table-cell table:formula="of:=([.C503]-[.C490])/[.C490]" office:value-type="float" office:value="0.171975076075931" calcext:value-type="float">
            <text:p>0.17197507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30/2016</text:p>
          </table:table-cell>
          <table:table-cell office:value-type="float" office:value="1480464000" calcext:value-type="float">
            <text:p>1480464000</text:p>
          </table:table-cell>
          <table:table-cell office:value-type="float" office:value="69.284" calcext:value-type="float">
            <text:p>69.284</text:p>
          </table:table-cell>
          <table:table-cell/>
          <table:table-cell table:formula="of:=([.C504]-[.C491])/[.C491]" office:value-type="float" office:value="0.186767507649674" calcext:value-type="float">
            <text:p>0.18676750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1/2016</text:p>
          </table:table-cell>
          <table:table-cell office:value-type="float" office:value="1480550400" calcext:value-type="float">
            <text:p>1480550400</text:p>
          </table:table-cell>
          <table:table-cell office:value-type="float" office:value="70.31" calcext:value-type="float">
            <text:p>70.31</text:p>
          </table:table-cell>
          <table:table-cell/>
          <table:table-cell table:formula="of:=([.C505]-[.C492])/[.C492]" office:value-type="float" office:value="0.161683970985635" calcext:value-type="float">
            <text:p>0.1616839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2/2016</text:p>
          </table:table-cell>
          <table:table-cell office:value-type="float" office:value="1480636800" calcext:value-type="float">
            <text:p>1480636800</text:p>
          </table:table-cell>
          <table:table-cell office:value-type="float" office:value="71.265" calcext:value-type="float">
            <text:p>71.265</text:p>
          </table:table-cell>
          <table:table-cell/>
          <table:table-cell table:formula="of:=([.C506]-[.C493])/[.C493]" office:value-type="float" office:value="0.158128113379639" calcext:value-type="float">
            <text:p>0.15812811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3/2016</text:p>
          </table:table-cell>
          <table:table-cell office:value-type="float" office:value="1480723200" calcext:value-type="float">
            <text:p>1480723200</text:p>
          </table:table-cell>
          <table:table-cell office:value-type="float" office:value="74.253" calcext:value-type="float">
            <text:p>74.253</text:p>
          </table:table-cell>
          <table:table-cell/>
          <table:table-cell table:formula="of:=([.C507]-[.C494])/[.C494]" office:value-type="float" office:value="0.133125934305685" calcext:value-type="float">
            <text:p>0.13312593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4/2016</text:p>
          </table:table-cell>
          <table:table-cell office:value-type="float" office:value="1480809600" calcext:value-type="float">
            <text:p>1480809600</text:p>
          </table:table-cell>
          <table:table-cell office:value-type="float" office:value="75.672" calcext:value-type="float">
            <text:p>75.672</text:p>
          </table:table-cell>
          <table:table-cell/>
          <table:table-cell table:formula="of:=([.C508]-[.C495])/[.C495]" office:value-type="float" office:value="0.117110688233429" calcext:value-type="float">
            <text:p>0.11711068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5/2016</text:p>
          </table:table-cell>
          <table:table-cell office:value-type="float" office:value="1480896000" calcext:value-type="float">
            <text:p>1480896000</text:p>
          </table:table-cell>
          <table:table-cell office:value-type="float" office:value="73.601" calcext:value-type="float">
            <text:p>73.601</text:p>
          </table:table-cell>
          <table:table-cell/>
          <table:table-cell table:formula="of:=([.C509]-[.C496])/[.C496]" office:value-type="float" office:value="0.192375103599136" calcext:value-type="float">
            <text:p>0.19237510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6/2016</text:p>
          </table:table-cell>
          <table:table-cell office:value-type="float" office:value="1480982400" calcext:value-type="float">
            <text:p>1480982400</text:p>
          </table:table-cell>
          <table:table-cell office:value-type="float" office:value="71.207" calcext:value-type="float">
            <text:p>71.207</text:p>
          </table:table-cell>
          <table:table-cell/>
          <table:table-cell table:formula="of:=([.C510]-[.C497])/[.C497]" office:value-type="float" office:value="0.24850084963557" calcext:value-type="float">
            <text:p>0.24850084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7/2016</text:p>
          </table:table-cell>
          <table:table-cell office:value-type="float" office:value="1481068800" calcext:value-type="float">
            <text:p>1481068800</text:p>
          </table:table-cell>
          <table:table-cell office:value-type="float" office:value="73.643" calcext:value-type="float">
            <text:p>73.643</text:p>
          </table:table-cell>
          <table:table-cell/>
          <table:table-cell table:formula="of:=([.C511]-[.C498])/[.C498]" office:value-type="float" office:value="0.229010225004413" calcext:value-type="float">
            <text:p>0.2290102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8/2016</text:p>
          </table:table-cell>
          <table:table-cell office:value-type="float" office:value="1481155200" calcext:value-type="float">
            <text:p>1481155200</text:p>
          </table:table-cell>
          <table:table-cell office:value-type="float" office:value="76.369" calcext:value-type="float">
            <text:p>76.369</text:p>
          </table:table-cell>
          <table:table-cell/>
          <table:table-cell table:formula="of:=([.C512]-[.C499])/[.C499]" office:value-type="float" office:value="0.179942123112781" calcext:value-type="float">
            <text:p>0.1799421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9/2016</text:p>
          </table:table-cell>
          <table:table-cell office:value-type="float" office:value="1481241600" calcext:value-type="float">
            <text:p>1481241600</text:p>
          </table:table-cell>
          <table:table-cell office:value-type="float" office:value="79.28" calcext:value-type="float">
            <text:p>79.28</text:p>
          </table:table-cell>
          <table:table-cell/>
          <table:table-cell table:formula="of:=([.C513]-[.C500])/[.C500]" office:value-type="float" office:value="0.116952573158426" calcext:value-type="float">
            <text:p>0.1169525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10/2016</text:p>
          </table:table-cell>
          <table:table-cell office:value-type="float" office:value="1481328000" calcext:value-type="float">
            <text:p>1481328000</text:p>
          </table:table-cell>
          <table:table-cell office:value-type="float" office:value="80.985" calcext:value-type="float">
            <text:p>80.985</text:p>
          </table:table-cell>
          <table:table-cell/>
          <table:table-cell table:formula="of:=([.C514]-[.C501])/[.C501]" office:value-type="float" office:value="0.014582947459406" calcext:value-type="float">
            <text:p>0.01458294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11/2016</text:p>
          </table:table-cell>
          <table:table-cell office:value-type="float" office:value="1481414400" calcext:value-type="float">
            <text:p>1481414400</text:p>
          </table:table-cell>
          <table:table-cell office:value-type="float" office:value="82.938" calcext:value-type="float">
            <text:p>82.938</text:p>
          </table:table-cell>
          <table:table-cell/>
          <table:table-cell table:formula="of:=([.C515]-[.C502])/[.C502]" office:value-type="float" office:value="-0.0724637681159421" calcext:value-type="float">
            <text:p>-0.07246376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12/2016</text:p>
          </table:table-cell>
          <table:table-cell office:value-type="float" office:value="1481500800" calcext:value-type="float">
            <text:p>1481500800</text:p>
          </table:table-cell>
          <table:table-cell office:value-type="float" office:value="80.878" calcext:value-type="float">
            <text:p>80.878</text:p>
          </table:table-cell>
          <table:table-cell/>
          <table:table-cell table:formula="of:=([.C516]-[.C503])/[.C503]" office:value-type="float" office:value="-0.0263112342046045" calcext:value-type="float">
            <text:p>-0.02631123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13/2016</text:p>
          </table:table-cell>
          <table:table-cell office:value-type="float" office:value="1481587200" calcext:value-type="float">
            <text:p>1481587200</text:p>
          </table:table-cell>
          <table:table-cell office:value-type="float" office:value="82.224" calcext:value-type="float">
            <text:p>82.224</text:p>
          </table:table-cell>
          <table:table-cell/>
          <table:table-cell table:formula="of:=([.C517]-[.C504])/[.C504]" office:value-type="float" office:value="0.00369721735746257" calcext:value-type="float">
            <text:p>0.00369721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14/2016</text:p>
          </table:table-cell>
          <table:table-cell office:value-type="float" office:value="1481673600" calcext:value-type="float">
            <text:p>1481673600</text:p>
          </table:table-cell>
          <table:table-cell office:value-type="float" office:value="81.678" calcext:value-type="float">
            <text:p>81.678</text:p>
          </table:table-cell>
          <table:table-cell/>
          <table:table-cell table:formula="of:=([.C518]-[.C505])/[.C505]" office:value-type="float" office:value="-0.00894977839809979" calcext:value-type="float">
            <text:p>-0.00894977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15/2016</text:p>
          </table:table-cell>
          <table:table-cell office:value-type="float" office:value="1481760000" calcext:value-type="float">
            <text:p>1481760000</text:p>
          </table:table-cell>
          <table:table-cell office:value-type="float" office:value="82.534" calcext:value-type="float">
            <text:p>82.534</text:p>
          </table:table-cell>
          <table:table-cell/>
          <table:table-cell table:formula="of:=([.C519]-[.C506])/[.C506]" office:value-type="float" office:value="-0.0369786996874016" calcext:value-type="float">
            <text:p>-0.03697869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16/2016</text:p>
          </table:table-cell>
          <table:table-cell office:value-type="float" office:value="1481846400" calcext:value-type="float">
            <text:p>1481846400</text:p>
          </table:table-cell>
          <table:table-cell office:value-type="float" office:value="84.138" calcext:value-type="float">
            <text:p>84.138</text:p>
          </table:table-cell>
          <table:table-cell/>
          <table:table-cell table:formula="of:=([.C520]-[.C507])/[.C507]" office:value-type="float" office:value="-0.0670327319403837" calcext:value-type="float">
            <text:p>-0.06703273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17/2016</text:p>
          </table:table-cell>
          <table:table-cell office:value-type="float" office:value="1481932800" calcext:value-type="float">
            <text:p>1481932800</text:p>
          </table:table-cell>
          <table:table-cell office:value-type="float" office:value="84.534" calcext:value-type="float">
            <text:p>84.534</text:p>
          </table:table-cell>
          <table:table-cell/>
          <table:table-cell table:formula="of:=([.C521]-[.C508])/[.C508]" office:value-type="float" office:value="-0.0655121016395771" calcext:value-type="float">
            <text:p>-0.06551210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18/2016</text:p>
          </table:table-cell>
          <table:table-cell office:value-type="float" office:value="1482019200" calcext:value-type="float">
            <text:p>1482019200</text:p>
          </table:table-cell>
          <table:table-cell office:value-type="float" office:value="87.76" calcext:value-type="float">
            <text:p>87.76</text:p>
          </table:table-cell>
          <table:table-cell/>
          <table:table-cell table:formula="of:=([.C522]-[.C509])/[.C509]" office:value-type="float" office:value="-0.0761964448495899" calcext:value-type="float">
            <text:p>-0.07619644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19/2016</text:p>
          </table:table-cell>
          <table:table-cell office:value-type="float" office:value="1482105600" calcext:value-type="float">
            <text:p>1482105600</text:p>
          </table:table-cell>
          <table:table-cell office:value-type="float" office:value="88.902" calcext:value-type="float">
            <text:p>88.902</text:p>
          </table:table-cell>
          <table:table-cell/>
          <table:table-cell table:formula="of:=([.C523]-[.C510])/[.C510]" office:value-type="float" office:value="-0.101313806213584" calcext:value-type="float">
            <text:p>-0.10131380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20/2016</text:p>
          </table:table-cell>
          <table:table-cell office:value-type="float" office:value="1482192000" calcext:value-type="float">
            <text:p>1482192000</text:p>
          </table:table-cell>
          <table:table-cell office:value-type="float" office:value="90.508" calcext:value-type="float">
            <text:p>90.508</text:p>
          </table:table-cell>
          <table:table-cell/>
          <table:table-cell table:formula="of:=([.C524]-[.C511])/[.C511]" office:value-type="float" office:value="-0.109570424713837" calcext:value-type="float">
            <text:p>-0.10957042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21/2016</text:p>
          </table:table-cell>
          <table:table-cell office:value-type="float" office:value="1482278400" calcext:value-type="float">
            <text:p>1482278400</text:p>
          </table:table-cell>
          <table:table-cell office:value-type="float" office:value="90.111" calcext:value-type="float">
            <text:p>90.111</text:p>
          </table:table-cell>
          <table:table-cell/>
          <table:table-cell table:formula="of:=([.C525]-[.C512])/[.C512]" office:value-type="float" office:value="-0.106157960737313" calcext:value-type="float">
            <text:p>-0.10615796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22/2016</text:p>
          </table:table-cell>
          <table:table-cell office:value-type="float" office:value="1482364800" calcext:value-type="float">
            <text:p>1482364800</text:p>
          </table:table-cell>
          <table:table-cell office:value-type="float" office:value="88.552" calcext:value-type="float">
            <text:p>88.552</text:p>
          </table:table-cell>
          <table:table-cell/>
          <table:table-cell table:formula="of:=([.C526]-[.C513])/[.C513]" office:value-type="float" office:value="-0.013935314843256" calcext:value-type="float">
            <text:p>-0.01393531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23/2016</text:p>
          </table:table-cell>
          <table:table-cell office:value-type="float" office:value="1482451200" calcext:value-type="float">
            <text:p>1482451200</text:p>
          </table:table-cell>
          <table:table-cell office:value-type="float" office:value="82.166" calcext:value-type="float">
            <text:p>82.166</text:p>
          </table:table-cell>
          <table:table-cell/>
          <table:table-cell table:formula="of:=([.C527]-[.C514])/[.C514]" office:value-type="float" office:value="0.0965119392449433" calcext:value-type="float">
            <text:p>0.09651193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24/2016</text:p>
          </table:table-cell>
          <table:table-cell office:value-type="float" office:value="1482537600" calcext:value-type="float">
            <text:p>1482537600</text:p>
          </table:table-cell>
          <table:table-cell office:value-type="float" office:value="76.928" calcext:value-type="float">
            <text:p>76.928</text:p>
          </table:table-cell>
          <table:table-cell/>
          <table:table-cell table:formula="of:=([.C528]-[.C515])/[.C515]" office:value-type="float" office:value="0.193804596505824" calcext:value-type="float">
            <text:p>0.19380459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25/2016</text:p>
          </table:table-cell>
          <table:table-cell office:value-type="float" office:value="1482624000" calcext:value-type="float">
            <text:p>1482624000</text:p>
          </table:table-cell>
          <table:table-cell office:value-type="float" office:value="78.75" calcext:value-type="float">
            <text:p>78.75</text:p>
          </table:table-cell>
          <table:table-cell/>
          <table:table-cell table:formula="of:=([.C529]-[.C516])/[.C516]" office:value-type="float" office:value="0.186603174603175" calcext:value-type="float">
            <text:p>0.18660317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26/2016</text:p>
          </table:table-cell>
          <table:table-cell office:value-type="float" office:value="1482710400" calcext:value-type="float">
            <text:p>1482710400</text:p>
          </table:table-cell>
          <table:table-cell office:value-type="float" office:value="82.528" calcext:value-type="float">
            <text:p>82.528</text:p>
          </table:table-cell>
          <table:table-cell/>
          <table:table-cell table:formula="of:=([.C530]-[.C517])/[.C517]" office:value-type="float" office:value="0.145477898410237" calcext:value-type="float">
            <text:p>0.14547789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27/2016</text:p>
          </table:table-cell>
          <table:table-cell office:value-type="float" office:value="1482796800" calcext:value-type="float">
            <text:p>1482796800</text:p>
          </table:table-cell>
          <table:table-cell office:value-type="float" office:value="80.947" calcext:value-type="float">
            <text:p>80.947</text:p>
          </table:table-cell>
          <table:table-cell/>
          <table:table-cell table:formula="of:=([.C531]-[.C518])/[.C518]" office:value-type="float" office:value="0.203034084030291" calcext:value-type="float">
            <text:p>0.2030340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28/2016</text:p>
          </table:table-cell>
          <table:table-cell office:value-type="float" office:value="1482883200" calcext:value-type="float">
            <text:p>1482883200</text:p>
          </table:table-cell>
          <table:table-cell office:value-type="float" office:value="79.482" calcext:value-type="float">
            <text:p>79.482</text:p>
          </table:table-cell>
          <table:table-cell/>
          <table:table-cell table:formula="of:=([.C532]-[.C519])/[.C519]" office:value-type="float" office:value="0.242067386326464" calcext:value-type="float">
            <text:p>0.24206738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29/2016</text:p>
          </table:table-cell>
          <table:table-cell office:value-type="float" office:value="1482969600" calcext:value-type="float">
            <text:p>1482969600</text:p>
          </table:table-cell>
          <table:table-cell office:value-type="float" office:value="78.498" calcext:value-type="float">
            <text:p>78.498</text:p>
          </table:table-cell>
          <table:table-cell/>
          <table:table-cell table:formula="of:=([.C533]-[.C520])/[.C520]" office:value-type="float" office:value="0.262401589849423" calcext:value-type="float">
            <text:p>0.26240158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30/2016</text:p>
          </table:table-cell>
          <table:table-cell office:value-type="float" office:value="1483056000" calcext:value-type="float">
            <text:p>1483056000</text:p>
          </table:table-cell>
          <table:table-cell office:value-type="float" office:value="78.996" calcext:value-type="float">
            <text:p>78.996</text:p>
          </table:table-cell>
          <table:table-cell/>
          <table:table-cell table:formula="of:=([.C534]-[.C521])/[.C521]" office:value-type="float" office:value="0.265583067497089" calcext:value-type="float">
            <text:p>0.26558306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31/2016</text:p>
          </table:table-cell>
          <table:table-cell office:value-type="float" office:value="1483142400" calcext:value-type="float">
            <text:p>1483142400</text:p>
          </table:table-cell>
          <table:table-cell office:value-type="float" office:value="81.073" calcext:value-type="float">
            <text:p>81.073</text:p>
          </table:table-cell>
          <table:table-cell/>
          <table:table-cell table:formula="of:=([.C535]-[.C522])/[.C522]" office:value-type="float" office:value="0.250181934799502" calcext:value-type="float">
            <text:p>0.25018193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1/2017</text:p>
          </table:table-cell>
          <table:table-cell office:value-type="float" office:value="1483228800" calcext:value-type="float">
            <text:p>1483228800</text:p>
          </table:table-cell>
          <table:table-cell office:value-type="float" office:value="79.895" calcext:value-type="float">
            <text:p>79.895</text:p>
          </table:table-cell>
          <table:table-cell/>
          <table:table-cell table:formula="of:=([.C536]-[.C523])/[.C523]" office:value-type="float" office:value="0.283146629951812" calcext:value-type="float">
            <text:p>0.283146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2/2017</text:p>
          </table:table-cell>
          <table:table-cell office:value-type="float" office:value="1483315200" calcext:value-type="float">
            <text:p>1483315200</text:p>
          </table:table-cell>
          <table:table-cell office:value-type="float" office:value="80.591" calcext:value-type="float">
            <text:p>80.591</text:p>
          </table:table-cell>
          <table:table-cell/>
          <table:table-cell table:formula="of:=([.C537]-[.C524])/[.C524]" office:value-type="float" office:value="0.286012085716768" calcext:value-type="float">
            <text:p>0.28601208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3/2017</text:p>
          </table:table-cell>
          <table:table-cell office:value-type="float" office:value="1483401600" calcext:value-type="float">
            <text:p>1483401600</text:p>
          </table:table-cell>
          <table:table-cell office:value-type="float" office:value="80.545" calcext:value-type="float">
            <text:p>80.545</text:p>
          </table:table-cell>
          <table:table-cell/>
          <table:table-cell table:formula="of:=([.C538]-[.C525])/[.C525]" office:value-type="float" office:value="0.292867341237817" calcext:value-type="float">
            <text:p>0.29286734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4/2017</text:p>
          </table:table-cell>
          <table:table-cell office:value-type="float" office:value="1483488000" calcext:value-type="float">
            <text:p>1483488000</text:p>
          </table:table-cell>
          <table:table-cell office:value-type="float" office:value="87.318" calcext:value-type="float">
            <text:p>87.318</text:p>
          </table:table-cell>
          <table:table-cell/>
          <table:table-cell table:formula="of:=([.C539]-[.C526])/[.C526]" office:value-type="float" office:value="0.188953022286356" calcext:value-type="float">
            <text:p>0.18895302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5/2017</text:p>
          </table:table-cell>
          <table:table-cell office:value-type="float" office:value="1483574400" calcext:value-type="float">
            <text:p>1483574400</text:p>
          </table:table-cell>
          <table:table-cell office:value-type="float" office:value="90.096" calcext:value-type="float">
            <text:p>90.096</text:p>
          </table:table-cell>
          <table:table-cell/>
          <table:table-cell table:formula="of:=([.C540]-[.C527])/[.C527]" office:value-type="float" office:value="0.132713993961996" calcext:value-type="float">
            <text:p>0.1327139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6/2017</text:p>
          </table:table-cell>
          <table:table-cell office:value-type="float" office:value="1483660800" calcext:value-type="float">
            <text:p>1483660800</text:p>
          </table:table-cell>
          <table:table-cell office:value-type="float" office:value="91.837" calcext:value-type="float">
            <text:p>91.837</text:p>
          </table:table-cell>
          <table:table-cell/>
          <table:table-cell table:formula="of:=([.C541]-[.C528])/[.C528]" office:value-type="float" office:value="0.167111295011814" calcext:value-type="float">
            <text:p>0.1671112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7/2017</text:p>
          </table:table-cell>
          <table:table-cell office:value-type="float" office:value="1483747200" calcext:value-type="float">
            <text:p>1483747200</text:p>
          </table:table-cell>
          <table:table-cell office:value-type="float" office:value="93.445" calcext:value-type="float">
            <text:p>93.445</text:p>
          </table:table-cell>
          <table:table-cell/>
          <table:table-cell table:formula="of:=([.C542]-[.C529])/[.C529]" office:value-type="float" office:value="0.143528278666595" calcext:value-type="float">
            <text:p>0.14352827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8/2017</text:p>
          </table:table-cell>
          <table:table-cell office:value-type="float" office:value="1483833600" calcext:value-type="float">
            <text:p>1483833600</text:p>
          </table:table-cell>
          <table:table-cell office:value-type="float" office:value="94.534" calcext:value-type="float">
            <text:p>94.534</text:p>
          </table:table-cell>
          <table:table-cell/>
          <table:table-cell table:formula="of:=([.C543]-[.C530])/[.C530]" office:value-type="float" office:value="0.146233101318044" calcext:value-type="float">
            <text:p>0.14623310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9/2017</text:p>
          </table:table-cell>
          <table:table-cell office:value-type="float" office:value="1483920000" calcext:value-type="float">
            <text:p>1483920000</text:p>
          </table:table-cell>
          <table:table-cell office:value-type="float" office:value="97.382" calcext:value-type="float">
            <text:p>97.382</text:p>
          </table:table-cell>
          <table:table-cell/>
          <table:table-cell table:formula="of:=([.C544]-[.C531])/[.C531]" office:value-type="float" office:value="0.117362551600912" calcext:value-type="float">
            <text:p>0.11736255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10/2017</text:p>
          </table:table-cell>
          <table:table-cell office:value-type="float" office:value="1484006400" calcext:value-type="float">
            <text:p>1484006400</text:p>
          </table:table-cell>
          <table:table-cell office:value-type="float" office:value="98.722" calcext:value-type="float">
            <text:p>98.722</text:p>
          </table:table-cell>
          <table:table-cell/>
          <table:table-cell table:formula="of:=([.C545]-[.C532])/[.C532]" office:value-type="float" office:value="0.12547355199449" calcext:value-type="float">
            <text:p>0.1254735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11/2017</text:p>
          </table:table-cell>
          <table:table-cell office:value-type="float" office:value="1484092800" calcext:value-type="float">
            <text:p>1484092800</text:p>
          </table:table-cell>
          <table:table-cell office:value-type="float" office:value="99.096" calcext:value-type="float">
            <text:p>99.096</text:p>
          </table:table-cell>
          <table:table-cell/>
          <table:table-cell table:formula="of:=([.C546]-[.C533])/[.C533]" office:value-type="float" office:value="0.1088742229757" calcext:value-type="float">
            <text:p>0.1088742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12/2017</text:p>
          </table:table-cell>
          <table:table-cell office:value-type="float" office:value="1484179200" calcext:value-type="float">
            <text:p>1484179200</text:p>
          </table:table-cell>
          <table:table-cell office:value-type="float" office:value="99.976" calcext:value-type="float">
            <text:p>99.976</text:p>
          </table:table-cell>
          <table:table-cell/>
          <table:table-cell table:formula="of:=([.C547]-[.C534])/[.C534]" office:value-type="float" office:value="0.100474113787309" calcext:value-type="float">
            <text:p>0.10047411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13/2017</text:p>
          </table:table-cell>
          <table:table-cell office:value-type="float" office:value="1484265600" calcext:value-type="float">
            <text:p>1484265600</text:p>
          </table:table-cell>
          <table:table-cell office:value-type="float" office:value="101.356" calcext:value-type="float">
            <text:p>101.356</text:p>
          </table:table-cell>
          <table:table-cell/>
          <table:table-cell table:formula="of:=([.C548]-[.C535])/[.C535]" office:value-type="float" office:value="0.101602273175737" calcext:value-type="float">
            <text:p>0.1016022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14/2017</text:p>
          </table:table-cell>
          <table:table-cell office:value-type="float" office:value="1484352000" calcext:value-type="float">
            <text:p>1484352000</text:p>
          </table:table-cell>
          <table:table-cell office:value-type="float" office:value="102.517" calcext:value-type="float">
            <text:p>102.517</text:p>
          </table:table-cell>
          <table:table-cell/>
          <table:table-cell table:formula="of:=([.C549]-[.C536])/[.C536]" office:value-type="float" office:value="0.0993981485997444" calcext:value-type="float">
            <text:p>0.09939814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15/2017</text:p>
          </table:table-cell>
          <table:table-cell office:value-type="float" office:value="1484438400" calcext:value-type="float">
            <text:p>1484438400</text:p>
          </table:table-cell>
          <table:table-cell office:value-type="float" office:value="103.641" calcext:value-type="float">
            <text:p>103.641</text:p>
          </table:table-cell>
          <table:table-cell/>
          <table:table-cell table:formula="of:=([.C550]-[.C537])/[.C537]" office:value-type="float" office:value="0.0767649868295365" calcext:value-type="float">
            <text:p>0.07676498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16/2017</text:p>
          </table:table-cell>
          <table:table-cell office:value-type="float" office:value="1484524800" calcext:value-type="float">
            <text:p>1484524800</text:p>
          </table:table-cell>
          <table:table-cell office:value-type="float" office:value="104.134" calcext:value-type="float">
            <text:p>104.134</text:p>
          </table:table-cell>
          <table:table-cell/>
          <table:table-cell table:formula="of:=([.C551]-[.C538])/[.C538]" office:value-type="float" office:value="0.0628325042733402" calcext:value-type="float">
            <text:p>0.06283250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17/2017</text:p>
          </table:table-cell>
          <table:table-cell office:value-type="float" office:value="1484611200" calcext:value-type="float">
            <text:p>1484611200</text:p>
          </table:table-cell>
          <table:table-cell office:value-type="float" office:value="103.817" calcext:value-type="float">
            <text:p>103.817</text:p>
          </table:table-cell>
          <table:table-cell/>
          <table:table-cell table:formula="of:=([.C552]-[.C539])/[.C539]" office:value-type="float" office:value="0.0688519221322135" calcext:value-type="float">
            <text:p>0.06885192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18/2017</text:p>
          </table:table-cell>
          <table:table-cell office:value-type="float" office:value="1484697600" calcext:value-type="float">
            <text:p>1484697600</text:p>
          </table:table-cell>
          <table:table-cell office:value-type="float" office:value="102.053" calcext:value-type="float">
            <text:p>102.053</text:p>
          </table:table-cell>
          <table:table-cell/>
          <table:table-cell table:formula="of:=([.C553]-[.C540])/[.C540]" office:value-type="float" office:value="0.104690699930428" calcext:value-type="float">
            <text:p>0.1046906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19/2017</text:p>
          </table:table-cell>
          <table:table-cell office:value-type="float" office:value="1484784000" calcext:value-type="float">
            <text:p>1484784000</text:p>
          </table:table-cell>
          <table:table-cell office:value-type="float" office:value="107.184" calcext:value-type="float">
            <text:p>107.184</text:p>
          </table:table-cell>
          <table:table-cell/>
          <table:table-cell table:formula="of:=([.C554]-[.C541])/[.C541]" office:value-type="float" office:value="0.040798999850724" calcext:value-type="float">
            <text:p>0.0407989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20/2017</text:p>
          </table:table-cell>
          <table:table-cell office:value-type="float" office:value="1484870400" calcext:value-type="float">
            <text:p>1484870400</text:p>
          </table:table-cell>
          <table:table-cell office:value-type="float" office:value="106.857" calcext:value-type="float">
            <text:p>106.857</text:p>
          </table:table-cell>
          <table:table-cell/>
          <table:table-cell table:formula="of:=([.C555]-[.C542])/[.C542]" office:value-type="float" office:value="0.0658169329103381" calcext:value-type="float">
            <text:p>0.06581693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21/2017</text:p>
          </table:table-cell>
          <table:table-cell office:value-type="float" office:value="1484956800" calcext:value-type="float">
            <text:p>1484956800</text:p>
          </table:table-cell>
          <table:table-cell office:value-type="float" office:value="108.358" calcext:value-type="float">
            <text:p>108.358</text:p>
          </table:table-cell>
          <table:table-cell/>
          <table:table-cell table:formula="of:=([.C556]-[.C543])/[.C543]" office:value-type="float" office:value="0.0365732110227209" calcext:value-type="float">
            <text:p>0.0365732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22/2017</text:p>
          </table:table-cell>
          <table:table-cell office:value-type="float" office:value="1485043200" calcext:value-type="float">
            <text:p>1485043200</text:p>
          </table:table-cell>
          <table:table-cell office:value-type="float" office:value="108.811" calcext:value-type="float">
            <text:p>108.811</text:p>
          </table:table-cell>
          <table:table-cell/>
          <table:table-cell table:formula="of:=([.C557]-[.C544])/[.C544]" office:value-type="float" office:value="0.0354192131310253" calcext:value-type="float">
            <text:p>0.03541921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23/2017</text:p>
          </table:table-cell>
          <table:table-cell office:value-type="float" office:value="1485129600" calcext:value-type="float">
            <text:p>1485129600</text:p>
          </table:table-cell>
          <table:table-cell office:value-type="float" office:value="111.109" calcext:value-type="float">
            <text:p>111.109</text:p>
          </table:table-cell>
          <table:table-cell/>
          <table:table-cell table:formula="of:=([.C558]-[.C545])/[.C545]" office:value-type="float" office:value="0.0634872062569189" calcext:value-type="float">
            <text:p>0.06348720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24/2017</text:p>
          </table:table-cell>
          <table:table-cell office:value-type="float" office:value="1485216000" calcext:value-type="float">
            <text:p>1485216000</text:p>
          </table:table-cell>
          <table:table-cell office:value-type="float" office:value="109.885" calcext:value-type="float">
            <text:p>109.885</text:p>
          </table:table-cell>
          <table:table-cell/>
          <table:table-cell table:formula="of:=([.C559]-[.C546])/[.C546]" office:value-type="float" office:value="0.0850798562133138" calcext:value-type="float">
            <text:p>0.08507985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25/2017</text:p>
          </table:table-cell>
          <table:table-cell office:value-type="float" office:value="1485302400" calcext:value-type="float">
            <text:p>1485302400</text:p>
          </table:table-cell>
          <table:table-cell office:value-type="float" office:value="110.021" calcext:value-type="float">
            <text:p>110.021</text:p>
          </table:table-cell>
          <table:table-cell/>
          <table:table-cell table:formula="of:=([.C560]-[.C547])/[.C547]" office:value-type="float" office:value="0.0853200752583598" calcext:value-type="float">
            <text:p>0.08532007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26/2017</text:p>
          </table:table-cell>
          <table:table-cell office:value-type="float" office:value="1485388800" calcext:value-type="float">
            <text:p>1485388800</text:p>
          </table:table-cell>
          <table:table-cell office:value-type="float" office:value="111.654" calcext:value-type="float">
            <text:p>111.654</text:p>
          </table:table-cell>
          <table:table-cell/>
          <table:table-cell table:formula="of:=([.C561]-[.C548])/[.C548]" office:value-type="float" office:value="0.0768982750282121" calcext:value-type="float">
            <text:p>0.0768982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27/2017</text:p>
          </table:table-cell>
          <table:table-cell office:value-type="float" office:value="1485475200" calcext:value-type="float">
            <text:p>1485475200</text:p>
          </table:table-cell>
          <table:table-cell office:value-type="float" office:value="112.707" calcext:value-type="float">
            <text:p>112.707</text:p>
          </table:table-cell>
          <table:table-cell/>
          <table:table-cell table:formula="of:=([.C562]-[.C549])/[.C549]" office:value-type="float" office:value="0.0745827677074184" calcext:value-type="float">
            <text:p>0.07458276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28/2017</text:p>
          </table:table-cell>
          <table:table-cell office:value-type="float" office:value="1485561600" calcext:value-type="float">
            <text:p>1485561600</text:p>
          </table:table-cell>
          <table:table-cell office:value-type="float" office:value="111.597" calcext:value-type="float">
            <text:p>111.597</text:p>
          </table:table-cell>
          <table:table-cell/>
          <table:table-cell table:formula="of:=([.C563]-[.C550])/[.C550]" office:value-type="float" office:value="0.114913483337366" calcext:value-type="float">
            <text:p>0.11491348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29/2017</text:p>
          </table:table-cell>
          <table:table-cell office:value-type="float" office:value="1485648000" calcext:value-type="float">
            <text:p>1485648000</text:p>
          </table:table-cell>
          <table:table-cell office:value-type="float" office:value="110.677" calcext:value-type="float">
            <text:p>110.677</text:p>
          </table:table-cell>
          <table:table-cell/>
          <table:table-cell table:formula="of:=([.C564]-[.C551])/[.C551]" office:value-type="float" office:value="0.126964048537636" calcext:value-type="float">
            <text:p>0.12696404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30/2017</text:p>
          </table:table-cell>
          <table:table-cell office:value-type="float" office:value="1485734400" calcext:value-type="float">
            <text:p>1485734400</text:p>
          </table:table-cell>
          <table:table-cell office:value-type="float" office:value="110.965" calcext:value-type="float">
            <text:p>110.965</text:p>
          </table:table-cell>
          <table:table-cell/>
          <table:table-cell table:formula="of:=([.C565]-[.C552])/[.C552]" office:value-type="float" office:value="0.139638624791601" calcext:value-type="float">
            <text:p>0.13963862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31/2017</text:p>
          </table:table-cell>
          <table:table-cell office:value-type="float" office:value="1485820800" calcext:value-type="float">
            <text:p>1485820800</text:p>
          </table:table-cell>
          <table:table-cell office:value-type="float" office:value="112.737" calcext:value-type="float">
            <text:p>112.737</text:p>
          </table:table-cell>
          <table:table-cell/>
          <table:table-cell table:formula="of:=([.C566]-[.C553])/[.C553]" office:value-type="float" office:value="0.131154811641254" calcext:value-type="float">
            <text:p>0.13115481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1/2017</text:p>
          </table:table-cell>
          <table:table-cell office:value-type="float" office:value="1485907200" calcext:value-type="float">
            <text:p>1485907200</text:p>
          </table:table-cell>
          <table:table-cell office:value-type="float" office:value="111.557" calcext:value-type="float">
            <text:p>111.557</text:p>
          </table:table-cell>
          <table:table-cell/>
          <table:table-cell table:formula="of:=([.C567]-[.C554])/[.C554]" office:value-type="float" office:value="0.165108419910898" calcext:value-type="float">
            <text:p>0.1651084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2/2017</text:p>
          </table:table-cell>
          <table:table-cell office:value-type="float" office:value="1485993600" calcext:value-type="float">
            <text:p>1485993600</text:p>
          </table:table-cell>
          <table:table-cell office:value-type="float" office:value="113.89" calcext:value-type="float">
            <text:p>113.89</text:p>
          </table:table-cell>
          <table:table-cell/>
          <table:table-cell table:formula="of:=([.C568]-[.C555])/[.C555]" office:value-type="float" office:value="0.137861094038107" calcext:value-type="float">
            <text:p>0.1378610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3/2017</text:p>
          </table:table-cell>
          <table:table-cell office:value-type="float" office:value="1486080000" calcext:value-type="float">
            <text:p>1486080000</text:p>
          </table:table-cell>
          <table:table-cell office:value-type="float" office:value="112.321" calcext:value-type="float">
            <text:p>112.321</text:p>
          </table:table-cell>
          <table:table-cell/>
          <table:table-cell table:formula="of:=([.C569]-[.C556])/[.C556]" office:value-type="float" office:value="0.157343684618193" calcext:value-type="float">
            <text:p>0.15734368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4/2017</text:p>
          </table:table-cell>
          <table:table-cell office:value-type="float" office:value="1486166400" calcext:value-type="float">
            <text:p>1486166400</text:p>
          </table:table-cell>
          <table:table-cell office:value-type="float" office:value="112.665" calcext:value-type="float">
            <text:p>112.665</text:p>
          </table:table-cell>
          <table:table-cell/>
          <table:table-cell table:formula="of:=([.C570]-[.C557])/[.C557]" office:value-type="float" office:value="0.182958327785914" calcext:value-type="float">
            <text:p>0.18295832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5/2017</text:p>
          </table:table-cell>
          <table:table-cell office:value-type="float" office:value="1486252800" calcext:value-type="float">
            <text:p>1486252800</text:p>
          </table:table-cell>
          <table:table-cell office:value-type="float" office:value="118.163" calcext:value-type="float">
            <text:p>118.163</text:p>
          </table:table-cell>
          <table:table-cell/>
          <table:table-cell table:formula="of:=([.C571]-[.C558])/[.C558]" office:value-type="float" office:value="0.142608092211606" calcext:value-type="float">
            <text:p>0.1426080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6/2017</text:p>
          </table:table-cell>
          <table:table-cell office:value-type="float" office:value="1486339200" calcext:value-type="float">
            <text:p>1486339200</text:p>
          </table:table-cell>
          <table:table-cell office:value-type="float" office:value="119.234" calcext:value-type="float">
            <text:p>119.234</text:p>
          </table:table-cell>
          <table:table-cell/>
          <table:table-cell table:formula="of:=([.C572]-[.C559])/[.C559]" office:value-type="float" office:value="0.150837848264757" calcext:value-type="float">
            <text:p>0.15083784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7/2017</text:p>
          </table:table-cell>
          <table:table-cell office:value-type="float" office:value="1486425600" calcext:value-type="float">
            <text:p>1486425600</text:p>
          </table:table-cell>
          <table:table-cell office:value-type="float" office:value="119.408" calcext:value-type="float">
            <text:p>119.408</text:p>
          </table:table-cell>
          <table:table-cell/>
          <table:table-cell table:formula="of:=([.C573]-[.C560])/[.C560]" office:value-type="float" office:value="0.14805540667292" calcext:value-type="float">
            <text:p>0.14805540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8/2017</text:p>
          </table:table-cell>
          <table:table-cell office:value-type="float" office:value="1486512000" calcext:value-type="float">
            <text:p>1486512000</text:p>
          </table:table-cell>
          <table:table-cell office:value-type="float" office:value="120.24" calcext:value-type="float">
            <text:p>120.24</text:p>
          </table:table-cell>
          <table:table-cell/>
          <table:table-cell table:formula="of:=([.C574]-[.C561])/[.C561]" office:value-type="float" office:value="0.166367265469062" calcext:value-type="float">
            <text:p>0.16636726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9/2017</text:p>
          </table:table-cell>
          <table:table-cell office:value-type="float" office:value="1486598400" calcext:value-type="float">
            <text:p>1486598400</text:p>
          </table:table-cell>
          <table:table-cell office:value-type="float" office:value="121.113" calcext:value-type="float">
            <text:p>121.113</text:p>
          </table:table-cell>
          <table:table-cell/>
          <table:table-cell table:formula="of:=([.C575]-[.C562])/[.C562]" office:value-type="float" office:value="0.160304839282323" calcext:value-type="float">
            <text:p>0.16030483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10/2017</text:p>
          </table:table-cell>
          <table:table-cell office:value-type="float" office:value="1486684800" calcext:value-type="float">
            <text:p>1486684800</text:p>
          </table:table-cell>
          <table:table-cell office:value-type="float" office:value="124.421" calcext:value-type="float">
            <text:p>124.421</text:p>
          </table:table-cell>
          <table:table-cell/>
          <table:table-cell table:formula="of:=([.C576]-[.C563])/[.C563]" office:value-type="float" office:value="0.12337145658691" calcext:value-type="float">
            <text:p>0.12337145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11/2017</text:p>
          </table:table-cell>
          <table:table-cell office:value-type="float" office:value="1486771200" calcext:value-type="float">
            <text:p>1486771200</text:p>
          </table:table-cell>
          <table:table-cell office:value-type="float" office:value="124.729" calcext:value-type="float">
            <text:p>124.729</text:p>
          </table:table-cell>
          <table:table-cell/>
          <table:table-cell table:formula="of:=([.C577]-[.C564])/[.C564]" office:value-type="float" office:value="0.124389676819344" calcext:value-type="float">
            <text:p>0.1243896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12/2017</text:p>
          </table:table-cell>
          <table:table-cell office:value-type="float" office:value="1486857600" calcext:value-type="float">
            <text:p>1486857600</text:p>
          </table:table-cell>
          <table:table-cell office:value-type="float" office:value="126.46" calcext:value-type="float">
            <text:p>126.46</text:p>
          </table:table-cell>
          <table:table-cell/>
          <table:table-cell table:formula="of:=([.C578]-[.C565])/[.C565]" office:value-type="float" office:value="0.130175549580895" calcext:value-type="float">
            <text:p>0.13017554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13/2017</text:p>
          </table:table-cell>
          <table:table-cell office:value-type="float" office:value="1486944000" calcext:value-type="float">
            <text:p>1486944000</text:p>
          </table:table-cell>
          <table:table-cell office:value-type="float" office:value="127.523" calcext:value-type="float">
            <text:p>127.523</text:p>
          </table:table-cell>
          <table:table-cell/>
          <table:table-cell table:formula="of:=([.C579]-[.C566])/[.C566]" office:value-type="float" office:value="0.155893446672365" calcext:value-type="float">
            <text:p>0.15589344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14/2017</text:p>
          </table:table-cell>
          <table:table-cell office:value-type="float" office:value="1487030400" calcext:value-type="float">
            <text:p>1487030400</text:p>
          </table:table-cell>
          <table:table-cell office:value-type="float" office:value="129.976" calcext:value-type="float">
            <text:p>129.976</text:p>
          </table:table-cell>
          <table:table-cell/>
          <table:table-cell table:formula="of:=([.C580]-[.C567])/[.C567]" office:value-type="float" office:value="0.159929525450853" calcext:value-type="float">
            <text:p>0.15992952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15/2017</text:p>
          </table:table-cell>
          <table:table-cell office:value-type="float" office:value="1487116800" calcext:value-type="float">
            <text:p>1487116800</text:p>
          </table:table-cell>
          <table:table-cell office:value-type="float" office:value="129.591" calcext:value-type="float">
            <text:p>129.591</text:p>
          </table:table-cell>
          <table:table-cell/>
          <table:table-cell table:formula="of:=([.C581]-[.C568])/[.C568]" office:value-type="float" office:value="0.192451636301904" calcext:value-type="float">
            <text:p>0.19245163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16/2017</text:p>
          </table:table-cell>
          <table:table-cell office:value-type="float" office:value="1487203200" calcext:value-type="float">
            <text:p>1487203200</text:p>
          </table:table-cell>
          <table:table-cell office:value-type="float" office:value="129.994" calcext:value-type="float">
            <text:p>129.994</text:p>
          </table:table-cell>
          <table:table-cell/>
          <table:table-cell table:formula="of:=([.C582]-[.C569])/[.C569]" office:value-type="float" office:value="0.173977260488946" calcext:value-type="float">
            <text:p>0.17397726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17/2017</text:p>
          </table:table-cell>
          <table:table-cell office:value-type="float" office:value="1487289600" calcext:value-type="float">
            <text:p>1487289600</text:p>
          </table:table-cell>
          <table:table-cell office:value-type="float" office:value="133.278" calcext:value-type="float">
            <text:p>133.278</text:p>
          </table:table-cell>
          <table:table-cell/>
          <table:table-cell table:formula="of:=([.C583]-[.C570])/[.C570]" office:value-type="float" office:value="0.146100631762181" calcext:value-type="float">
            <text:p>0.14610063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18/2017</text:p>
          </table:table-cell>
          <table:table-cell office:value-type="float" office:value="1487376000" calcext:value-type="float">
            <text:p>1487376000</text:p>
          </table:table-cell>
          <table:table-cell office:value-type="float" office:value="135.014" calcext:value-type="float">
            <text:p>135.014</text:p>
          </table:table-cell>
          <table:table-cell/>
          <table:table-cell table:formula="of:=([.C584]-[.C571])/[.C571]" office:value-type="float" office:value="0.186676937206512" calcext:value-type="float">
            <text:p>0.18667693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19/2017</text:p>
          </table:table-cell>
          <table:table-cell office:value-type="float" office:value="1487462400" calcext:value-type="float">
            <text:p>1487462400</text:p>
          </table:table-cell>
          <table:table-cell office:value-type="float" office:value="137.219" calcext:value-type="float">
            <text:p>137.219</text:p>
          </table:table-cell>
          <table:table-cell/>
          <table:table-cell table:formula="of:=([.C585]-[.C572])/[.C572]" office:value-type="float" office:value="0.156516225887086" calcext:value-type="float">
            <text:p>0.15651622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20/2017</text:p>
          </table:table-cell>
          <table:table-cell office:value-type="float" office:value="1487548800" calcext:value-type="float">
            <text:p>1487548800</text:p>
          </table:table-cell>
          <table:table-cell office:value-type="float" office:value="137.087" calcext:value-type="float">
            <text:p>137.087</text:p>
          </table:table-cell>
          <table:table-cell/>
          <table:table-cell table:formula="of:=([.C586]-[.C573])/[.C573]" office:value-type="float" office:value="0.196006915316551" calcext:value-type="float">
            <text:p>0.19600691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21/2017</text:p>
          </table:table-cell>
          <table:table-cell office:value-type="float" office:value="1487635200" calcext:value-type="float">
            <text:p>1487635200</text:p>
          </table:table-cell>
          <table:table-cell office:value-type="float" office:value="140.244" calcext:value-type="float">
            <text:p>140.244</text:p>
          </table:table-cell>
          <table:table-cell/>
          <table:table-cell table:formula="of:=([.C587]-[.C574])/[.C574]" office:value-type="float" office:value="0.186253957388551" calcext:value-type="float">
            <text:p>0.18625395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22/2017</text:p>
          </table:table-cell>
          <table:table-cell office:value-type="float" office:value="1487721600" calcext:value-type="float">
            <text:p>1487721600</text:p>
          </table:table-cell>
          <table:table-cell office:value-type="float" office:value="140.528" calcext:value-type="float">
            <text:p>140.528</text:p>
          </table:table-cell>
          <table:table-cell/>
          <table:table-cell table:formula="of:=([.C588]-[.C575])/[.C575]" office:value-type="float" office:value="0.180782477513378" calcext:value-type="float">
            <text:p>0.1807824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23/2017</text:p>
          </table:table-cell>
          <table:table-cell office:value-type="float" office:value="1487808000" calcext:value-type="float">
            <text:p>1487808000</text:p>
          </table:table-cell>
          <table:table-cell office:value-type="float" office:value="139.771" calcext:value-type="float">
            <text:p>139.771</text:p>
          </table:table-cell>
          <table:table-cell/>
          <table:table-cell table:formula="of:=([.C589]-[.C576])/[.C576]" office:value-type="float" office:value="0.220195891851672" calcext:value-type="float">
            <text:p>0.22019589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24/2017</text:p>
          </table:table-cell>
          <table:table-cell office:value-type="float" office:value="1487894400" calcext:value-type="float">
            <text:p>1487894400</text:p>
          </table:table-cell>
          <table:table-cell office:value-type="float" office:value="140.244" calcext:value-type="float">
            <text:p>140.244</text:p>
          </table:table-cell>
          <table:table-cell/>
          <table:table-cell table:formula="of:=([.C590]-[.C577])/[.C577]" office:value-type="float" office:value="0.239938963520721" calcext:value-type="float">
            <text:p>0.23993896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25/2017</text:p>
          </table:table-cell>
          <table:table-cell office:value-type="float" office:value="1487980800" calcext:value-type="float">
            <text:p>1487980800</text:p>
          </table:table-cell>
          <table:table-cell office:value-type="float" office:value="142.922" calcext:value-type="float">
            <text:p>142.922</text:p>
          </table:table-cell>
          <table:table-cell/>
          <table:table-cell table:formula="of:=([.C591]-[.C578])/[.C578]" office:value-type="float" office:value="0.21007262702733" calcext:value-type="float">
            <text:p>0.2100726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26/2017</text:p>
          </table:table-cell>
          <table:table-cell office:value-type="float" office:value="1488067200" calcext:value-type="float">
            <text:p>1488067200</text:p>
          </table:table-cell>
          <table:table-cell office:value-type="float" office:value="147.403" calcext:value-type="float">
            <text:p>147.403</text:p>
          </table:table-cell>
          <table:table-cell/>
          <table:table-cell table:formula="of:=([.C592]-[.C579])/[.C579]" office:value-type="float" office:value="0.18824582946073" calcext:value-type="float">
            <text:p>0.18824582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27/2017</text:p>
          </table:table-cell>
          <table:table-cell office:value-type="float" office:value="1488153600" calcext:value-type="float">
            <text:p>1488153600</text:p>
          </table:table-cell>
          <table:table-cell office:value-type="float" office:value="150.763" calcext:value-type="float">
            <text:p>150.763</text:p>
          </table:table-cell>
          <table:table-cell/>
          <table:table-cell table:formula="of:=([.C593]-[.C580])/[.C580]" office:value-type="float" office:value="0.17896964109231" calcext:value-type="float">
            <text:p>0.17896964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/28/2017</text:p>
          </table:table-cell>
          <table:table-cell office:value-type="float" office:value="1488240000" calcext:value-type="float">
            <text:p>1488240000</text:p>
          </table:table-cell>
          <table:table-cell office:value-type="float" office:value="154.531" calcext:value-type="float">
            <text:p>154.531</text:p>
          </table:table-cell>
          <table:table-cell/>
          <table:table-cell table:formula="of:=([.C594]-[.C581])/[.C581]" office:value-type="float" office:value="0.166335557266827" calcext:value-type="float">
            <text:p>0.16633555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1/2017</text:p>
          </table:table-cell>
          <table:table-cell office:value-type="float" office:value="1488326400" calcext:value-type="float">
            <text:p>1488326400</text:p>
          </table:table-cell>
          <table:table-cell office:value-type="float" office:value="152.61" calcext:value-type="float">
            <text:p>152.61</text:p>
          </table:table-cell>
          <table:table-cell/>
          <table:table-cell table:formula="of:=([.C595]-[.C582])/[.C582]" office:value-type="float" office:value="0.17846143765153" calcext:value-type="float">
            <text:p>0.17846143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2/2017</text:p>
          </table:table-cell>
          <table:table-cell office:value-type="float" office:value="1488412800" calcext:value-type="float">
            <text:p>1488412800</text:p>
          </table:table-cell>
          <table:table-cell office:value-type="float" office:value="152.75" calcext:value-type="float">
            <text:p>152.75</text:p>
          </table:table-cell>
          <table:table-cell/>
          <table:table-cell table:formula="of:=([.C596]-[.C583])/[.C583]" office:value-type="float" office:value="0.205446808510638" calcext:value-type="float">
            <text:p>0.20544680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3/2017</text:p>
          </table:table-cell>
          <table:table-cell office:value-type="float" office:value="1488499200" calcext:value-type="float">
            <text:p>1488499200</text:p>
          </table:table-cell>
          <table:table-cell office:value-type="float" office:value="160.218" calcext:value-type="float">
            <text:p>160.218</text:p>
          </table:table-cell>
          <table:table-cell/>
          <table:table-cell table:formula="of:=([.C597]-[.C584])/[.C584]" office:value-type="float" office:value="0.160006990475477" calcext:value-type="float">
            <text:p>0.16000699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4/2017</text:p>
          </table:table-cell>
          <table:table-cell office:value-type="float" office:value="1488585600" calcext:value-type="float">
            <text:p>1488585600</text:p>
          </table:table-cell>
          <table:table-cell office:value-type="float" office:value="158.696" calcext:value-type="float">
            <text:p>158.696</text:p>
          </table:table-cell>
          <table:table-cell/>
          <table:table-cell table:formula="of:=([.C598]-[.C585])/[.C585]" office:value-type="float" office:value="0.214964460351868" calcext:value-type="float">
            <text:p>0.2149644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5/2017</text:p>
          </table:table-cell>
          <table:table-cell office:value-type="float" office:value="1488672000" calcext:value-type="float">
            <text:p>1488672000</text:p>
          </table:table-cell>
          <table:table-cell office:value-type="float" office:value="163.957" calcext:value-type="float">
            <text:p>163.957</text:p>
          </table:table-cell>
          <table:table-cell/>
          <table:table-cell table:formula="of:=([.C599]-[.C586])/[.C586]" office:value-type="float" office:value="0.205200143940179" calcext:value-type="float">
            <text:p>0.20520014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6/2017</text:p>
          </table:table-cell>
          <table:table-cell office:value-type="float" office:value="1488758400" calcext:value-type="float">
            <text:p>1488758400</text:p>
          </table:table-cell>
          <table:table-cell office:value-type="float" office:value="166.365" calcext:value-type="float">
            <text:p>166.365</text:p>
          </table:table-cell>
          <table:table-cell/>
          <table:table-cell table:formula="of:=([.C600]-[.C587])/[.C587]" office:value-type="float" office:value="0.147278574219337" calcext:value-type="float">
            <text:p>0.14727857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7/2017</text:p>
          </table:table-cell>
          <table:table-cell office:value-type="float" office:value="1488844800" calcext:value-type="float">
            <text:p>1488844800</text:p>
          </table:table-cell>
          <table:table-cell office:value-type="float" office:value="165.933" calcext:value-type="float">
            <text:p>165.933</text:p>
          </table:table-cell>
          <table:table-cell/>
          <table:table-cell table:formula="of:=([.C601]-[.C588])/[.C588]" office:value-type="float" office:value="0.201738050900062" calcext:value-type="float">
            <text:p>0.20173805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8/2017</text:p>
          </table:table-cell>
          <table:table-cell office:value-type="float" office:value="1488931200" calcext:value-type="float">
            <text:p>1488931200</text:p>
          </table:table-cell>
          <table:table-cell office:value-type="float" office:value="170.548" calcext:value-type="float">
            <text:p>170.548</text:p>
          </table:table-cell>
          <table:table-cell/>
          <table:table-cell table:formula="of:=([.C602]-[.C589])/[.C589]" office:value-type="float" office:value="0.170526772521519" calcext:value-type="float">
            <text:p>0.17052677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9/2017</text:p>
          </table:table-cell>
          <table:table-cell office:value-type="float" office:value="1489017600" calcext:value-type="float">
            <text:p>1489017600</text:p>
          </table:table-cell>
          <table:table-cell office:value-type="float" office:value="173.894" calcext:value-type="float">
            <text:p>173.894</text:p>
          </table:table-cell>
          <table:table-cell/>
          <table:table-cell table:formula="of:=([.C603]-[.C590])/[.C590]" office:value-type="float" office:value="0.159510966450826" calcext:value-type="float">
            <text:p>0.1595109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10/2017</text:p>
          </table:table-cell>
          <table:table-cell office:value-type="float" office:value="1489104000" calcext:value-type="float">
            <text:p>1489104000</text:p>
          </table:table-cell>
          <table:table-cell office:value-type="float" office:value="172.946" calcext:value-type="float">
            <text:p>172.946</text:p>
          </table:table-cell>
          <table:table-cell/>
          <table:table-cell table:formula="of:=([.C604]-[.C591])/[.C591]" office:value-type="float" office:value="0.21933435870156" calcext:value-type="float">
            <text:p>0.21933435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11/2017</text:p>
          </table:table-cell>
          <table:table-cell office:value-type="float" office:value="1489190400" calcext:value-type="float">
            <text:p>1489190400</text:p>
          </table:table-cell>
          <table:table-cell office:value-type="float" office:value="175.151" calcext:value-type="float">
            <text:p>175.151</text:p>
          </table:table-cell>
          <table:table-cell/>
          <table:table-cell table:formula="of:=([.C605]-[.C592])/[.C592]" office:value-type="float" office:value="0.204674823438062" calcext:value-type="float">
            <text:p>0.20467482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12/2017</text:p>
          </table:table-cell>
          <table:table-cell office:value-type="float" office:value="1489276800" calcext:value-type="float">
            <text:p>1489276800</text:p>
          </table:table-cell>
          <table:table-cell office:value-type="float" office:value="177.745" calcext:value-type="float">
            <text:p>177.745</text:p>
          </table:table-cell>
          <table:table-cell/>
          <table:table-cell table:formula="of:=([.C606]-[.C593])/[.C593]" office:value-type="float" office:value="0.18824720807899" calcext:value-type="float">
            <text:p>0.18824720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13/2017</text:p>
          </table:table-cell>
          <table:table-cell office:value-type="float" office:value="1489363200" calcext:value-type="float">
            <text:p>1489363200</text:p>
          </table:table-cell>
          <table:table-cell office:value-type="float" office:value="180.235" calcext:value-type="float">
            <text:p>180.235</text:p>
          </table:table-cell>
          <table:table-cell/>
          <table:table-cell table:formula="of:=([.C607]-[.C594])/[.C594]" office:value-type="float" office:value="0.22714789025439" calcext:value-type="float">
            <text:p>0.22714789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14/2017</text:p>
          </table:table-cell>
          <table:table-cell office:value-type="float" office:value="1489449600" calcext:value-type="float">
            <text:p>1489449600</text:p>
          </table:table-cell>
          <table:table-cell office:value-type="float" office:value="179.845" calcext:value-type="float">
            <text:p>179.845</text:p>
          </table:table-cell>
          <table:table-cell/>
          <table:table-cell table:formula="of:=([.C608]-[.C595])/[.C595]" office:value-type="float" office:value="0.288092524117991" calcext:value-type="float">
            <text:p>0.2880925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15/2017</text:p>
          </table:table-cell>
          <table:table-cell office:value-type="float" office:value="1489536000" calcext:value-type="float">
            <text:p>1489536000</text:p>
          </table:table-cell>
          <table:table-cell office:value-type="float" office:value="184.132" calcext:value-type="float">
            <text:p>184.132</text:p>
          </table:table-cell>
          <table:table-cell/>
          <table:table-cell table:formula="of:=([.C609]-[.C596])/[.C596]" office:value-type="float" office:value="0.246654573892642" calcext:value-type="float">
            <text:p>0.24665457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16/2017</text:p>
          </table:table-cell>
          <table:table-cell office:value-type="float" office:value="1489622400" calcext:value-type="float">
            <text:p>1489622400</text:p>
          </table:table-cell>
          <table:table-cell office:value-type="float" office:value="185.854" calcext:value-type="float">
            <text:p>185.854</text:p>
          </table:table-cell>
          <table:table-cell/>
          <table:table-cell table:formula="of:=([.C610]-[.C597])/[.C597]" office:value-type="float" office:value="0.25356462599675" calcext:value-type="float">
            <text:p>0.2535646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17/2017</text:p>
          </table:table-cell>
          <table:table-cell office:value-type="float" office:value="1489708800" calcext:value-type="float">
            <text:p>1489708800</text:p>
          </table:table-cell>
          <table:table-cell office:value-type="float" office:value="192.81" calcext:value-type="float">
            <text:p>192.81</text:p>
          </table:table-cell>
          <table:table-cell/>
          <table:table-cell table:formula="of:=([.C611]-[.C598])/[.C598]" office:value-type="float" office:value="0.229096001244749" calcext:value-type="float">
            <text:p>0.2290960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18/2017</text:p>
          </table:table-cell>
          <table:table-cell office:value-type="float" office:value="1489795200" calcext:value-type="float">
            <text:p>1489795200</text:p>
          </table:table-cell>
          <table:table-cell office:value-type="float" office:value="197.601" calcext:value-type="float">
            <text:p>197.601</text:p>
          </table:table-cell>
          <table:table-cell/>
          <table:table-cell table:formula="of:=([.C612]-[.C599])/[.C599]" office:value-type="float" office:value="0.215272189918067" calcext:value-type="float">
            <text:p>0.21527218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19/2017</text:p>
          </table:table-cell>
          <table:table-cell office:value-type="float" office:value="1489881600" calcext:value-type="float">
            <text:p>1489881600</text:p>
          </table:table-cell>
          <table:table-cell office:value-type="float" office:value="190.867" calcext:value-type="float">
            <text:p>190.867</text:p>
          </table:table-cell>
          <table:table-cell/>
          <table:table-cell table:formula="of:=([.C613]-[.C600])/[.C600]" office:value-type="float" office:value="0.252432321983371" calcext:value-type="float">
            <text:p>0.2524323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20/2017</text:p>
          </table:table-cell>
          <table:table-cell office:value-type="float" office:value="1489968000" calcext:value-type="float">
            <text:p>1489968000</text:p>
          </table:table-cell>
          <table:table-cell office:value-type="float" office:value="199.408" calcext:value-type="float">
            <text:p>199.408</text:p>
          </table:table-cell>
          <table:table-cell/>
          <table:table-cell table:formula="of:=([.C614]-[.C601])/[.C601]" office:value-type="float" office:value="0.213777782235417" calcext:value-type="float">
            <text:p>0.21377778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21/2017</text:p>
          </table:table-cell>
          <table:table-cell office:value-type="float" office:value="1490054400" calcext:value-type="float">
            <text:p>1490054400</text:p>
          </table:table-cell>
          <table:table-cell office:value-type="float" office:value="199.631" calcext:value-type="float">
            <text:p>199.631</text:p>
          </table:table-cell>
          <table:table-cell/>
          <table:table-cell table:formula="of:=([.C615]-[.C602])/[.C602]" office:value-type="float" office:value="0.130976651922798" calcext:value-type="float">
            <text:p>0.13097665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22/2017</text:p>
          </table:table-cell>
          <table:table-cell office:value-type="float" office:value="1490140800" calcext:value-type="float">
            <text:p>1490140800</text:p>
          </table:table-cell>
          <table:table-cell office:value-type="float" office:value="201.632" calcext:value-type="float">
            <text:p>201.632</text:p>
          </table:table-cell>
          <table:table-cell/>
          <table:table-cell table:formula="of:=([.C616]-[.C603])/[.C603]" office:value-type="float" office:value="0.193203459768291" calcext:value-type="float">
            <text:p>0.19320345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23/2017</text:p>
          </table:table-cell>
          <table:table-cell office:value-type="float" office:value="1490227200" calcext:value-type="float">
            <text:p>1490227200</text:p>
          </table:table-cell>
          <table:table-cell office:value-type="float" office:value="210.879" calcext:value-type="float">
            <text:p>210.879</text:p>
          </table:table-cell>
          <table:table-cell/>
          <table:table-cell table:formula="of:=([.C617]-[.C604])/[.C604]" office:value-type="float" office:value="0.16786877782994" calcext:value-type="float">
            <text:p>0.16786877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24/2017</text:p>
          </table:table-cell>
          <table:table-cell office:value-type="float" office:value="1490313600" calcext:value-type="float">
            <text:p>1490313600</text:p>
          </table:table-cell>
          <table:table-cell office:value-type="float" office:value="211" calcext:value-type="float">
            <text:p>211</text:p>
          </table:table-cell>
          <table:table-cell/>
          <table:table-cell table:formula="of:=([.C618]-[.C605])/[.C605]" office:value-type="float" office:value="0.178289099526066" calcext:value-type="float">
            <text:p>0.17828909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25/2017</text:p>
          </table:table-cell>
          <table:table-cell office:value-type="float" office:value="1490400000" calcext:value-type="float">
            <text:p>1490400000</text:p>
          </table:table-cell>
          <table:table-cell office:value-type="float" office:value="211.205" calcext:value-type="float">
            <text:p>211.205</text:p>
          </table:table-cell>
          <table:table-cell/>
          <table:table-cell table:formula="of:=([.C619]-[.C606])/[.C606]" office:value-type="float" office:value="0.181671835420563" calcext:value-type="float">
            <text:p>0.1816718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26/2017</text:p>
          </table:table-cell>
          <table:table-cell office:value-type="float" office:value="1490486400" calcext:value-type="float">
            <text:p>1490486400</text:p>
          </table:table-cell>
          <table:table-cell office:value-type="float" office:value="221.175" calcext:value-type="float">
            <text:p>221.175</text:p>
          </table:table-cell>
          <table:table-cell/>
          <table:table-cell table:formula="of:=([.C620]-[.C607])/[.C607]" office:value-type="float" office:value="0.141562111450209" calcext:value-type="float">
            <text:p>0.14156211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27/2017</text:p>
          </table:table-cell>
          <table:table-cell office:value-type="float" office:value="1490572800" calcext:value-type="float">
            <text:p>1490572800</text:p>
          </table:table-cell>
          <table:table-cell office:value-type="float" office:value="231.657" calcext:value-type="float">
            <text:p>231.657</text:p>
          </table:table-cell>
          <table:table-cell/>
          <table:table-cell table:formula="of:=([.C621]-[.C608])/[.C608]" office:value-type="float" office:value="0.0928873291115744" calcext:value-type="float">
            <text:p>0.09288732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28/2017</text:p>
          </table:table-cell>
          <table:table-cell office:value-type="float" office:value="1490659200" calcext:value-type="float">
            <text:p>1490659200</text:p>
          </table:table-cell>
          <table:table-cell office:value-type="float" office:value="229.549" calcext:value-type="float">
            <text:p>229.549</text:p>
          </table:table-cell>
          <table:table-cell/>
          <table:table-cell table:formula="of:=([.C622]-[.C609])/[.C609]" office:value-type="float" office:value="0.115112677467556" calcext:value-type="float">
            <text:p>0.1151126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29/2017</text:p>
          </table:table-cell>
          <table:table-cell office:value-type="float" office:value="1490745600" calcext:value-type="float">
            <text:p>1490745600</text:p>
          </table:table-cell>
          <table:table-cell office:value-type="float" office:value="232.98" calcext:value-type="float">
            <text:p>232.98</text:p>
          </table:table-cell>
          <table:table-cell/>
          <table:table-cell table:formula="of:=([.C623]-[.C610])/[.C610]" office:value-type="float" office:value="0.12042664606404" calcext:value-type="float">
            <text:p>0.12042664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30/2017</text:p>
          </table:table-cell>
          <table:table-cell office:value-type="float" office:value="1490832000" calcext:value-type="float">
            <text:p>1490832000</text:p>
          </table:table-cell>
          <table:table-cell office:value-type="float" office:value="236.982" calcext:value-type="float">
            <text:p>236.982</text:p>
          </table:table-cell>
          <table:table-cell/>
          <table:table-cell table:formula="of:=([.C624]-[.C611])/[.C611]" office:value-type="float" office:value="0.101104725253395" calcext:value-type="float">
            <text:p>0.10110472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/31/2017</text:p>
          </table:table-cell>
          <table:table-cell office:value-type="float" office:value="1490918400" calcext:value-type="float">
            <text:p>1490918400</text:p>
          </table:table-cell>
          <table:table-cell office:value-type="float" office:value="240.139" calcext:value-type="float">
            <text:p>240.139</text:p>
          </table:table-cell>
          <table:table-cell/>
          <table:table-cell table:formula="of:=([.C625]-[.C612])/[.C612]" office:value-type="float" office:value="0.0610771261644298" calcext:value-type="float">
            <text:p>0.06107712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1/2017</text:p>
          </table:table-cell>
          <table:table-cell office:value-type="float" office:value="1491004800" calcext:value-type="float">
            <text:p>1491004800</text:p>
          </table:table-cell>
          <table:table-cell office:value-type="float" office:value="239.048" calcext:value-type="float">
            <text:p>239.048</text:p>
          </table:table-cell>
          <table:table-cell/>
          <table:table-cell table:formula="of:=([.C626]-[.C613])/[.C613]" office:value-type="float" office:value="0.136068906663097" calcext:value-type="float">
            <text:p>0.13606890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2/2017</text:p>
          </table:table-cell>
          <table:table-cell office:value-type="float" office:value="1491091200" calcext:value-type="float">
            <text:p>1491091200</text:p>
          </table:table-cell>
          <table:table-cell office:value-type="float" office:value="242.037" calcext:value-type="float">
            <text:p>242.037</text:p>
          </table:table-cell>
          <table:table-cell/>
          <table:table-cell table:formula="of:=([.C627]-[.C614])/[.C614]" office:value-type="float" office:value="0.125435367319873" calcext:value-type="float">
            <text:p>0.12543536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3/2017</text:p>
          </table:table-cell>
          <table:table-cell office:value-type="float" office:value="1491177600" calcext:value-type="float">
            <text:p>1491177600</text:p>
          </table:table-cell>
          <table:table-cell office:value-type="float" office:value="225.778" calcext:value-type="float">
            <text:p>225.778</text:p>
          </table:table-cell>
          <table:table-cell/>
          <table:table-cell table:formula="of:=([.C628]-[.C615])/[.C615]" office:value-type="float" office:value="0.207296547936469" calcext:value-type="float">
            <text:p>0.20729654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4/2017</text:p>
          </table:table-cell>
          <table:table-cell office:value-type="float" office:value="1491264000" calcext:value-type="float">
            <text:p>1491264000</text:p>
          </table:table-cell>
          <table:table-cell office:value-type="float" office:value="240.588" calcext:value-type="float">
            <text:p>240.588</text:p>
          </table:table-cell>
          <table:table-cell/>
          <table:table-cell table:formula="of:=([.C629]-[.C616])/[.C616]" office:value-type="float" office:value="0.145244151828021" calcext:value-type="float">
            <text:p>0.14524415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5/2017</text:p>
          </table:table-cell>
          <table:table-cell office:value-type="float" office:value="1491350400" calcext:value-type="float">
            <text:p>1491350400</text:p>
          </table:table-cell>
          <table:table-cell office:value-type="float" office:value="246.279" calcext:value-type="float">
            <text:p>246.279</text:p>
          </table:table-cell>
          <table:table-cell/>
          <table:table-cell table:formula="of:=([.C630]-[.C617])/[.C617]" office:value-type="float" office:value="0.148047539579095" calcext:value-type="float">
            <text:p>0.14804753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6/2017</text:p>
          </table:table-cell>
          <table:table-cell office:value-type="float" office:value="1491436800" calcext:value-type="float">
            <text:p>1491436800</text:p>
          </table:table-cell>
          <table:table-cell office:value-type="float" office:value="248.619" calcext:value-type="float">
            <text:p>248.619</text:p>
          </table:table-cell>
          <table:table-cell/>
          <table:table-cell table:formula="of:=([.C631]-[.C618])/[.C618]" office:value-type="float" office:value="0.161419682325164" calcext:value-type="float">
            <text:p>0.16141968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7/2017</text:p>
          </table:table-cell>
          <table:table-cell office:value-type="float" office:value="1491523200" calcext:value-type="float">
            <text:p>1491523200</text:p>
          </table:table-cell>
          <table:table-cell office:value-type="float" office:value="249.575" calcext:value-type="float">
            <text:p>249.575</text:p>
          </table:table-cell>
          <table:table-cell/>
          <table:table-cell table:formula="of:=([.C632]-[.C619])/[.C619]" office:value-type="float" office:value="0.137822297906441" calcext:value-type="float">
            <text:p>0.1378222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8/2017</text:p>
          </table:table-cell>
          <table:table-cell office:value-type="float" office:value="1491609600" calcext:value-type="float">
            <text:p>1491609600</text:p>
          </table:table-cell>
          <table:table-cell office:value-type="float" office:value="252.485" calcext:value-type="float">
            <text:p>252.485</text:p>
          </table:table-cell>
          <table:table-cell/>
          <table:table-cell table:formula="of:=([.C633]-[.C620])/[.C620]" office:value-type="float" office:value="0.151842683723785" calcext:value-type="float">
            <text:p>0.15184268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9/2017</text:p>
          </table:table-cell>
          <table:table-cell office:value-type="float" office:value="1491696000" calcext:value-type="float">
            <text:p>1491696000</text:p>
          </table:table-cell>
          <table:table-cell office:value-type="float" office:value="253.175" calcext:value-type="float">
            <text:p>253.175</text:p>
          </table:table-cell>
          <table:table-cell/>
          <table:table-cell table:formula="of:=([.C634]-[.C621])/[.C621]" office:value-type="float" office:value="0.173540041473289" calcext:value-type="float">
            <text:p>0.17354004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10/2017</text:p>
          </table:table-cell>
          <table:table-cell office:value-type="float" office:value="1491782400" calcext:value-type="float">
            <text:p>1491782400</text:p>
          </table:table-cell>
          <table:table-cell office:value-type="float" office:value="255.973" calcext:value-type="float">
            <text:p>255.973</text:p>
          </table:table-cell>
          <table:table-cell/>
          <table:table-cell table:formula="of:=([.C635]-[.C622])/[.C622]" office:value-type="float" office:value="0.165947189742668" calcext:value-type="float">
            <text:p>0.16594718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11/2017</text:p>
          </table:table-cell>
          <table:table-cell office:value-type="float" office:value="1491868800" calcext:value-type="float">
            <text:p>1491868800</text:p>
          </table:table-cell>
          <table:table-cell office:value-type="float" office:value="261.037" calcext:value-type="float">
            <text:p>261.037</text:p>
          </table:table-cell>
          <table:table-cell/>
          <table:table-cell table:formula="of:=([.C636]-[.C623])/[.C623]" office:value-type="float" office:value="0.130920137758249" calcext:value-type="float">
            <text:p>0.13092013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12/2017</text:p>
          </table:table-cell>
          <table:table-cell office:value-type="float" office:value="1491955200" calcext:value-type="float">
            <text:p>1491955200</text:p>
          </table:table-cell>
          <table:table-cell office:value-type="float" office:value="260.942" calcext:value-type="float">
            <text:p>260.942</text:p>
          </table:table-cell>
          <table:table-cell/>
          <table:table-cell table:formula="of:=([.C637]-[.C624])/[.C624]" office:value-type="float" office:value="0.143196572418392" calcext:value-type="float">
            <text:p>0.1431965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13/2017</text:p>
          </table:table-cell>
          <table:table-cell office:value-type="float" office:value="1492041600" calcext:value-type="float">
            <text:p>1492041600</text:p>
          </table:table-cell>
          <table:table-cell office:value-type="float" office:value="254.806" calcext:value-type="float">
            <text:p>254.806</text:p>
          </table:table-cell>
          <table:table-cell/>
          <table:table-cell table:formula="of:=([.C638]-[.C625])/[.C625]" office:value-type="float" office:value="0.212416505105845" calcext:value-type="float">
            <text:p>0.21241650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14/2017</text:p>
          </table:table-cell>
          <table:table-cell office:value-type="float" office:value="1492128000" calcext:value-type="float">
            <text:p>1492128000</text:p>
          </table:table-cell>
          <table:table-cell office:value-type="float" office:value="271.575" calcext:value-type="float">
            <text:p>271.575</text:p>
          </table:table-cell>
          <table:table-cell/>
          <table:table-cell table:formula="of:=([.C639]-[.C626])/[.C626]" office:value-type="float" office:value="0.155098959771702" calcext:value-type="float">
            <text:p>0.15509895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15/2017</text:p>
          </table:table-cell>
          <table:table-cell office:value-type="float" office:value="1492214400" calcext:value-type="float">
            <text:p>1492214400</text:p>
          </table:table-cell>
          <table:table-cell office:value-type="float" office:value="272.397" calcext:value-type="float">
            <text:p>272.397</text:p>
          </table:table-cell>
          <table:table-cell/>
          <table:table-cell table:formula="of:=([.C640]-[.C627])/[.C627]" office:value-type="float" office:value="0.206448676013319" calcext:value-type="float">
            <text:p>0.2064486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16/2017</text:p>
          </table:table-cell>
          <table:table-cell office:value-type="float" office:value="1492300800" calcext:value-type="float">
            <text:p>1492300800</text:p>
          </table:table-cell>
          <table:table-cell office:value-type="float" office:value="272.581" calcext:value-type="float">
            <text:p>272.581</text:p>
          </table:table-cell>
          <table:table-cell/>
          <table:table-cell table:formula="of:=([.C641]-[.C628])/[.C628]" office:value-type="float" office:value="0.255010437264519" calcext:value-type="float">
            <text:p>0.25501043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17/2017</text:p>
          </table:table-cell>
          <table:table-cell office:value-type="float" office:value="1492387200" calcext:value-type="float">
            <text:p>1492387200</text:p>
          </table:table-cell>
          <table:table-cell office:value-type="float" office:value="275.532" calcext:value-type="float">
            <text:p>275.532</text:p>
          </table:table-cell>
          <table:table-cell/>
          <table:table-cell table:formula="of:=([.C642]-[.C629])/[.C629]" office:value-type="float" office:value="0.20706124878417" calcext:value-type="float">
            <text:p>0.20706124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18/2017</text:p>
          </table:table-cell>
          <table:table-cell office:value-type="float" office:value="1492473600" calcext:value-type="float">
            <text:p>1492473600</text:p>
          </table:table-cell>
          <table:table-cell office:value-type="float" office:value="282.74" calcext:value-type="float">
            <text:p>282.74</text:p>
          </table:table-cell>
          <table:table-cell/>
          <table:table-cell table:formula="of:=([.C643]-[.C630])/[.C630]" office:value-type="float" office:value="0.188982811063168" calcext:value-type="float">
            <text:p>0.18898281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19/2017</text:p>
          </table:table-cell>
          <table:table-cell office:value-type="float" office:value="1492560000" calcext:value-type="float">
            <text:p>1492560000</text:p>
          </table:table-cell>
          <table:table-cell office:value-type="float" office:value="288.751" calcext:value-type="float">
            <text:p>288.751</text:p>
          </table:table-cell>
          <table:table-cell/>
          <table:table-cell table:formula="of:=([.C644]-[.C631])/[.C631]" office:value-type="float" office:value="0.160861780565262" calcext:value-type="float">
            <text:p>0.16086178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20/2017</text:p>
          </table:table-cell>
          <table:table-cell office:value-type="float" office:value="1492646400" calcext:value-type="float">
            <text:p>1492646400</text:p>
          </table:table-cell>
          <table:table-cell office:value-type="float" office:value="283.972" calcext:value-type="float">
            <text:p>283.972</text:p>
          </table:table-cell>
          <table:table-cell/>
          <table:table-cell table:formula="of:=([.C645]-[.C632])/[.C632]" office:value-type="float" office:value="0.19546645443917" calcext:value-type="float">
            <text:p>0.19546645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21/2017</text:p>
          </table:table-cell>
          <table:table-cell office:value-type="float" office:value="1492732800" calcext:value-type="float">
            <text:p>1492732800</text:p>
          </table:table-cell>
          <table:table-cell office:value-type="float" office:value="290.823" calcext:value-type="float">
            <text:p>290.823</text:p>
          </table:table-cell>
          <table:table-cell/>
          <table:table-cell table:formula="of:=([.C646]-[.C633])/[.C633]" office:value-type="float" office:value="0.156789524900025" calcext:value-type="float">
            <text:p>0.15678952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22/2017</text:p>
          </table:table-cell>
          <table:table-cell office:value-type="float" office:value="1492819200" calcext:value-type="float">
            <text:p>1492819200</text:p>
          </table:table-cell>
          <table:table-cell office:value-type="float" office:value="297.111" calcext:value-type="float">
            <text:p>297.111</text:p>
          </table:table-cell>
          <table:table-cell/>
          <table:table-cell table:formula="of:=([.C647]-[.C634])/[.C634]" office:value-type="float" office:value="0.177297373708816" calcext:value-type="float">
            <text:p>0.1772973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23/2017</text:p>
          </table:table-cell>
          <table:table-cell office:value-type="float" office:value="1492905600" calcext:value-type="float">
            <text:p>1492905600</text:p>
          </table:table-cell>
          <table:table-cell office:value-type="float" office:value="298.451" calcext:value-type="float">
            <text:p>298.451</text:p>
          </table:table-cell>
          <table:table-cell/>
          <table:table-cell table:formula="of:=([.C648]-[.C635])/[.C635]" office:value-type="float" office:value="0.170242351340756" calcext:value-type="float">
            <text:p>0.17024235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24/2017</text:p>
          </table:table-cell>
          <table:table-cell office:value-type="float" office:value="1492992000" calcext:value-type="float">
            <text:p>1492992000</text:p>
          </table:table-cell>
          <table:table-cell office:value-type="float" office:value="295.212" calcext:value-type="float">
            <text:p>295.212</text:p>
          </table:table-cell>
          <table:table-cell/>
          <table:table-cell table:formula="of:=([.C649]-[.C636])/[.C636]" office:value-type="float" office:value="0.197759576168991" calcext:value-type="float">
            <text:p>0.19775957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25/2017</text:p>
          </table:table-cell>
          <table:table-cell office:value-type="float" office:value="1493078400" calcext:value-type="float">
            <text:p>1493078400</text:p>
          </table:table-cell>
          <table:table-cell office:value-type="float" office:value="298.308" calcext:value-type="float">
            <text:p>298.308</text:p>
          </table:table-cell>
          <table:table-cell/>
          <table:table-cell table:formula="of:=([.C650]-[.C637])/[.C637]" office:value-type="float" office:value="0.186116362953726" calcext:value-type="float">
            <text:p>0.1861163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26/2017</text:p>
          </table:table-cell>
          <table:table-cell office:value-type="float" office:value="1493164800" calcext:value-type="float">
            <text:p>1493164800</text:p>
          </table:table-cell>
          <table:table-cell office:value-type="float" office:value="308.931" calcext:value-type="float">
            <text:p>308.931</text:p>
          </table:table-cell>
          <table:table-cell/>
          <table:table-cell table:formula="of:=([.C651]-[.C638])/[.C638]" office:value-type="float" office:value="0.183338674331809" calcext:value-type="float">
            <text:p>0.18333867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27/2017</text:p>
          </table:table-cell>
          <table:table-cell office:value-type="float" office:value="1493251200" calcext:value-type="float">
            <text:p>1493251200</text:p>
          </table:table-cell>
          <table:table-cell office:value-type="float" office:value="313.696" calcext:value-type="float">
            <text:p>313.696</text:p>
          </table:table-cell>
          <table:table-cell/>
          <table:table-cell table:formula="of:=([.C652]-[.C639])/[.C639]" office:value-type="float" office:value="0.159335790064266" calcext:value-type="float">
            <text:p>0.15933579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28/2017</text:p>
          </table:table-cell>
          <table:table-cell office:value-type="float" office:value="1493337600" calcext:value-type="float">
            <text:p>1493337600</text:p>
          </table:table-cell>
          <table:table-cell office:value-type="float" office:value="328.633" calcext:value-type="float">
            <text:p>328.633</text:p>
          </table:table-cell>
          <table:table-cell/>
          <table:table-cell table:formula="of:=([.C653]-[.C640])/[.C640]" office:value-type="float" office:value="0.123630311015631" calcext:value-type="float">
            <text:p>0.1236303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29/2017</text:p>
          </table:table-cell>
          <table:table-cell office:value-type="float" office:value="1493424000" calcext:value-type="float">
            <text:p>1493424000</text:p>
          </table:table-cell>
          <table:table-cell office:value-type="float" office:value="342.092" calcext:value-type="float">
            <text:p>342.092</text:p>
          </table:table-cell>
          <table:table-cell/>
          <table:table-cell table:formula="of:=([.C654]-[.C641])/[.C641]" office:value-type="float" office:value="0.108622826608047" calcext:value-type="float">
            <text:p>0.10862282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/30/2017</text:p>
          </table:table-cell>
          <table:table-cell office:value-type="float" office:value="1493510400" calcext:value-type="float">
            <text:p>1493510400</text:p>
          </table:table-cell>
          <table:table-cell office:value-type="float" office:value="332.584" calcext:value-type="float">
            <text:p>332.584</text:p>
          </table:table-cell>
          <table:table-cell/>
          <table:table-cell table:formula="of:=([.C655]-[.C642])/[.C642]" office:value-type="float" office:value="0.138031294349698" calcext:value-type="float">
            <text:p>0.13803129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1/2017</text:p>
          </table:table-cell>
          <table:table-cell office:value-type="float" office:value="1493596800" calcext:value-type="float">
            <text:p>1493596800</text:p>
          </table:table-cell>
          <table:table-cell office:value-type="float" office:value="336.173" calcext:value-type="float">
            <text:p>336.173</text:p>
          </table:table-cell>
          <table:table-cell/>
          <table:table-cell table:formula="of:=([.C656]-[.C643])/[.C643]" office:value-type="float" office:value="0.204079447189393" calcext:value-type="float">
            <text:p>0.20407944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2/2017</text:p>
          </table:table-cell>
          <table:table-cell office:value-type="float" office:value="1493683200" calcext:value-type="float">
            <text:p>1493683200</text:p>
          </table:table-cell>
          <table:table-cell office:value-type="float" office:value="335.2" calcext:value-type="float">
            <text:p>335.2</text:p>
          </table:table-cell>
          <table:table-cell/>
          <table:table-cell table:formula="of:=([.C657]-[.C644])/[.C644]" office:value-type="float" office:value="0.235226730310263" calcext:value-type="float">
            <text:p>0.23522673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3/2017</text:p>
          </table:table-cell>
          <table:table-cell office:value-type="float" office:value="1493769600" calcext:value-type="float">
            <text:p>1493769600</text:p>
          </table:table-cell>
          <table:table-cell office:value-type="float" office:value="339.479" calcext:value-type="float">
            <text:p>339.479</text:p>
          </table:table-cell>
          <table:table-cell/>
          <table:table-cell table:formula="of:=([.C658]-[.C645])/[.C645]" office:value-type="float" office:value="0.228588513575214" calcext:value-type="float">
            <text:p>0.2285885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4/2017</text:p>
          </table:table-cell>
          <table:table-cell office:value-type="float" office:value="1493856000" calcext:value-type="float">
            <text:p>1493856000</text:p>
          </table:table-cell>
          <table:table-cell office:value-type="float" office:value="336.421" calcext:value-type="float">
            <text:p>336.421</text:p>
          </table:table-cell>
          <table:table-cell/>
          <table:table-cell table:formula="of:=([.C659]-[.C646])/[.C646]" office:value-type="float" office:value="0.213075283647573" calcext:value-type="float">
            <text:p>0.21307528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5/2017</text:p>
          </table:table-cell>
          <table:table-cell office:value-type="float" office:value="1493942400" calcext:value-type="float">
            <text:p>1493942400</text:p>
          </table:table-cell>
          <table:table-cell office:value-type="float" office:value="349.788" calcext:value-type="float">
            <text:p>349.788</text:p>
          </table:table-cell>
          <table:table-cell/>
          <table:table-cell table:formula="of:=([.C660]-[.C647])/[.C647]" office:value-type="float" office:value="0.184854826351962" calcext:value-type="float">
            <text:p>0.18485482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6/2017</text:p>
          </table:table-cell>
          <table:table-cell office:value-type="float" office:value="1494028800" calcext:value-type="float">
            <text:p>1494028800</text:p>
          </table:table-cell>
          <table:table-cell office:value-type="float" office:value="349.26" calcext:value-type="float">
            <text:p>349.26</text:p>
          </table:table-cell>
          <table:table-cell/>
          <table:table-cell table:formula="of:=([.C661]-[.C648])/[.C648]" office:value-type="float" office:value="0.235898757372731" calcext:value-type="float">
            <text:p>0.23589875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7/2017</text:p>
          </table:table-cell>
          <table:table-cell office:value-type="float" office:value="1494115200" calcext:value-type="float">
            <text:p>1494115200</text:p>
          </table:table-cell>
          <table:table-cell office:value-type="float" office:value="353.593" calcext:value-type="float">
            <text:p>353.593</text:p>
          </table:table-cell>
          <table:table-cell/>
          <table:table-cell table:formula="of:=([.C662]-[.C649])/[.C649]" office:value-type="float" office:value="0.243559685853509" calcext:value-type="float">
            <text:p>0.24355968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8/2017</text:p>
          </table:table-cell>
          <table:table-cell office:value-type="float" office:value="1494201600" calcext:value-type="float">
            <text:p>1494201600</text:p>
          </table:table-cell>
          <table:table-cell office:value-type="float" office:value="353.828" calcext:value-type="float">
            <text:p>353.828</text:p>
          </table:table-cell>
          <table:table-cell/>
          <table:table-cell table:formula="of:=([.C663]-[.C650])/[.C650]" office:value-type="float" office:value="0.27555478933267" calcext:value-type="float">
            <text:p>0.27555478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9/2017</text:p>
          </table:table-cell>
          <table:table-cell office:value-type="float" office:value="1494288000" calcext:value-type="float">
            <text:p>1494288000</text:p>
          </table:table-cell>
          <table:table-cell office:value-type="float" office:value="365.57" calcext:value-type="float">
            <text:p>365.57</text:p>
          </table:table-cell>
          <table:table-cell/>
          <table:table-cell table:formula="of:=([.C664]-[.C651])/[.C651]" office:value-type="float" office:value="0.266797056651257" calcext:value-type="float">
            <text:p>0.26679705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10/2017</text:p>
          </table:table-cell>
          <table:table-cell office:value-type="float" office:value="1494374400" calcext:value-type="float">
            <text:p>1494374400</text:p>
          </table:table-cell>
          <table:table-cell office:value-type="float" office:value="363.679" calcext:value-type="float">
            <text:p>363.679</text:p>
          </table:table-cell>
          <table:table-cell/>
          <table:table-cell table:formula="of:=([.C665]-[.C652])/[.C652]" office:value-type="float" office:value="0.233827083774427" calcext:value-type="float">
            <text:p>0.2338270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11/2017</text:p>
          </table:table-cell>
          <table:table-cell office:value-type="float" office:value="1494460800" calcext:value-type="float">
            <text:p>1494460800</text:p>
          </table:table-cell>
          <table:table-cell office:value-type="float" office:value="369.262" calcext:value-type="float">
            <text:p>369.262</text:p>
          </table:table-cell>
          <table:table-cell/>
          <table:table-cell table:formula="of:=([.C666]-[.C653])/[.C653]" office:value-type="float" office:value="0.242960282942734" calcext:value-type="float">
            <text:p>0.24296028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12/2017</text:p>
          </table:table-cell>
          <table:table-cell office:value-type="float" office:value="1494547200" calcext:value-type="float">
            <text:p>1494547200</text:p>
          </table:table-cell>
          <table:table-cell office:value-type="float" office:value="379.251" calcext:value-type="float">
            <text:p>379.251</text:p>
          </table:table-cell>
          <table:table-cell/>
          <table:table-cell table:formula="of:=([.C667]-[.C654])/[.C654]" office:value-type="float" office:value="0.206881458453636" calcext:value-type="float">
            <text:p>0.20688145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13/2017</text:p>
          </table:table-cell>
          <table:table-cell office:value-type="float" office:value="1494633600" calcext:value-type="float">
            <text:p>1494633600</text:p>
          </table:table-cell>
          <table:table-cell office:value-type="float" office:value="378.491" calcext:value-type="float">
            <text:p>378.491</text:p>
          </table:table-cell>
          <table:table-cell/>
          <table:table-cell table:formula="of:=([.C668]-[.C655])/[.C655]" office:value-type="float" office:value="0.206216264059119" calcext:value-type="float">
            <text:p>0.20621626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14/2017</text:p>
          </table:table-cell>
          <table:table-cell office:value-type="float" office:value="1494720000" calcext:value-type="float">
            <text:p>1494720000</text:p>
          </table:table-cell>
          <table:table-cell office:value-type="float" office:value="404.779" calcext:value-type="float">
            <text:p>404.779</text:p>
          </table:table-cell>
          <table:table-cell/>
          <table:table-cell table:formula="of:=([.C669]-[.C656])/[.C656]" office:value-type="float" office:value="0.169200971394267" calcext:value-type="float">
            <text:p>0.16920097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15/2017</text:p>
          </table:table-cell>
          <table:table-cell office:value-type="float" office:value="1494806400" calcext:value-type="float">
            <text:p>1494806400</text:p>
          </table:table-cell>
          <table:table-cell office:value-type="float" office:value="414.048" calcext:value-type="float">
            <text:p>414.048</text:p>
          </table:table-cell>
          <table:table-cell/>
          <table:table-cell table:formula="of:=([.C670]-[.C657])/[.C657]" office:value-type="float" office:value="0.1331463984852" calcext:value-type="float">
            <text:p>0.13314639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16/2017</text:p>
          </table:table-cell>
          <table:table-cell office:value-type="float" office:value="1494892800" calcext:value-type="float">
            <text:p>1494892800</text:p>
          </table:table-cell>
          <table:table-cell office:value-type="float" office:value="417.08" calcext:value-type="float">
            <text:p>417.08</text:p>
          </table:table-cell>
          <table:table-cell/>
          <table:table-cell table:formula="of:=([.C671]-[.C658])/[.C658]" office:value-type="float" office:value="0.169351203606023" calcext:value-type="float">
            <text:p>0.16935120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17/2017</text:p>
          </table:table-cell>
          <table:table-cell office:value-type="float" office:value="1494979200" calcext:value-type="float">
            <text:p>1494979200</text:p>
          </table:table-cell>
          <table:table-cell office:value-type="float" office:value="408.104" calcext:value-type="float">
            <text:p>408.104</text:p>
          </table:table-cell>
          <table:table-cell/>
          <table:table-cell table:formula="of:=([.C672]-[.C659])/[.C659]" office:value-type="float" office:value="0.257564248328857" calcext:value-type="float">
            <text:p>0.25756424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18/2017</text:p>
          </table:table-cell>
          <table:table-cell office:value-type="float" office:value="1495065600" calcext:value-type="float">
            <text:p>1495065600</text:p>
          </table:table-cell>
          <table:table-cell office:value-type="float" office:value="414.448" calcext:value-type="float">
            <text:p>414.448</text:p>
          </table:table-cell>
          <table:table-cell/>
          <table:table-cell table:formula="of:=([.C673]-[.C660])/[.C660]" office:value-type="float" office:value="0.254014978959966" calcext:value-type="float">
            <text:p>0.254014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19/2017</text:p>
          </table:table-cell>
          <table:table-cell office:value-type="float" office:value="1495152000" calcext:value-type="float">
            <text:p>1495152000</text:p>
          </table:table-cell>
          <table:table-cell office:value-type="float" office:value="431.65" calcext:value-type="float">
            <text:p>431.65</text:p>
          </table:table-cell>
          <table:table-cell/>
          <table:table-cell table:formula="of:=([.C674]-[.C661])/[.C661]" office:value-type="float" office:value="0.299666396385961" calcext:value-type="float">
            <text:p>0.29966639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20/2017</text:p>
          </table:table-cell>
          <table:table-cell office:value-type="float" office:value="1495238400" calcext:value-type="float">
            <text:p>1495238400</text:p>
          </table:table-cell>
          <table:table-cell office:value-type="float" office:value="439.714" calcext:value-type="float">
            <text:p>439.714</text:p>
          </table:table-cell>
          <table:table-cell/>
          <table:table-cell table:formula="of:=([.C675]-[.C662])/[.C662]" office:value-type="float" office:value="0.306544708606048" calcext:value-type="float">
            <text:p>0.30654470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21/2017</text:p>
          </table:table-cell>
          <table:table-cell office:value-type="float" office:value="1495324800" calcext:value-type="float">
            <text:p>1495324800</text:p>
          </table:table-cell>
          <table:table-cell office:value-type="float" office:value="451.327" calcext:value-type="float">
            <text:p>451.327</text:p>
          </table:table-cell>
          <table:table-cell/>
          <table:table-cell table:formula="of:=([.C676]-[.C663])/[.C663]" office:value-type="float" office:value="0.275678166828043" calcext:value-type="float">
            <text:p>0.27567816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22/2017</text:p>
          </table:table-cell>
          <table:table-cell office:value-type="float" office:value="1495411200" calcext:value-type="float">
            <text:p>1495411200</text:p>
          </table:table-cell>
          <table:table-cell office:value-type="float" office:value="463.103" calcext:value-type="float">
            <text:p>463.103</text:p>
          </table:table-cell>
          <table:table-cell/>
          <table:table-cell table:formula="of:=([.C677]-[.C664])/[.C664]" office:value-type="float" office:value="0.2905941010963" calcext:value-type="float">
            <text:p>0.29059410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23/2017</text:p>
          </table:table-cell>
          <table:table-cell office:value-type="float" office:value="1495497600" calcext:value-type="float">
            <text:p>1495497600</text:p>
          </table:table-cell>
          <table:table-cell office:value-type="float" office:value="448.717" calcext:value-type="float">
            <text:p>448.717</text:p>
          </table:table-cell>
          <table:table-cell/>
          <table:table-cell table:formula="of:=([.C678]-[.C665])/[.C665]" office:value-type="float" office:value="0.336379054058571" calcext:value-type="float">
            <text:p>0.33637905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24/2017</text:p>
          </table:table-cell>
          <table:table-cell office:value-type="float" office:value="1495584000" calcext:value-type="float">
            <text:p>1495584000</text:p>
          </table:table-cell>
          <table:table-cell office:value-type="float" office:value="458.978" calcext:value-type="float">
            <text:p>458.978</text:p>
          </table:table-cell>
          <table:table-cell/>
          <table:table-cell table:formula="of:=([.C679]-[.C666])/[.C666]" office:value-type="float" office:value="0.340144843543699" calcext:value-type="float">
            <text:p>0.34014484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25/2017</text:p>
          </table:table-cell>
          <table:table-cell office:value-type="float" office:value="1495670400" calcext:value-type="float">
            <text:p>1495670400</text:p>
          </table:table-cell>
          <table:table-cell office:value-type="float" office:value="457.711" calcext:value-type="float">
            <text:p>457.711</text:p>
          </table:table-cell>
          <table:table-cell/>
          <table:table-cell table:formula="of:=([.C680]-[.C667])/[.C667]" office:value-type="float" office:value="0.381950619495708" calcext:value-type="float">
            <text:p>0.38195061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26/2017</text:p>
          </table:table-cell>
          <table:table-cell office:value-type="float" office:value="1495756800" calcext:value-type="float">
            <text:p>1495756800</text:p>
          </table:table-cell>
          <table:table-cell office:value-type="float" office:value="456.542" calcext:value-type="float">
            <text:p>456.542</text:p>
          </table:table-cell>
          <table:table-cell/>
          <table:table-cell table:formula="of:=([.C681]-[.C668])/[.C668]" office:value-type="float" office:value="0.403277245028935" calcext:value-type="float">
            <text:p>0.4032772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27/2017</text:p>
          </table:table-cell>
          <table:table-cell office:value-type="float" office:value="1495843200" calcext:value-type="float">
            <text:p>1495843200</text:p>
          </table:table-cell>
          <table:table-cell office:value-type="float" office:value="473.268" calcext:value-type="float">
            <text:p>473.268</text:p>
          </table:table-cell>
          <table:table-cell/>
          <table:table-cell table:formula="of:=([.C682]-[.C669])/[.C669]" office:value-type="float" office:value="0.352273975844553" calcext:value-type="float">
            <text:p>0.35227397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28/2017</text:p>
          </table:table-cell>
          <table:table-cell office:value-type="float" office:value="1495929600" calcext:value-type="float">
            <text:p>1495929600</text:p>
          </table:table-cell>
          <table:table-cell office:value-type="float" office:value="469.177" calcext:value-type="float">
            <text:p>469.177</text:p>
          </table:table-cell>
          <table:table-cell/>
          <table:table-cell table:formula="of:=([.C683]-[.C670])/[.C670]" office:value-type="float" office:value="0.411477971000283" calcext:value-type="float">
            <text:p>0.4114779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29/2017</text:p>
          </table:table-cell>
          <table:table-cell office:value-type="float" office:value="1496016000" calcext:value-type="float">
            <text:p>1496016000</text:p>
          </table:table-cell>
          <table:table-cell office:value-type="float" office:value="487.713" calcext:value-type="float">
            <text:p>487.713</text:p>
          </table:table-cell>
          <table:table-cell/>
          <table:table-cell table:formula="of:=([.C684]-[.C671])/[.C671]" office:value-type="float" office:value="0.400120562707986" calcext:value-type="float">
            <text:p>0.40012056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30/2017</text:p>
          </table:table-cell>
          <table:table-cell office:value-type="float" office:value="1496102400" calcext:value-type="float">
            <text:p>1496102400</text:p>
          </table:table-cell>
          <table:table-cell office:value-type="float" office:value="513.217" calcext:value-type="float">
            <text:p>513.217</text:p>
          </table:table-cell>
          <table:table-cell/>
          <table:table-cell table:formula="of:=([.C685]-[.C672])/[.C672]" office:value-type="float" office:value="0.31782657238556" calcext:value-type="float">
            <text:p>0.3178265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/31/2017</text:p>
          </table:table-cell>
          <table:table-cell office:value-type="float" office:value="1496188800" calcext:value-type="float">
            <text:p>1496188800</text:p>
          </table:table-cell>
          <table:table-cell office:value-type="float" office:value="519.724" calcext:value-type="float">
            <text:p>519.724</text:p>
          </table:table-cell>
          <table:table-cell/>
          <table:table-cell table:formula="of:=([.C686]-[.C673])/[.C673]" office:value-type="float" office:value="0.336511302152681" calcext:value-type="float">
            <text:p>0.3365113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1/2017</text:p>
          </table:table-cell>
          <table:table-cell office:value-type="float" office:value="1496275200" calcext:value-type="float">
            <text:p>1496275200</text:p>
          </table:table-cell>
          <table:table-cell office:value-type="float" office:value="561.001" calcext:value-type="float">
            <text:p>561.001</text:p>
          </table:table-cell>
          <table:table-cell/>
          <table:table-cell table:formula="of:=([.C687]-[.C674])/[.C674]" office:value-type="float" office:value="0.271279373833558" calcext:value-type="float">
            <text:p>0.2712793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2/2017</text:p>
          </table:table-cell>
          <table:table-cell office:value-type="float" office:value="1496361600" calcext:value-type="float">
            <text:p>1496361600</text:p>
          </table:table-cell>
          <table:table-cell office:value-type="float" office:value="574.506" calcext:value-type="float">
            <text:p>574.506</text:p>
          </table:table-cell>
          <table:table-cell/>
          <table:table-cell table:formula="of:=([.C688]-[.C675])/[.C675]" office:value-type="float" office:value="0.267610782132824" calcext:value-type="float">
            <text:p>0.2676107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3/2017</text:p>
          </table:table-cell>
          <table:table-cell office:value-type="float" office:value="1496448000" calcext:value-type="float">
            <text:p>1496448000</text:p>
          </table:table-cell>
          <table:table-cell office:value-type="float" office:value="575.748" calcext:value-type="float">
            <text:p>575.748</text:p>
          </table:table-cell>
          <table:table-cell/>
          <table:table-cell table:formula="of:=([.C689]-[.C676])/[.C676]" office:value-type="float" office:value="0.280291030103448" calcext:value-type="float">
            <text:p>0.28029103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4/2017</text:p>
          </table:table-cell>
          <table:table-cell office:value-type="float" office:value="1496534400" calcext:value-type="float">
            <text:p>1496534400</text:p>
          </table:table-cell>
          <table:table-cell office:value-type="float" office:value="597.678" calcext:value-type="float">
            <text:p>597.678</text:p>
          </table:table-cell>
          <table:table-cell/>
          <table:table-cell table:formula="of:=([.C690]-[.C677])/[.C677]" office:value-type="float" office:value="0.274147617948126" calcext:value-type="float">
            <text:p>0.27414761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5/2017</text:p>
          </table:table-cell>
          <table:table-cell office:value-type="float" office:value="1496620800" calcext:value-type="float">
            <text:p>1496620800</text:p>
          </table:table-cell>
          <table:table-cell office:value-type="float" office:value="599.656" calcext:value-type="float">
            <text:p>599.656</text:p>
          </table:table-cell>
          <table:table-cell/>
          <table:table-cell table:formula="of:=([.C691]-[.C678])/[.C678]" office:value-type="float" office:value="0.283941126245714" calcext:value-type="float">
            <text:p>0.28394112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6/2017</text:p>
          </table:table-cell>
          <table:table-cell office:value-type="float" office:value="1496707200" calcext:value-type="float">
            <text:p>1496707200</text:p>
          </table:table-cell>
          <table:table-cell office:value-type="float" office:value="615.097" calcext:value-type="float">
            <text:p>615.097</text:p>
          </table:table-cell>
          <table:table-cell/>
          <table:table-cell table:formula="of:=([.C692]-[.C679])/[.C679]" office:value-type="float" office:value="0.260721479701576" calcext:value-type="float">
            <text:p>0.26072147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7/2017</text:p>
          </table:table-cell>
          <table:table-cell office:value-type="float" office:value="1496793600" calcext:value-type="float">
            <text:p>1496793600</text:p>
          </table:table-cell>
          <table:table-cell office:value-type="float" office:value="632.534" calcext:value-type="float">
            <text:p>632.534</text:p>
          </table:table-cell>
          <table:table-cell/>
          <table:table-cell table:formula="of:=([.C693]-[.C680])/[.C680]" office:value-type="float" office:value="0.33933353780192" calcext:value-type="float">
            <text:p>0.33933353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8/2017</text:p>
          </table:table-cell>
          <table:table-cell office:value-type="float" office:value="1496880000" calcext:value-type="float">
            <text:p>1496880000</text:p>
          </table:table-cell>
          <table:table-cell office:value-type="float" office:value="640.655" calcext:value-type="float">
            <text:p>640.655</text:p>
          </table:table-cell>
          <table:table-cell/>
          <table:table-cell table:formula="of:=([.C694]-[.C681])/[.C681]" office:value-type="float" office:value="0.364711115967252" calcext:value-type="float">
            <text:p>0.3647111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9/2017</text:p>
          </table:table-cell>
          <table:table-cell office:value-type="float" office:value="1496966400" calcext:value-type="float">
            <text:p>1496966400</text:p>
          </table:table-cell>
          <table:table-cell office:value-type="float" office:value="639.988" calcext:value-type="float">
            <text:p>639.988</text:p>
          </table:table-cell>
          <table:table-cell/>
          <table:table-cell table:formula="of:=([.C695]-[.C682])/[.C682]" office:value-type="float" office:value="0.363180247129634" calcext:value-type="float">
            <text:p>0.36318024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10/2017</text:p>
          </table:table-cell>
          <table:table-cell office:value-type="float" office:value="1497052800" calcext:value-type="float">
            <text:p>1497052800</text:p>
          </table:table-cell>
          <table:table-cell office:value-type="float" office:value="662.233" calcext:value-type="float">
            <text:p>662.233</text:p>
          </table:table-cell>
          <table:table-cell/>
          <table:table-cell table:formula="of:=([.C696]-[.C683])/[.C683]" office:value-type="float" office:value="0.331150818518558" calcext:value-type="float">
            <text:p>0.33115081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11/2017</text:p>
          </table:table-cell>
          <table:table-cell office:value-type="float" office:value="1497139200" calcext:value-type="float">
            <text:p>1497139200</text:p>
          </table:table-cell>
          <table:table-cell office:value-type="float" office:value="682.857" calcext:value-type="float">
            <text:p>682.857</text:p>
          </table:table-cell>
          <table:table-cell/>
          <table:table-cell table:formula="of:=([.C697]-[.C684])/[.C684]" office:value-type="float" office:value="0.30141449820387" calcext:value-type="float">
            <text:p>0.30141449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12/2017</text:p>
          </table:table-cell>
          <table:table-cell office:value-type="float" office:value="1497225600" calcext:value-type="float">
            <text:p>1497225600</text:p>
          </table:table-cell>
          <table:table-cell office:value-type="float" office:value="676.331" calcext:value-type="float">
            <text:p>676.331</text:p>
          </table:table-cell>
          <table:table-cell/>
          <table:table-cell table:formula="of:=([.C698]-[.C685])/[.C685]" office:value-type="float" office:value="0.337590617611791" calcext:value-type="float">
            <text:p>0.33759061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13/2017</text:p>
          </table:table-cell>
          <table:table-cell office:value-type="float" office:value="1497312000" calcext:value-type="float">
            <text:p>1497312000</text:p>
          </table:table-cell>
          <table:table-cell office:value-type="float" office:value="694.617" calcext:value-type="float">
            <text:p>694.617</text:p>
          </table:table-cell>
          <table:table-cell/>
          <table:table-cell table:formula="of:=([.C699]-[.C686])/[.C686]" office:value-type="float" office:value="0.330017837167821" calcext:value-type="float">
            <text:p>0.33001783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14/2017</text:p>
          </table:table-cell>
          <table:table-cell office:value-type="float" office:value="1497398400" calcext:value-type="float">
            <text:p>1497398400</text:p>
          </table:table-cell>
          <table:table-cell office:value-type="float" office:value="713.189" calcext:value-type="float">
            <text:p>713.189</text:p>
          </table:table-cell>
          <table:table-cell/>
          <table:table-cell table:formula="of:=([.C700]-[.C687])/[.C687]" office:value-type="float" office:value="0.304505537802742" calcext:value-type="float">
            <text:p>0.30450553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15/2017</text:p>
          </table:table-cell>
          <table:table-cell office:value-type="float" office:value="1497484800" calcext:value-type="float">
            <text:p>1497484800</text:p>
          </table:table-cell>
          <table:table-cell office:value-type="float" office:value="728.25" calcext:value-type="float">
            <text:p>728.25</text:p>
          </table:table-cell>
          <table:table-cell/>
          <table:table-cell table:formula="of:=([.C701]-[.C688])/[.C688]" office:value-type="float" office:value="0.304580844490216" calcext:value-type="float">
            <text:p>0.30458084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16/2017</text:p>
          </table:table-cell>
          <table:table-cell office:value-type="float" office:value="1497571200" calcext:value-type="float">
            <text:p>1497571200</text:p>
          </table:table-cell>
          <table:table-cell office:value-type="float" office:value="737.125" calcext:value-type="float">
            <text:p>737.125</text:p>
          </table:table-cell>
          <table:table-cell/>
          <table:table-cell table:formula="of:=([.C702]-[.C689])/[.C689]" office:value-type="float" office:value="0.306086484653213" calcext:value-type="float">
            <text:p>0.30608648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17/2017</text:p>
          </table:table-cell>
          <table:table-cell office:value-type="float" office:value="1497657600" calcext:value-type="float">
            <text:p>1497657600</text:p>
          </table:table-cell>
          <table:table-cell office:value-type="float" office:value="761.53" calcext:value-type="float">
            <text:p>761.53</text:p>
          </table:table-cell>
          <table:table-cell/>
          <table:table-cell table:formula="of:=([.C703]-[.C690])/[.C690]" office:value-type="float" office:value="0.276389636652529" calcext:value-type="float">
            <text:p>0.27638963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18/2017</text:p>
          </table:table-cell>
          <table:table-cell office:value-type="float" office:value="1497744000" calcext:value-type="float">
            <text:p>1497744000</text:p>
          </table:table-cell>
          <table:table-cell office:value-type="float" office:value="769.923" calcext:value-type="float">
            <text:p>769.923</text:p>
          </table:table-cell>
          <table:table-cell/>
          <table:table-cell table:formula="of:=([.C704]-[.C691])/[.C691]" office:value-type="float" office:value="0.289266588996562" calcext:value-type="float">
            <text:p>0.2892665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19/2017</text:p>
          </table:table-cell>
          <table:table-cell office:value-type="float" office:value="1497830400" calcext:value-type="float">
            <text:p>1497830400</text:p>
          </table:table-cell>
          <table:table-cell office:value-type="float" office:value="775.466" calcext:value-type="float">
            <text:p>775.466</text:p>
          </table:table-cell>
          <table:table-cell/>
          <table:table-cell table:formula="of:=([.C705]-[.C692])/[.C692]" office:value-type="float" office:value="0.292394508592253" calcext:value-type="float">
            <text:p>0.29239450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20/2017</text:p>
          </table:table-cell>
          <table:table-cell office:value-type="float" office:value="1497916800" calcext:value-type="float">
            <text:p>1497916800</text:p>
          </table:table-cell>
          <table:table-cell office:value-type="float" office:value="847.174" calcext:value-type="float">
            <text:p>847.174</text:p>
          </table:table-cell>
          <table:table-cell/>
          <table:table-cell table:formula="of:=([.C706]-[.C693])/[.C693]" office:value-type="float" office:value="0.195671727413731" calcext:value-type="float">
            <text:p>0.19567172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21/2017</text:p>
          </table:table-cell>
          <table:table-cell office:value-type="float" office:value="1498003200" calcext:value-type="float">
            <text:p>1498003200</text:p>
          </table:table-cell>
          <table:table-cell office:value-type="float" office:value="874.309" calcext:value-type="float">
            <text:p>874.309</text:p>
          </table:table-cell>
          <table:table-cell/>
          <table:table-cell table:formula="of:=([.C707]-[.C694])/[.C694]" office:value-type="float" office:value="0.174932432355151" calcext:value-type="float">
            <text:p>0.17493243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22/2017</text:p>
          </table:table-cell>
          <table:table-cell office:value-type="float" office:value="1498089600" calcext:value-type="float">
            <text:p>1498089600</text:p>
          </table:table-cell>
          <table:table-cell office:value-type="float" office:value="872.419" calcext:value-type="float">
            <text:p>872.419</text:p>
          </table:table-cell>
          <table:table-cell/>
          <table:table-cell table:formula="of:=([.C708]-[.C695])/[.C695]" office:value-type="float" office:value="0.172551262638709" calcext:value-type="float">
            <text:p>0.17255126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23/2017</text:p>
          </table:table-cell>
          <table:table-cell office:value-type="float" office:value="1498176000" calcext:value-type="float">
            <text:p>1498176000</text:p>
          </table:table-cell>
          <table:table-cell office:value-type="float" office:value="881.532" calcext:value-type="float">
            <text:p>881.532</text:p>
          </table:table-cell>
          <table:table-cell/>
          <table:table-cell table:formula="of:=([.C709]-[.C696])/[.C696]" office:value-type="float" office:value="0.176607315446291" calcext:value-type="float">
            <text:p>0.17660731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24/2017</text:p>
          </table:table-cell>
          <table:table-cell office:value-type="float" office:value="1498262400" calcext:value-type="float">
            <text:p>1498262400</text:p>
          </table:table-cell>
          <table:table-cell office:value-type="float" office:value="888.68" calcext:value-type="float">
            <text:p>888.68</text:p>
          </table:table-cell>
          <table:table-cell/>
          <table:table-cell table:formula="of:=([.C710]-[.C697])/[.C697]" office:value-type="float" office:value="0.168233784939461" calcext:value-type="float">
            <text:p>0.16823378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25/2017</text:p>
          </table:table-cell>
          <table:table-cell office:value-type="float" office:value="1498348800" calcext:value-type="float">
            <text:p>1498348800</text:p>
          </table:table-cell>
          <table:table-cell office:value-type="float" office:value="904.654" calcext:value-type="float">
            <text:p>904.654</text:p>
          </table:table-cell>
          <table:table-cell/>
          <table:table-cell table:formula="of:=([.C711]-[.C698])/[.C698]" office:value-type="float" office:value="0.167256210661756" calcext:value-type="float">
            <text:p>0.16725621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26/2017</text:p>
          </table:table-cell>
          <table:table-cell office:value-type="float" office:value="1498435200" calcext:value-type="float">
            <text:p>1498435200</text:p>
          </table:table-cell>
          <table:table-cell office:value-type="float" office:value="923.853" calcext:value-type="float">
            <text:p>923.853</text:p>
          </table:table-cell>
          <table:table-cell/>
          <table:table-cell table:formula="of:=([.C712]-[.C699])/[.C699]" office:value-type="float" office:value="0.159392240973402" calcext:value-type="float">
            <text:p>0.159392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27/2017</text:p>
          </table:table-cell>
          <table:table-cell office:value-type="float" office:value="1498521600" calcext:value-type="float">
            <text:p>1498521600</text:p>
          </table:table-cell>
          <table:table-cell office:value-type="float" office:value="930.359" calcext:value-type="float">
            <text:p>930.359</text:p>
          </table:table-cell>
          <table:table-cell/>
          <table:table-cell table:formula="of:=([.C713]-[.C700])/[.C700]" office:value-type="float" office:value="0.28846499039618" calcext:value-type="float">
            <text:p>0.28846499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28/2017</text:p>
          </table:table-cell>
          <table:table-cell office:value-type="float" office:value="1498608000" calcext:value-type="float">
            <text:p>1498608000</text:p>
          </table:table-cell>
          <table:table-cell office:value-type="float" office:value="950.061" calcext:value-type="float">
            <text:p>950.061</text:p>
          </table:table-cell>
          <table:table-cell/>
          <table:table-cell table:formula="of:=([.C714]-[.C701])/[.C701]" office:value-type="float" office:value="0.278026358307519" calcext:value-type="float">
            <text:p>0.27802635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29/2017</text:p>
          </table:table-cell>
          <table:table-cell office:value-type="float" office:value="1498694400" calcext:value-type="float">
            <text:p>1498694400</text:p>
          </table:table-cell>
          <table:table-cell office:value-type="float" office:value="962.749" calcext:value-type="float">
            <text:p>962.749</text:p>
          </table:table-cell>
          <table:table-cell/>
          <table:table-cell table:formula="of:=([.C715]-[.C702])/[.C702]" office:value-type="float" office:value="0.23184651451209" calcext:value-type="float">
            <text:p>0.2318465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/30/2017</text:p>
          </table:table-cell>
          <table:table-cell office:value-type="float" office:value="1498780800" calcext:value-type="float">
            <text:p>1498780800</text:p>
          </table:table-cell>
          <table:table-cell office:value-type="float" office:value="972.009" calcext:value-type="float">
            <text:p>972.009</text:p>
          </table:table-cell>
          <table:table-cell/>
          <table:table-cell table:formula="of:=([.C716]-[.C703])/[.C703]" office:value-type="float" office:value="0.242730262785633" calcext:value-type="float">
            <text:p>0.24273026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1/2017</text:p>
          </table:table-cell>
          <table:table-cell office:value-type="float" office:value="1498867200" calcext:value-type="float">
            <text:p>1498867200</text:p>
          </table:table-cell>
          <table:table-cell office:value-type="float" office:value="992.636" calcext:value-type="float">
            <text:p>992.636</text:p>
          </table:table-cell>
          <table:table-cell/>
          <table:table-cell table:formula="of:=([.C717]-[.C704])/[.C704]" office:value-type="float" office:value="0.191328946361003" calcext:value-type="float">
            <text:p>0.19132894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2/2017</text:p>
          </table:table-cell>
          <table:table-cell office:value-type="float" office:value="1498953600" calcext:value-type="float">
            <text:p>1498953600</text:p>
          </table:table-cell>
          <table:table-cell office:value-type="float" office:value="1002.208" calcext:value-type="float">
            <text:p>1002.208</text:p>
          </table:table-cell>
          <table:table-cell/>
          <table:table-cell table:formula="of:=([.C718]-[.C705])/[.C705]" office:value-type="float" office:value="0.205283733516396" calcext:value-type="float">
            <text:p>0.20528373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3/2017</text:p>
          </table:table-cell>
          <table:table-cell office:value-type="float" office:value="1499040000" calcext:value-type="float">
            <text:p>1499040000</text:p>
          </table:table-cell>
          <table:table-cell office:value-type="float" office:value="1012.942" calcext:value-type="float">
            <text:p>1012.942</text:p>
          </table:table-cell>
          <table:table-cell/>
          <table:table-cell table:formula="of:=([.C719]-[.C706])/[.C706]" office:value-type="float" office:value="0.227890639345589" calcext:value-type="float">
            <text:p>0.22789063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4/2017</text:p>
          </table:table-cell>
          <table:table-cell office:value-type="float" office:value="1499126400" calcext:value-type="float">
            <text:p>1499126400</text:p>
          </table:table-cell>
          <table:table-cell office:value-type="float" office:value="1027.254" calcext:value-type="float">
            <text:p>1027.254</text:p>
          </table:table-cell>
          <table:table-cell/>
          <table:table-cell table:formula="of:=([.C720]-[.C707])/[.C707]" office:value-type="float" office:value="0.172537658651122" calcext:value-type="float">
            <text:p>0.17253765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5/2017</text:p>
          </table:table-cell>
          <table:table-cell office:value-type="float" office:value="1499212800" calcext:value-type="float">
            <text:p>1499212800</text:p>
          </table:table-cell>
          <table:table-cell office:value-type="float" office:value="1022.956" calcext:value-type="float">
            <text:p>1022.956</text:p>
          </table:table-cell>
          <table:table-cell/>
          <table:table-cell table:formula="of:=([.C721]-[.C708])/[.C708]" office:value-type="float" office:value="0.186656122061946" calcext:value-type="float">
            <text:p>0.18665612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6/2017</text:p>
          </table:table-cell>
          <table:table-cell office:value-type="float" office:value="1499299200" calcext:value-type="float">
            <text:p>1499299200</text:p>
          </table:table-cell>
          <table:table-cell office:value-type="float" office:value="1037.217" calcext:value-type="float">
            <text:p>1037.217</text:p>
          </table:table-cell>
          <table:table-cell/>
          <table:table-cell table:formula="of:=([.C722]-[.C709])/[.C709]" office:value-type="float" office:value="0.189721148033632" calcext:value-type="float">
            <text:p>0.1897211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7/2017</text:p>
          </table:table-cell>
          <table:table-cell office:value-type="float" office:value="1499385600" calcext:value-type="float">
            <text:p>1499385600</text:p>
          </table:table-cell>
          <table:table-cell office:value-type="float" office:value="1038.186" calcext:value-type="float">
            <text:p>1038.186</text:p>
          </table:table-cell>
          <table:table-cell/>
          <table:table-cell table:formula="of:=([.C723]-[.C710])/[.C710]" office:value-type="float" office:value="0.224653385809479" calcext:value-type="float">
            <text:p>0.2246533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8/2017</text:p>
          </table:table-cell>
          <table:table-cell office:value-type="float" office:value="1499472000" calcext:value-type="float">
            <text:p>1499472000</text:p>
          </table:table-cell>
          <table:table-cell office:value-type="float" office:value="1055.963" calcext:value-type="float">
            <text:p>1055.963</text:p>
          </table:table-cell>
          <table:table-cell/>
          <table:table-cell table:formula="of:=([.C724]-[.C711])/[.C711]" office:value-type="float" office:value="0.235811292630518" calcext:value-type="float">
            <text:p>0.23581129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9/2017</text:p>
          </table:table-cell>
          <table:table-cell office:value-type="float" office:value="1499558400" calcext:value-type="float">
            <text:p>1499558400</text:p>
          </table:table-cell>
          <table:table-cell office:value-type="float" office:value="1071.108" calcext:value-type="float">
            <text:p>1071.108</text:p>
          </table:table-cell>
          <table:table-cell/>
          <table:table-cell table:formula="of:=([.C725]-[.C712])/[.C712]" office:value-type="float" office:value="0.193399731866441" calcext:value-type="float">
            <text:p>0.19339973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10/2017</text:p>
          </table:table-cell>
          <table:table-cell office:value-type="float" office:value="1499644800" calcext:value-type="float">
            <text:p>1499644800</text:p>
          </table:table-cell>
          <table:table-cell office:value-type="float" office:value="1198.735" calcext:value-type="float">
            <text:p>1198.735</text:p>
          </table:table-cell>
          <table:table-cell/>
          <table:table-cell table:formula="of:=([.C726]-[.C713])/[.C713]" office:value-type="float" office:value="0.0970131013109654" calcext:value-type="float">
            <text:p>0.09701310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11/2017</text:p>
          </table:table-cell>
          <table:table-cell office:value-type="float" office:value="1499731200" calcext:value-type="float">
            <text:p>1499731200</text:p>
          </table:table-cell>
          <table:table-cell office:value-type="float" office:value="1214.203" calcext:value-type="float">
            <text:p>1214.203</text:p>
          </table:table-cell>
          <table:table-cell/>
          <table:table-cell table:formula="of:=([.C727]-[.C714])/[.C714]" office:value-type="float" office:value="0.0727267186788371" calcext:value-type="float">
            <text:p>0.07272671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12/2017</text:p>
          </table:table-cell>
          <table:table-cell office:value-type="float" office:value="1499817600" calcext:value-type="float">
            <text:p>1499817600</text:p>
          </table:table-cell>
          <table:table-cell office:value-type="float" office:value="1185.959" calcext:value-type="float">
            <text:p>1185.959</text:p>
          </table:table-cell>
          <table:table-cell/>
          <table:table-cell table:formula="of:=([.C728]-[.C715])/[.C715]" office:value-type="float" office:value="0.120085095690492" calcext:value-type="float">
            <text:p>0.12008509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13/2017</text:p>
          </table:table-cell>
          <table:table-cell office:value-type="float" office:value="1499904000" calcext:value-type="float">
            <text:p>1499904000</text:p>
          </table:table-cell>
          <table:table-cell office:value-type="float" office:value="1207.945" calcext:value-type="float">
            <text:p>1207.945</text:p>
          </table:table-cell>
          <table:table-cell/>
          <table:table-cell table:formula="of:=([.C729]-[.C716])/[.C716]" office:value-type="float" office:value="0.102252999929633" calcext:value-type="float">
            <text:p>0.1022529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14/2017</text:p>
          </table:table-cell>
          <table:table-cell office:value-type="float" office:value="1499990400" calcext:value-type="float">
            <text:p>1499990400</text:p>
          </table:table-cell>
          <table:table-cell office:value-type="float" office:value="1182.556" calcext:value-type="float">
            <text:p>1182.556</text:p>
          </table:table-cell>
          <table:table-cell/>
          <table:table-cell table:formula="of:=([.C730]-[.C717])/[.C717]" office:value-type="float" office:value="0.117681530515257" calcext:value-type="float">
            <text:p>0.11768153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15/2017</text:p>
          </table:table-cell>
          <table:table-cell office:value-type="float" office:value="1500076800" calcext:value-type="float">
            <text:p>1500076800</text:p>
          </table:table-cell>
          <table:table-cell office:value-type="float" office:value="1207.945" calcext:value-type="float">
            <text:p>1207.945</text:p>
          </table:table-cell>
          <table:table-cell/>
          <table:table-cell table:formula="of:=([.C731]-[.C718])/[.C718]" office:value-type="float" office:value="0.1030038619308" calcext:value-type="float">
            <text:p>0.10300386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16/2017</text:p>
          </table:table-cell>
          <table:table-cell office:value-type="float" office:value="1500163200" calcext:value-type="float">
            <text:p>1500163200</text:p>
          </table:table-cell>
          <table:table-cell office:value-type="float" office:value="1243.782" calcext:value-type="float">
            <text:p>1243.782</text:p>
          </table:table-cell>
          <table:table-cell/>
          <table:table-cell table:formula="of:=([.C732]-[.C719])/[.C719]" office:value-type="float" office:value="0.0710703322607983" calcext:value-type="float">
            <text:p>0.07107033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17/2017</text:p>
          </table:table-cell>
          <table:table-cell office:value-type="float" office:value="1500249600" calcext:value-type="float">
            <text:p>1500249600</text:p>
          </table:table-cell>
          <table:table-cell office:value-type="float" office:value="1204.494" calcext:value-type="float">
            <text:p>1204.494</text:p>
          </table:table-cell>
          <table:table-cell/>
          <table:table-cell table:formula="of:=([.C733]-[.C720])/[.C720]" office:value-type="float" office:value="0.129022643533301" calcext:value-type="float">
            <text:p>0.12902264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18/2017</text:p>
          </table:table-cell>
          <table:table-cell office:value-type="float" office:value="1500336000" calcext:value-type="float">
            <text:p>1500336000</text:p>
          </table:table-cell>
          <table:table-cell office:value-type="float" office:value="1213.897" calcext:value-type="float">
            <text:p>1213.897</text:p>
          </table:table-cell>
          <table:table-cell/>
          <table:table-cell table:formula="of:=([.C734]-[.C721])/[.C721]" office:value-type="float" office:value="0.175173840943672" calcext:value-type="float">
            <text:p>0.17517384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19/2017</text:p>
          </table:table-cell>
          <table:table-cell office:value-type="float" office:value="1500422400" calcext:value-type="float">
            <text:p>1500422400</text:p>
          </table:table-cell>
          <table:table-cell office:value-type="float" office:value="1233.999" calcext:value-type="float">
            <text:p>1233.999</text:p>
          </table:table-cell>
          <table:table-cell/>
          <table:table-cell table:formula="of:=([.C735]-[.C722])/[.C722]" office:value-type="float" office:value="0.302051298258751" calcext:value-type="float">
            <text:p>0.30205129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20/2017</text:p>
          </table:table-cell>
          <table:table-cell office:value-type="float" office:value="1500508800" calcext:value-type="float">
            <text:p>1500508800</text:p>
          </table:table-cell>
          <table:table-cell office:value-type="float" office:value="1271.418" calcext:value-type="float">
            <text:p>1271.418</text:p>
          </table:table-cell>
          <table:table-cell/>
          <table:table-cell table:formula="of:=([.C736]-[.C723])/[.C723]" office:value-type="float" office:value="0.263568708324092" calcext:value-type="float">
            <text:p>0.26356870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21/2017</text:p>
          </table:table-cell>
          <table:table-cell office:value-type="float" office:value="1500595200" calcext:value-type="float">
            <text:p>1500595200</text:p>
          </table:table-cell>
          <table:table-cell office:value-type="float" office:value="1304.971" calcext:value-type="float">
            <text:p>1304.971</text:p>
          </table:table-cell>
          <table:table-cell/>
          <table:table-cell table:formula="of:=([.C737]-[.C724])/[.C724]" office:value-type="float" office:value="0.192267874151993" calcext:value-type="float">
            <text:p>0.19226787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22/2017</text:p>
          </table:table-cell>
          <table:table-cell office:value-type="float" office:value="1500681600" calcext:value-type="float">
            <text:p>1500681600</text:p>
          </table:table-cell>
          <table:table-cell office:value-type="float" office:value="1278.26" calcext:value-type="float">
            <text:p>1278.26</text:p>
          </table:table-cell>
          <table:table-cell/>
          <table:table-cell table:formula="of:=([.C738]-[.C725])/[.C725]" office:value-type="float" office:value="0.244400982585702" calcext:value-type="float">
            <text:p>0.24440098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23/2017</text:p>
          </table:table-cell>
          <table:table-cell office:value-type="float" office:value="1500768000" calcext:value-type="float">
            <text:p>1500768000</text:p>
          </table:table-cell>
          <table:table-cell office:value-type="float" office:value="1315.028" calcext:value-type="float">
            <text:p>1315.028</text:p>
          </table:table-cell>
          <table:table-cell/>
          <table:table-cell table:formula="of:=([.C739]-[.C726])/[.C726]" office:value-type="float" office:value="0.205821473002856" calcext:value-type="float">
            <text:p>0.2058214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24/2017</text:p>
          </table:table-cell>
          <table:table-cell office:value-type="float" office:value="1500854400" calcext:value-type="float">
            <text:p>1500854400</text:p>
          </table:table-cell>
          <table:table-cell office:value-type="float" office:value="1302.508" calcext:value-type="float">
            <text:p>1302.508</text:p>
          </table:table-cell>
          <table:table-cell/>
          <table:table-cell table:formula="of:=([.C740]-[.C727])/[.C727]" office:value-type="float" office:value="0.227579408341446" calcext:value-type="float">
            <text:p>0.22757940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25/2017</text:p>
          </table:table-cell>
          <table:table-cell office:value-type="float" office:value="1500940800" calcext:value-type="float">
            <text:p>1500940800</text:p>
          </table:table-cell>
          <table:table-cell office:value-type="float" office:value="1328.375" calcext:value-type="float">
            <text:p>1328.375</text:p>
          </table:table-cell>
          <table:table-cell/>
          <table:table-cell table:formula="of:=([.C741]-[.C728])/[.C728]" office:value-type="float" office:value="0.21951105674226" calcext:value-type="float">
            <text:p>0.21951105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26/2017</text:p>
          </table:table-cell>
          <table:table-cell office:value-type="float" office:value="1501027200" calcext:value-type="float">
            <text:p>1501027200</text:p>
          </table:table-cell>
          <table:table-cell office:value-type="float" office:value="1331.461" calcext:value-type="float">
            <text:p>1331.461</text:p>
          </table:table-cell>
          <table:table-cell/>
          <table:table-cell table:formula="of:=([.C742]-[.C729])/[.C729]" office:value-type="float" office:value="0.228917707691025" calcext:value-type="float">
            <text:p>0.22891770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27/2017</text:p>
          </table:table-cell>
          <table:table-cell office:value-type="float" office:value="1501113600" calcext:value-type="float">
            <text:p>1501113600</text:p>
          </table:table-cell>
          <table:table-cell office:value-type="float" office:value="1321.721" calcext:value-type="float">
            <text:p>1321.721</text:p>
          </table:table-cell>
          <table:table-cell/>
          <table:table-cell table:formula="of:=([.C743]-[.C730])/[.C730]" office:value-type="float" office:value="0.256948327218831" calcext:value-type="float">
            <text:p>0.25694832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28/2017</text:p>
          </table:table-cell>
          <table:table-cell office:value-type="float" office:value="1501200000" calcext:value-type="float">
            <text:p>1501200000</text:p>
          </table:table-cell>
          <table:table-cell office:value-type="float" office:value="1332.368" calcext:value-type="float">
            <text:p>1332.368</text:p>
          </table:table-cell>
          <table:table-cell/>
          <table:table-cell table:formula="of:=([.C744]-[.C731])/[.C731]" office:value-type="float" office:value="0.23849191814874" calcext:value-type="float">
            <text:p>0.23849191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29/2017</text:p>
          </table:table-cell>
          <table:table-cell office:value-type="float" office:value="1501286400" calcext:value-type="float">
            <text:p>1501286400</text:p>
          </table:table-cell>
          <table:table-cell office:value-type="float" office:value="1332.178" calcext:value-type="float">
            <text:p>1332.178</text:p>
          </table:table-cell>
          <table:table-cell/>
          <table:table-cell table:formula="of:=([.C745]-[.C732])/[.C732]" office:value-type="float" office:value="0.231180067528513" calcext:value-type="float">
            <text:p>0.23118006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30/2017</text:p>
          </table:table-cell>
          <table:table-cell office:value-type="float" office:value="1501372800" calcext:value-type="float">
            <text:p>1501372800</text:p>
          </table:table-cell>
          <table:table-cell office:value-type="float" office:value="1359.901" calcext:value-type="float">
            <text:p>1359.901</text:p>
          </table:table-cell>
          <table:table-cell/>
          <table:table-cell table:formula="of:=([.C746]-[.C733])/[.C733]" office:value-type="float" office:value="0.244595746308003" calcext:value-type="float">
            <text:p>0.24459574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/31/2017</text:p>
          </table:table-cell>
          <table:table-cell office:value-type="float" office:value="1501459200" calcext:value-type="float">
            <text:p>1501459200</text:p>
          </table:table-cell>
          <table:table-cell office:value-type="float" office:value="1426.54" calcext:value-type="float">
            <text:p>1426.54</text:p>
          </table:table-cell>
          <table:table-cell/>
          <table:table-cell table:formula="of:=([.C747]-[.C734])/[.C734]" office:value-type="float" office:value="0.185277664839402" calcext:value-type="float">
            <text:p>0.18527766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1/2017</text:p>
          </table:table-cell>
          <table:table-cell office:value-type="float" office:value="1501545600" calcext:value-type="float">
            <text:p>1501545600</text:p>
          </table:table-cell>
          <table:table-cell office:value-type="float" office:value="1606.73" calcext:value-type="float">
            <text:p>1606.73</text:p>
          </table:table-cell>
          <table:table-cell/>
          <table:table-cell table:formula="of:=([.C748]-[.C735])/[.C735]" office:value-type="float" office:value="0.0760084146060632" calcext:value-type="float">
            <text:p>0.07600841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2/2017</text:p>
          </table:table-cell>
          <table:table-cell office:value-type="float" office:value="1501632000" calcext:value-type="float">
            <text:p>1501632000</text:p>
          </table:table-cell>
          <table:table-cell office:value-type="float" office:value="1606.524" calcext:value-type="float">
            <text:p>1606.524</text:p>
          </table:table-cell>
          <table:table-cell/>
          <table:table-cell table:formula="of:=([.C749]-[.C736])/[.C736]" office:value-type="float" office:value="0.0795661938445987" calcext:value-type="float">
            <text:p>0.07956619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3/2017</text:p>
          </table:table-cell>
          <table:table-cell office:value-type="float" office:value="1501718400" calcext:value-type="float">
            <text:p>1501718400</text:p>
          </table:table-cell>
          <table:table-cell office:value-type="float" office:value="1555.875" calcext:value-type="float">
            <text:p>1555.875</text:p>
          </table:table-cell>
          <table:table-cell/>
          <table:table-cell table:formula="of:=([.C750]-[.C737])/[.C737]" office:value-type="float" office:value="0.101329476982405" calcext:value-type="float">
            <text:p>0.1013294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4/2017</text:p>
          </table:table-cell>
          <table:table-cell office:value-type="float" office:value="1501804800" calcext:value-type="float">
            <text:p>1501804800</text:p>
          </table:table-cell>
          <table:table-cell office:value-type="float" office:value="1590.668" calcext:value-type="float">
            <text:p>1590.668</text:p>
          </table:table-cell>
          <table:table-cell/>
          <table:table-cell table:formula="of:=([.C751]-[.C738])/[.C738]" office:value-type="float" office:value="0.0928899053730886" calcext:value-type="float">
            <text:p>0.09288990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5/2017</text:p>
          </table:table-cell>
          <table:table-cell office:value-type="float" office:value="1501891200" calcext:value-type="float">
            <text:p>1501891200</text:p>
          </table:table-cell>
          <table:table-cell office:value-type="float" office:value="1585.689" calcext:value-type="float">
            <text:p>1585.689</text:p>
          </table:table-cell>
          <table:table-cell/>
          <table:table-cell table:formula="of:=([.C752]-[.C739])/[.C739]" office:value-type="float" office:value="0.100749264199979" calcext:value-type="float">
            <text:p>0.10074926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6/2017</text:p>
          </table:table-cell>
          <table:table-cell office:value-type="float" office:value="1501977600" calcext:value-type="float">
            <text:p>1501977600</text:p>
          </table:table-cell>
          <table:table-cell office:value-type="float" office:value="1598.932" calcext:value-type="float">
            <text:p>1598.932</text:p>
          </table:table-cell>
          <table:table-cell/>
          <table:table-cell table:formula="of:=([.C753]-[.C740])/[.C740]" office:value-type="float" office:value="0.123158458270896" calcext:value-type="float">
            <text:p>0.12315845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7/2017</text:p>
          </table:table-cell>
          <table:table-cell office:value-type="float" office:value="1502064000" calcext:value-type="float">
            <text:p>1502064000</text:p>
          </table:table-cell>
          <table:table-cell office:value-type="float" office:value="1619.968" calcext:value-type="float">
            <text:p>1619.968</text:p>
          </table:table-cell>
          <table:table-cell/>
          <table:table-cell table:formula="of:=([.C754]-[.C741])/[.C741]" office:value-type="float" office:value="0.106560746878951" calcext:value-type="float">
            <text:p>0.10656074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8/2017</text:p>
          </table:table-cell>
          <table:table-cell office:value-type="float" office:value="1502150400" calcext:value-type="float">
            <text:p>1502150400</text:p>
          </table:table-cell>
          <table:table-cell office:value-type="float" office:value="1636.256" calcext:value-type="float">
            <text:p>1636.256</text:p>
          </table:table-cell>
          <table:table-cell/>
          <table:table-cell table:formula="of:=([.C755]-[.C742])/[.C742]" office:value-type="float" office:value="0.0909582608100443" calcext:value-type="float">
            <text:p>0.09095826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9/2017</text:p>
          </table:table-cell>
          <table:table-cell office:value-type="float" office:value="1502236800" calcext:value-type="float">
            <text:p>1502236800</text:p>
          </table:table-cell>
          <table:table-cell office:value-type="float" office:value="1661.335" calcext:value-type="float">
            <text:p>1661.335</text:p>
          </table:table-cell>
          <table:table-cell/>
          <table:table-cell table:formula="of:=([.C756]-[.C743])/[.C743]" office:value-type="float" office:value="0.0861132763711111" calcext:value-type="float">
            <text:p>0.08611327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10/2017</text:p>
          </table:table-cell>
          <table:table-cell office:value-type="float" office:value="1502323200" calcext:value-type="float">
            <text:p>1502323200</text:p>
          </table:table-cell>
          <table:table-cell office:value-type="float" office:value="1650.127" calcext:value-type="float">
            <text:p>1650.127</text:p>
          </table:table-cell>
          <table:table-cell/>
          <table:table-cell table:formula="of:=([.C757]-[.C744])/[.C744]" office:value-type="float" office:value="0.116918273563186" calcext:value-type="float">
            <text:p>0.11691827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11/2017</text:p>
          </table:table-cell>
          <table:table-cell office:value-type="float" office:value="1502409600" calcext:value-type="float">
            <text:p>1502409600</text:p>
          </table:table-cell>
          <table:table-cell office:value-type="float" office:value="1640.151" calcext:value-type="float">
            <text:p>1640.151</text:p>
          </table:table-cell>
          <table:table-cell/>
          <table:table-cell table:formula="of:=([.C758]-[.C745])/[.C745]" office:value-type="float" office:value="0.114646761182355" calcext:value-type="float">
            <text:p>0.11464676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12/2017</text:p>
          </table:table-cell>
          <table:table-cell office:value-type="float" office:value="1502496000" calcext:value-type="float">
            <text:p>1502496000</text:p>
          </table:table-cell>
          <table:table-cell office:value-type="float" office:value="1692.527" calcext:value-type="float">
            <text:p>1692.527</text:p>
          </table:table-cell>
          <table:table-cell/>
          <table:table-cell table:formula="of:=([.C759]-[.C746])/[.C746]" office:value-type="float" office:value="0.273050887814493" calcext:value-type="float">
            <text:p>0.27305088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13/2017</text:p>
          </table:table-cell>
          <table:table-cell office:value-type="float" office:value="1502582400" calcext:value-type="float">
            <text:p>1502582400</text:p>
          </table:table-cell>
          <table:table-cell office:value-type="float" office:value="1690.846" calcext:value-type="float">
            <text:p>1690.846</text:p>
          </table:table-cell>
          <table:table-cell/>
          <table:table-cell table:formula="of:=([.C760]-[.C747])/[.C747]" office:value-type="float" office:value="0.301127364644681" calcext:value-type="float">
            <text:p>0.30112736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14/2017</text:p>
          </table:table-cell>
          <table:table-cell office:value-type="float" office:value="1502668800" calcext:value-type="float">
            <text:p>1502668800</text:p>
          </table:table-cell>
          <table:table-cell office:value-type="float" office:value="1728.855" calcext:value-type="float">
            <text:p>1728.855</text:p>
          </table:table-cell>
          <table:table-cell/>
          <table:table-cell table:formula="of:=([.C761]-[.C748])/[.C748]" office:value-type="float" office:value="0.261027095968141" calcext:value-type="float">
            <text:p>0.2610270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15/2017</text:p>
          </table:table-cell>
          <table:table-cell office:value-type="float" office:value="1502755200" calcext:value-type="float">
            <text:p>1502755200</text:p>
          </table:table-cell>
          <table:table-cell office:value-type="float" office:value="1734.349" calcext:value-type="float">
            <text:p>1734.349</text:p>
          </table:table-cell>
          <table:table-cell/>
          <table:table-cell table:formula="of:=([.C762]-[.C749])/[.C749]" office:value-type="float" office:value="0.230030979923879" calcext:value-type="float">
            <text:p>0.23003097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16/2017</text:p>
          </table:table-cell>
          <table:table-cell office:value-type="float" office:value="1502841600" calcext:value-type="float">
            <text:p>1502841600</text:p>
          </table:table-cell>
          <table:table-cell office:value-type="float" office:value="1713.531" calcext:value-type="float">
            <text:p>1713.531</text:p>
          </table:table-cell>
          <table:table-cell/>
          <table:table-cell table:formula="of:=([.C763]-[.C750])/[.C750]" office:value-type="float" office:value="0.286289538969531" calcext:value-type="float">
            <text:p>0.2862895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17/2017</text:p>
          </table:table-cell>
          <table:table-cell office:value-type="float" office:value="1502928000" calcext:value-type="float">
            <text:p>1502928000</text:p>
          </table:table-cell>
          <table:table-cell office:value-type="float" office:value="1738.425" calcext:value-type="float">
            <text:p>1738.425</text:p>
          </table:table-cell>
          <table:table-cell/>
          <table:table-cell table:formula="of:=([.C764]-[.C751])/[.C751]" office:value-type="float" office:value="0.283431842040928" calcext:value-type="float">
            <text:p>0.28343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18/2017</text:p>
          </table:table-cell>
          <table:table-cell office:value-type="float" office:value="1503014400" calcext:value-type="float">
            <text:p>1503014400</text:p>
          </table:table-cell>
          <table:table-cell office:value-type="float" office:value="1745.446" calcext:value-type="float">
            <text:p>1745.446</text:p>
          </table:table-cell>
          <table:table-cell/>
          <table:table-cell table:formula="of:=([.C765]-[.C752])/[.C752]" office:value-type="float" office:value="0.269324287316823" calcext:value-type="float">
            <text:p>0.26932428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19/2017</text:p>
          </table:table-cell>
          <table:table-cell office:value-type="float" office:value="1503100800" calcext:value-type="float">
            <text:p>1503100800</text:p>
          </table:table-cell>
          <table:table-cell office:value-type="float" office:value="1795.854" calcext:value-type="float">
            <text:p>1795.854</text:p>
          </table:table-cell>
          <table:table-cell/>
          <table:table-cell table:formula="of:=([.C766]-[.C753])/[.C753]" office:value-type="float" office:value="0.243736406188922" calcext:value-type="float">
            <text:p>0.24373640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20/2017</text:p>
          </table:table-cell>
          <table:table-cell office:value-type="float" office:value="1503187200" calcext:value-type="float">
            <text:p>1503187200</text:p>
          </table:table-cell>
          <table:table-cell office:value-type="float" office:value="1792.593" calcext:value-type="float">
            <text:p>1792.593</text:p>
          </table:table-cell>
          <table:table-cell/>
          <table:table-cell table:formula="of:=([.C767]-[.C754])/[.C754]" office:value-type="float" office:value="0.244710874135958" calcext:value-type="float">
            <text:p>0.24471087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21/2017</text:p>
          </table:table-cell>
          <table:table-cell office:value-type="float" office:value="1503273600" calcext:value-type="float">
            <text:p>1503273600</text:p>
          </table:table-cell>
          <table:table-cell office:value-type="float" office:value="1785.087" calcext:value-type="float">
            <text:p>1785.087</text:p>
          </table:table-cell>
          <table:table-cell/>
          <table:table-cell table:formula="of:=([.C768]-[.C755])/[.C755]" office:value-type="float" office:value="0.260604665206794" calcext:value-type="float">
            <text:p>0.26060466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22/2017</text:p>
          </table:table-cell>
          <table:table-cell office:value-type="float" office:value="1503360000" calcext:value-type="float">
            <text:p>1503360000</text:p>
          </table:table-cell>
          <table:table-cell office:value-type="float" office:value="1804.398" calcext:value-type="float">
            <text:p>1804.398</text:p>
          </table:table-cell>
          <table:table-cell/>
          <table:table-cell table:formula="of:=([.C769]-[.C756])/[.C756]" office:value-type="float" office:value="0.24360756329812" calcext:value-type="float">
            <text:p>0.24360756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23/2017</text:p>
          </table:table-cell>
          <table:table-cell office:value-type="float" office:value="1503446400" calcext:value-type="float">
            <text:p>1503446400</text:p>
          </table:table-cell>
          <table:table-cell office:value-type="float" office:value="1843.057" calcext:value-type="float">
            <text:p>1843.057</text:p>
          </table:table-cell>
          <table:table-cell/>
          <table:table-cell table:formula="of:=([.C770]-[.C757])/[.C757]" office:value-type="float" office:value="0.210511123638607" calcext:value-type="float">
            <text:p>0.21051112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24/2017</text:p>
          </table:table-cell>
          <table:table-cell office:value-type="float" office:value="1503532800" calcext:value-type="float">
            <text:p>1503532800</text:p>
          </table:table-cell>
          <table:table-cell office:value-type="float" office:value="1828.189" calcext:value-type="float">
            <text:p>1828.189</text:p>
          </table:table-cell>
          <table:table-cell/>
          <table:table-cell table:formula="of:=([.C771]-[.C758])/[.C758]" office:value-type="float" office:value="0.221208529315076" calcext:value-type="float">
            <text:p>0.22120852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25/2017</text:p>
          </table:table-cell>
          <table:table-cell office:value-type="float" office:value="1503619200" calcext:value-type="float">
            <text:p>1503619200</text:p>
          </table:table-cell>
          <table:table-cell office:value-type="float" office:value="2154.673" calcext:value-type="float">
            <text:p>2154.673</text:p>
          </table:table-cell>
          <table:table-cell/>
          <table:table-cell table:formula="of:=([.C772]-[.C759])/[.C759]" office:value-type="float" office:value="0.0460250813000396" calcext:value-type="float">
            <text:p>0.04602508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26/2017</text:p>
          </table:table-cell>
          <table:table-cell office:value-type="float" office:value="1503705600" calcext:value-type="float">
            <text:p>1503705600</text:p>
          </table:table-cell>
          <table:table-cell office:value-type="float" office:value="2200.006" calcext:value-type="float">
            <text:p>2200.006</text:p>
          </table:table-cell>
          <table:table-cell/>
          <table:table-cell table:formula="of:=([.C773]-[.C760])/[.C760]" office:value-type="float" office:value="0.0687125398748913" calcext:value-type="float">
            <text:p>0.06871253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27/2017</text:p>
          </table:table-cell>
          <table:table-cell office:value-type="float" office:value="1503792000" calcext:value-type="float">
            <text:p>1503792000</text:p>
          </table:table-cell>
          <table:table-cell office:value-type="float" office:value="2180.133" calcext:value-type="float">
            <text:p>2180.133</text:p>
          </table:table-cell>
          <table:table-cell/>
          <table:table-cell table:formula="of:=([.C774]-[.C761])/[.C761]" office:value-type="float" office:value="0.0647997163475808" calcext:value-type="float">
            <text:p>0.06479971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28/2017</text:p>
          </table:table-cell>
          <table:table-cell office:value-type="float" office:value="1503878400" calcext:value-type="float">
            <text:p>1503878400</text:p>
          </table:table-cell>
          <table:table-cell office:value-type="float" office:value="2133.303" calcext:value-type="float">
            <text:p>2133.303</text:p>
          </table:table-cell>
          <table:table-cell/>
          <table:table-cell table:formula="of:=([.C775]-[.C762])/[.C762]" office:value-type="float" office:value="0.0734040124633024" calcext:value-type="float">
            <text:p>0.07340401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29/2017</text:p>
          </table:table-cell>
          <table:table-cell office:value-type="float" office:value="1503964800" calcext:value-type="float">
            <text:p>1503964800</text:p>
          </table:table-cell>
          <table:table-cell office:value-type="float" office:value="2204.097" calcext:value-type="float">
            <text:p>2204.097</text:p>
          </table:table-cell>
          <table:table-cell/>
          <table:table-cell table:formula="of:=([.C776]-[.C763])/[.C763]" office:value-type="float" office:value="0.0492941100142144" calcext:value-type="float">
            <text:p>0.049294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30/2017</text:p>
          </table:table-cell>
          <table:table-cell office:value-type="float" office:value="1504051200" calcext:value-type="float">
            <text:p>1504051200</text:p>
          </table:table-cell>
          <table:table-cell office:value-type="float" office:value="2231.15" calcext:value-type="float">
            <text:p>2231.15</text:p>
          </table:table-cell>
          <table:table-cell/>
          <table:table-cell table:formula="of:=([.C777]-[.C764])/[.C764]" office:value-type="float" office:value="0.0646034556170584" calcext:value-type="float">
            <text:p>0.06460345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/31/2017</text:p>
          </table:table-cell>
          <table:table-cell office:value-type="float" office:value="1504137600" calcext:value-type="float">
            <text:p>1504137600</text:p>
          </table:table-cell>
          <table:table-cell office:value-type="float" office:value="2215.537" calcext:value-type="float">
            <text:p>2215.537</text:p>
          </table:table-cell>
          <table:table-cell/>
          <table:table-cell table:formula="of:=([.C778]-[.C765])/[.C765]" office:value-type="float" office:value="0.04901791303869" calcext:value-type="float">
            <text:p>0.0490179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1/2017</text:p>
          </table:table-cell>
          <table:table-cell office:value-type="float" office:value="1504224000" calcext:value-type="float">
            <text:p>1504224000</text:p>
          </table:table-cell>
          <table:table-cell office:value-type="float" office:value="2233.569" calcext:value-type="float">
            <text:p>2233.569</text:p>
          </table:table-cell>
          <table:table-cell/>
          <table:table-cell table:formula="of:=([.C779]-[.C766])/[.C766]" office:value-type="float" office:value="0.0395810471939753" calcext:value-type="float">
            <text:p>0.03958104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2/2017</text:p>
          </table:table-cell>
          <table:table-cell office:value-type="float" office:value="1504310400" calcext:value-type="float">
            <text:p>1504310400</text:p>
          </table:table-cell>
          <table:table-cell office:value-type="float" office:value="2231.26" calcext:value-type="float">
            <text:p>2231.26</text:p>
          </table:table-cell>
          <table:table-cell/>
          <table:table-cell table:formula="of:=([.C780]-[.C767])/[.C767]" office:value-type="float" office:value="0.0604308776207165" calcext:value-type="float">
            <text:p>0.0604308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3/2017</text:p>
          </table:table-cell>
          <table:table-cell office:value-type="float" office:value="1504396800" calcext:value-type="float">
            <text:p>1504396800</text:p>
          </table:table-cell>
          <table:table-cell office:value-type="float" office:value="2250.289" calcext:value-type="float">
            <text:p>2250.289</text:p>
          </table:table-cell>
          <table:table-cell/>
          <table:table-cell table:formula="of:=([.C781]-[.C768])/[.C768]" office:value-type="float" office:value="0.0443618575214116" calcext:value-type="float">
            <text:p>0.04436185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4/2017</text:p>
          </table:table-cell>
          <table:table-cell office:value-type="float" office:value="1504483200" calcext:value-type="float">
            <text:p>1504483200</text:p>
          </table:table-cell>
          <table:table-cell office:value-type="float" office:value="2243.963" calcext:value-type="float">
            <text:p>2243.963</text:p>
          </table:table-cell>
          <table:table-cell/>
          <table:table-cell table:formula="of:=([.C782]-[.C769])/[.C769]" office:value-type="float" office:value="0.0654725590395206" calcext:value-type="float">
            <text:p>0.0654725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5/2017</text:p>
          </table:table-cell>
          <table:table-cell office:value-type="float" office:value="1504569600" calcext:value-type="float">
            <text:p>1504569600</text:p>
          </table:table-cell>
          <table:table-cell office:value-type="float" office:value="2231.041" calcext:value-type="float">
            <text:p>2231.041</text:p>
          </table:table-cell>
          <table:table-cell/>
          <table:table-cell table:formula="of:=([.C783]-[.C770])/[.C770]" office:value-type="float" office:value="0.0540608621715153" calcext:value-type="float">
            <text:p>0.05406086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6/2017</text:p>
          </table:table-cell>
          <table:table-cell office:value-type="float" office:value="1504656000" calcext:value-type="float">
            <text:p>1504656000</text:p>
          </table:table-cell>
          <table:table-cell office:value-type="float" office:value="2232.6" calcext:value-type="float">
            <text:p>2232.6</text:p>
          </table:table-cell>
          <table:table-cell/>
          <table:table-cell table:formula="of:=([.C784]-[.C771])/[.C771]" office:value-type="float" office:value="0.0663683597599212" calcext:value-type="float">
            <text:p>0.06636835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7/2017</text:p>
          </table:table-cell>
          <table:table-cell office:value-type="float" office:value="1504742400" calcext:value-type="float">
            <text:p>1504742400</text:p>
          </table:table-cell>
          <table:table-cell office:value-type="float" office:value="2253.842" calcext:value-type="float">
            <text:p>2253.842</text:p>
          </table:table-cell>
          <table:table-cell/>
          <table:table-cell table:formula="of:=([.C785]-[.C772])/[.C772]" office:value-type="float" office:value="0.0563992507016906" calcext:value-type="float">
            <text:p>0.05639925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8/2017</text:p>
          </table:table-cell>
          <table:table-cell office:value-type="float" office:value="1504828800" calcext:value-type="float">
            <text:p>1504828800</text:p>
          </table:table-cell>
          <table:table-cell office:value-type="float" office:value="2351.174" calcext:value-type="float">
            <text:p>2351.174</text:p>
          </table:table-cell>
          <table:table-cell/>
          <table:table-cell table:formula="of:=([.C786]-[.C773])/[.C773]" office:value-type="float" office:value="0.0230561413149345" calcext:value-type="float">
            <text:p>0.02305614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9/2017</text:p>
          </table:table-cell>
          <table:table-cell office:value-type="float" office:value="1504915200" calcext:value-type="float">
            <text:p>1504915200</text:p>
          </table:table-cell>
          <table:table-cell office:value-type="float" office:value="2321.405" calcext:value-type="float">
            <text:p>2321.405</text:p>
          </table:table-cell>
          <table:table-cell/>
          <table:table-cell table:formula="of:=([.C787]-[.C774])/[.C774]" office:value-type="float" office:value="0.26571494418251" calcext:value-type="float">
            <text:p>0.26571494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10/2017</text:p>
          </table:table-cell>
          <table:table-cell office:value-type="float" office:value="1505001600" calcext:value-type="float">
            <text:p>1505001600</text:p>
          </table:table-cell>
          <table:table-cell office:value-type="float" office:value="2289.896" calcext:value-type="float">
            <text:p>2289.896</text:p>
          </table:table-cell>
          <table:table-cell/>
          <table:table-cell table:formula="of:=([.C788]-[.C775])/[.C775]" office:value-type="float" office:value="0.292985358287014" calcext:value-type="float">
            <text:p>0.29298535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11/2017</text:p>
          </table:table-cell>
          <table:table-cell office:value-type="float" office:value="1505088000" calcext:value-type="float">
            <text:p>1505088000</text:p>
          </table:table-cell>
          <table:table-cell office:value-type="float" office:value="2312.746" calcext:value-type="float">
            <text:p>2312.746</text:p>
          </table:table-cell>
          <table:table-cell/>
          <table:table-cell table:formula="of:=([.C789]-[.C776])/[.C776]" office:value-type="float" office:value="0.273642674119856" calcext:value-type="float">
            <text:p>0.27364267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12/2017</text:p>
          </table:table-cell>
          <table:table-cell office:value-type="float" office:value="1505174400" calcext:value-type="float">
            <text:p>1505174400</text:p>
          </table:table-cell>
          <table:table-cell office:value-type="float" office:value="2375.29" calcext:value-type="float">
            <text:p>2375.29</text:p>
          </table:table-cell>
          <table:table-cell/>
          <table:table-cell table:formula="of:=([.C790]-[.C777])/[.C777]" office:value-type="float" office:value="0.226132809046474" calcext:value-type="float">
            <text:p>0.226132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13/2017</text:p>
          </table:table-cell>
          <table:table-cell office:value-type="float" office:value="1505260800" calcext:value-type="float">
            <text:p>1505260800</text:p>
          </table:table-cell>
          <table:table-cell office:value-type="float" office:value="2324.138" calcext:value-type="float">
            <text:p>2324.138</text:p>
          </table:table-cell>
          <table:table-cell/>
          <table:table-cell table:formula="of:=([.C791]-[.C778])/[.C778]" office:value-type="float" office:value="0.242230883019855" calcext:value-type="float">
            <text:p>0.2422308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14/2017</text:p>
          </table:table-cell>
          <table:table-cell office:value-type="float" office:value="1505347200" calcext:value-type="float">
            <text:p>1505347200</text:p>
          </table:table-cell>
          <table:table-cell office:value-type="float" office:value="2321.976" calcext:value-type="float">
            <text:p>2321.976</text:p>
          </table:table-cell>
          <table:table-cell/>
          <table:table-cell table:formula="of:=([.C792]-[.C779])/[.C779]" office:value-type="float" office:value="0.255845452321643" calcext:value-type="float">
            <text:p>0.25584545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15/2017</text:p>
          </table:table-cell>
          <table:table-cell office:value-type="float" office:value="1505433600" calcext:value-type="float">
            <text:p>1505433600</text:p>
          </table:table-cell>
          <table:table-cell office:value-type="float" office:value="2366.097" calcext:value-type="float">
            <text:p>2366.097</text:p>
          </table:table-cell>
          <table:table-cell/>
          <table:table-cell table:formula="of:=([.C793]-[.C780])/[.C780]" office:value-type="float" office:value="0.223987013212053" calcext:value-type="float">
            <text:p>0.22398701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16/2017</text:p>
          </table:table-cell>
          <table:table-cell office:value-type="float" office:value="1505520000" calcext:value-type="float">
            <text:p>1505520000</text:p>
          </table:table-cell>
          <table:table-cell office:value-type="float" office:value="2350.116" calcext:value-type="float">
            <text:p>2350.116</text:p>
          </table:table-cell>
          <table:table-cell/>
          <table:table-cell table:formula="of:=([.C794]-[.C781])/[.C781]" office:value-type="float" office:value="0.192694743578615" calcext:value-type="float">
            <text:p>0.19269474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17/2017</text:p>
          </table:table-cell>
          <table:table-cell office:value-type="float" office:value="1505606400" calcext:value-type="float">
            <text:p>1505606400</text:p>
          </table:table-cell>
          <table:table-cell office:value-type="float" office:value="2390.881" calcext:value-type="float">
            <text:p>2390.881</text:p>
          </table:table-cell>
          <table:table-cell/>
          <table:table-cell table:formula="of:=([.C795]-[.C782])/[.C782]" office:value-type="float" office:value="0.160197851754228" calcext:value-type="float">
            <text:p>0.16019785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18/2017</text:p>
          </table:table-cell>
          <table:table-cell office:value-type="float" office:value="1505692800" calcext:value-type="float">
            <text:p>1505692800</text:p>
          </table:table-cell>
          <table:table-cell office:value-type="float" office:value="2351.653" calcext:value-type="float">
            <text:p>2351.653</text:p>
          </table:table-cell>
          <table:table-cell/>
          <table:table-cell table:formula="of:=([.C796]-[.C783])/[.C783]" office:value-type="float" office:value="0.218567960494172" calcext:value-type="float">
            <text:p>0.21856796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19/2017</text:p>
          </table:table-cell>
          <table:table-cell office:value-type="float" office:value="1505779200" calcext:value-type="float">
            <text:p>1505779200</text:p>
          </table:table-cell>
          <table:table-cell office:value-type="float" office:value="2380.774" calcext:value-type="float">
            <text:p>2380.774</text:p>
          </table:table-cell>
          <table:table-cell/>
          <table:table-cell table:formula="of:=([.C797]-[.C784])/[.C784]" office:value-type="float" office:value="0.201781857496764" calcext:value-type="float">
            <text:p>0.20178185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20/2017</text:p>
          </table:table-cell>
          <table:table-cell office:value-type="float" office:value="1505865600" calcext:value-type="float">
            <text:p>1505865600</text:p>
          </table:table-cell>
          <table:table-cell office:value-type="float" office:value="2380.957" calcext:value-type="float">
            <text:p>2380.957</text:p>
          </table:table-cell>
          <table:table-cell/>
          <table:table-cell table:formula="of:=([.C798]-[.C785])/[.C785]" office:value-type="float" office:value="0.192304606929063" calcext:value-type="float">
            <text:p>0.1923046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21/2017</text:p>
          </table:table-cell>
          <table:table-cell office:value-type="float" office:value="1505952000" calcext:value-type="float">
            <text:p>1505952000</text:p>
          </table:table-cell>
          <table:table-cell office:value-type="float" office:value="2405.383" calcext:value-type="float">
            <text:p>2405.383</text:p>
          </table:table-cell>
          <table:table-cell/>
          <table:table-cell table:formula="of:=([.C799]-[.C786])/[.C786]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22/2017</text:p>
          </table:table-cell>
          <table:table-cell office:value-type="float" office:value="1506038400" calcext:value-type="float">
            <text:p>1506038400</text:p>
          </table:table-cell>
          <table:table-cell office:value-type="float" office:value="2938.237" calcext:value-type="float">
            <text:p>2938.237</text:p>
          </table:table-cell>
          <table:table-cell/>
          <table:table-cell table:formula="of:=([.C800]-[.C787])/[.C787]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23/2017</text:p>
          </table:table-cell>
          <table:table-cell office:value-type="float" office:value="1506124800" calcext:value-type="float">
            <text:p>1506124800</text:p>
          </table:table-cell>
          <table:table-cell office:value-type="float" office:value="2960.802" calcext:value-type="float">
            <text:p>2960.802</text:p>
          </table:table-cell>
          <table:table-cell/>
          <table:table-cell table:formula="of:=([.C801]-[.C788])/[.C788]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24/2017</text:p>
          </table:table-cell>
          <table:table-cell office:value-type="float" office:value="1506211200" calcext:value-type="float">
            <text:p>1506211200</text:p>
          </table:table-cell>
          <table:table-cell office:value-type="float" office:value="2945.612" calcext:value-type="float">
            <text:p>2945.612</text:p>
          </table:table-cell>
          <table:table-cell/>
          <table:table-cell table:formula="of:=([.C802]-[.C789])/[.C789]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25/2017</text:p>
          </table:table-cell>
          <table:table-cell office:value-type="float" office:value="1506297600" calcext:value-type="float">
            <text:p>1506297600</text:p>
          </table:table-cell>
          <table:table-cell office:value-type="float" office:value="2912.421" calcext:value-type="float">
            <text:p>2912.421</text:p>
          </table:table-cell>
          <table:table-cell/>
          <table:table-cell table:formula="of:=([.C803]-[.C790])/[.C790]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26/2017</text:p>
          </table:table-cell>
          <table:table-cell office:value-type="float" office:value="1506384000" calcext:value-type="float">
            <text:p>1506384000</text:p>
          </table:table-cell>
          <table:table-cell office:value-type="float" office:value="2887.116" calcext:value-type="float">
            <text:p>2887.116</text:p>
          </table:table-cell>
          <table:table-cell/>
          <table:table-cell table:formula="of:=([.C804]-[.C791])/[.C791]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27/2017</text:p>
          </table:table-cell>
          <table:table-cell office:value-type="float" office:value="1506470400" calcext:value-type="float">
            <text:p>1506470400</text:p>
          </table:table-cell>
          <table:table-cell office:value-type="float" office:value="2916.043" calcext:value-type="float">
            <text:p>2916.043</text:p>
          </table:table-cell>
          <table:table-cell/>
          <table:table-cell table:formula="of:=([.C805]-[.C792])/[.C792]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28/2017</text:p>
          </table:table-cell>
          <table:table-cell office:value-type="float" office:value="1506556800" calcext:value-type="float">
            <text:p>1506556800</text:p>
          </table:table-cell>
          <table:table-cell office:value-type="float" office:value="2896.072" calcext:value-type="float">
            <text:p>2896.072</text:p>
          </table:table-cell>
          <table:table-cell/>
          <table:table-cell table:formula="of:=([.C806]-[.C793])/[.C793]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29/2017</text:p>
          </table:table-cell>
          <table:table-cell office:value-type="float" office:value="1506643200" calcext:value-type="float">
            <text:p>1506643200</text:p>
          </table:table-cell>
          <table:table-cell office:value-type="float" office:value="2802.971" calcext:value-type="float">
            <text:p>2802.971</text:p>
          </table:table-cell>
          <table:table-cell/>
          <table:table-cell table:formula="of:=([.C807]-[.C794])/[.C794]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/30/2017</text:p>
          </table:table-cell>
          <table:table-cell office:value-type="float" office:value="1506729600" calcext:value-type="float">
            <text:p>1506729600</text:p>
          </table:table-cell>
          <table:table-cell office:value-type="float" office:value="2773.895" calcext:value-type="float">
            <text:p>2773.895</text:p>
          </table:table-cell>
          <table:table-cell/>
          <table:table-cell table:formula="of:=([.C808]-[.C795])/[.C795]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1/2017</text:p>
          </table:table-cell>
          <table:table-cell office:value-type="float" office:value="1506816000" calcext:value-type="float">
            <text:p>1506816000</text:p>
          </table:table-cell>
          <table:table-cell office:value-type="float" office:value="2865.649" calcext:value-type="float">
            <text:p>2865.649</text:p>
          </table:table-cell>
          <table:table-cell/>
          <table:table-cell table:formula="of:=([.C809]-[.C796])/[.C796]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2/2017</text:p>
          </table:table-cell>
          <table:table-cell office:value-type="float" office:value="1506902400" calcext:value-type="float">
            <text:p>1506902400</text:p>
          </table:table-cell>
          <table:table-cell office:value-type="float" office:value="2861.171" calcext:value-type="float">
            <text:p>2861.171</text:p>
          </table:table-cell>
          <table:table-cell/>
          <table:table-cell table:formula="of:=([.C810]-[.C797])/[.C797]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/3/2017</text:p>
          </table:table-cell>
          <table:table-cell office:value-type="float" office:value="1506988800" calcext:value-type="float">
            <text:p>1506988800</text:p>
          </table:table-cell>
          <table:table-cell office:value-type="float" office:value="2838.826" calcext:value-type="float">
            <text:p>2838.826</text:p>
          </table:table-cell>
          <table:table-cell/>
          <table:table-cell table:formula="of:=([.C811]-[.C798])/[.C798]" office:value-type="float" office:value="-1" calcext:value-type="float">
            <text:p>-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/00/0000</text:date>, <text:time style:data-style-name="N2" text:time-value="13:12:05.0576868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9T13:14:49.576543198</dc:date>
    <meta:editing-duration>PT11M16S</meta:editing-duration>
    <meta:editing-cycles>2</meta:editing-cycles>
    <meta:generator>LibreOffice/5.1.6.2$Linux_X86_64 LibreOffice_project/10m0$Build-2</meta:generator>
    <meta:document-statistic meta:table-count="1" meta:cell-count="3200" meta:object-count="0"/>
  </office:meta>
</office:document-meta>
</file>